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3.5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599.24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288pt"/>
    </style:style>
    <style:style style:name="co14" style:family="table-column">
      <style:table-column-properties fo:break-before="auto" style:column-width="90.54pt"/>
    </style:style>
    <style:style style:name="co15" style:family="table-column">
      <style:table-column-properties fo:break-before="auto" style:column-width="128.35pt"/>
    </style:style>
    <style:style style:name="co16" style:family="table-column">
      <style:table-column-properties fo:break-before="auto" style:column-width="111.4pt"/>
    </style:style>
    <style:style style:name="co17" style:family="table-column">
      <style:table-column-properties fo:break-before="auto" style:column-width="82.86pt"/>
    </style:style>
    <style:style style:name="co18" style:family="table-column">
      <style:table-column-properties fo:break-before="auto" style:column-width="65.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Unnamed: 0</text:p>
          </table:table-cell>
          <table:table-cell table:style-name="ce1" office:value-type="string" calcext:value-type="string">
            <text:p>BusinessYear</text:p>
          </table:table-cell>
          <table:table-cell table:style-name="ce1" office:value-type="string" calcext:value-type="string">
            <text:p>StateCode</text:p>
          </table:table-cell>
          <table:table-cell table:style-name="ce1" office:value-type="string" calcext:value-type="string">
            <text:p>IssuerId</text:p>
          </table:table-cell>
          <table:table-cell table:style-name="ce1" office:value-type="string" calcext:value-type="string">
            <text:p>SourceName</text:p>
          </table:table-cell>
          <table:table-cell table:style-name="ce1" office:value-type="string" calcext:value-type="string">
            <text:p>VersionNum</text:p>
          </table:table-cell>
          <table:table-cell table:style-name="ce1" office:value-type="string" calcext:value-type="string">
            <text:p>ImportDate</text:p>
          </table:table-cell>
          <table:table-cell table:style-name="ce1" office:value-type="string" calcext:value-type="string">
            <text:p>IssuerId2</text:p>
          </table:table-cell>
          <table:table-cell table:style-name="ce1" office:value-type="string" calcext:value-type="string">
            <text:p>StateCode2</text:p>
          </table:table-cell>
          <table:table-cell table:style-name="ce1" office:value-type="string" calcext:value-type="string">
            <text:p>NetworkName</text:p>
          </table:table-cell>
          <table:table-cell table:style-name="ce1" office:value-type="string" calcext:value-type="string">
            <text:p>NetworkId</text:p>
          </table:table-cell>
          <table:table-cell table:style-name="ce1" office:value-type="string" calcext:value-type="string">
            <text:p>NetworkURL</text:p>
          </table:table-cell>
          <table:table-cell table:style-name="ce1" office:value-type="string" calcext:value-type="string">
            <text:p>RowNumber</text:p>
          </table:table-cell>
          <table:table-cell table:style-name="ce1" office:value-type="string" calcext:value-type="string">
            <text:p>MarketCoverage</text:p>
          </table:table-cell>
          <table:table-cell table:style-name="ce1" office:value-type="string" calcext:value-type="string">
            <text:p>DentalOnlyPlan</text:p>
          </table:table-cell>
          <table:table-cell table:style-name="ce1" office:value-type="string" calcext:value-type="string">
            <text:p>DentalOnly</text:p>
          </table:table-cell>
          <table:table-cell table:number-columns-repeated="100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K</text:p>
          </table:table-cell>
          <table:table-cell office:value-type="float" office:value="21989" calcext:value-type="float">
            <text:p>21989</text:p>
          </table:table-cell>
          <table:table-cell office:value-type="string" calcext:value-type="string">
            <text:p>H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8-22 15:09:32</text:p>
          </table:table-cell>
          <table:table-cell office:value-type="float" office:value="21989" calcext:value-type="float">
            <text:p>2198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elta Dental Premier</text:p>
          </table:table-cell>
          <table:table-cell office:value-type="string" calcext:value-type="string">
            <text:p>AKN001</text:p>
          </table:table-cell>
          <table:table-cell table:style-name="ce2" office:value-type="string" calcext:value-type="string">
            <text:p><text:a xlink:href="https://www.modahealth.com/ProviderSearch/faces/webpages/home.xhtml" xlink:type="simple">https://www.modahealth.com/ProviderSearch/faces/webpages/home.xhtml</text:a>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</text:p>
          </table:table-cell>
          <table:table-cell office:value-type="float" office:value="38344" calcext:value-type="float">
            <text:p>38344</text:p>
          </table:table-cell>
          <table:table-cell office:value-type="string" calcext:value-type="string">
            <text:p>SER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8-25 05:06:23</text:p>
          </table:table-cell>
          <table:table-cell office:value-type="float" office:value="38344" calcext:value-type="float">
            <text:p>383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elta Dental PPO</text:p>
          </table:table-cell>
          <table:table-cell office:value-type="string" calcext:value-type="string">
            <text:p>AKN002</text:p>
          </table:table-cell>
          <table:table-cell table:style-name="ce2" office:value-type="string" calcext:value-type="string">
            <text:p><text:a xlink:href="https://premera.vitalschoice.com/#/?ci=premeraak&amp;network_id=4" xlink:type="simple">https://premera.vitalschoice.com/#/?ci=premeraak&amp;network_id=4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Z</text:p>
          </table:table-cell>
          <table:table-cell office:value-type="float" office:value="45858" calcext:value-type="float">
            <text:p>45858</text:p>
          </table:table-cell>
          <table:table-cell office:value-type="string" calcext:value-type="string">
            <text:p>O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5-01 02:23:41</text:p>
          </table:table-cell>
          <table:table-cell office:value-type="float" office:value="45858" calcext:value-type="float">
            <text:p>45858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HeritagePlus and Dental</text:p>
          </table:table-cell>
          <table:table-cell office:value-type="string" calcext:value-type="string">
            <text:p>AKN003</text:p>
          </table:table-cell>
          <table:table-cell table:style-name="ce2" office:value-type="string" calcext:value-type="string">
            <text:p><text:a xlink:href="https://premera.vitalschoice.com/#/?ci=premeraak&amp;network_id=7" xlink:type="simple">https://premera.vitalschoice.com/#/?ci=premeraak&amp;network_id=7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P (Small Group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7904" calcext:value-type="float">
            <text:p>47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15-07-10 02:19:03</text:p>
          </table:table-cell>
          <table:table-cell office:value-type="float" office:value="47904" calcext:value-type="float">
            <text:p>4790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ALN001</text:p>
          </table:table-cell>
          <table:table-cell office:value-type="string" calcext:value-type="string">
            <text:p>www.ameritas.com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58670" calcext:value-type="float">
            <text:p>5867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5-07-08 02:47:08</text:p>
          </table:table-cell>
          <table:table-cell office:value-type="float" office:value="58670" calcext:value-type="float">
            <text:p>5867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eritagePlus</text:p>
          </table:table-cell>
          <table:table-cell office:value-type="string" calcext:value-type="string">
            <text:p>ALN002</text:p>
          </table:table-cell>
          <table:table-cell office:value-type="string" calcext:value-type="string">
            <text:p>www.renaissancedental.com/Find-a-Dentist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73836" calcext:value-type="float">
            <text:p>7383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015-08-23 12:37:12</text:p>
          </table:table-cell>
          <table:table-cell office:value-type="float" office:value="73836" calcext:value-type="float">
            <text:p>738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eritas PPO Dental Network</text:p>
          </table:table-cell>
          <table:table-cell office:value-type="string" calcext:value-type="string">
            <text:p>ALN003</text:p>
          </table:table-cell>
          <table:table-cell table:style-name="ce2" office:value-type="string" calcext:value-type="string">
            <text:p><text:a xlink:href="http://www.deltadental.com/DentistSearch/DentistSearchController.ccl" xlink:type="simple">http://www.deltadental.com/DentistSearch/DentistSearchController.ccl</text:a>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74819" calcext:value-type="float">
            <text:p>7481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5-08-27 11:14:25</text:p>
          </table:table-cell>
          <table:table-cell office:value-type="float" office:value="74819" calcext:value-type="float">
            <text:p>748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naissance Dental</text:p>
          </table:table-cell>
          <table:table-cell office:value-type="string" calcext:value-type="string">
            <text:p>ALN004</text:p>
          </table:table-cell>
          <table:table-cell office:value-type="string" calcext:value-type="string">
            <text:p>Indemnity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</text:p>
          </table:table-cell>
          <table:table-cell office:value-type="float" office:value="81761" calcext:value-type="float">
            <text:p>8176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15-08-18 03:25:03</text:p>
          </table:table-cell>
          <table:table-cell office:value-type="float" office:value="81761" calcext:value-type="float">
            <text:p>8176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elta Dental</text:p>
          </table:table-cell>
          <table:table-cell office:value-type="string" calcext:value-type="string">
            <text:p>AZN001</text:p>
          </table:table-cell>
          <table:table-cell table:style-name="ce2" office:value-type="string" calcext:value-type="string">
            <text:p><text:a xlink:href="https://www.bestlife.com/exchange/provider.html" xlink:type="simple">https://www.bestlife.com/exchange/provider.html</text:a>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S</text:p>
          </table:table-cell>
          <table:table-cell office:value-type="float" office:value="84394" calcext:value-type="float">
            <text:p>8439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15-05-09 02:20:02</text:p>
          </table:table-cell>
          <table:table-cell office:value-type="float" office:value="84394" calcext:value-type="float">
            <text:p>8439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Indemnity</text:p>
          </table:table-cell>
          <table:table-cell office:value-type="string" calcext:value-type="string">
            <text:p>AZN002</text:p>
          </table:table-cell>
          <table:table-cell office:value-type="string" calcext:value-type="string">
            <text:p>www.reliancestandard.com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84859" calcext:value-type="float">
            <text:p>8485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15-07-09 13:17:42</text:p>
          </table:table-cell>
          <table:table-cell office:value-type="float" office:value="84859" calcext:value-type="float">
            <text:p>8485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deavor Providence</text:p>
          </table:table-cell>
          <table:table-cell office:value-type="string" calcext:value-type="string">
            <text:p>AZN003</text:p>
          </table:table-cell>
          <table:table-cell table:style-name="ce2" office:value-type="string" calcext:value-type="string">
            <text:p><text:a xlink:href="http://c3.go2dental.com/member/dental_search/provsel.cgi" xlink:type="simple">http://c3.go2dental.com/member/dental_search/provsel.cgi</text:a>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2538" calcext:value-type="float">
            <text:p>125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15-07-11 04:19:24</text:p>
          </table:table-cell>
          <table:table-cell office:value-type="float" office:value="12538" calcext:value-type="float">
            <text:p>1253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Endeavor Select</text:p>
          </table:table-cell>
          <table:table-cell office:value-type="string" calcext:value-type="string">
            <text:p>AZN004</text:p>
          </table:table-cell>
          <table:table-cell office:value-type="string" calcext:value-type="string">
            <text:p>www.standard.com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17017" calcext:value-type="float">
            <text:p>170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015-10-21 05:00:18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EST Life Nationwide</text:p>
          </table:table-cell>
          <table:table-cell office:value-type="string" calcext:value-type="string">
            <text:p>AZN005</text:p>
          </table:table-cell>
          <table:table-cell office:value-type="string" calcext:value-type="string">
            <text:p>www.dentemax.com; www.stratose.com/find-a-provider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A</text:p>
          </table:table-cell>
          <table:table-cell office:value-type="float" office:value="17540" calcext:value-type="float">
            <text:p>175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15-10-20 04:38:50</text:p>
          </table:table-cell>
          <table:table-cell office:value-type="float" office:value="17540" calcext:value-type="float">
            <text:p>1754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ncipal Plan Dental</text:p>
          </table:table-cell>
          <table:table-cell office:value-type="string" calcext:value-type="string">
            <text:p>AZN006</text:p>
          </table:table-cell>
          <table:table-cell table:style-name="ce2" office:value-type="string" calcext:value-type="string">
            <text:p><text:a xlink:href="https://www.guardiananytime.com/fpapp/FPWeb/dentalSearch.process" xlink:type="simple">https://www.guardiananytime.com/fpapp/FPWeb/dentalSearch.process</text:a>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8756" calcext:value-type="float">
            <text:p>187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015-08-26 09:56:12</text:p>
          </table:table-cell>
          <table:table-cell office:value-type="float" office:value="18756" calcext:value-type="float">
            <text:p>1875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ombined Dental Network</text:p>
          </table:table-cell>
          <table:table-cell office:value-type="string" calcext:value-type="string">
            <text:p>FLN001</text:p>
          </table:table-cell>
          <table:table-cell table:style-name="ce2" office:value-type="string" calcext:value-type="string">
            <text:p><text:a xlink:href="https://metlocator.metlife.com/metlocator/execute/Search?" xlink:type="simple">https://metlocator.metlife.com/metlocator/execute/Search?</text:a>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J</text:p>
          </table:table-cell>
          <table:table-cell office:value-type="float" office:value="28725" calcext:value-type="float">
            <text:p>287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15-08-21 03:45:06</text:p>
          </table:table-cell>
          <table:table-cell office:value-type="float" office:value="28725" calcext:value-type="float">
            <text:p>2872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DentalGuard Preferred</text:p>
          </table:table-cell>
          <table:table-cell office:value-type="string" calcext:value-type="string">
            <text:p>FLN002</text:p>
          </table:table-cell>
          <table:table-cell table:style-name="ce2" office:value-type="string" calcext:value-type="string">
            <text:p><text:a xlink:href="http://assurant.go2dental.com/member/dental_search/srchinp.cgi?plan_number=45&amp;plan_state=45_" xlink:type="simple">http://assurant.go2dental.com/member/dental_search/srchinp.cgi?plan_number=45&amp;plan_state=45_</text:a>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8732" calcext:value-type="float">
            <text:p>287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15-04-29 10:59:03</text:p>
          </table:table-cell>
          <table:table-cell office:value-type="float" office:value="28732" calcext:value-type="float">
            <text:p>28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ferred Dentist Program-PDP PLUS</text:p>
          </table:table-cell>
          <table:table-cell office:value-type="string" calcext:value-type="string">
            <text:p>FLN003</text:p>
          </table:table-cell>
          <table:table-cell table:style-name="ce2" office:value-type="string" calcext:value-type="string">
            <text:p><text:a xlink:href="https://www.humana.com/finder/search?customerId=1059&amp;pfpkey=808" xlink:type="simple">https://www.humana.com/finder/search?customerId=1059&amp;pfpkey=808</text:a>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28899" calcext:value-type="float">
            <text:p>28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15-07-02 02:19:22</text:p>
          </table:table-cell>
          <table:table-cell office:value-type="float" office:value="28899" calcext:value-type="float">
            <text:p>2889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ssurant Dental Networks</text:p>
          </table:table-cell>
          <table:table-cell office:value-type="string" calcext:value-type="string">
            <text:p>FLN004</text:p>
          </table:table-cell>
          <table:table-cell table:style-name="ce2" office:value-type="string" calcext:value-type="string">
            <text:p><text:a xlink:href="https://www.humana.com/finder/search?customerId=1059&amp;pfpkey=809" xlink:type="simple">https://www.humana.com/finder/search?customerId=1059&amp;pfpkey=809</text:a>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9951" calcext:value-type="float">
            <text:p>399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15-08-19 14:41:20</text:p>
          </table:table-cell>
          <table:table-cell office:value-type="float" office:value="39951" calcext:value-type="float">
            <text:p>3995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irmingham PPOx</text:p>
          </table:table-cell>
          <table:table-cell office:value-type="string" calcext:value-type="string">
            <text:p>FLN005</text:p>
          </table:table-cell>
          <table:table-cell table:style-name="ce2" office:value-type="string" calcext:value-type="string">
            <text:p><text:a xlink:href="https://www.humana.com/finder/search?customerID=1085&amp;pfpkey=317" xlink:type="simple">https://www.humana.com/finder/search?customerID=1085&amp;pfpkey=317</text:a>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N</text:p>
          </table:table-cell>
          <table:table-cell office:value-type="float" office:value="44580" calcext:value-type="float">
            <text:p>445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015-10-18 12:35:12</text:p>
          </table:table-cell>
          <table:table-cell office:value-type="float" office:value="44580" calcext:value-type="float">
            <text:p>44580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untsville PPOx</text:p>
          </table:table-cell>
          <table:table-cell office:value-type="string" calcext:value-type="string">
            <text:p>FLN006</text:p>
          </table:table-cell>
          <table:table-cell table:style-name="ce2" office:value-type="string" calcext:value-type="string">
            <text:p><text:a xlink:href="https://www.humana.com/finder/search?customerId=1059&amp;pfpkey=124" xlink:type="simple">https://www.humana.com/finder/search?customerId=1059&amp;pfpkey=124</text:a>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X</text:p>
          </table:table-cell>
          <table:table-cell office:value-type="float" office:value="44785" calcext:value-type="float">
            <text:p>447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15-09-02 08:31:46</text:p>
          </table:table-cell>
          <table:table-cell office:value-type="float" office:value="44785" calcext:value-type="float">
            <text:p>4478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umanaDental PPO/Traditional Preferred</text:p>
          </table:table-cell>
          <table:table-cell office:value-type="string" calcext:value-type="string">
            <text:p>GAN001</text:p>
          </table:table-cell>
          <table:table-cell table:style-name="ce2" office:value-type="string" calcext:value-type="string">
            <text:p><text:a xlink:href="https://www.unitedconcordia.com/find-a-dentist/?network=1" xlink:type="simple">https://www.unitedconcordia.com/find-a-dentist/?network=1</text:a>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I</text:p>
          </table:table-cell>
          <table:table-cell office:value-type="float" office:value="46944" calcext:value-type="float">
            <text:p>469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2015-08-20 09:36:54</text:p>
          </table:table-cell>
          <table:table-cell office:value-type="float" office:value="46944" calcext:value-type="float">
            <text:p>46944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umana/ChoiceCare Network PPO</text:p>
          </table:table-cell>
          <table:table-cell office:value-type="string" calcext:value-type="string">
            <text:p>GAN002</text:p>
          </table:table-cell>
          <table:table-cell table:style-name="ce2" office:value-type="string" calcext:value-type="string">
            <text:p><text:a xlink:href="https://www.unitedconcordia.com/find-a-dentist/?network=2" xlink:type="simple">https://www.unitedconcordia.com/find-a-dentist/?network=2</text:a>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Y</text:p>
          </table:table-cell>
          <table:table-cell office:value-type="float" office:value="60075" calcext:value-type="float">
            <text:p>600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15-11-18 07:25:09</text:p>
          </table:table-cell>
          <table:table-cell office:value-type="float" office:value="60075" calcext:value-type="float">
            <text:p>6007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dvantage Plus</text:p>
          </table:table-cell>
          <table:table-cell office:value-type="string" calcext:value-type="string">
            <text:p>GAN003</text:p>
          </table:table-cell>
          <table:table-cell table:style-name="ce2" office:value-type="string" calcext:value-type="string">
            <text:p><text:a xlink:href="https://www.unitedconcordia.com/find-a-dentist/?network=30" xlink:type="simple">https://www.unitedconcordia.com/find-a-dentist/?network=30</text:a>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68259" calcext:value-type="float">
            <text:p>682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15-11-17 13:45:28</text:p>
          </table:table-cell>
          <table:table-cell office:value-type="float" office:value="68259" calcext:value-type="float">
            <text:p>6825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GAN004</text:p>
          </table:table-cell>
          <table:table-cell table:style-name="ce2" office:value-type="string" calcext:value-type="string">
            <text:p><text:a xlink:href="https://www.bcbsal.org/webapps/providerfinderplus" xlink:type="simple">https://www.bcbsal.org/webapps/providerfinderplus</text:a>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68707" calcext:value-type="float">
            <text:p>68707</text:p>
          </table:table-cell>
          <table:table-cell table:number-columns-repeated="2"/>
          <table:table-cell office:value-type="string" calcext:value-type="string">
            <text:p>2015-10-19 10:47:49</text:p>
          </table:table-cell>
          <table:table-cell office:value-type="float" office:value="68707" calcext:value-type="float">
            <text:p>6870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dvantage Plus 2.0</text:p>
          </table:table-cell>
          <table:table-cell office:value-type="string" calcext:value-type="string">
            <text:p>GAN005</text:p>
          </table:table-cell>
          <table:table-cell table:style-name="ce2" office:value-type="string" calcext:value-type="string">
            <text:p><text:a xlink:href="https://www.truassure.com/find-a-provider" xlink:type="simple">https://www.truassure.com/find-a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L</text:p>
          </table:table-cell>
          <table:table-cell office:value-type="float" office:value="77233" calcext:value-type="float">
            <text:p>77233</text:p>
          </table:table-cell>
          <table:table-cell table:number-columns-repeated="2"/>
          <table:table-cell office:value-type="string" calcext:value-type="string">
            <text:p>2015-07-22 02:19:34</text:p>
          </table:table-cell>
          <table:table-cell office:value-type="float" office:value="77233" calcext:value-type="float">
            <text:p>7723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CBSAL PPO</text:p>
          </table:table-cell>
          <table:table-cell office:value-type="string" calcext:value-type="string">
            <text:p>GAN006</text:p>
          </table:table-cell>
          <table:table-cell table:style-name="ce2" office:value-type="string" calcext:value-type="string">
            <text:p><text:a xlink:href="http://www.uhc.com/find-a-physician/xalchoice" xlink:type="simple">http://www.uhc.com/find-a-physician/xal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S</text:p>
          </table:table-cell>
          <table:table-cell office:value-type="float" office:value="82285" calcext:value-type="float">
            <text:p>82285</text:p>
          </table:table-cell>
          <table:table-cell table:number-columns-repeated="2"/>
          <table:table-cell office:value-type="string" calcext:value-type="string">
            <text:p>2015-05-08 02:15:08</text:p>
          </table:table-cell>
          <table:table-cell office:value-type="float" office:value="82285" calcext:value-type="float">
            <text:p>8228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CBSAL Dental</text:p>
          </table:table-cell>
          <table:table-cell office:value-type="string" calcext:value-type="string">
            <text:p>GAN007</text:p>
          </table:table-cell>
          <table:table-cell table:style-name="ce2" office:value-type="string" calcext:value-type="string">
            <text:p><text:a xlink:href="http://www.uhc.com/find-a-physician/xalcompass" xlink:type="simple">http://www.uhc.com/find-a-physician/xal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E</text:p>
          </table:table-cell>
          <table:table-cell office:value-type="float" office:value="12303" calcext:value-type="float">
            <text:p>12303</text:p>
          </table:table-cell>
          <table:table-cell table:number-columns-repeated="2"/>
          <table:table-cell office:value-type="string" calcext:value-type="string">
            <text:p>2015-11-16 04:35:20</text:p>
          </table:table-cell>
          <table:table-cell office:value-type="float" office:value="12303" calcext:value-type="float">
            <text:p>1230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DenteMax</text:p>
          </table:table-cell>
          <table:table-cell office:value-type="string" calcext:value-type="string">
            <text:p>GAN008</text:p>
          </table:table-cell>
          <table:table-cell office:value-type="string" calcext:value-type="string">
            <text:p>www.dentegra.com/find-a-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H</text:p>
          </table:table-cell>
          <table:table-cell office:value-type="float" office:value="13576" calcext:value-type="float">
            <text:p>13576</text:p>
          </table:table-cell>
          <table:table-cell table:number-columns-repeated="2"/>
          <table:table-cell office:value-type="string" calcext:value-type="string">
            <text:p>2015-07-16 02:22:15</text:p>
          </table:table-cell>
          <table:table-cell office:value-type="float" office:value="13576" calcext:value-type="float">
            <text:p>1357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L IEX Choice</text:p>
          </table:table-cell>
          <table:table-cell office:value-type="string" calcext:value-type="string">
            <text:p>GAN009</text:p>
          </table:table-cell>
          <table:table-cell office:value-type="string" calcext:value-type="string">
            <text:p>www.deltadentalins.com/find-a-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  <table:table-cell office:value-type="string" calcext:value-type="string">
            <text:p>2015-07-07 02:38:1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L IEX Compass</text:p>
          </table:table-cell>
          <table:table-cell office:value-type="string" calcext:value-type="string">
            <text:p>GAN010</text:p>
          </table:table-cell>
          <table:table-cell table:style-name="ce2" office:value-type="string" calcext:value-type="string">
            <text:p><text:a xlink:href="https://govservices.dentaquest.com/Router.jsp?component=Main&amp;source=Logon&amp;action=ProviderDirectory2&amp;state=AZ&amp;locale=en" xlink:type="simple">https://govservices.dentaquest.com/Router.jsp?component=Main&amp;source=Logon&amp;action=ProviderDirectory2&amp;state=AZ&amp;locale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V</text:p>
          </table:table-cell>
          <table:table-cell office:value-type="float" office:value="17454" calcext:value-type="float">
            <text:p>17454</text:p>
          </table:table-cell>
          <table:table-cell table:number-columns-repeated="2"/>
          <table:table-cell office:value-type="string" calcext:value-type="string">
            <text:p>2015-07-03 02:33:58</text:p>
          </table:table-cell>
          <table:table-cell office:value-type="float" office:value="17454" calcext:value-type="float">
            <text:p>17454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Dentegra Dental PPO</text:p>
          </table:table-cell>
          <table:table-cell office:value-type="string" calcext:value-type="string">
            <text:p>INN001</text:p>
          </table:table-cell>
          <table:table-cell table:style-name="ce2" office:value-type="string" calcext:value-type="string">
            <text:p><text:a xlink:href="https://metlocator.metlife.com/metlocator/execute/Search?searchType=findDentistHCR_AZ&amp;planType=DPPO&amp;networkID=2" xlink:type="simple">https://metlocator.metlife.com/metlocator/execute/Search?searchType=findDentistHCR_AZ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WV</text:p>
          </table:table-cell>
          <table:table-cell office:value-type="float" office:value="18156" calcext:value-type="float">
            <text:p>18156</text:p>
          </table:table-cell>
          <table:table-cell table:number-columns-repeated="2"/>
          <table:table-cell office:value-type="string" calcext:value-type="string">
            <text:p>2015-11-14 04:47:21</text:p>
          </table:table-cell>
          <table:table-cell office:value-type="float" office:value="18156" calcext:value-type="float">
            <text:p>18156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DSM USA Insurance Company</text:p>
          </table:table-cell>
          <table:table-cell office:value-type="string" calcext:value-type="string">
            <text:p>INN002</text:p>
          </table:table-cell>
          <table:table-cell table:style-name="ce2" office:value-type="string" calcext:value-type="string">
            <text:p><text:a xlink:href="http://lfg.go2dental.com/member/dental_search/searchprov.cgi?P=LFGDentalConnect&amp;Network=L%22" xlink:type="simple">http://lfg.go2dental.com/member/dental_search/searchprov.cgi?P=LFGDentalConnect&amp;Network=L"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20128" calcext:value-type="float">
            <text:p>20128</text:p>
          </table:table-cell>
          <table:table-cell table:number-columns-repeated="2"/>
          <table:table-cell office:value-type="string" calcext:value-type="string">
            <text:p>2015-09-24 04:04:21</text:p>
          </table:table-cell>
          <table:table-cell office:value-type="float" office:value="20128" calcext:value-type="float">
            <text:p>2012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Assurant Dental Network</text:p>
          </table:table-cell>
          <table:table-cell office:value-type="string" calcext:value-type="string">
            <text:p>INN003</text:p>
          </table:table-cell>
          <table:table-cell office:value-type="string" calcext:value-type="string">
            <text:p>www.TDAdental.com; www.stratose.com/find-a-provider</text:p>
          </table:table-cell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A</text:p>
          </table:table-cell>
          <table:table-cell office:value-type="float" office:value="21463" calcext:value-type="float">
            <text:p>21463</text:p>
          </table:table-cell>
          <table:table-cell table:number-columns-repeated="2"/>
          <table:table-cell office:value-type="string" calcext:value-type="string">
            <text:p>2015-06-24 02:34:55</text:p>
          </table:table-cell>
          <table:table-cell office:value-type="float" office:value="21463" calcext:value-type="float">
            <text:p>2146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DP PLUS</text:p>
          </table:table-cell>
          <table:table-cell office:value-type="string" calcext:value-type="string">
            <text:p>INN004</text:p>
          </table:table-cell>
          <table:table-cell table:style-name="ce2" office:value-type="string" calcext:value-type="string">
            <text:p><text:a xlink:href="https://www.humana.com/finder/search?customerId=1059&amp;pfpkey=762" xlink:type="simple">https://www.humana.com/finder/search?customerId=1059&amp;pfpkey=76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23307" calcext:value-type="float">
            <text:p>23307</text:p>
          </table:table-cell>
          <table:table-cell table:number-columns-repeated="2"/>
          <table:table-cell office:value-type="string" calcext:value-type="string">
            <text:p>2015-05-06 02:44:46</text:p>
          </table:table-cell>
          <table:table-cell office:value-type="float" office:value="23307" calcext:value-type="float">
            <text:p>233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incoln DentalConnect?</text:p>
          </table:table-cell>
          <table:table-cell office:value-type="string" calcext:value-type="string">
            <text:p>INN005</text:p>
          </table:table-cell>
          <table:table-cell table:style-name="ce2" office:value-type="string" calcext:value-type="string">
            <text:p><text:a xlink:href="https://www.humana.com/finder/search?customerId=1059&amp;pfpkey=801" xlink:type="simple">https://www.humana.com/finder/search?customerId=1059&amp;pfpkey=8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H</text:p>
          </table:table-cell>
          <table:table-cell office:value-type="float" office:value="24106" calcext:value-type="float">
            <text:p>24106</text:p>
          </table:table-cell>
          <table:table-cell table:number-columns-repeated="2"/>
          <table:table-cell office:value-type="string" calcext:value-type="string">
            <text:p>2015-08-11 02:55:25</text:p>
          </table:table-cell>
          <table:table-cell office:value-type="float" office:value="24106" calcext:value-type="float">
            <text:p>24106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oenix HMOx</text:p>
          </table:table-cell>
          <table:table-cell office:value-type="string" calcext:value-type="string">
            <text:p>LAN001</text:p>
          </table:table-cell>
          <table:table-cell table:style-name="ce2" office:value-type="string" calcext:value-type="string">
            <text:p><text:a xlink:href="https://www.deltadentalaz.com" xlink:type="simple">https://www.deltadentalaz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0045" calcext:value-type="float">
            <text:p>30045</text:p>
          </table:table-cell>
          <table:table-cell table:number-columns-repeated="2"/>
          <table:table-cell office:value-type="string" calcext:value-type="string">
            <text:p>2015-05-07 07:54:20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ucson HMOx</text:p>
          </table:table-cell>
          <table:table-cell office:value-type="string" calcext:value-type="string">
            <text:p>LAN005</text:p>
          </table:table-cell>
          <table:table-cell office:value-type="string" calcext:value-type="string">
            <text:p>www.mutualofomaha.com/dental</text:p>
          </table:table-cell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31957" calcext:value-type="float">
            <text:p>31957</text:p>
          </table:table-cell>
          <table:table-cell table:number-columns-repeated="2"/>
          <table:table-cell office:value-type="string" calcext:value-type="string">
            <text:p>2015-05-04 05:06:13</text:p>
          </table:table-cell>
          <table:table-cell office:value-type="float" office:value="31957" calcext:value-type="float">
            <text:p>3195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PO plus Premier</text:p>
          </table:table-cell>
          <table:table-cell office:value-type="string" calcext:value-type="string">
            <text:p>LAN006</text:p>
          </table:table-cell>
          <table:table-cell table:style-name="ce2" office:value-type="string" calcext:value-type="string">
            <text:p><text:a xlink:href="https://www.premierlife.com/providersearch" xlink:type="simple">https://www.premierlife.com/provider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UT</text:p>
          </table:table-cell>
          <table:table-cell office:value-type="float" office:value="33851" calcext:value-type="float">
            <text:p>33851</text:p>
          </table:table-cell>
          <table:table-cell table:number-columns-repeated="2"/>
          <table:table-cell office:value-type="string" calcext:value-type="string">
            <text:p>2015-10-22 04:38:36</text:p>
          </table:table-cell>
          <table:table-cell office:value-type="float" office:value="33851" calcext:value-type="float">
            <text:p>3385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of Omaha Network</text:p>
          </table:table-cell>
          <table:table-cell office:value-type="string" calcext:value-type="string">
            <text:p>LAN007</text:p>
          </table:table-cell>
          <table:table-cell table:style-name="ce2" office:value-type="string" calcext:value-type="string">
            <text:p><text:a xlink:href="https://www.healthnet.com/doctorsearch/azmarketplace" xlink:type="simple">https://www.healthnet.com/doctorsearch/azmarketpla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51485" calcext:value-type="float">
            <text:p>51485</text:p>
          </table:table-cell>
          <table:table-cell table:number-columns-repeated="2"/>
          <table:table-cell office:value-type="string" calcext:value-type="string">
            <text:p>2015-05-05 11:48:23</text:p>
          </table:table-cell>
          <table:table-cell office:value-type="float" office:value="51485" calcext:value-type="float">
            <text:p>5148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emier Access Dental</text:p>
          </table:table-cell>
          <table:table-cell office:value-type="string" calcext:value-type="string">
            <text:p>LAN002</text:p>
          </table:table-cell>
          <table:table-cell table:style-name="ce2" office:value-type="string" calcext:value-type="string">
            <text:p><text:a xlink:href="https://www.emihealth.com/emi/members/provider-search.aspx" xlink:type="simple">https://www.emihealth.com/emi/members/provider-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2147" calcext:value-type="float">
            <text:p>52147</text:p>
          </table:table-cell>
          <table:table-cell table:number-columns-repeated="2"/>
          <table:table-cell office:value-type="string" calcext:value-type="string">
            <text:p>2015-05-12 02:20:37</text:p>
          </table:table-cell>
          <table:table-cell office:value-type="float" office:value="52147" calcext:value-type="float">
            <text:p>52147</text:p>
          </table:table-cell>
          <table:table-cell/>
          <table:table-cell office:value-type="string" calcext:value-type="string">
            <text:p>AZ PPO</text:p>
          </table:table-cell>
          <table:table-cell office:value-type="string" calcext:value-type="string">
            <text:p>LAN003</text:p>
          </table:table-cell>
          <table:table-cell table:style-name="ce2" office:value-type="string" calcext:value-type="string">
            <text:p><text:a xlink:href="https://www.azblue.com/HMO" xlink:type="simple">https://www.azblue.com/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613" calcext:value-type="float">
            <text:p>53613</text:p>
          </table:table-cell>
          <table:table-cell table:number-columns-repeated="2"/>
          <table:table-cell office:value-type="string" calcext:value-type="string">
            <text:p>2015-09-27 18:35:28</text:p>
          </table:table-cell>
          <table:table-cell office:value-type="float" office:value="53613" calcext:value-type="float">
            <text:p>53613</text:p>
          </table:table-cell>
          <table:table-cell/>
          <table:table-cell office:value-type="string" calcext:value-type="string">
            <text:p>Premier</text:p>
          </table:table-cell>
          <table:table-cell office:value-type="string" calcext:value-type="string">
            <text:p>MON001</text:p>
          </table:table-cell>
          <table:table-cell table:style-name="ce2" office:value-type="string" calcext:value-type="string">
            <text:p><text:a xlink:href="https://www.azblue.com/Alliance" xlink:type="simple">https://www.azblue.com/Allian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3901" calcext:value-type="float">
            <text:p>53901</text:p>
          </table:table-cell>
          <table:table-cell table:number-columns-repeated="2"/>
          <table:table-cell office:value-type="string" calcext:value-type="string">
            <text:p>2015-04-24 10:46:48</text:p>
          </table:table-cell>
          <table:table-cell office:value-type="float" office:value="53901" calcext:value-type="float">
            <text:p>53901</text:p>
          </table:table-cell>
          <table:table-cell/>
          <table:table-cell office:value-type="string" calcext:value-type="string">
            <text:p>Advantage</text:p>
          </table:table-cell>
          <table:table-cell office:value-type="string" calcext:value-type="string">
            <text:p>MON002</text:p>
          </table:table-cell>
          <table:table-cell table:style-name="ce2" office:value-type="string" calcext:value-type="string">
            <text:p><text:a xlink:href="https://www.azblue.com/Select" xlink:type="simple">https://www.azblue.com/Selec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8292" calcext:value-type="float">
            <text:p>58292</text:p>
          </table:table-cell>
          <table:table-cell table:number-columns-repeated="2"/>
          <table:table-cell office:value-type="string" calcext:value-type="string">
            <text:p>2015-05-29 02:42:57</text:p>
          </table:table-cell>
          <table:table-cell office:value-type="float" office:value="58292" calcext:value-type="float">
            <text:p>58292</text:p>
          </table:table-cell>
          <table:table-cell/>
          <table:table-cell office:value-type="string" calcext:value-type="string">
            <text:p>Statewide HMO</text:p>
          </table:table-cell>
          <table:table-cell office:value-type="string" calcext:value-type="string">
            <text:p>MON003</text:p>
          </table:table-cell>
          <table:table-cell table:style-name="ce2" office:value-type="string" calcext:value-type="string">
            <text:p><text:a xlink:href="https://www.azblue.com/Secure" xlink:type="simple">https://www.azblue.com/Secur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9748" calcext:value-type="float">
            <text:p>59748</text:p>
          </table:table-cell>
          <table:table-cell table:number-columns-repeated="2"/>
          <table:table-cell office:value-type="string" calcext:value-type="string">
            <text:p>2015-04-22 02:23:18</text:p>
          </table:table-cell>
          <table:table-cell office:value-type="float" office:value="59748" calcext:value-type="float">
            <text:p>59748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MON004</text:p>
          </table:table-cell>
          <table:table-cell table:style-name="ce2" office:value-type="string" calcext:value-type="string">
            <text:p><text:a xlink:href="https://www.azblue.com/PPO" xlink:type="simple">https://www.azblue.com/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5441" calcext:value-type="float">
            <text:p>65441</text:p>
          </table:table-cell>
          <table:table-cell table:number-columns-repeated="2"/>
          <table:table-cell office:value-type="string" calcext:value-type="string">
            <text:p>2015-08-13 03:14:50</text:p>
          </table:table-cell>
          <table:table-cell office:value-type="float" office:value="65441" calcext:value-type="float">
            <text:p>65441</text:p>
          </table:table-cell>
          <table:table-cell/>
          <table:table-cell office:value-type="string" calcext:value-type="string">
            <text:p>Secure</text:p>
          </table:table-cell>
          <table:table-cell office:value-type="string" calcext:value-type="string">
            <text:p>MON005</text:p>
          </table:table-cell>
          <table:table-cell table:style-name="ce2" office:value-type="string" calcext:value-type="string">
            <text:p><text:a xlink:href="https://www.dentegra.com/find-a-dentist" xlink:type="simple">https://www.dentegra.com/find-a-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6105" calcext:value-type="float">
            <text:p>66105</text:p>
          </table:table-cell>
          <table:table-cell table:number-columns-repeated="2"/>
          <table:table-cell office:value-type="string" calcext:value-type="string">
            <text:p>2015-08-22 23:36:24</text:p>
          </table:table-cell>
          <table:table-cell office:value-type="float" office:value="66105" calcext:value-type="float">
            <text:p>66105</text:p>
          </table:table-cell>
          <table:table-cell/>
          <table:table-cell office:value-type="string" calcext:value-type="string">
            <text:p>Statewide PPO</text:p>
          </table:table-cell>
          <table:table-cell office:value-type="string" calcext:value-type="string">
            <text:p>MON006</text:p>
          </table:table-cell>
          <table:table-cell table:style-name="ce2" office:value-type="string" calcext:value-type="string">
            <text:p><text:a xlink:href="https://www.kclgroupbenefits.com/services/providers.aspx" xlink:type="simple">https://www.kclgroupbenefits.com/services/providers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6915" calcext:value-type="float">
            <text:p>66915</text:p>
          </table:table-cell>
          <table:table-cell table:number-columns-repeated="2"/>
          <table:table-cell office:value-type="string" calcext:value-type="string">
            <text:p>2015-08-27 03:52:03</text:p>
          </table:table-cell>
          <table:table-cell office:value-type="float" office:value="66915" calcext:value-type="float">
            <text:p>66915</text:p>
          </table:table-cell>
          <table:table-cell/>
          <table:table-cell office:value-type="string" calcext:value-type="string">
            <text:p>Connection Dental and Stratose</text:p>
          </table:table-cell>
          <table:table-cell office:value-type="string" calcext:value-type="string">
            <text:p>MON007</text:p>
          </table:table-cell>
          <table:table-cell table:style-name="ce2" office:value-type="string" calcext:value-type="string">
            <text:p><text:a xlink:href="https://www.phxchoice.com/ProviderDirectory" xlink:type="simple">https://www.phxchoice.com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0239" calcext:value-type="float">
            <text:p>70239</text:p>
          </table:table-cell>
          <table:table-cell table:number-columns-repeated="2"/>
          <table:table-cell office:value-type="string" calcext:value-type="string">
            <text:p>2015-10-21 17:48:08</text:p>
          </table:table-cell>
          <table:table-cell office:value-type="float" office:value="70239" calcext:value-type="float">
            <text:p>70239</text:p>
          </table:table-cell>
          <table:table-cell/>
          <table:table-cell office:value-type="string" calcext:value-type="string">
            <text:p>PHX Choice - HMO Ind - Wide</text:p>
          </table:table-cell>
          <table:table-cell office:value-type="string" calcext:value-type="string">
            <text:p>MSN001</text:p>
          </table:table-cell>
          <table:table-cell table:style-name="ce2" office:value-type="string" calcext:value-type="string">
            <text:p><text:a xlink:href="https://www.humana.com/finder/search?customerId=1085&amp;pfpkey=317" xlink:type="simple">https://www.humana.com/finder/search?customerId=1085&amp;pfpkey=31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7352" calcext:value-type="float">
            <text:p>77352</text:p>
          </table:table-cell>
          <table:table-cell table:number-columns-repeated="2"/>
          <table:table-cell office:value-type="string" calcext:value-type="string">
            <text:p>2015-11-18 10:26:26</text:p>
          </table:table-cell>
          <table:table-cell office:value-type="float" office:value="77352" calcext:value-type="float">
            <text:p>77352</text:p>
          </table:table-cell>
          <table:table-cell/>
          <table:table-cell office:value-type="string" calcext:value-type="string">
            <text:p>PHX Choice Plus - HMO Ind - Wide</text:p>
          </table:table-cell>
          <table:table-cell office:value-type="string" calcext:value-type="string">
            <text:p>MSN002</text:p>
          </table:table-cell>
          <table:table-cell office:value-type="string" calcext:value-type="string">
            <text:p>healthchoiceessential.com/members/FindProvider.aspx</text:p>
          </table:table-cell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78611" calcext:value-type="float">
            <text:p>78611</text:p>
          </table:table-cell>
          <table:table-cell table:number-columns-repeated="2"/>
          <table:table-cell office:value-type="string" calcext:value-type="string">
            <text:p>2015-08-25 12:56:34</text:p>
          </table:table-cell>
          <table:table-cell office:value-type="float" office:value="78611" calcext:value-type="float">
            <text:p>78611</text:p>
          </table:table-cell>
          <table:table-cell/>
          <table:table-cell office:value-type="string" calcext:value-type="string">
            <text:p>PHX Choice - HMO Ind - Abrazo+PCH</text:p>
          </table:table-cell>
          <table:table-cell office:value-type="string" calcext:value-type="string">
            <text:p>MSN003</text:p>
          </table:table-cell>
          <table:table-cell table:style-name="ce2" office:value-type="string" calcext:value-type="string">
            <text:p><text:a xlink:href="https://www.aetna.com/individuals-families/cb/maricopa-co/provider-search/banner.html" xlink:type="simple">https://www.aetna.com/individuals-families/cb/maricopa-co/provider-search/banner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9500" calcext:value-type="float">
            <text:p>79500</text:p>
          </table:table-cell>
          <table:table-cell table:number-columns-repeated="2"/>
          <table:table-cell office:value-type="string" calcext:value-type="string">
            <text:p>2015-10-23 11:47:06</text:p>
          </table:table-cell>
          <table:table-cell office:value-type="float" office:value="79500" calcext:value-type="float">
            <text:p>79500</text:p>
          </table:table-cell>
          <table:table-cell/>
          <table:table-cell office:value-type="string" calcext:value-type="string">
            <text:p>PHX Choice Plus - HMO Ind - Abrazo+PCH</text:p>
          </table:table-cell>
          <table:table-cell office:value-type="string" calcext:value-type="string">
            <text:p>MSN005</text:p>
          </table:table-cell>
          <table:table-cell office:value-type="string" calcext:value-type="string">
            <text:p>www.careington.com/co/maxcare</text:p>
          </table:table-cell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3130" calcext:value-type="float">
            <text:p>83130</text:p>
          </table:table-cell>
          <table:table-cell table:number-columns-repeated="2"/>
          <table:table-cell office:value-type="string" calcext:value-type="string">
            <text:p>2015-06-20 02:24:16</text:p>
          </table:table-cell>
          <table:table-cell office:value-type="float" office:value="83130" calcext:value-type="float">
            <text:p>83130</text:p>
          </table:table-cell>
          <table:table-cell/>
          <table:table-cell office:value-type="string" calcext:value-type="string">
            <text:p>PHX Choice - HMO Ind - Abrazo</text:p>
          </table:table-cell>
          <table:table-cell office:value-type="string" calcext:value-type="string">
            <text:p>MSN004</text:p>
          </table:table-cell>
          <table:table-cell table:style-name="ce2" office:value-type="string" calcext:value-type="string">
            <text:p><text:a xlink:href="http://www.cigna.com/ifp-providers" xlink:type="simple">http://www.cigna.com/ifp-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6830" calcext:value-type="float">
            <text:p>86830</text:p>
          </table:table-cell>
          <table:table-cell table:number-columns-repeated="2"/>
          <table:table-cell office:value-type="string" calcext:value-type="string">
            <text:p>2015-10-23 02:29:38</text:p>
          </table:table-cell>
          <table:table-cell office:value-type="float" office:value="86830" calcext:value-type="float">
            <text:p>86830</text:p>
          </table:table-cell>
          <table:table-cell/>
          <table:table-cell office:value-type="string" calcext:value-type="string">
            <text:p>PHX Choice Plus - HMO Ind - Abrazo</text:p>
          </table:table-cell>
          <table:table-cell office:value-type="string" calcext:value-type="string">
            <text:p>NCN001</text:p>
          </table:table-cell>
          <table:table-cell table:style-name="ce2" office:value-type="string" calcext:value-type="string">
            <text:p><text:a xlink:href="http://www.uhc.com/find-a-physician/shopazchoiceplus" xlink:type="simple">http://www.uhc.com/find-a-physician/shopazchoicepl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0264" calcext:value-type="float">
            <text:p>90264</text:p>
          </table:table-cell>
          <table:table-cell table:number-columns-repeated="2"/>
          <table:table-cell office:value-type="string" calcext:value-type="string">
            <text:p>2015-08-07 03:04:31</text:p>
          </table:table-cell>
          <table:table-cell office:value-type="float" office:value="90264" calcext:value-type="float">
            <text:p>90264</text:p>
          </table:table-cell>
          <table:table-cell/>
          <table:table-cell office:value-type="string" calcext:value-type="string">
            <text:p>Health Choice Essential</text:p>
          </table:table-cell>
          <table:table-cell office:value-type="string" calcext:value-type="string">
            <text:p>NCN002</text:p>
          </table:table-cell>
          <table:table-cell table:style-name="ce2" office:value-type="string" calcext:value-type="string">
            <text:p><text:a xlink:href="http://www.uhc.com/find-a-physician/xazcompass" xlink:type="simple">http://www.uhc.com/find-a-physician/xaz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91450" calcext:value-type="float">
            <text:p>91450</text:p>
          </table:table-cell>
          <table:table-cell table:number-columns-repeated="2"/>
          <table:table-cell office:value-type="string" calcext:value-type="string">
            <text:p>2015-09-25 04:20:25</text:p>
          </table:table-cell>
          <table:table-cell office:value-type="float" office:value="91450" calcext:value-type="float">
            <text:p>91450</text:p>
          </table:table-cell>
          <table:table-cell/>
          <table:table-cell office:value-type="string" calcext:value-type="string">
            <text:p>Health Choice Value</text:p>
          </table:table-cell>
          <table:table-cell office:value-type="string" calcext:value-type="string">
            <text:p>NCN003</text:p>
          </table:table-cell>
          <table:table-cell table:style-name="ce2" office:value-type="string" calcext:value-type="string">
            <text:p><text:a xlink:href="https://dentalexchange.guardianlife.com/providersearch" xlink:type="simple">https://dentalexchange.guardianlife.com/provider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7667" calcext:value-type="float">
            <text:p>97667</text:p>
          </table:table-cell>
          <table:table-cell table:number-columns-repeated="2"/>
          <table:table-cell office:value-type="string" calcext:value-type="string">
            <text:p>2015-08-04 02:44:40</text:p>
          </table:table-cell>
          <table:table-cell office:value-type="float" office:value="97667" calcext:value-type="float">
            <text:p>97667</text:p>
          </table:table-cell>
          <table:table-cell/>
          <table:table-cell office:value-type="string" calcext:value-type="string">
            <text:p>HMO_AZ_Banner</text:p>
          </table:table-cell>
          <table:table-cell office:value-type="string" calcext:value-type="string">
            <text:p>NCN004</text:p>
          </table:table-cell>
          <table:table-cell table:style-name="ce2" office:value-type="string" calcext:value-type="string">
            <text:p><text:a xlink:href="https://providersearch.floridablue.com/providersearch/pub/marketplace.htm" xlink:type="simple">https://providersearch.floridablue.com/providersearch/pub/marketplace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98971" calcext:value-type="float">
            <text:p>98971</text:p>
          </table:table-cell>
          <table:table-cell table:number-columns-repeated="2"/>
          <table:table-cell office:value-type="string" calcext:value-type="string">
            <text:p>2015-06-30 02:19:14</text:p>
          </table:table-cell>
          <table:table-cell office:value-type="float" office:value="98971" calcext:value-type="float">
            <text:p>98971</text:p>
          </table:table-cell>
          <table:table-cell/>
          <table:table-cell office:value-type="string" calcext:value-type="string">
            <text:p>Careington Maximum Care Network</text:p>
          </table:table-cell>
          <table:table-cell office:value-type="string" calcext:value-type="string">
            <text:p>NCN005</text:p>
          </table:table-cell>
          <table:table-cell table:style-name="ce2" office:value-type="string" calcext:value-type="string">
            <text:p><text:a xlink:href="http://www.aetna.com/dse/PublicExchange?site_id=QualifiedHealthPlanDoctors" xlink:type="simple">http://www.aetna.com/dse/PublicExchange?site_id=QualifiedHealthPlanDocto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99180" calcext:value-type="float">
            <text:p>99180</text:p>
          </table:table-cell>
          <table:table-cell table:number-columns-repeated="2"/>
          <table:table-cell office:value-type="string" calcext:value-type="string">
            <text:p>2015-05-16 13:12:29</text:p>
          </table:table-cell>
          <table:table-cell office:value-type="float" office:value="99180" calcext:value-type="float">
            <text:p>99180</text:p>
          </table:table-cell>
          <table:table-cell/>
          <table:table-cell office:value-type="string" calcext:value-type="string">
            <text:p>Arizona Dental Network</text:p>
          </table:table-cell>
          <table:table-cell office:value-type="string" calcext:value-type="string">
            <text:p>MIN001</text:p>
          </table:table-cell>
          <table:table-cell table:style-name="ce2" office:value-type="string" calcext:value-type="string">
            <text:p><text:a xlink:href="http://www.aetna.com/docfind/custom/costcoprogram/" xlink:type="simple">http://www.aetna.com/docfind/custom/costcoprogra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438" calcext:value-type="float">
            <text:p>12438</text:p>
          </table:table-cell>
          <table:table-cell table:number-columns-repeated="2"/>
          <table:table-cell office:value-type="string" calcext:value-type="string">
            <text:p>2015-10-23 10:28:16</text:p>
          </table:table-cell>
          <table:table-cell office:value-type="float" office:value="12438" calcext:value-type="float">
            <text:p>12438</text:p>
          </table:table-cell>
          <table:table-cell/>
          <table:table-cell office:value-type="string" calcext:value-type="string">
            <text:p>AZ HMO CommunityCare SBG/SHOP Network</text:p>
          </table:table-cell>
          <table:table-cell office:value-type="string" calcext:value-type="string">
            <text:p>MIN002</text:p>
          </table:table-cell>
          <table:table-cell table:style-name="ce2" office:value-type="string" calcext:value-type="string">
            <text:p><text:a xlink:href="http://www.providerlookuponline.com/coventry/po7/gateway.aspx?plancode=228&amp;clientprodcode=122802" xlink:type="simple">http://www.providerlookuponline.com/coventry/po7/gateway.aspx?plancode=228&amp;clientprodcode=1228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5833" calcext:value-type="float">
            <text:p>15833</text:p>
          </table:table-cell>
          <table:table-cell table:number-columns-repeated="2"/>
          <table:table-cell office:value-type="string" calcext:value-type="string">
            <text:p>2015-08-21 06:27:38</text:p>
          </table:table-cell>
          <table:table-cell office:value-type="float" office:value="15833" calcext:value-type="float">
            <text:p>15833</text:p>
          </table:table-cell>
          <table:table-cell/>
          <table:table-cell office:value-type="string" calcext:value-type="string">
            <text:p>AZ HMO Statewide</text:p>
          </table:table-cell>
          <table:table-cell office:value-type="string" calcext:value-type="string">
            <text:p>MIN003</text:p>
          </table:table-cell>
          <table:table-cell table:style-name="ce2" office:value-type="string" calcext:value-type="string">
            <text:p><text:a xlink:href="http://ambetter.sunshinehealth.com/findadoc" xlink:type="simple">http://ambetter.sunshinehealth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5980" calcext:value-type="float">
            <text:p>15980</text:p>
          </table:table-cell>
          <table:table-cell table:number-columns-repeated="2"/>
          <table:table-cell office:value-type="string" calcext:value-type="string">
            <text:p>2015-08-12 05:43:12</text:p>
          </table:table-cell>
          <table:table-cell office:value-type="float" office:value="15980" calcext:value-type="float">
            <text:p>15980</text:p>
          </table:table-cell>
          <table:table-cell/>
          <table:table-cell office:value-type="string" calcext:value-type="string">
            <text:p>AZ HMO CommunityCare IFP/FFM Network</text:p>
          </table:table-cell>
          <table:table-cell office:value-type="string" calcext:value-type="string">
            <text:p>MIN004</text:p>
          </table:table-cell>
          <table:table-cell table:style-name="ce2" office:value-type="string" calcext:value-type="string">
            <text:p><text:a xlink:href="http://www.myHFHP.org/MP_directory_2016" xlink:type="simple">http://www.myHFHP.org/MP_directory_20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842" calcext:value-type="float">
            <text:p>16842</text:p>
          </table:table-cell>
          <table:table-cell table:number-columns-repeated="2"/>
          <table:table-cell office:value-type="string" calcext:value-type="string">
            <text:p>2015-11-19 07:02:40</text:p>
          </table:table-cell>
          <table:table-cell office:value-type="float" office:value="16842" calcext:value-type="float">
            <text:p>16842</text:p>
          </table:table-cell>
          <table:table-cell/>
          <table:table-cell office:value-type="string" calcext:value-type="string">
            <text:p>Arizona HMO-IFP Network</text:p>
          </table:table-cell>
          <table:table-cell office:value-type="string" calcext:value-type="string">
            <text:p>MIN005</text:p>
          </table:table-cell>
          <table:table-cell table:style-name="ce2" office:value-type="string" calcext:value-type="string">
            <text:p><text:a xlink:href="http://www.myFHCA.org/FHMP_directory_2016" xlink:type="simple">http://www.myFHCA.org/FHMP_directory_20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8628" calcext:value-type="float">
            <text:p>18628</text:p>
          </table:table-cell>
          <table:table-cell table:number-columns-repeated="2"/>
          <table:table-cell office:value-type="string" calcext:value-type="string">
            <text:p>2015-08-27 15:13:29</text:p>
          </table:table-cell>
          <table:table-cell office:value-type="float" office:value="18628" calcext:value-type="float">
            <text:p>18628</text:p>
          </table:table-cell>
          <table:table-cell/>
          <table:table-cell office:value-type="string" calcext:value-type="string">
            <text:p>AZ SHOP Choice Plus</text:p>
          </table:table-cell>
          <table:table-cell office:value-type="string" calcext:value-type="string">
            <text:p>MIN006</text:p>
          </table:table-cell>
          <table:table-cell table:style-name="ce2" office:value-type="string" calcext:value-type="string">
            <text:p><text:a xlink:href="http://www.floridabluedental.com/Find-A-Dentist-National.aspx" xlink:type="simple">http://www.floridabluedental.com/Find-A-Dentist-National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1663" calcext:value-type="float">
            <text:p>21663</text:p>
          </table:table-cell>
          <table:table-cell table:number-columns-repeated="2"/>
          <table:table-cell office:value-type="string" calcext:value-type="string">
            <text:p>2015-08-20 12:28:36</text:p>
          </table:table-cell>
          <table:table-cell office:value-type="float" office:value="21663" calcext:value-type="float">
            <text:p>21663</text:p>
          </table:table-cell>
          <table:table-cell/>
          <table:table-cell office:value-type="string" calcext:value-type="string">
            <text:p>AZ IEX Compass</text:p>
          </table:table-cell>
          <table:table-cell office:value-type="string" calcext:value-type="string">
            <text:p>MTN001</text:p>
          </table:table-cell>
          <table:table-cell table:style-name="ce2" office:value-type="string" calcext:value-type="string">
            <text:p><text:a xlink:href="https://metlocator.metlife.com/metlocator/execute/Search?searchType=findDentistHCR_FL&amp;planType=DUAL&amp;custNum=0383201&amp;networkID=2" xlink:type="simple">https://metlocator.metlife.com/metlocator/execute/Search?searchType=findDentistHCR_FL&amp;planType=DUAL&amp;custNum=0383201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357" calcext:value-type="float">
            <text:p>27357</text:p>
          </table:table-cell>
          <table:table-cell table:number-columns-repeated="2"/>
          <table:table-cell office:value-type="string" calcext:value-type="string">
            <text:p>2015-11-19 15:13:16</text:p>
          </table:table-cell>
          <table:table-cell office:value-type="float" office:value="27357" calcext:value-type="float">
            <text:p>27357</text:p>
          </table:table-cell>
          <table:table-cell/>
          <table:table-cell office:value-type="string" calcext:value-type="string">
            <text:p>Managed DentalGuard</text:p>
          </table:table-cell>
          <table:table-cell office:value-type="string" calcext:value-type="string">
            <text:p>MTN002</text:p>
          </table:table-cell>
          <table:table-cell table:style-name="ce2" office:value-type="string" calcext:value-type="string">
            <text:p><text:a xlink:href="https://www.humana.com/finder/search?customerId=1059&amp;pfpkey=347" xlink:type="simple">https://www.humana.com/finder/search?customerId=1059&amp;pfpkey=34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0115" calcext:value-type="float">
            <text:p>30115</text:p>
          </table:table-cell>
          <table:table-cell table:number-columns-repeated="2"/>
          <table:table-cell office:value-type="string" calcext:value-type="string">
            <text:p>2015-11-21 06:31:07</text:p>
          </table:table-cell>
          <table:table-cell office:value-type="float" office:value="30115" calcext:value-type="float">
            <text:p>30115</text:p>
          </table:table-cell>
          <table:table-cell/>
          <table:table-cell office:value-type="string" calcext:value-type="string">
            <text:p>DentalGuard Preferred - Individual</text:p>
          </table:table-cell>
          <table:table-cell office:value-type="string" calcext:value-type="string">
            <text:p>MTN003</text:p>
          </table:table-cell>
          <table:table-cell table:style-name="ce2" office:value-type="string" calcext:value-type="string">
            <text:p><text:a xlink:href="https://www.humana.com/finder/search?customerId=1059&amp;pfpkey=346" xlink:type="simple">https://www.humana.com/finder/search?customerId=1059&amp;pfpkey=34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219" calcext:value-type="float">
            <text:p>30219</text:p>
          </table:table-cell>
          <table:table-cell table:number-columns-repeated="2"/>
          <table:table-cell office:value-type="string" calcext:value-type="string">
            <text:p>2015-08-23 14:39:40</text:p>
          </table:table-cell>
          <table:table-cell office:value-type="float" office:value="30219" calcext:value-type="float">
            <text:p>30219</text:p>
          </table:table-cell>
          <table:table-cell/>
          <table:table-cell office:value-type="string" calcext:value-type="string">
            <text:p>Managed DentalGuard - Individual</text:p>
          </table:table-cell>
          <table:table-cell office:value-type="string" calcext:value-type="string">
            <text:p>VAN003</text:p>
          </table:table-cell>
          <table:table-cell table:style-name="ce2" office:value-type="string" calcext:value-type="string">
            <text:p><text:a xlink:href="https://www.humana.com/finder/search?customerId=1059&amp;pfpkey=799" xlink:type="simple">https://www.humana.com/finder/search?customerId=1059&amp;pfpkey=79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0252" calcext:value-type="float">
            <text:p>30252</text:p>
          </table:table-cell>
          <table:table-cell table:number-columns-repeated="2"/>
          <table:table-cell office:value-type="string" calcext:value-type="string">
            <text:p>2015-10-29 11:27:21</text:p>
          </table:table-cell>
          <table:table-cell office:value-type="float" office:value="30252" calcext:value-type="float">
            <text:p>30252</text:p>
          </table:table-cell>
          <table:table-cell/>
          <table:table-cell office:value-type="string" calcext:value-type="string">
            <text:p>NetworkBlue</text:p>
          </table:table-cell>
          <table:table-cell office:value-type="string" calcext:value-type="string">
            <text:p>VAN010</text:p>
          </table:table-cell>
          <table:table-cell table:style-name="ce2" office:value-type="string" calcext:value-type="string">
            <text:p><text:a xlink:href="https://www.humana.com/finder/search?customerId=1059&amp;pfpkey=798" xlink:type="simple">https://www.humana.com/finder/search?customerId=1059&amp;pfpkey=79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5783" calcext:value-type="float">
            <text:p>35783</text:p>
          </table:table-cell>
          <table:table-cell table:number-columns-repeated="2"/>
          <table:table-cell office:value-type="string" calcext:value-type="string">
            <text:p>2015-09-27 20:37:48</text:p>
          </table:table-cell>
          <table:table-cell office:value-type="float" office:value="35783" calcext:value-type="float">
            <text:p>35783</text:p>
          </table:table-cell>
          <table:table-cell/>
          <table:table-cell office:value-type="string" calcext:value-type="string">
            <text:p>BlueSelect</text:p>
          </table:table-cell>
          <table:table-cell office:value-type="string" calcext:value-type="string">
            <text:p>VAN001</text:p>
          </table:table-cell>
          <table:table-cell table:style-name="ce2" office:value-type="string" calcext:value-type="string">
            <text:p><text:a xlink:href="https://www.humana.com/finder/search?customerId=1059&amp;pfpkey=930" xlink:type="simple">https://www.humana.com/finder/search?customerId=1059&amp;pfpkey=93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897" calcext:value-type="float">
            <text:p>38897</text:p>
          </table:table-cell>
          <table:table-cell table:number-columns-repeated="2"/>
          <table:table-cell office:value-type="string" calcext:value-type="string">
            <text:p>2015-08-30 09:33:32</text:p>
          </table:table-cell>
          <table:table-cell office:value-type="float" office:value="38897" calcext:value-type="float">
            <text:p>38897</text:p>
          </table:table-cell>
          <table:table-cell/>
          <table:table-cell office:value-type="string" calcext:value-type="string">
            <text:p>HMO_Florida_Savings Plus_On Exchange</text:p>
          </table:table-cell>
          <table:table-cell office:value-type="string" calcext:value-type="string">
            <text:p>VAN011</text:p>
          </table:table-cell>
          <table:table-cell table:style-name="ce2" office:value-type="string" calcext:value-type="string">
            <text:p><text:a xlink:href="https://www.humana.com/finder/search?customerId=1059&amp;pfpkey=319" xlink:type="simple">https://www.humana.com/finder/search?customerId=1059&amp;pfpkey=31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3274" calcext:value-type="float">
            <text:p>43274</text:p>
          </table:table-cell>
          <table:table-cell table:number-columns-repeated="2"/>
          <table:table-cell office:value-type="string" calcext:value-type="string">
            <text:p>2015-10-22 15:45:43</text:p>
          </table:table-cell>
          <table:table-cell office:value-type="float" office:value="43274" calcext:value-type="float">
            <text:p>43274</text:p>
          </table:table-cell>
          <table:table-cell/>
          <table:table-cell office:value-type="string" calcext:value-type="string">
            <text:p>OA HMO_Florida_Costco_Off Exchange</text:p>
          </table:table-cell>
          <table:table-cell office:value-type="string" calcext:value-type="string">
            <text:p>VAN002</text:p>
          </table:table-cell>
          <table:table-cell table:style-name="ce2" office:value-type="string" calcext:value-type="string">
            <text:p><text:a xlink:href="http://www.solsticecare.com/provider-search.aspx?a=20XHGS0L15" xlink:type="simple">http://www.solsticecare.com/provider-search.aspx?a=20XHGS0L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8121" calcext:value-type="float">
            <text:p>48121</text:p>
          </table:table-cell>
          <table:table-cell table:number-columns-repeated="2"/>
          <table:table-cell office:value-type="string" calcext:value-type="string">
            <text:p>2015-08-28 13:59:00</text:p>
          </table:table-cell>
          <table:table-cell office:value-type="float" office:value="48121" calcext:value-type="float">
            <text:p>48121</text:p>
          </table:table-cell>
          <table:table-cell/>
          <table:table-cell office:value-type="string" calcext:value-type="string">
            <text:p>HMO_Florida_Savings Plus_Off Exchange</text:p>
          </table:table-cell>
          <table:table-cell office:value-type="string" calcext:value-type="string">
            <text:p>NDN001</text:p>
          </table:table-cell>
          <table:table-cell table:style-name="ce2" office:value-type="string" calcext:value-type="string">
            <text:p><text:a xlink:href="http://www.renaissancedental.com/Find-a-Dentist" xlink:type="simple">http://www.renaissancedental.com/Find-a-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8129" calcext:value-type="float">
            <text:p>48129</text:p>
          </table:table-cell>
          <table:table-cell table:number-columns-repeated="2"/>
          <table:table-cell office:value-type="string" calcext:value-type="string">
            <text:p>2015-09-25 06:20:33</text:p>
          </table:table-cell>
          <table:table-cell office:value-type="float" office:value="48129" calcext:value-type="float">
            <text:p>48129</text:p>
          </table:table-cell>
          <table:table-cell/>
          <table:table-cell office:value-type="string" calcext:value-type="string">
            <text:p>OA HMO_Florida_Coventry One_Off Exchange</text:p>
          </table:table-cell>
          <table:table-cell office:value-type="string" calcext:value-type="string">
            <text:p>NDN002</text:p>
          </table:table-cell>
          <table:table-cell table:style-name="ce2" office:value-type="string" calcext:value-type="string">
            <text:p><text:a xlink:href="https://eportal.molinahealthcare.com/Provider/ProviderSearch?RedirectFrom=MolinaStaticWeb&amp;State=fl&amp;Coverage=MMP" xlink:type="simple">https://eportal.molinahealthcare.com/Provider/ProviderSearch?RedirectFrom=MolinaStaticWeb&amp;State=fl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9193" calcext:value-type="float">
            <text:p>49193</text:p>
          </table:table-cell>
          <table:table-cell table:number-columns-repeated="2"/>
          <table:table-cell office:value-type="string" calcext:value-type="string">
            <text:p>2015-11-17 16:15:02</text:p>
          </table:table-cell>
          <table:table-cell office:value-type="float" office:value="49193" calcext:value-type="float">
            <text:p>49193</text:p>
          </table:table-cell>
          <table:table-cell/>
          <table:table-cell office:value-type="string" calcext:value-type="string">
            <text:p>Ambetter from Sunshine Health</text:p>
          </table:table-cell>
          <table:table-cell office:value-type="string" calcext:value-type="string">
            <text:p>NDN003</text:p>
          </table:table-cell>
          <table:table-cell table:style-name="ce2" office:value-type="string" calcext:value-type="string">
            <text:p><text:a xlink:href="http://www.fhcp.com/find-providers/physician" xlink:type="simple">http://www.fhcp.com/find-providers/physicia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4172" calcext:value-type="float">
            <text:p>54172</text:p>
          </table:table-cell>
          <table:table-cell table:number-columns-repeated="2"/>
          <table:table-cell office:value-type="string" calcext:value-type="string">
            <text:p>2015-07-15 14:27:53</text:p>
          </table:table-cell>
          <table:table-cell office:value-type="float" office:value="54172" calcext:value-type="float">
            <text:p>54172</text:p>
          </table:table-cell>
          <table:table-cell/>
          <table:table-cell office:value-type="string" calcext:value-type="string">
            <text:p>HFHP Individual</text:p>
          </table:table-cell>
          <table:table-cell office:value-type="string" calcext:value-type="string">
            <text:p>NJN001</text:p>
          </table:table-cell>
          <table:table-cell table:style-name="ce2" office:value-type="string" calcext:value-type="string">
            <text:p><text:a xlink:href="http://www.providerlookuponline.com/coventry/po7/gateway.aspx?plancode=228&amp;clientprodcode=122801" xlink:type="simple">http://www.providerlookuponline.com/coventry/po7/gateway.aspx?plancode=228&amp;clientprodcode=1228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6503" calcext:value-type="float">
            <text:p>56503</text:p>
          </table:table-cell>
          <table:table-cell table:number-columns-repeated="2"/>
          <table:table-cell office:value-type="string" calcext:value-type="string">
            <text:p>2015-05-24 16:05:30</text:p>
          </table:table-cell>
          <table:table-cell office:value-type="float" office:value="56503" calcext:value-type="float">
            <text:p>56503</text:p>
          </table:table-cell>
          <table:table-cell/>
          <table:table-cell office:value-type="string" calcext:value-type="string">
            <text:p>FHCA Individual</text:p>
          </table:table-cell>
          <table:table-cell office:value-type="string" calcext:value-type="string">
            <text:p>NJN004</text:p>
          </table:table-cell>
          <table:table-cell table:style-name="ce2" office:value-type="string" calcext:value-type="string">
            <text:p><text:a xlink:href="https://govservices.dentaquest.com/Router.jsp?component=Main&amp;source=Logon&amp;action=ProviderDirectory2&amp;state=FL&amp;locale=en" xlink:type="simple">https://govservices.dentaquest.com/Router.jsp?component=Main&amp;source=Logon&amp;action=ProviderDirectory2&amp;state=FL&amp;locale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7451" calcext:value-type="float">
            <text:p>57451</text:p>
          </table:table-cell>
          <table:table-cell table:number-columns-repeated="2"/>
          <table:table-cell office:value-type="string" calcext:value-type="string">
            <text:p>2015-07-14 17:55:12</text:p>
          </table:table-cell>
          <table:table-cell office:value-type="float" office:value="57451" calcext:value-type="float">
            <text:p>57451</text:p>
          </table:table-cell>
          <table:table-cell/>
          <table:table-cell office:value-type="string" calcext:value-type="string">
            <text:p>HFHP Small Group</text:p>
          </table:table-cell>
          <table:table-cell office:value-type="string" calcext:value-type="string">
            <text:p>NJN003</text:p>
          </table:table-cell>
          <table:table-cell table:style-name="ce2" office:value-type="string" calcext:value-type="string">
            <text:p><text:a xlink:href="http://www.uhc.com/find-a-physician/xflcompass" xlink:type="simple">http://www.uhc.com/find-a-physician/xfl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9667" calcext:value-type="float">
            <text:p>59667</text:p>
          </table:table-cell>
          <table:table-cell table:number-columns-repeated="2"/>
          <table:table-cell office:value-type="string" calcext:value-type="string">
            <text:p>2015-08-24 05:58:52</text:p>
          </table:table-cell>
          <table:table-cell office:value-type="float" office:value="59667" calcext:value-type="float">
            <text:p>59667</text:p>
          </table:table-cell>
          <table:table-cell/>
          <table:table-cell office:value-type="string" calcext:value-type="string">
            <text:p>FHCA Small Group</text:p>
          </table:table-cell>
          <table:table-cell office:value-type="string" calcext:value-type="string">
            <text:p>NJN002</text:p>
          </table:table-cell>
          <table:table-cell table:style-name="ce2" office:value-type="string" calcext:value-type="string">
            <text:p><text:a xlink:href="http://www.uhc.com/find-a-physician/shopflnavigate" xlink:type="simple">http://www.uhc.com/find-a-physician/shopfl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5476" calcext:value-type="float">
            <text:p>65476</text:p>
          </table:table-cell>
          <table:table-cell table:number-columns-repeated="2"/>
          <table:table-cell office:value-type="string" calcext:value-type="string">
            <text:p>2015-09-24 06:32:24</text:p>
          </table:table-cell>
          <table:table-cell office:value-type="float" office:value="65476" calcext:value-type="float">
            <text:p>65476</text:p>
          </table:table-cell>
          <table:table-cell/>
          <table:table-cell office:value-type="string" calcext:value-type="string">
            <text:p>BlueDental Choice PPO</text:p>
          </table:table-cell>
          <table:table-cell office:value-type="string" calcext:value-type="string">
            <text:p>NJN005</text:p>
          </table:table-cell>
          <table:table-cell table:style-name="ce2" office:value-type="string" calcext:value-type="string">
            <text:p><text:a xlink:href="http://www.libertydentalplan.com/Florida/Florida-Dentist-Search.aspx" xlink:type="simple">http://www.libertydentalplan.com/Florida/Florida-Dentist-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8398" calcext:value-type="float">
            <text:p>68398</text:p>
          </table:table-cell>
          <table:table-cell table:number-columns-repeated="2"/>
          <table:table-cell office:value-type="string" calcext:value-type="string">
            <text:p>2015-10-20 21:37:00</text:p>
          </table:table-cell>
          <table:table-cell office:value-type="float" office:value="68398" calcext:value-type="float">
            <text:p>68398</text:p>
          </table:table-cell>
          <table:table-cell/>
          <table:table-cell office:value-type="string" calcext:value-type="string">
            <text:p>BlueDental Copayment PPO</text:p>
          </table:table-cell>
          <table:table-cell office:value-type="string" calcext:value-type="string">
            <text:p>OKN001</text:p>
          </table:table-cell>
          <table:table-cell table:style-name="ce2" office:value-type="string" calcext:value-type="string">
            <text:p><text:a xlink:href="http://www.healthplex.com/our_dentists/options?groupnumber=EXCHANGE-FL" xlink:type="simple">http://www.healthplex.com/our_dentists/options?groupnumber=EXCHANGE-F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1675" calcext:value-type="float">
            <text:p>71675</text:p>
          </table:table-cell>
          <table:table-cell table:number-columns-repeated="2"/>
          <table:table-cell office:value-type="string" calcext:value-type="string">
            <text:p>2015-11-16 09:33:51</text:p>
          </table:table-cell>
          <table:table-cell office:value-type="float" office:value="71675" calcext:value-type="float">
            <text:p>71675</text:p>
          </table:table-cell>
          <table:table-cell/>
          <table:table-cell office:value-type="string" calcext:value-type="string">
            <text:p>Dental HMO/Managed Care</text:p>
          </table:table-cell>
          <table:table-cell office:value-type="string" calcext:value-type="string">
            <text:p>OKN002</text:p>
          </table:table-cell>
          <table:table-cell table:style-name="ce2" office:value-type="string" calcext:value-type="string">
            <text:p><text:a xlink:href="https://www.deltadentalins.com/find-a-dentist" xlink:type="simple">https://www.deltadentalins.com/find-a-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5196" calcext:value-type="float">
            <text:p>75196</text:p>
          </table:table-cell>
          <table:table-cell table:number-columns-repeated="2"/>
          <table:table-cell office:value-type="string" calcext:value-type="string">
            <text:p>2015-11-18 13:05:03</text:p>
          </table:table-cell>
          <table:table-cell office:value-type="float" office:value="75196" calcext:value-type="float">
            <text:p>75196</text:p>
          </table:table-cell>
          <table:table-cell/>
          <table:table-cell office:value-type="string" calcext:value-type="string">
            <text:p>BlueCare</text:p>
          </table:table-cell>
          <table:table-cell office:value-type="string" calcext:value-type="string">
            <text:p>OKN003</text:p>
          </table:table-cell>
          <table:table-cell table:style-name="ce2" office:value-type="string" calcext:value-type="string">
            <text:p><text:a xlink:href="http://www.alwayscarebenefits.com/comm/providers/GADentalProviderDirectory.pdf" xlink:type="simple">http://www.alwayscarebenefits.com/comm/providers/GA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7150" calcext:value-type="float">
            <text:p>77150</text:p>
          </table:table-cell>
          <table:table-cell table:number-columns-repeated="2"/>
          <table:table-cell office:value-type="string" calcext:value-type="string">
            <text:p>2015-11-04 09:51:09</text:p>
          </table:table-cell>
          <table:table-cell office:value-type="float" office:value="77150" calcext:value-type="float">
            <text:p>77150</text:p>
          </table:table-cell>
          <table:table-cell/>
          <table:table-cell office:value-type="string" calcext:value-type="string">
            <text:p>MyBlue</text:p>
          </table:table-cell>
          <table:table-cell office:value-type="string" calcext:value-type="string">
            <text:p>OKN011</text:p>
          </table:table-cell>
          <table:table-cell table:style-name="ce2" office:value-type="string" calcext:value-type="string">
            <text:p><text:a xlink:href="http://www.uhc.com/find-a-physician/xgacompass" xlink:type="simple">http://www.uhc.com/find-a-physician/xga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141" calcext:value-type="float">
            <text:p>84141</text:p>
          </table:table-cell>
          <table:table-cell table:number-columns-repeated="2"/>
          <table:table-cell office:value-type="string" calcext:value-type="string">
            <text:p>2015-11-17 22:52:32</text:p>
          </table:table-cell>
          <table:table-cell office:value-type="float" office:value="84141" calcext:value-type="float">
            <text:p>84141</text:p>
          </table:table-cell>
          <table:table-cell/>
          <table:table-cell office:value-type="string" calcext:value-type="string">
            <text:p>HMO Premier</text:p>
          </table:table-cell>
          <table:table-cell office:value-type="string" calcext:value-type="string">
            <text:p>OKN012</text:p>
          </table:table-cell>
          <table:table-cell table:style-name="ce2" office:value-type="string" calcext:value-type="string">
            <text:p><text:a xlink:href="https://www.bcbsga.com/health-insurance/provider-directory/searchcriteria?alphaprefix=JRA" xlink:type="simple">https://www.bcbsga.com/health-insurance/provider-directory/searchcriteria?alphaprefix=JR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5019" calcext:value-type="float">
            <text:p>85019</text:p>
          </table:table-cell>
          <table:table-cell table:number-columns-repeated="2"/>
          <table:table-cell office:value-type="string" calcext:value-type="string">
            <text:p>2015-10-22 14:49:03</text:p>
          </table:table-cell>
          <table:table-cell office:value-type="float" office:value="85019" calcext:value-type="float">
            <text:p>85019</text:p>
          </table:table-cell>
          <table:table-cell/>
          <table:table-cell office:value-type="string" calcext:value-type="string">
            <text:p>HMO Select</text:p>
          </table:table-cell>
          <table:table-cell office:value-type="string" calcext:value-type="string">
            <text:p>OKN013</text:p>
          </table:table-cell>
          <table:table-cell table:style-name="ce2" office:value-type="string" calcext:value-type="string">
            <text:p><text:a xlink:href="https://www.bcbsga.com/health-insurance/provider-directory/searchcriteria?alphaprefix=JRB" xlink:type="simple">https://www.bcbsga.com/health-insurance/provider-directory/searchcriteria?alphaprefix=JR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543" calcext:value-type="float">
            <text:p>85543</text:p>
          </table:table-cell>
          <table:table-cell table:number-columns-repeated="2"/>
          <table:table-cell office:value-type="string" calcext:value-type="string">
            <text:p>2014-03-19 07:06:49</text:p>
          </table:table-cell>
          <table:table-cell office:value-type="float" office:value="85543" calcext:value-type="float">
            <text:p>85543</text:p>
          </table:table-cell>
          <table:table-cell/>
          <table:table-cell office:value-type="string" calcext:value-type="string">
            <text:p>Tampa Bay HUMx (HMOx)</text:p>
          </table:table-cell>
          <table:table-cell office:value-type="string" calcext:value-type="string">
            <text:p>OKN004</text:p>
          </table:table-cell>
          <table:table-cell table:style-name="ce2" office:value-type="string" calcext:value-type="string">
            <text:p><text:a xlink:href="https://metlocator.metlife.com/metlocator/execute/Search?searchType=findDentistHCR_GA&amp;planType=DPPO&amp;networkID=2" xlink:type="simple">https://metlocator.metlife.com/metlocator/execute/Search?searchType=findDentistHCR_GA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3299" calcext:value-type="float">
            <text:p>93299</text:p>
          </table:table-cell>
          <table:table-cell table:number-columns-repeated="2"/>
          <table:table-cell office:value-type="string" calcext:value-type="string">
            <text:p>2013-08-28 08:15:53</text:p>
          </table:table-cell>
          <table:table-cell office:value-type="float" office:value="93299" calcext:value-type="float">
            <text:p>93299</text:p>
          </table:table-cell>
          <table:table-cell/>
          <table:table-cell office:value-type="string" calcext:value-type="string">
            <text:p>South Florida HUMx (HMOx)</text:p>
          </table:table-cell>
          <table:table-cell office:value-type="string" calcext:value-type="string">
            <text:p>PAN001</text:p>
          </table:table-cell>
          <table:table-cell table:style-name="ce2" office:value-type="string" calcext:value-type="string">
            <text:p><text:a xlink:href="http://www.geoaccess.com/awp/Dental/PO/begin.asp?Gateway=False&amp;st=DV&amp;Company=BCBSGA&amp;netcode=DVP" xlink:type="simple">http://www.geoaccess.com/awp/Dental/PO/begin.asp?Gateway=False&amp;st=DV&amp;Company=BCBSGA&amp;netcode=DV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7725" calcext:value-type="float">
            <text:p>97725</text:p>
          </table:table-cell>
          <table:table-cell table:number-columns-repeated="2"/>
          <table:table-cell office:value-type="string" calcext:value-type="string">
            <text:p>2013-08-01 12:48:00</text:p>
          </table:table-cell>
          <table:table-cell office:value-type="float" office:value="97725" calcext:value-type="float">
            <text:p>97725</text:p>
          </table:table-cell>
          <table:table-cell/>
          <table:table-cell office:value-type="string" calcext:value-type="string">
            <text:p>Volusia HUMx (HMOx)</text:p>
          </table:table-cell>
          <table:table-cell office:value-type="string" calcext:value-type="string">
            <text:p>PAN002</text:p>
          </table:table-cell>
          <table:table-cell table:style-name="ce2" office:value-type="string" calcext:value-type="string">
            <text:p><text:a xlink:href="https://govservices.dentaquest.com/Router.jsp?component=Main&amp;source=Logon&amp;action=ProviderDirectory2&amp;state=GA&amp;locale=en" xlink:type="simple">https://govservices.dentaquest.com/Router.jsp?component=Main&amp;source=Logon&amp;action=ProviderDirectory2&amp;state=GA&amp;locale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98534" calcext:value-type="float">
            <text:p>98534</text:p>
          </table:table-cell>
          <table:table-cell table:number-columns-repeated="2"/>
          <table:table-cell office:value-type="string" calcext:value-type="string">
            <text:p>2013-09-02 11:39:25</text:p>
          </table:table-cell>
          <table:table-cell office:value-type="float" office:value="98534" calcext:value-type="float">
            <text:p>98534</text:p>
          </table:table-cell>
          <table:table-cell/>
          <table:table-cell office:value-type="string" calcext:value-type="string">
            <text:p>National POS - OpenAccess</text:p>
          </table:table-cell>
          <table:table-cell office:value-type="string" calcext:value-type="string">
            <text:p>PAN003</text:p>
          </table:table-cell>
          <table:table-cell table:style-name="ce2" office:value-type="string" calcext:value-type="string">
            <text:p><text:a xlink:href="http://ambetter.pshpgeorgia.com/findadoc" xlink:type="simple">http://ambetter.pshpgeorgia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9787" calcext:value-type="float">
            <text:p>99787</text:p>
          </table:table-cell>
          <table:table-cell table:number-columns-repeated="2"/>
          <table:table-cell office:value-type="string" calcext:value-type="string">
            <text:p>2014-04-18 11:49:29</text:p>
          </table:table-cell>
          <table:table-cell office:value-type="float" office:value="99787" calcext:value-type="float">
            <text:p>99787</text:p>
          </table:table-cell>
          <table:table-cell/>
          <table:table-cell office:value-type="string" calcext:value-type="string">
            <text:p>EssentialSmile PPO</text:p>
          </table:table-cell>
          <table:table-cell office:value-type="string" calcext:value-type="string">
            <text:p>PAN004</text:p>
          </table:table-cell>
          <table:table-cell table:style-name="ce2" office:value-type="string" calcext:value-type="string">
            <text:p><text:a xlink:href="http://ga.coventryproviders.com" xlink:type="simple">http://ga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7382" calcext:value-type="float">
            <text:p>17382</text:p>
          </table:table-cell>
          <table:table-cell table:number-columns-repeated="2"/>
          <table:table-cell office:value-type="string" calcext:value-type="string">
            <text:p>2014-01-21 08:29:49</text:p>
          </table:table-cell>
          <table:table-cell office:value-type="float" office:value="17382" calcext:value-type="float">
            <text:p>17382</text:p>
          </table:table-cell>
          <table:table-cell/>
          <table:table-cell office:value-type="string" calcext:value-type="string">
            <text:p>EssentialSmile EPO</text:p>
          </table:table-cell>
          <table:table-cell office:value-type="string" calcext:value-type="string">
            <text:p>PAN005</text:p>
          </table:table-cell>
          <table:table-cell table:style-name="ce2" office:value-type="string" calcext:value-type="string">
            <text:p><text:a xlink:href="http://www.providerlookuponline.com/coventry/po7/gateway.aspx?plancode=229&amp;clientprodcode=122902" xlink:type="simple">http://www.providerlookuponline.com/coventry/po7/gateway.aspx?plancode=229&amp;clientprodcode=1229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9419" calcext:value-type="float">
            <text:p>19419</text:p>
          </table:table-cell>
          <table:table-cell table:number-columns-repeated="2"/>
          <table:table-cell office:value-type="string" calcext:value-type="string">
            <text:p>2013-06-06 10:50:48</text:p>
          </table:table-cell>
          <table:table-cell office:value-type="float" office:value="19419" calcext:value-type="float">
            <text:p>19419</text:p>
          </table:table-cell>
          <table:table-cell/>
          <table:table-cell office:value-type="string" calcext:value-type="string">
            <text:p>Florida LocalPlus Network</text:p>
          </table:table-cell>
          <table:table-cell office:value-type="string" calcext:value-type="string">
            <text:p>PAN006</text:p>
          </table:table-cell>
          <table:table-cell table:style-name="ce2" office:value-type="string" calcext:value-type="string">
            <text:p><text:a xlink:href="http://www.AlliantPlans.com" xlink:type="simple">http://www.AlliantPlan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2500" calcext:value-type="float">
            <text:p>22500</text:p>
          </table:table-cell>
          <table:table-cell table:number-columns-repeated="2"/>
          <table:table-cell office:value-type="string" calcext:value-type="string">
            <text:p>2013-09-10 14:43:20</text:p>
          </table:table-cell>
          <table:table-cell office:value-type="float" office:value="22500" calcext:value-type="float">
            <text:p>22500</text:p>
          </table:table-cell>
          <table:table-cell/>
          <table:table-cell office:value-type="string" calcext:value-type="string">
            <text:p>Florida Dental Network</text:p>
          </table:table-cell>
          <table:table-cell office:value-type="string" calcext:value-type="string">
            <text:p>SCN001</text:p>
          </table:table-cell>
          <table:table-cell table:style-name="ce2" office:value-type="string" calcext:value-type="string">
            <text:p><text:a xlink:href="http://hixfadga.dentalcareplus.com" xlink:type="simple">http://hixfadga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8167" calcext:value-type="float">
            <text:p>28167</text:p>
          </table:table-cell>
          <table:table-cell table:number-columns-repeated="2"/>
          <table:table-cell office:value-type="string" calcext:value-type="string">
            <text:p>2014-01-17 09:36:20</text:p>
          </table:table-cell>
          <table:table-cell office:value-type="float" office:value="28167" calcext:value-type="float">
            <text:p>28167</text:p>
          </table:table-cell>
          <table:table-cell/>
          <table:table-cell office:value-type="string" calcext:value-type="string">
            <text:p>Molina Marketplace</text:p>
          </table:table-cell>
          <table:table-cell office:value-type="string" calcext:value-type="string">
            <text:p>SCN002</text:p>
          </table:table-cell>
          <table:table-cell table:style-name="ce2" office:value-type="string" calcext:value-type="string">
            <text:p><text:a xlink:href="https://kp.org/gaprovider" xlink:type="simple">https://kp.org/ga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1291" calcext:value-type="float">
            <text:p>31291</text:p>
          </table:table-cell>
          <table:table-cell table:number-columns-repeated="2"/>
          <table:table-cell office:value-type="string" calcext:value-type="string">
            <text:p>2014-01-16 07:24:04</text:p>
          </table:table-cell>
          <table:table-cell office:value-type="float" office:value="31291" calcext:value-type="float">
            <text:p>31291</text:p>
          </table:table-cell>
          <table:table-cell/>
          <table:table-cell office:value-type="string" calcext:value-type="string">
            <text:p>FHCP HMO Network</text:p>
          </table:table-cell>
          <table:table-cell office:value-type="string" calcext:value-type="string">
            <text:p>SCN003</text:p>
          </table:table-cell>
          <table:table-cell table:style-name="ce2" office:value-type="string" calcext:value-type="string">
            <text:p><text:a xlink:href="https://www.humana.com/finder/search?customerId=1059&amp;pfpkey=804" xlink:type="simple">https://www.humana.com/finder/search?customerId=1059&amp;pfpkey=8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001" calcext:value-type="float">
            <text:p>37001</text:p>
          </table:table-cell>
          <table:table-cell table:number-columns-repeated="2"/>
          <table:table-cell office:value-type="string" calcext:value-type="string">
            <text:p>2013-10-15 07:27:56</text:p>
          </table:table-cell>
          <table:table-cell office:value-type="float" office:value="37001" calcext:value-type="float">
            <text:p>37001</text:p>
          </table:table-cell>
          <table:table-cell/>
          <table:table-cell office:value-type="string" calcext:value-type="string">
            <text:p>HMO_FL_Carelink_On/Off Exchange</text:p>
          </table:table-cell>
          <table:table-cell office:value-type="string" calcext:value-type="string">
            <text:p>SCN004</text:p>
          </table:table-cell>
          <table:table-cell table:style-name="ce2" office:value-type="string" calcext:value-type="string">
            <text:p><text:a xlink:href="https://www.humana.com/finder/search?customerId=1059&amp;pfpkey=758" xlink:type="simple">https://www.humana.com/finder/search?customerId=1059&amp;pfpkey=75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3802" calcext:value-type="float">
            <text:p>43802</text:p>
          </table:table-cell>
          <table:table-cell table:number-columns-repeated="2"/>
          <table:table-cell office:value-type="string" calcext:value-type="string">
            <text:p>2013-09-16 06:33:22</text:p>
          </table:table-cell>
          <table:table-cell office:value-type="float" office:value="43802" calcext:value-type="float">
            <text:p>43802</text:p>
          </table:table-cell>
          <table:table-cell/>
          <table:table-cell office:value-type="string" calcext:value-type="string">
            <text:p>HMO_FL_Coventry One_Off Exchange</text:p>
          </table:table-cell>
          <table:table-cell office:value-type="string" calcext:value-type="string">
            <text:p>SCN005</text:p>
          </table:table-cell>
          <table:table-cell table:style-name="ce2" office:value-type="string" calcext:value-type="string">
            <text:p><text:a xlink:href="https://www.humana.com/finder/search?customerId=1059&amp;pfpkey=925" xlink:type="simple">https://www.humana.com/finder/search?customerId=1059&amp;pfpkey=92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8132" calcext:value-type="float">
            <text:p>48132</text:p>
          </table:table-cell>
          <table:table-cell table:number-columns-repeated="2"/>
          <table:table-cell office:value-type="string" calcext:value-type="string">
            <text:p>2013-07-01 08:34:30</text:p>
          </table:table-cell>
          <table:table-cell office:value-type="float" office:value="48132" calcext:value-type="float">
            <text:p>48132</text:p>
          </table:table-cell>
          <table:table-cell/>
          <table:table-cell office:value-type="string" calcext:value-type="string">
            <text:p>DentaQuest of Florida, Inc</text:p>
          </table:table-cell>
          <table:table-cell office:value-type="string" calcext:value-type="string">
            <text:p>TNN001</text:p>
          </table:table-cell>
          <table:table-cell table:style-name="ce2" office:value-type="string" calcext:value-type="string">
            <text:p><text:a xlink:href="https://www.humana.com/finder/search?customerId=1059&amp;pfpkey=805" xlink:type="simple">https://www.humana.com/finder/search?customerId=1059&amp;pfpkey=8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49046" calcext:value-type="float">
            <text:p>49046</text:p>
          </table:table-cell>
          <table:table-cell table:number-columns-repeated="2"/>
          <table:table-cell office:value-type="string" calcext:value-type="string">
            <text:p>2013-11-23 14:44:18</text:p>
          </table:table-cell>
          <table:table-cell office:value-type="float" office:value="49046" calcext:value-type="float">
            <text:p>49046</text:p>
          </table:table-cell>
          <table:table-cell/>
          <table:table-cell office:value-type="string" calcext:value-type="string">
            <text:p>FL IEX Compass</text:p>
          </table:table-cell>
          <table:table-cell office:value-type="string" calcext:value-type="string">
            <text:p>TNN002</text:p>
          </table:table-cell>
          <table:table-cell table:style-name="ce2" office:value-type="string" calcext:value-type="string">
            <text:p><text:a xlink:href="http://www.harkenhealth.com/providers/OurDocs-GA" xlink:type="simple">http://www.harkenhealth.com/providers/OurDocs-G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0491" calcext:value-type="float">
            <text:p>50491</text:p>
          </table:table-cell>
          <table:table-cell table:number-columns-repeated="2"/>
          <table:table-cell office:value-type="string" calcext:value-type="string">
            <text:p>2013-09-17 16:07:07</text:p>
          </table:table-cell>
          <table:table-cell office:value-type="float" office:value="50491" calcext:value-type="float">
            <text:p>50491</text:p>
          </table:table-cell>
          <table:table-cell/>
          <table:table-cell office:value-type="string" calcext:value-type="string">
            <text:p>FL SHOP Navigate</text:p>
          </table:table-cell>
          <table:table-cell office:value-type="string" calcext:value-type="string">
            <text:p>TNN003</text:p>
          </table:table-cell>
          <table:table-cell table:style-name="ce2" office:value-type="string" calcext:value-type="string">
            <text:p><text:a xlink:href="https://www.anthem.com/health-insurance/provider-directory/searchcriteria?alphaprefix=XPH" xlink:type="simple">https://www.anthem.com/health-insurance/provider-directory/searchcriteria?alphaprefix=XP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662" calcext:value-type="float">
            <text:p>50662</text:p>
          </table:table-cell>
          <table:table-cell table:number-columns-repeated="2"/>
          <table:table-cell office:value-type="string" calcext:value-type="string">
            <text:p>2013-09-12 11:27:35</text:p>
          </table:table-cell>
          <table:table-cell office:value-type="float" office:value="50662" calcext:value-type="float">
            <text:p>50662</text:p>
          </table:table-cell>
          <table:table-cell/>
          <table:table-cell office:value-type="string" calcext:value-type="string">
            <text:p>HFI Small Group</text:p>
          </table:table-cell>
          <table:table-cell office:value-type="string" calcext:value-type="string">
            <text:p>TNN005</text:p>
          </table:table-cell>
          <table:table-cell table:style-name="ce2" office:value-type="string" calcext:value-type="string">
            <text:p><text:a xlink:href="https://www.anthem.com/health-insurance/provider-directory/searchcriteria?brand=abcbs" xlink:type="simple">https://www.anthem.com/health-insurance/provider-directory/searchcriteria?brand=abc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0988" calcext:value-type="float">
            <text:p>50988</text:p>
          </table:table-cell>
          <table:table-cell table:number-columns-repeated="2"/>
          <table:table-cell office:value-type="string" calcext:value-type="string">
            <text:p>2013-11-26 13:14:08</text:p>
          </table:table-cell>
          <table:table-cell office:value-type="float" office:value="50988" calcext:value-type="float">
            <text:p>50988</text:p>
          </table:table-cell>
          <table:table-cell/>
          <table:table-cell office:value-type="string" calcext:value-type="string">
            <text:p>Florida Exchange CAP</text:p>
          </table:table-cell>
          <table:table-cell office:value-type="string" calcext:value-type="string">
            <text:p>TXN001</text:p>
          </table:table-cell>
          <table:table-cell table:style-name="ce2" office:value-type="string" calcext:value-type="string">
            <text:p><text:a xlink:href="https://www.anthem.com/health-insurance/provider-directory/searchcriteria?alphaprefix=XPB" xlink:type="simple">https://www.anthem.com/health-insurance/provider-directory/searchcriteria?alphaprefix=XP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55612" calcext:value-type="float">
            <text:p>55612</text:p>
          </table:table-cell>
          <table:table-cell table:number-columns-repeated="2"/>
          <table:table-cell office:value-type="string" calcext:value-type="string">
            <text:p>2013-09-19 06:29:55</text:p>
          </table:table-cell>
          <table:table-cell office:value-type="float" office:value="55612" calcext:value-type="float">
            <text:p>55612</text:p>
          </table:table-cell>
          <table:table-cell/>
          <table:table-cell office:value-type="string" calcext:value-type="string">
            <text:p>FL Exchange Network</text:p>
          </table:table-cell>
          <table:table-cell office:value-type="string" calcext:value-type="string">
            <text:p>TXN002</text:p>
          </table:table-cell>
          <table:table-cell table:style-name="ce2" office:value-type="string" calcext:value-type="string">
            <text:p><text:a xlink:href="http://www.geoaccess.com/awp/Dental/PO/begin.asp?Gateway=False&amp;st=DV&amp;Company=Anthem-BCBS&amp;netcode=DVP" xlink:type="simple">http://www.geoaccess.com/awp/Dental/PO/begin.asp?Gateway=False&amp;st=DV&amp;Company=Anthem-BCBS&amp;netcode=DV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3411" calcext:value-type="float">
            <text:p>63411</text:p>
          </table:table-cell>
          <table:table-cell table:number-columns-repeated="2"/>
          <table:table-cell office:value-type="string" calcext:value-type="string">
            <text:p>2013-08-30 07:44:10</text:p>
          </table:table-cell>
          <table:table-cell office:value-type="float" office:value="63411" calcext:value-type="float">
            <text:p>63411</text:p>
          </table:table-cell>
          <table:table-cell/>
          <table:table-cell office:value-type="string" calcext:value-type="string">
            <text:p>DeltaCare DHMO</text:p>
          </table:table-cell>
          <table:table-cell office:value-type="string" calcext:value-type="string">
            <text:p>TXN003</text:p>
          </table:table-cell>
          <table:table-cell table:style-name="ce2" office:value-type="string" calcext:value-type="string">
            <text:p><text:a xlink:href="http://www.iuhealth.org/healthplans/marketplace-provider-directory" xlink:type="simple">http://www.iuhealth.org/healthplans/marketplace-provider-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63940" calcext:value-type="float">
            <text:p>63940</text:p>
          </table:table-cell>
          <table:table-cell table:number-columns-repeated="2"/>
          <table:table-cell office:value-type="string" calcext:value-type="string">
            <text:p>2013-10-16 16:52:58</text:p>
          </table:table-cell>
          <table:table-cell office:value-type="float" office:value="63940" calcext:value-type="float">
            <text:p>63940</text:p>
          </table:table-cell>
          <table:table-cell/>
          <table:table-cell office:value-type="string" calcext:value-type="string">
            <text:p>DenteMax Plus</text:p>
          </table:table-cell>
          <table:table-cell office:value-type="string" calcext:value-type="string">
            <text:p>TXN004</text:p>
          </table:table-cell>
          <table:table-cell table:style-name="ce2" office:value-type="string" calcext:value-type="string">
            <text:p><text:a xlink:href="http://www.uhc.com/find-a-physician/xinchoice" xlink:type="simple">http://www.uhc.com/find-a-physician/xin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68687" calcext:value-type="float">
            <text:p>68687</text:p>
          </table:table-cell>
          <table:table-cell table:number-columns-repeated="2"/>
          <table:table-cell office:value-type="string" calcext:value-type="string">
            <text:p>2014-05-02 13:10:05</text:p>
          </table:table-cell>
          <table:table-cell office:value-type="float" office:value="68687" calcext:value-type="float">
            <text:p>68687</text:p>
          </table:table-cell>
          <table:table-cell/>
          <table:table-cell office:value-type="string" calcext:value-type="string">
            <text:p>GA IEX Compass</text:p>
          </table:table-cell>
          <table:table-cell office:value-type="string" calcext:value-type="string">
            <text:p>TXN005</text:p>
          </table:table-cell>
          <table:table-cell table:style-name="ce2" office:value-type="string" calcext:value-type="string">
            <text:p><text:a xlink:href="http://www.phpni.com/marketplace/select2016" xlink:type="simple">http://www.phpni.com/marketplace/select20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68806" calcext:value-type="float">
            <text:p>68806</text:p>
          </table:table-cell>
          <table:table-cell table:number-columns-repeated="2"/>
          <table:table-cell office:value-type="string" calcext:value-type="string">
            <text:p>2013-06-28 08:36:25</text:p>
          </table:table-cell>
          <table:table-cell office:value-type="float" office:value="68806" calcext:value-type="float">
            <text:p>68806</text:p>
          </table:table-cell>
          <table:table-cell/>
          <table:table-cell office:value-type="string" calcext:value-type="string">
            <text:p>Pathway X and Dental Prime</text:p>
          </table:table-cell>
          <table:table-cell office:value-type="string" calcext:value-type="string">
            <text:p>TXN006</text:p>
          </table:table-cell>
          <table:table-cell table:style-name="ce2" office:value-type="string" calcext:value-type="string">
            <text:p><text:a xlink:href="http://www.phpni.com/marketplace/classic2016" xlink:type="simple">http://www.phpni.com/marketplace/classic20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9677" calcext:value-type="float">
            <text:p>69677</text:p>
          </table:table-cell>
          <table:table-cell table:number-columns-repeated="2"/>
          <table:table-cell office:value-type="string" calcext:value-type="string">
            <text:p>2013-07-31 07:05:07</text:p>
          </table:table-cell>
          <table:table-cell office:value-type="float" office:value="69677" calcext:value-type="float">
            <text:p>69677</text:p>
          </table:table-cell>
          <table:table-cell/>
          <table:table-cell office:value-type="string" calcext:value-type="string">
            <text:p>Pathway X Enhanced and Dental Prime</text:p>
          </table:table-cell>
          <table:table-cell office:value-type="string" calcext:value-type="string">
            <text:p>TXN007</text:p>
          </table:table-cell>
          <table:table-cell table:style-name="ce2" office:value-type="string" calcext:value-type="string">
            <text:p><text:a xlink:href="http://www.phpni.com/marketplace/options2016" xlink:type="simple">http://www.phpni.com/marketplace/options20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70893" calcext:value-type="float">
            <text:p>70893</text:p>
          </table:table-cell>
          <table:table-cell table:number-columns-repeated="2"/>
          <table:table-cell office:value-type="string" calcext:value-type="string">
            <text:p>2013-07-23 22:50:01</text:p>
          </table:table-cell>
          <table:table-cell office:value-type="float" office:value="70893" calcext:value-type="float">
            <text:p>70893</text:p>
          </table:table-cell>
          <table:table-cell/>
          <table:table-cell office:value-type="string" calcext:value-type="string">
            <text:p>Georgia LocalPlus Network</text:p>
          </table:table-cell>
          <table:table-cell office:value-type="string" calcext:value-type="string">
            <text:p>TXN008</text:p>
          </table:table-cell>
          <table:table-cell table:style-name="ce2" office:value-type="string" calcext:value-type="string">
            <text:p><text:a xlink:href="http://www.alwayscarebenefits.com/comm/providers/INDentalProviderDirectory.pdf" xlink:type="simple">http://www.alwayscarebenefits.com/comm/providers/IN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73231" calcext:value-type="float">
            <text:p>73231</text:p>
          </table:table-cell>
          <table:table-cell table:number-columns-repeated="2"/>
          <table:table-cell office:value-type="string" calcext:value-type="string">
            <text:p>2014-01-15 07:08:32</text:p>
          </table:table-cell>
          <table:table-cell office:value-type="float" office:value="73231" calcext:value-type="float">
            <text:p>73231</text:p>
          </table:table-cell>
          <table:table-cell/>
          <table:table-cell office:value-type="string" calcext:value-type="string">
            <text:p>Georgia Dental Network</text:p>
          </table:table-cell>
          <table:table-cell office:value-type="string" calcext:value-type="string">
            <text:p>TXN009</text:p>
          </table:table-cell>
          <table:table-cell table:style-name="ce2" office:value-type="string" calcext:value-type="string">
            <text:p><text:a xlink:href="https://memberportal.caresource.com/App/IN/FindADoctor/Just4Me" xlink:type="simple">https://memberportal.caresource.com/App/IN/FindADoctor/Just4M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8196" calcext:value-type="float">
            <text:p>78196</text:p>
          </table:table-cell>
          <table:table-cell table:number-columns-repeated="2"/>
          <table:table-cell office:value-type="string" calcext:value-type="string">
            <text:p>2013-06-05 12:49:14</text:p>
          </table:table-cell>
          <table:table-cell office:value-type="float" office:value="78196" calcext:value-type="float">
            <text:p>78196</text:p>
          </table:table-cell>
          <table:table-cell/>
          <table:table-cell office:value-type="string" calcext:value-type="string">
            <text:p>Dental Prime</text:p>
          </table:table-cell>
          <table:table-cell office:value-type="string" calcext:value-type="string">
            <text:p>TXN011</text:p>
          </table:table-cell>
          <table:table-cell table:style-name="ce2" office:value-type="string" calcext:value-type="string">
            <text:p><text:a xlink:href="http://www.mdwise.org/find-a-mdwise-marketplace-doctor/" xlink:type="simple">http://www.mdwise.org/find-a-mdwise-marketplace-doc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82824" calcext:value-type="float">
            <text:p>82824</text:p>
          </table:table-cell>
          <table:table-cell table:number-columns-repeated="2"/>
          <table:table-cell office:value-type="string" calcext:value-type="string">
            <text:p>2013-09-13 08:31:59</text:p>
          </table:table-cell>
          <table:table-cell office:value-type="float" office:value="82824" calcext:value-type="float">
            <text:p>82824</text:p>
          </table:table-cell>
          <table:table-cell/>
          <table:table-cell office:value-type="string" calcext:value-type="string">
            <text:p>Peach State Health Plan</text:p>
          </table:table-cell>
          <table:table-cell office:value-type="string" calcext:value-type="string">
            <text:p>TXN012</text:p>
          </table:table-cell>
          <table:table-cell table:style-name="ce2" office:value-type="string" calcext:value-type="string">
            <text:p><text:a xlink:href="http://www.siho.org/ProviderDirectory/" xlink:type="simple">http://www.siho.org/Provider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3495" calcext:value-type="float">
            <text:p>83495</text:p>
          </table:table-cell>
          <table:table-cell table:number-columns-repeated="2"/>
          <table:table-cell office:value-type="string" calcext:value-type="string">
            <text:p>2013-07-01 22:22:31</text:p>
          </table:table-cell>
          <table:table-cell office:value-type="float" office:value="83495" calcext:value-type="float">
            <text:p>83495</text:p>
          </table:table-cell>
          <table:table-cell/>
          <table:table-cell office:value-type="string" calcext:value-type="string">
            <text:p>OA HMO_Atlanta Georgia</text:p>
          </table:table-cell>
          <table:table-cell office:value-type="string" calcext:value-type="string">
            <text:p>WIN001</text:p>
          </table:table-cell>
          <table:table-cell table:style-name="ce2" office:value-type="string" calcext:value-type="string">
            <text:p><text:a xlink:href="http://ambetter.mhsindiana.com/findadoc" xlink:type="simple">http://ambetter.mhsindiana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83502" calcext:value-type="float">
            <text:p>83502</text:p>
          </table:table-cell>
          <table:table-cell table:number-columns-repeated="2"/>
          <table:table-cell office:value-type="string" calcext:value-type="string">
            <text:p>2013-09-11 07:49:18</text:p>
          </table:table-cell>
          <table:table-cell office:value-type="float" office:value="83502" calcext:value-type="float">
            <text:p>83502</text:p>
          </table:table-cell>
          <table:table-cell/>
          <table:table-cell office:value-type="string" calcext:value-type="string">
            <text:p>OA HMO_Savannah Georgia</text:p>
          </table:table-cell>
          <table:table-cell office:value-type="string" calcext:value-type="string">
            <text:p>WIN002</text:p>
          </table:table-cell>
          <table:table-cell table:style-name="ce2" office:value-type="string" calcext:value-type="string">
            <text:p><text:a xlink:href="http://hixfadin.dentalcareplus.com" xlink:type="simple">http://hixfadin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83761" calcext:value-type="float">
            <text:p>83761</text:p>
          </table:table-cell>
          <table:table-cell table:number-columns-repeated="2"/>
          <table:table-cell office:value-type="string" calcext:value-type="string">
            <text:p>2013-06-04 08:25:28</text:p>
          </table:table-cell>
          <table:table-cell office:value-type="float" office:value="83761" calcext:value-type="float">
            <text:p>83761</text:p>
          </table:table-cell>
          <table:table-cell/>
          <table:table-cell office:value-type="string" calcext:value-type="string">
            <text:p>OA HMO_Hall Georgia</text:p>
          </table:table-cell>
          <table:table-cell office:value-type="string" calcext:value-type="string">
            <text:p>WIN003</text:p>
          </table:table-cell>
          <table:table-cell table:style-name="ce2" office:value-type="string" calcext:value-type="string">
            <text:p><text:a xlink:href="http://www.alwayscarebenefits.com/comm/providers/LADentalProviderDirectory.pdf" xlink:type="simple">http://www.alwayscarebenefits.com/comm/providers/LA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86637" calcext:value-type="float">
            <text:p>86637</text:p>
          </table:table-cell>
          <table:table-cell table:number-columns-repeated="2"/>
          <table:table-cell office:value-type="string" calcext:value-type="string">
            <text:p>2014-01-29 08:00:05</text:p>
          </table:table-cell>
          <table:table-cell office:value-type="float" office:value="86637" calcext:value-type="float">
            <text:p>86637</text:p>
          </table:table-cell>
          <table:table-cell/>
          <table:table-cell office:value-type="string" calcext:value-type="string">
            <text:p>OA HMO_Columbus Georgia</text:p>
          </table:table-cell>
          <table:table-cell office:value-type="string" calcext:value-type="string">
            <text:p>WIN004</text:p>
          </table:table-cell>
          <table:table-cell table:style-name="ce2" office:value-type="string" calcext:value-type="string">
            <text:p><text:a xlink:href="http://www.bcbsla.com/hmopos-medical-vision-dental" xlink:type="simple">http://www.bcbsla.com/hmopos-medical-vision-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86681" calcext:value-type="float">
            <text:p>86681</text:p>
          </table:table-cell>
          <table:table-cell table:number-columns-repeated="2"/>
          <table:table-cell office:value-type="string" calcext:value-type="string">
            <text:p>2014-01-22 11:51:12</text:p>
          </table:table-cell>
          <table:table-cell office:value-type="float" office:value="86681" calcext:value-type="float">
            <text:p>86681</text:p>
          </table:table-cell>
          <table:table-cell/>
          <table:table-cell office:value-type="string" calcext:value-type="string">
            <text:p>OA HMO_Valdosta Georgia</text:p>
          </table:table-cell>
          <table:table-cell office:value-type="string" calcext:value-type="string">
            <text:p>WYN001</text:p>
          </table:table-cell>
          <table:table-cell table:style-name="ce2" office:value-type="string" calcext:value-type="string">
            <text:p><text:a xlink:href="http://www.bcbsla.com/blueconnect-medical-vision-dental" xlink:type="simple">http://www.bcbsla.com/blueconnect-medical-vision-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89942" calcext:value-type="float">
            <text:p>89942</text:p>
          </table:table-cell>
          <table:table-cell table:number-columns-repeated="2"/>
          <table:table-cell office:value-type="string" calcext:value-type="string">
            <text:p>2013-08-01 21:15:43</text:p>
          </table:table-cell>
          <table:table-cell office:value-type="float" office:value="89942" calcext:value-type="float">
            <text:p>89942</text:p>
          </table:table-cell>
          <table:table-cell/>
          <table:table-cell office:value-type="string" calcext:value-type="string">
            <text:p>OA HMO_Albany Georgia</text:p>
          </table:table-cell>
          <table:table-cell office:value-type="string" calcext:value-type="string">
            <text:p>WYN002</text:p>
          </table:table-cell>
          <table:table-cell table:style-name="ce2" office:value-type="string" calcext:value-type="string">
            <text:p><text:a xlink:href="http://www.bcbsla.com/communityblue-medical-vision-dental" xlink:type="simple">http://www.bcbsla.com/communityblue-medical-vision-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93332" calcext:value-type="float">
            <text:p>93332</text:p>
          </table:table-cell>
          <table:table-cell table:number-columns-repeated="2"/>
          <table:table-cell office:value-type="string" calcext:value-type="string">
            <text:p>2013-09-02 14:52:56</text:p>
          </table:table-cell>
          <table:table-cell office:value-type="float" office:value="93332" calcext:value-type="float">
            <text:p>93332</text:p>
          </table:table-cell>
          <table:table-cell/>
          <table:table-cell office:value-type="string" calcext:value-type="string">
            <text:p>OA HMO_Southeastern Georgia</text:p>
          </table:table-cell>
          <table:table-cell office:value-type="string" calcext:value-type="string">
            <text:p>AKN201</text:p>
          </table:table-cell>
          <table:table-cell table:style-name="ce2" office:value-type="string" calcext:value-type="string">
            <text:p><text:a xlink:href="http://www.bcbsla.com/uc-dental" xlink:type="simple">http://www.bcbsla.com/uc-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95852" calcext:value-type="float">
            <text:p>95852</text:p>
          </table:table-cell>
          <table:table-cell table:number-columns-repeated="2"/>
          <table:table-cell office:value-type="string" calcext:value-type="string">
            <text:p>2013-09-19 10:34:04</text:p>
          </table:table-cell>
          <table:table-cell office:value-type="float" office:value="95852" calcext:value-type="float">
            <text:p>95852</text:p>
          </table:table-cell>
          <table:table-cell/>
          <table:table-cell office:value-type="string" calcext:value-type="string">
            <text:p>OA HMO_Macon Georgia</text:p>
          </table:table-cell>
          <table:table-cell office:value-type="string" calcext:value-type="string">
            <text:p>ALN201</text:p>
          </table:table-cell>
          <table:table-cell table:style-name="ce2" office:value-type="string" calcext:value-type="string">
            <text:p><text:a xlink:href="http://www.uhc.com/find-a-physician/xlacompass" xlink:type="simple">http://www.uhc.com/find-a-physician/xla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8239" calcext:value-type="float">
            <text:p>98239</text:p>
          </table:table-cell>
          <table:table-cell table:number-columns-repeated="2"/>
          <table:table-cell office:value-type="string" calcext:value-type="string">
            <text:p>2013-06-07 09:05:04</text:p>
          </table:table-cell>
          <table:table-cell office:value-type="float" office:value="98239" calcext:value-type="float">
            <text:p>98239</text:p>
          </table:table-cell>
          <table:table-cell/>
          <table:table-cell office:value-type="string" calcext:value-type="string">
            <text:p>OA HMO_Augusta Georgia</text:p>
          </table:table-cell>
          <table:table-cell office:value-type="string" calcext:value-type="string">
            <text:p>ARN201</text:p>
          </table:table-cell>
          <table:table-cell table:style-name="ce2" office:value-type="string" calcext:value-type="string">
            <text:p><text:a xlink:href="http://www.uhc.com/find-a-physician/xlachoice" xlink:type="simple">http://www.uhc.com/find-a-physician/xla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0064" calcext:value-type="float">
            <text:p>10064</text:p>
          </table:table-cell>
          <table:table-cell table:number-columns-repeated="2"/>
          <table:table-cell office:value-type="string" calcext:value-type="string">
            <text:p>2013-09-25 08:49:23</text:p>
          </table:table-cell>
          <table:table-cell office:value-type="float" office:value="10064" calcext:value-type="float">
            <text:p>10064</text:p>
          </table:table-cell>
          <table:table-cell/>
          <table:table-cell office:value-type="string" calcext:value-type="string">
            <text:p>OA POS_Georgia_Off Exchange</text:p>
          </table:table-cell>
          <table:table-cell office:value-type="string" calcext:value-type="string">
            <text:p>DEN201</text:p>
          </table:table-cell>
          <table:table-cell table:style-name="ce2" office:value-type="string" calcext:value-type="string">
            <text:p><text:a xlink:href="https://www.humana.com/finder/search?customerID=1112&amp;pfpkey=1034" xlink:type="simple">https://www.humana.com/finder/search?customerID=1112&amp;pfpkey=103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7575" calcext:value-type="float">
            <text:p>17575</text:p>
          </table:table-cell>
          <table:table-cell table:number-columns-repeated="2"/>
          <table:table-cell office:value-type="string" calcext:value-type="string">
            <text:p>2013-07-02 22:25:47</text:p>
          </table:table-cell>
          <table:table-cell office:value-type="float" office:value="17575" calcext:value-type="float">
            <text:p>17575</text:p>
          </table:table-cell>
          <table:table-cell/>
          <table:table-cell office:value-type="string" calcext:value-type="string">
            <text:p>Alliant Health Plans</text:p>
          </table:table-cell>
          <table:table-cell office:value-type="string" calcext:value-type="string">
            <text:p>GAN201</text:p>
          </table:table-cell>
          <table:table-cell table:style-name="ce2" office:value-type="string" calcext:value-type="string">
            <text:p><text:a xlink:href="https://www.vantagehealthplan.com/Provider/ProviderContent" xlink:type="simple">https://www.vantagehealthplan.com/Provider/ProviderConten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1029" calcext:value-type="float">
            <text:p>21029</text:p>
          </table:table-cell>
          <table:table-cell table:number-columns-repeated="2"/>
          <table:table-cell office:value-type="string" calcext:value-type="string">
            <text:p>2014-07-25 16:54:18</text:p>
          </table:table-cell>
          <table:table-cell office:value-type="float" office:value="21029" calcext:value-type="float">
            <text:p>21029</text:p>
          </table:table-cell>
          <table:table-cell/>
          <table:table-cell office:value-type="string" calcext:value-type="string">
            <text:p>Alliant and External Wrap Network</text:p>
          </table:table-cell>
          <table:table-cell office:value-type="string" calcext:value-type="string">
            <text:p>ILN006</text:p>
          </table:table-cell>
          <table:table-cell table:style-name="ce2" office:value-type="string" calcext:value-type="string">
            <text:p><text:a xlink:href="http://www.bcbsla.com/FindCare/Pages/ppo-medical-vision-dental.aspx" xlink:type="simple">http://www.bcbsla.com/FindCare/Pages/ppo-medical-vision-dental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8856" calcext:value-type="float">
            <text:p>28856</text:p>
          </table:table-cell>
          <table:table-cell table:number-columns-repeated="2"/>
          <table:table-cell office:value-type="string" calcext:value-type="string">
            <text:p>2013-09-05 07:36:38</text:p>
          </table:table-cell>
          <table:table-cell office:value-type="float" office:value="28856" calcext:value-type="float">
            <text:p>28856</text:p>
          </table:table-cell>
          <table:table-cell/>
          <table:table-cell office:value-type="string" calcext:value-type="string">
            <text:p>GA PPO Network</text:p>
          </table:table-cell>
          <table:table-cell office:value-type="string" calcext:value-type="string">
            <text:p>ILN201</text:p>
          </table:table-cell>
          <table:table-cell table:style-name="ce2" office:value-type="string" calcext:value-type="string">
            <text:p><text:a xlink:href="http://www.uhc.com/find-a-physician/xmocompass" xlink:type="simple">http://www.uhc.com/find-a-physician/xmo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33380" calcext:value-type="float">
            <text:p>33380</text:p>
          </table:table-cell>
          <table:table-cell table:number-columns-repeated="2"/>
          <table:table-cell office:value-type="string" calcext:value-type="string">
            <text:p>2013-12-20 07:30:10</text:p>
          </table:table-cell>
          <table:table-cell office:value-type="float" office:value="33380" calcext:value-type="float">
            <text:p>33380</text:p>
          </table:table-cell>
          <table:table-cell/>
          <table:table-cell office:value-type="string" calcext:value-type="string">
            <text:p>Kaiser Permanente HMO</text:p>
          </table:table-cell>
          <table:table-cell office:value-type="string" calcext:value-type="string">
            <text:p>INN201</text:p>
          </table:table-cell>
          <table:table-cell table:style-name="ce2" office:value-type="string" calcext:value-type="string">
            <text:p><text:a xlink:href="https://www.humana.com/finder/search?customerId=1059&amp;pfpkey=929" xlink:type="simple">https://www.humana.com/finder/search?customerId=1059&amp;pfpkey=92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34537" calcext:value-type="float">
            <text:p>34537</text:p>
          </table:table-cell>
          <table:table-cell table:number-columns-repeated="2"/>
          <table:table-cell office:value-type="string" calcext:value-type="string">
            <text:p>2013-08-09 08:21:29</text:p>
          </table:table-cell>
          <table:table-cell office:value-type="float" office:value="34537" calcext:value-type="float">
            <text:p>34537</text:p>
          </table:table-cell>
          <table:table-cell/>
          <table:table-cell office:value-type="string" calcext:value-type="string">
            <text:p>Atlanta HMOx</text:p>
          </table:table-cell>
          <table:table-cell office:value-type="string" calcext:value-type="string">
            <text:p>KSN201</text:p>
          </table:table-cell>
          <table:table-cell table:style-name="ce2" office:value-type="string" calcext:value-type="string">
            <text:p><text:a xlink:href="https://www.humana.com/finder/search?customerId=1059&amp;pfpkey=927" xlink:type="simple">https://www.humana.com/finder/search?customerId=1059&amp;pfpkey=92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6373" calcext:value-type="float">
            <text:p>36373</text:p>
          </table:table-cell>
          <table:table-cell table:number-columns-repeated="2"/>
          <table:table-cell office:value-type="string" calcext:value-type="string">
            <text:p>2014-01-22 07:31:14</text:p>
          </table:table-cell>
          <table:table-cell office:value-type="float" office:value="36373" calcext:value-type="float">
            <text:p>36373</text:p>
          </table:table-cell>
          <table:table-cell/>
          <table:table-cell office:value-type="string" calcext:value-type="string">
            <text:p>Columbus, GA HMOx</text:p>
          </table:table-cell>
          <table:table-cell office:value-type="string" calcext:value-type="string">
            <text:p>LAN201</text:p>
          </table:table-cell>
          <table:table-cell table:style-name="ce2" office:value-type="string" calcext:value-type="string">
            <text:p><text:a xlink:href="https://www.anthem.com/health-insurance/provider-directory/searchcriteria?alphaprefix=YCH" xlink:type="simple">https://www.anthem.com/health-insurance/provider-directory/searchcriteria?alphaprefix=Y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0816" calcext:value-type="float">
            <text:p>50816</text:p>
          </table:table-cell>
          <table:table-cell table:number-columns-repeated="2"/>
          <table:table-cell office:value-type="string" calcext:value-type="string">
            <text:p>2013-09-22 09:35:26</text:p>
          </table:table-cell>
          <table:table-cell office:value-type="float" office:value="50816" calcext:value-type="float">
            <text:p>50816</text:p>
          </table:table-cell>
          <table:table-cell/>
          <table:table-cell office:value-type="string" calcext:value-type="string">
            <text:p>Macon HMOx</text:p>
          </table:table-cell>
          <table:table-cell office:value-type="string" calcext:value-type="string">
            <text:p>MEN201</text:p>
          </table:table-cell>
          <table:table-cell table:style-name="ce2" office:value-type="string" calcext:value-type="string">
            <text:p><text:a xlink:href="https://www.anthem.com/health-insurance/provider-directory/searchcriteria?alphaprefix=JWU" xlink:type="simple">https://www.anthem.com/health-insurance/provider-directory/searchcriteria?alphaprefix=JWU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1303" calcext:value-type="float">
            <text:p>51303</text:p>
          </table:table-cell>
          <table:table-cell table:number-columns-repeated="2"/>
          <table:table-cell office:value-type="string" calcext:value-type="string">
            <text:p>2013-11-25 12:40:15</text:p>
          </table:table-cell>
          <table:table-cell office:value-type="float" office:value="51303" calcext:value-type="float">
            <text:p>51303</text:p>
          </table:table-cell>
          <table:table-cell/>
          <table:table-cell office:value-type="string" calcext:value-type="string">
            <text:p>Savannah HMOx</text:p>
          </table:table-cell>
          <table:table-cell office:value-type="string" calcext:value-type="string">
            <text:p>MEN202</text:p>
          </table:table-cell>
          <table:table-cell office:value-type="string" calcext:value-type="string">
            <text:p>www.advanticabenefits.com</text:p>
          </table:table-cell>
          <table:table-cell table:number-columns-repeated="101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2122" calcext:value-type="float">
            <text:p>52122</text:p>
          </table:table-cell>
          <table:table-cell table:number-columns-repeated="2"/>
          <table:table-cell office:value-type="string" calcext:value-type="string">
            <text:p>2013-08-14 11:02:32</text:p>
          </table:table-cell>
          <table:table-cell office:value-type="float" office:value="52122" calcext:value-type="float">
            <text:p>52122</text:p>
          </table:table-cell>
          <table:table-cell/>
          <table:table-cell office:value-type="string" calcext:value-type="string">
            <text:p>GA IEX Harken</text:p>
          </table:table-cell>
          <table:table-cell office:value-type="string" calcext:value-type="string">
            <text:p>MIN201</text:p>
          </table:table-cell>
          <table:table-cell table:style-name="ce2" office:value-type="string" calcext:value-type="string">
            <text:p><text:a xlink:href="http://www.bluekc.com/qhp/2016/nationalplus.html" xlink:type="simple">http://www.bluekc.com/qhp/2016/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54192" calcext:value-type="float">
            <text:p>54192</text:p>
          </table:table-cell>
          <table:table-cell table:number-columns-repeated="2"/>
          <table:table-cell office:value-type="string" calcext:value-type="string">
            <text:p>2013-09-16 08:58:26</text:p>
          </table:table-cell>
          <table:table-cell office:value-type="float" office:value="54192" calcext:value-type="float">
            <text:p>54192</text:p>
          </table:table-cell>
          <table:table-cell/>
          <table:table-cell office:value-type="string" calcext:value-type="string">
            <text:p>Pathway X HMO/POS and Dental Prime</text:p>
          </table:table-cell>
          <table:table-cell office:value-type="string" calcext:value-type="string">
            <text:p>MON201</text:p>
          </table:table-cell>
          <table:table-cell table:style-name="ce2" office:value-type="string" calcext:value-type="string">
            <text:p><text:a xlink:href="http://www.bluekc.com/qhp/2016/eannationalplus.html" xlink:type="simple">http://www.bluekc.com/qhp/2016/ean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6340" calcext:value-type="float">
            <text:p>56340</text:p>
          </table:table-cell>
          <table:table-cell table:number-columns-repeated="2"/>
          <table:table-cell office:value-type="string" calcext:value-type="string">
            <text:p>2014-01-24 09:49:15</text:p>
          </table:table-cell>
          <table:table-cell office:value-type="float" office:value="56340" calcext:value-type="float">
            <text:p>56340</text:p>
          </table:table-cell>
          <table:table-cell/>
          <table:table-cell office:value-type="string" calcext:value-type="string">
            <text:p>Pathway HMO/POS and Dental Prime</text:p>
          </table:table-cell>
          <table:table-cell office:value-type="string" calcext:value-type="string">
            <text:p>MTN201</text:p>
          </table:table-cell>
          <table:table-cell table:style-name="ce2" office:value-type="string" calcext:value-type="string">
            <text:p><text:a xlink:href="http://www.bluekc.com/qhp/2016/ean.html" xlink:type="simple">http://www.bluekc.com/qhp/2016/ean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57874" calcext:value-type="float">
            <text:p>57874</text:p>
          </table:table-cell>
          <table:table-cell table:number-columns-repeated="2"/>
          <table:table-cell office:value-type="string" calcext:value-type="string">
            <text:p>2014-06-23 15:22:56</text:p>
          </table:table-cell>
          <table:table-cell office:value-type="float" office:value="57874" calcext:value-type="float">
            <text:p>57874</text:p>
          </table:table-cell>
          <table:table-cell/>
          <table:table-cell office:value-type="string" calcext:value-type="string">
            <text:p>Blue Preferred HMO/POS and Dental Prime</text:p>
          </table:table-cell>
          <table:table-cell office:value-type="string" calcext:value-type="string">
            <text:p>NCN201</text:p>
          </table:table-cell>
          <table:table-cell table:style-name="ce2" office:value-type="string" calcext:value-type="string">
            <text:p><text:a xlink:href="http://www.bluekc.com/qhp/2016/wonly.html" xlink:type="simple">http://www.bluekc.com/qhp/2016/wonly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9560" calcext:value-type="float">
            <text:p>59560</text:p>
          </table:table-cell>
          <table:table-cell table:number-columns-repeated="2"/>
          <table:table-cell office:value-type="string" calcext:value-type="string">
            <text:p>2013-10-15 10:04:03</text:p>
          </table:table-cell>
          <table:table-cell office:value-type="float" office:value="59560" calcext:value-type="float">
            <text:p>59560</text:p>
          </table:table-cell>
          <table:table-cell/>
          <table:table-cell office:value-type="string" calcext:value-type="string">
            <text:p>Blue Access and Dental Prime</text:p>
          </table:table-cell>
          <table:table-cell office:value-type="string" calcext:value-type="string">
            <text:p>NHN201</text:p>
          </table:table-cell>
          <table:table-cell table:style-name="ce2" office:value-type="string" calcext:value-type="string">
            <text:p><text:a xlink:href="https://www.deltadentalmo.com/Members/Provider_Search_Form?PlanType=Delta" xlink:type="simple">https://www.deltadentalmo.com/Members/Provider_Search_Form?PlanType=Del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62033" calcext:value-type="float">
            <text:p>62033</text:p>
          </table:table-cell>
          <table:table-cell table:number-columns-repeated="2"/>
          <table:table-cell office:value-type="string" calcext:value-type="string">
            <text:p>2014-07-30 17:22:07</text:p>
          </table:table-cell>
          <table:table-cell office:value-type="float" office:value="62033" calcext:value-type="float">
            <text:p>62033</text:p>
          </table:table-cell>
          <table:table-cell/>
          <table:table-cell office:value-type="string" calcext:value-type="string">
            <text:p>IU Health Plans, Inc</text:p>
          </table:table-cell>
          <table:table-cell office:value-type="string" calcext:value-type="string">
            <text:p>NHN202</text:p>
          </table:table-cell>
          <table:table-cell table:style-name="ce2" office:value-type="string" calcext:value-type="string">
            <text:p><text:a xlink:href="http://mokc.coventryproviders.com" xlink:type="simple">http://mokc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7920" calcext:value-type="float">
            <text:p>67920</text:p>
          </table:table-cell>
          <table:table-cell table:number-columns-repeated="2"/>
          <table:table-cell office:value-type="string" calcext:value-type="string">
            <text:p>2014-01-14 14:20:21</text:p>
          </table:table-cell>
          <table:table-cell office:value-type="float" office:value="67920" calcext:value-type="float">
            <text:p>67920</text:p>
          </table:table-cell>
          <table:table-cell/>
          <table:table-cell office:value-type="string" calcext:value-type="string">
            <text:p>IN IEX Choice</text:p>
          </table:table-cell>
          <table:table-cell office:value-type="string" calcext:value-type="string">
            <text:p>NMN201</text:p>
          </table:table-cell>
          <table:table-cell table:style-name="ce2" office:value-type="string" calcext:value-type="string">
            <text:p><text:a xlink:href="http://moslcovoneppo.coventryproviders.com" xlink:type="simple">http://moslcovoneppo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9051" calcext:value-type="float">
            <text:p>69051</text:p>
          </table:table-cell>
          <table:table-cell table:number-columns-repeated="2"/>
          <table:table-cell office:value-type="string" calcext:value-type="string">
            <text:p>2013-10-16 19:58:29</text:p>
          </table:table-cell>
          <table:table-cell office:value-type="float" office:value="69051" calcext:value-type="float">
            <text:p>69051</text:p>
          </table:table-cell>
          <table:table-cell/>
          <table:table-cell office:value-type="string" calcext:value-type="string">
            <text:p>PHP Select</text:p>
          </table:table-cell>
          <table:table-cell office:value-type="string" calcext:value-type="string">
            <text:p>NVN201</text:p>
          </table:table-cell>
          <table:table-cell table:style-name="ce2" office:value-type="string" calcext:value-type="string">
            <text:p><text:a xlink:href="http://moslcovonecarelink.coventryproviders.com" xlink:type="simple">http://moslcovonecarelink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69572" calcext:value-type="float">
            <text:p>69572</text:p>
          </table:table-cell>
          <table:table-cell table:number-columns-repeated="2"/>
          <table:table-cell office:value-type="string" calcext:value-type="string">
            <text:p>2014-03-18 09:48:59</text:p>
          </table:table-cell>
          <table:table-cell office:value-type="float" office:value="69572" calcext:value-type="float">
            <text:p>69572</text:p>
          </table:table-cell>
          <table:table-cell/>
          <table:table-cell office:value-type="string" calcext:value-type="string">
            <text:p>PHP Classic</text:p>
          </table:table-cell>
          <table:table-cell office:value-type="string" calcext:value-type="string">
            <text:p>OKN005</text:p>
          </table:table-cell>
          <table:table-cell table:style-name="ce2" office:value-type="string" calcext:value-type="string">
            <text:p><text:a xlink:href="http://moslfocusedcarehpn.coventryproviders.com" xlink:type="simple">http://moslfocusedcarehpn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72074" calcext:value-type="float">
            <text:p>72074</text:p>
          </table:table-cell>
          <table:table-cell table:number-columns-repeated="2"/>
          <table:table-cell office:value-type="string" calcext:value-type="string">
            <text:p>2013-09-17 21:55:00</text:p>
          </table:table-cell>
          <table:table-cell office:value-type="float" office:value="72074" calcext:value-type="float">
            <text:p>72074</text:p>
          </table:table-cell>
          <table:table-cell/>
          <table:table-cell office:value-type="string" calcext:value-type="string">
            <text:p>PHP Options</text:p>
          </table:table-cell>
          <table:table-cell office:value-type="string" calcext:value-type="string">
            <text:p>PAN201</text:p>
          </table:table-cell>
          <table:table-cell table:style-name="ce2" office:value-type="string" calcext:value-type="string">
            <text:p><text:a xlink:href="https://metlocator.metlife.com/metlocator/execute/Search?searchType=findDentistHCR_MO&amp;planType=DPPO&amp;networkID=2" xlink:type="simple">https://metlocator.metlife.com/metlocator/execute/Search?searchType=findDentistHCR_MO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76179" calcext:value-type="float">
            <text:p>76179</text:p>
          </table:table-cell>
          <table:table-cell table:number-columns-repeated="2"/>
          <table:table-cell office:value-type="string" calcext:value-type="string">
            <text:p>2014-03-13 08:40:27</text:p>
          </table:table-cell>
          <table:table-cell office:value-type="float" office:value="76179" calcext:value-type="float">
            <text:p>76179</text:p>
          </table:table-cell>
          <table:table-cell/>
          <table:table-cell office:value-type="string" calcext:value-type="string">
            <text:p>CareSource Just4Me Indiananapolis Area</text:p>
          </table:table-cell>
          <table:table-cell office:value-type="string" calcext:value-type="string">
            <text:p>PAN202</text:p>
          </table:table-cell>
          <table:table-cell table:style-name="ce2" office:value-type="string" calcext:value-type="string">
            <text:p><text:a xlink:href="http://www.alwayscarebenefits.com/comm/providers/MODentalProviderDirectory.pdf" xlink:type="simple">http://www.alwayscarebenefits.com/comm/providers/MO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79503" calcext:value-type="float">
            <text:p>79503</text:p>
          </table:table-cell>
          <table:table-cell table:number-columns-repeated="2"/>
          <table:table-cell office:value-type="string" calcext:value-type="string">
            <text:p>2014-01-17 15:54:39</text:p>
          </table:table-cell>
          <table:table-cell office:value-type="float" office:value="79503" calcext:value-type="float">
            <text:p>79503</text:p>
          </table:table-cell>
          <table:table-cell/>
          <table:table-cell office:value-type="string" calcext:value-type="string">
            <text:p>CareSource Just4Me Southern</text:p>
          </table:table-cell>
          <table:table-cell office:value-type="string" calcext:value-type="string">
            <text:p>SCN201</text:p>
          </table:table-cell>
          <table:table-cell table:style-name="ce2" office:value-type="string" calcext:value-type="string">
            <text:p><text:a xlink:href="http://www.alwayscarebenefits.com/comm/providers/MSDentalProviderDirectory.pdf" xlink:type="simple">http://www.alwayscarebenefits.com/comm/providers/MS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3557" calcext:value-type="float">
            <text:p>83557</text:p>
          </table:table-cell>
          <table:table-cell table:number-columns-repeated="2"/>
          <table:table-cell office:value-type="string" calcext:value-type="string">
            <text:p>2013-09-14 08:04:57</text:p>
          </table:table-cell>
          <table:table-cell office:value-type="float" office:value="83557" calcext:value-type="float">
            <text:p>83557</text:p>
          </table:table-cell>
          <table:table-cell/>
          <table:table-cell office:value-type="string" calcext:value-type="string">
            <text:p>MDwise Marketplace, Inc</text:p>
          </table:table-cell>
          <table:table-cell office:value-type="string" calcext:value-type="string">
            <text:p>TNN201</text:p>
          </table:table-cell>
          <table:table-cell table:style-name="ce2" office:value-type="string" calcext:value-type="string">
            <text:p><text:a xlink:href="https://www.humana.com/finder/search?customerId=1059&amp;pfpkey=807" xlink:type="simple">https://www.humana.com/finder/search?customerId=1059&amp;pfpkey=80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87417" calcext:value-type="float">
            <text:p>87417</text:p>
          </table:table-cell>
          <table:table-cell table:number-columns-repeated="2"/>
          <table:table-cell office:value-type="string" calcext:value-type="string">
            <text:p>2014-01-27 10:05:29</text:p>
          </table:table-cell>
          <table:table-cell office:value-type="float" office:value="87417" calcext:value-type="float">
            <text:p>87417</text:p>
          </table:table-cell>
          <table:table-cell/>
          <table:table-cell office:value-type="string" calcext:value-type="string">
            <text:p>Landmark</text:p>
          </table:table-cell>
          <table:table-cell office:value-type="string" calcext:value-type="string">
            <text:p>VAN200</text:p>
          </table:table-cell>
          <table:table-cell table:style-name="ce2" office:value-type="string" calcext:value-type="string">
            <text:p><text:a xlink:href="https://www.humana.com/finder/search?customerId=1059&amp;pfpkey=810" xlink:type="simple">https://www.humana.com/finder/search?customerId=1059&amp;pfpkey=81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90613" calcext:value-type="float">
            <text:p>90613</text:p>
          </table:table-cell>
          <table:table-cell table:number-columns-repeated="2"/>
          <table:table-cell office:value-type="string" calcext:value-type="string">
            <text:p>2014-03-21 10:00:27</text:p>
          </table:table-cell>
          <table:table-cell office:value-type="float" office:value="90613" calcext:value-type="float">
            <text:p>90613</text:p>
          </table:table-cell>
          <table:table-cell/>
          <table:table-cell office:value-type="string" calcext:value-type="string">
            <text:p>Landmark Combined</text:p>
          </table:table-cell>
          <table:table-cell office:value-type="string" calcext:value-type="string">
            <text:p>VAN201</text:p>
          </table:table-cell>
          <table:table-cell table:style-name="ce2" office:value-type="string" calcext:value-type="string">
            <text:p><text:a xlink:href="https://www.humana.com/finder/search?customerId=1059&amp;pfpkey=932" xlink:type="simple">https://www.humana.com/finder/search?customerId=1059&amp;pfpkey=93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1920" calcext:value-type="float">
            <text:p>91920</text:p>
          </table:table-cell>
          <table:table-cell table:number-columns-repeated="2"/>
          <table:table-cell office:value-type="string" calcext:value-type="string">
            <text:p>2013-11-27 09:24:34</text:p>
          </table:table-cell>
          <table:table-cell office:value-type="float" office:value="91920" calcext:value-type="float">
            <text:p>91920</text:p>
          </table:table-cell>
          <table:table-cell/>
          <table:table-cell office:value-type="string" calcext:value-type="string">
            <text:p>SIHO Marketplace</text:p>
          </table:table-cell>
          <table:table-cell office:value-type="string" calcext:value-type="string">
            <text:p>WIN201</text:p>
          </table:table-cell>
          <table:table-cell table:style-name="ce2" office:value-type="string" calcext:value-type="string">
            <text:p><text:a xlink:href="http://ambetter.magnoliahealthplan.com/findadoc" xlink:type="simple">http://ambetter.magnoliahealthplan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97677" calcext:value-type="float">
            <text:p>97677</text:p>
          </table:table-cell>
          <table:table-cell table:number-columns-repeated="2"/>
          <table:table-cell office:value-type="string" calcext:value-type="string">
            <text:p>2013-09-25 15:48:46</text:p>
          </table:table-cell>
          <table:table-cell office:value-type="float" office:value="97677" calcext:value-type="float">
            <text:p>97677</text:p>
          </table:table-cell>
          <table:table-cell/>
          <table:table-cell office:value-type="string" calcext:value-type="string">
            <text:p>Select Health</text:p>
          </table:table-cell>
          <table:table-cell office:value-type="string" calcext:value-type="string">
            <text:p>WVN201</text:p>
          </table:table-cell>
          <table:table-cell table:style-name="ce2" office:value-type="string" calcext:value-type="string">
            <text:p><text:a xlink:href="http://www.uhc.com/find-a-physician/xmschoice" xlink:type="simple">http://www.uhc.com/find-a-physician/xms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7975" calcext:value-type="float">
            <text:p>97975</text:p>
          </table:table-cell>
          <table:table-cell table:number-columns-repeated="2"/>
          <table:table-cell office:value-type="string" calcext:value-type="string">
            <text:p>2013-11-29 08:33:31</text:p>
          </table:table-cell>
          <table:table-cell office:value-type="float" office:value="97975" calcext:value-type="float">
            <text:p>97975</text:p>
          </table:table-cell>
          <table:table-cell/>
          <table:table-cell office:value-type="string" calcext:value-type="string">
            <text:p>Ambetter from MHS</text:p>
          </table:table-cell>
          <table:table-cell office:value-type="string" calcext:value-type="string">
            <text:p>ARN001</text:p>
          </table:table-cell>
          <table:table-cell table:style-name="ce2" office:value-type="string" calcext:value-type="string">
            <text:p><text:a xlink:href="http://www.uhc.com/find-a-physician/xmscompass" xlink:type="simple">http://www.uhc.com/find-a-physician/xms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7940" calcext:value-type="float">
            <text:p>17940</text:p>
          </table:table-cell>
          <table:table-cell table:number-columns-repeated="2"/>
          <table:table-cell office:value-type="string" calcext:value-type="string">
            <text:p>2013-10-17 08:32:07</text:p>
          </table:table-cell>
          <table:table-cell office:value-type="float" office:value="17940" calcext:value-type="float">
            <text:p>17940</text:p>
          </table:table-cell>
          <table:table-cell/>
          <table:table-cell office:value-type="string" calcext:value-type="string">
            <text:p>IN PPO Network</text:p>
          </table:table-cell>
          <table:table-cell office:value-type="string" calcext:value-type="string">
            <text:p>ARN002</text:p>
          </table:table-cell>
          <table:table-cell table:style-name="ce2" office:value-type="string" calcext:value-type="string">
            <text:p><text:a xlink:href="https://healthnav.bcbsnc.com/?ci=COMMERCIAL&amp;network_id=3" xlink:type="simple">https://healthnav.bcbsnc.com/?ci=COMMERCIAL&amp;network_id=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8575" calcext:value-type="float">
            <text:p>18575</text:p>
          </table:table-cell>
          <table:table-cell table:number-columns-repeated="2"/>
          <table:table-cell office:value-type="string" calcext:value-type="string">
            <text:p>2014-03-19 13:58:38</text:p>
          </table:table-cell>
          <table:table-cell office:value-type="float" office:value="18575" calcext:value-type="float">
            <text:p>18575</text:p>
          </table:table-cell>
          <table:table-cell/>
          <table:table-cell office:value-type="string" calcext:value-type="string">
            <text:p>DentegraStar</text:p>
          </table:table-cell>
          <table:table-cell office:value-type="string" calcext:value-type="string">
            <text:p>DEN001</text:p>
          </table:table-cell>
          <table:table-cell table:style-name="ce2" office:value-type="string" calcext:value-type="string">
            <text:p><text:a xlink:href="https://healthnav.bcbsnc.com/?ci=COMMERCIAL&amp;network_id=5" xlink:type="simple">https://healthnav.bcbsnc.com/?ci=COMMERCIAL&amp;network_id=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8802" calcext:value-type="float">
            <text:p>18802</text:p>
          </table:table-cell>
          <table:table-cell table:number-columns-repeated="2"/>
          <table:table-cell office:value-type="string" calcext:value-type="string">
            <text:p>2014-02-12 13:51:41</text:p>
          </table:table-cell>
          <table:table-cell office:value-type="float" office:value="18802" calcext:value-type="float">
            <text:p>18802</text:p>
          </table:table-cell>
          <table:table-cell/>
          <table:table-cell office:value-type="string" calcext:value-type="string">
            <text:p>AlwaysCare Benefits</text:p>
          </table:table-cell>
          <table:table-cell office:value-type="string" calcext:value-type="string">
            <text:p>DEN002</text:p>
          </table:table-cell>
          <table:table-cell table:style-name="ce2" office:value-type="string" calcext:value-type="string">
            <text:p><text:a xlink:href="https://healthnav.bcbsnc.com/?ci=COMMERCIAL&amp;network_id=9" xlink:type="simple">https://healthnav.bcbsnc.com/?ci=COMMERCIAL&amp;network_id=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9636" calcext:value-type="float">
            <text:p>19636</text:p>
          </table:table-cell>
          <table:table-cell table:number-columns-repeated="2"/>
          <table:table-cell office:value-type="string" calcext:value-type="string">
            <text:p>2013-08-05 08:16:03</text:p>
          </table:table-cell>
          <table:table-cell office:value-type="float" office:value="19636" calcext:value-type="float">
            <text:p>19636</text:p>
          </table:table-cell>
          <table:table-cell/>
          <table:table-cell office:value-type="string" calcext:value-type="string">
            <text:p>HMO Louisiana HMOPOS Vision Dental</text:p>
          </table:table-cell>
          <table:table-cell office:value-type="string" calcext:value-type="string">
            <text:p>DEN003</text:p>
          </table:table-cell>
          <table:table-cell table:style-name="ce2" office:value-type="string" calcext:value-type="string">
            <text:p><text:a xlink:href="https://healthnav.bcbsnc.com/?ci=COMMERCIAL&amp;network_id=13" xlink:type="simple">https://healthnav.bcbsnc.com/?ci=COMMERCIAL&amp;network_id=1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5551" calcext:value-type="float">
            <text:p>25551</text:p>
          </table:table-cell>
          <table:table-cell table:number-columns-repeated="2"/>
          <table:table-cell office:value-type="string" calcext:value-type="string">
            <text:p>2013-08-23 12:24:02</text:p>
          </table:table-cell>
          <table:table-cell office:value-type="float" office:value="25551" calcext:value-type="float">
            <text:p>25551</text:p>
          </table:table-cell>
          <table:table-cell/>
          <table:table-cell office:value-type="string" calcext:value-type="string">
            <text:p>Blue Connect Vision Dental</text:p>
          </table:table-cell>
          <table:table-cell office:value-type="string" calcext:value-type="string">
            <text:p>HIN001</text:p>
          </table:table-cell>
          <table:table-cell table:style-name="ce2" office:value-type="string" calcext:value-type="string">
            <text:p><text:a xlink:href="https://healthnav.bcbsnc.com/?ci=COMMERCIAL&amp;network_id=4" xlink:type="simple">https://healthnav.bcbsnc.com/?ci=COMMERCIAL&amp;network_id=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8419" calcext:value-type="float">
            <text:p>28419</text:p>
          </table:table-cell>
          <table:table-cell table:number-columns-repeated="2"/>
          <table:table-cell office:value-type="string" calcext:value-type="string">
            <text:p>2014-01-23 12:49:01</text:p>
          </table:table-cell>
          <table:table-cell office:value-type="float" office:value="28419" calcext:value-type="float">
            <text:p>28419</text:p>
          </table:table-cell>
          <table:table-cell/>
          <table:table-cell office:value-type="string" calcext:value-type="string">
            <text:p>Community Blue Vision Dental</text:p>
          </table:table-cell>
          <table:table-cell office:value-type="string" calcext:value-type="string">
            <text:p>HIN002</text:p>
          </table:table-cell>
          <table:table-cell office:value-type="string" calcext:value-type="string">
            <text:p>www.goldendentalplans.com</text:p>
          </table:table-cell>
          <table:table-cell table:number-columns-repeated="101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33001" calcext:value-type="float">
            <text:p>33001</text:p>
          </table:table-cell>
          <table:table-cell table:number-columns-repeated="2"/>
          <table:table-cell office:value-type="string" calcext:value-type="string">
            <text:p>2014-03-20 11:33:30</text:p>
          </table:table-cell>
          <table:table-cell office:value-type="float" office:value="33001" calcext:value-type="float">
            <text:p>33001</text:p>
          </table:table-cell>
          <table:table-cell/>
          <table:table-cell office:value-type="string" calcext:value-type="string">
            <text:p>United Concordia Dental</text:p>
          </table:table-cell>
          <table:table-cell office:value-type="string" calcext:value-type="string">
            <text:p>HIN003</text:p>
          </table:table-cell>
          <table:table-cell table:style-name="ce2" office:value-type="string" calcext:value-type="string">
            <text:p><text:a xlink:href="http://www.bcbsm.com/index/common/marketplace/2016/partnered-hmo.html" xlink:type="simple">http://www.bcbsm.com/index/common/marketplace/2016/partnered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38499" calcext:value-type="float">
            <text:p>38499</text:p>
          </table:table-cell>
          <table:table-cell table:number-columns-repeated="2"/>
          <table:table-cell office:value-type="string" calcext:value-type="string">
            <text:p>2013-09-20 12:46:38</text:p>
          </table:table-cell>
          <table:table-cell office:value-type="float" office:value="38499" calcext:value-type="float">
            <text:p>38499</text:p>
          </table:table-cell>
          <table:table-cell/>
          <table:table-cell office:value-type="string" calcext:value-type="string">
            <text:p>LA IEX Compass</text:p>
          </table:table-cell>
          <table:table-cell office:value-type="string" calcext:value-type="string">
            <text:p>HIN004</text:p>
          </table:table-cell>
          <table:table-cell table:style-name="ce2" office:value-type="string" calcext:value-type="string">
            <text:p><text:a xlink:href="http://www.bcbsm.com/index/common/marketplace/2016/group-hmo.html" xlink:type="simple">http://www.bcbsm.com/index/common/marketplace/2016/group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2544" calcext:value-type="float">
            <text:p>42544</text:p>
          </table:table-cell>
          <table:table-cell table:number-columns-repeated="2"/>
          <table:table-cell office:value-type="string" calcext:value-type="string">
            <text:p>2013-09-11 14:31:09</text:p>
          </table:table-cell>
          <table:table-cell office:value-type="float" office:value="42544" calcext:value-type="float">
            <text:p>42544</text:p>
          </table:table-cell>
          <table:table-cell/>
          <table:table-cell office:value-type="string" calcext:value-type="string">
            <text:p>LA IEX Choice</text:p>
          </table:table-cell>
          <table:table-cell office:value-type="string" calcext:value-type="string">
            <text:p>HIN005</text:p>
          </table:table-cell>
          <table:table-cell table:style-name="ce2" office:value-type="string" calcext:value-type="string">
            <text:p><text:a xlink:href="http://www.bcbsm.com/index/common/marketplace/2016/metro-detroit-hmo.html" xlink:type="simple">http://www.bcbsm.com/index/common/marketplace/2016/metro-detroit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4965" calcext:value-type="float">
            <text:p>44965</text:p>
          </table:table-cell>
          <table:table-cell table:number-columns-repeated="2"/>
          <table:table-cell office:value-type="string" calcext:value-type="string">
            <text:p>2013-08-09 17:41:07</text:p>
          </table:table-cell>
          <table:table-cell office:value-type="float" office:value="44965" calcext:value-type="float">
            <text:p>44965</text:p>
          </table:table-cell>
          <table:table-cell/>
          <table:table-cell office:value-type="string" calcext:value-type="string">
            <text:p>Louisiana HMOx</text:p>
          </table:table-cell>
          <table:table-cell office:value-type="string" calcext:value-type="string">
            <text:p>HIN006</text:p>
          </table:table-cell>
          <table:table-cell table:style-name="ce2" office:value-type="string" calcext:value-type="string">
            <text:p><text:a xlink:href="http://www.bcbsm.com/index/common/marketplace/2016/preferred-hmo.html" xlink:type="simple">http://www.bcbsm.com/index/common/marketplace/2016/preferred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6441" calcext:value-type="float">
            <text:p>46441</text:p>
          </table:table-cell>
          <table:table-cell table:number-columns-repeated="2"/>
          <table:table-cell office:value-type="string" calcext:value-type="string">
            <text:p>2013-09-13 12:24:07</text:p>
          </table:table-cell>
          <table:table-cell office:value-type="float" office:value="46441" calcext:value-type="float">
            <text:p>46441</text:p>
          </table:table-cell>
          <table:table-cell/>
          <table:table-cell office:value-type="string" calcext:value-type="string">
            <text:p>Vantage Tier 1 Network</text:p>
          </table:table-cell>
          <table:table-cell office:value-type="string" calcext:value-type="string">
            <text:p>HIN007</text:p>
          </table:table-cell>
          <table:table-cell table:style-name="ce2" office:value-type="string" calcext:value-type="string">
            <text:p><text:a xlink:href="http://www.bcbsm.com/index/common/marketplace/2016/select-hmo.html" xlink:type="simple">http://www.bcbsm.com/index/common/marketplace/2016/select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8302" calcext:value-type="float">
            <text:p>58302</text:p>
          </table:table-cell>
          <table:table-cell table:number-columns-repeated="2"/>
          <table:table-cell office:value-type="string" calcext:value-type="string">
            <text:p>2013-08-22 18:09:56</text:p>
          </table:table-cell>
          <table:table-cell office:value-type="float" office:value="58302" calcext:value-type="float">
            <text:p>58302</text:p>
          </table:table-cell>
          <table:table-cell/>
          <table:table-cell office:value-type="string" calcext:value-type="string">
            <text:p>Verity HealthNet Network</text:p>
          </table:table-cell>
          <table:table-cell office:value-type="string" calcext:value-type="string">
            <text:p>IAN001</text:p>
          </table:table-cell>
          <table:table-cell table:style-name="ce2" office:value-type="string" calcext:value-type="string">
            <text:p><text:a xlink:href="http://providerdirectory.pacificsource.com/?nPlan=PSN" xlink:type="simple">http://providerdirectory.pacificsource.com/?nPlan=PS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65168" calcext:value-type="float">
            <text:p>65168</text:p>
          </table:table-cell>
          <table:table-cell table:number-columns-repeated="2"/>
          <table:table-cell office:value-type="string" calcext:value-type="string">
            <text:p>2014-01-21 11:24:32</text:p>
          </table:table-cell>
          <table:table-cell office:value-type="float" office:value="65168" calcext:value-type="float">
            <text:p>65168</text:p>
          </table:table-cell>
          <table:table-cell/>
          <table:table-cell office:value-type="string" calcext:value-type="string">
            <text:p>Preferred Care PPO Vision Dental</text:p>
          </table:table-cell>
          <table:table-cell office:value-type="string" calcext:value-type="string">
            <text:p>IAN002</text:p>
          </table:table-cell>
          <table:table-cell table:style-name="ce2" office:value-type="string" calcext:value-type="string">
            <text:p><text:a xlink:href="http://providerdirectory.pacificsource.com/?nPlan=SmartHealth+(Montana+Members)" xlink:type="simple">http://providerdirectory.pacificsource.com/?nPlan=SmartHealth+(Montana+Members)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67243" calcext:value-type="float">
            <text:p>67243</text:p>
          </table:table-cell>
          <table:table-cell table:number-columns-repeated="2"/>
          <table:table-cell office:value-type="string" calcext:value-type="string">
            <text:p>2013-08-26 12:29:34</text:p>
          </table:table-cell>
          <table:table-cell office:value-type="float" office:value="67243" calcext:value-type="float">
            <text:p>67243</text:p>
          </table:table-cell>
          <table:table-cell/>
          <table:table-cell office:value-type="string" calcext:value-type="string">
            <text:p>MO IEX Compass</text:p>
          </table:table-cell>
          <table:table-cell office:value-type="string" calcext:value-type="string">
            <text:p>IAN003</text:p>
          </table:table-cell>
          <table:table-cell table:style-name="ce2" office:value-type="string" calcext:value-type="string">
            <text:p><text:a xlink:href="http://providerdirectory.pacificsource.com" xlink:type="simple">http://providerdirectory.pacificsource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72623" calcext:value-type="float">
            <text:p>72623</text:p>
          </table:table-cell>
          <table:table-cell table:number-columns-repeated="2"/>
          <table:table-cell office:value-type="string" calcext:value-type="string">
            <text:p>2014-03-14 10:14:14</text:p>
          </table:table-cell>
          <table:table-cell office:value-type="float" office:value="72623" calcext:value-type="float">
            <text:p>72623</text:p>
          </table:table-cell>
          <table:table-cell/>
          <table:table-cell office:value-type="string" calcext:value-type="string">
            <text:p>Kansas City PPOx</text:p>
          </table:table-cell>
          <table:table-cell office:value-type="string" calcext:value-type="string">
            <text:p>IAN004</text:p>
          </table:table-cell>
          <table:table-cell table:style-name="ce2" office:value-type="string" calcext:value-type="string">
            <text:p><text:a xlink:href="https://public.hcsc.net/providerfinder/search.do?corpEntCd=MT1&amp;residencestate=MT&amp;product=PPO&amp;entryPt=MKT" xlink:type="simple">https://public.hcsc.net/providerfinder/search.do?corpEntCd=MT1&amp;residencestate=MT&amp;product=PPO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74056" calcext:value-type="float">
            <text:p>74056</text:p>
          </table:table-cell>
          <table:table-cell table:number-columns-repeated="2"/>
          <table:table-cell office:value-type="string" calcext:value-type="string">
            <text:p>2013-08-13 21:01:26</text:p>
          </table:table-cell>
          <table:table-cell office:value-type="float" office:value="74056" calcext:value-type="float">
            <text:p>74056</text:p>
          </table:table-cell>
          <table:table-cell/>
          <table:table-cell office:value-type="string" calcext:value-type="string">
            <text:p>S. W. Missouri PPOx</text:p>
          </table:table-cell>
          <table:table-cell office:value-type="string" calcext:value-type="string">
            <text:p>IAN005</text:p>
          </table:table-cell>
          <table:table-cell table:style-name="ce2" office:value-type="string" calcext:value-type="string">
            <text:p><text:a xlink:href="http://www.dentaquest.com/state-plans/regions/mid-atlantic/find-a-dentist/" xlink:type="simple">http://www.dentaquest.com/state-plans/regions/mid-atlantic/find-a-dentist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75321" calcext:value-type="float">
            <text:p>75321</text:p>
          </table:table-cell>
          <table:table-cell table:number-columns-repeated="2"/>
          <table:table-cell office:value-type="string" calcext:value-type="string">
            <text:p>2014-07-28 14:39:22</text:p>
          </table:table-cell>
          <table:table-cell office:value-type="float" office:value="75321" calcext:value-type="float">
            <text:p>75321</text:p>
          </table:table-cell>
          <table:table-cell/>
          <table:table-cell office:value-type="string" calcext:value-type="string">
            <text:p>Blue Preferred and Dental Prime</text:p>
          </table:table-cell>
          <table:table-cell office:value-type="string" calcext:value-type="string">
            <text:p>IAN006</text:p>
          </table:table-cell>
          <table:table-cell table:style-name="ce2" office:value-type="string" calcext:value-type="string">
            <text:p><text:a xlink:href="https://member.carefirst.com/mos/#/fappublic/search/standard?sType=D&amp;planName=Preferred%20Dental%20(PPO)" xlink:type="simple">https://member.carefirst.com/mos/#/fappublic/search/standard?sType=D&amp;planName=Preferred%20Dental%20(PPO)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75409" calcext:value-type="float">
            <text:p>75409</text:p>
          </table:table-cell>
          <table:table-cell table:number-columns-repeated="2"/>
          <table:table-cell office:value-type="string" calcext:value-type="string">
            <text:p>2013-08-30 11:49:14</text:p>
          </table:table-cell>
          <table:table-cell office:value-type="float" office:value="75409" calcext:value-type="float">
            <text:p>75409</text:p>
          </table:table-cell>
          <table:table-cell/>
          <table:table-cell office:value-type="string" calcext:value-type="string">
            <text:p>Advantica Dental Benefits Inc.</text:p>
          </table:table-cell>
          <table:table-cell office:value-type="string" calcext:value-type="string">
            <text:p>IAN007</text:p>
          </table:table-cell>
          <table:table-cell table:style-name="ce2" office:value-type="string" calcext:value-type="string">
            <text:p><text:a xlink:href="https://member.carefirst.com/mos/#/fappublic/search/standard?sType=M&amp;planName=BluePreferred" xlink:type="simple">https://member.carefirst.com/mos/#/fappublic/search/standard?sType=M&amp;planName=BluePreferred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78461" calcext:value-type="float">
            <text:p>78461</text:p>
          </table:table-cell>
          <table:table-cell table:number-columns-repeated="2"/>
          <table:table-cell office:value-type="string" calcext:value-type="string">
            <text:p>2013-08-29 13:08:32</text:p>
          </table:table-cell>
          <table:table-cell office:value-type="float" office:value="78461" calcext:value-type="float">
            <text:p>78461</text:p>
          </table:table-cell>
          <table:table-cell/>
          <table:table-cell office:value-type="string" calcext:value-type="string">
            <text:p>Preferred Care Blue National Plus</text:p>
          </table:table-cell>
          <table:table-cell office:value-type="string" calcext:value-type="string">
            <text:p>IAN008</text:p>
          </table:table-cell>
          <table:table-cell table:style-name="ce2" office:value-type="string" calcext:value-type="string">
            <text:p><text:a xlink:href="https://member.carefirst.com/mos/#/fappublic/search/standard?sType=D&amp;planName=Traditional%20Dental" xlink:type="simple">https://member.carefirst.com/mos/#/fappublic/search/standard?sType=D&amp;planName=Traditional%20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86868" calcext:value-type="float">
            <text:p>86868</text:p>
          </table:table-cell>
          <table:table-cell table:number-columns-repeated="2"/>
          <table:table-cell office:value-type="string" calcext:value-type="string">
            <text:p>2013-09-05 10:37:54</text:p>
          </table:table-cell>
          <table:table-cell office:value-type="float" office:value="86868" calcext:value-type="float">
            <text:p>86868</text:p>
          </table:table-cell>
          <table:table-cell/>
          <table:table-cell office:value-type="string" calcext:value-type="string">
            <text:p>BlueSelect National Plus with EAN</text:p>
          </table:table-cell>
          <table:table-cell office:value-type="string" calcext:value-type="string">
            <text:p>IAN009</text:p>
          </table:table-cell>
          <table:table-cell table:style-name="ce2" office:value-type="string" calcext:value-type="string">
            <text:p><text:a xlink:href="https://www.dominiondental.com/find-a-dentist" xlink:type="simple">https://www.dominiondental.com/find-a-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87390" calcext:value-type="float">
            <text:p>87390</text:p>
          </table:table-cell>
          <table:table-cell table:number-columns-repeated="2"/>
          <table:table-cell office:value-type="string" calcext:value-type="string">
            <text:p>2013-09-23 09:00:13</text:p>
          </table:table-cell>
          <table:table-cell office:value-type="float" office:value="87390" calcext:value-type="float">
            <text:p>87390</text:p>
          </table:table-cell>
          <table:table-cell/>
          <table:table-cell office:value-type="string" calcext:value-type="string">
            <text:p>BlueSelect EAN</text:p>
          </table:table-cell>
          <table:table-cell office:value-type="string" calcext:value-type="string">
            <text:p>IAN010</text:p>
          </table:table-cell>
          <table:table-cell table:style-name="ce2" office:value-type="string" calcext:value-type="string">
            <text:p><text:a xlink:href="https://metlocator.metlife.com/metlocator/execute/Search?searchType=findDentistHCR_NC&amp;planType=DPPO&amp;networkID=2" xlink:type="simple">https://metlocator.metlife.com/metlocator/execute/Search?searchType=findDentistHCR_NC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97176" calcext:value-type="float">
            <text:p>97176</text:p>
          </table:table-cell>
          <table:table-cell table:number-columns-repeated="2"/>
          <table:table-cell office:value-type="string" calcext:value-type="string">
            <text:p>2014-03-17 13:54:37</text:p>
          </table:table-cell>
          <table:table-cell office:value-type="float" office:value="97176" calcext:value-type="float">
            <text:p>97176</text:p>
          </table:table-cell>
          <table:table-cell/>
          <table:table-cell office:value-type="string" calcext:value-type="string">
            <text:p>BlueSelect with Walmart</text:p>
          </table:table-cell>
          <table:table-cell office:value-type="string" calcext:value-type="string">
            <text:p>IAN011</text:p>
          </table:table-cell>
          <table:table-cell table:style-name="ce2" office:value-type="string" calcext:value-type="string">
            <text:p><text:a xlink:href="http://www.uhc.com/find-a-physician/xnccompass" xlink:type="simple">http://www.uhc.com/find-a-physician/xnc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6049" calcext:value-type="float">
            <text:p>16049</text:p>
          </table:table-cell>
          <table:table-cell table:number-columns-repeated="2"/>
          <table:table-cell office:value-type="string" calcext:value-type="string">
            <text:p>2015-02-19 06:21:02</text:p>
          </table:table-cell>
          <table:table-cell office:value-type="float" office:value="16049" calcext:value-type="float">
            <text:p>16049</text:p>
          </table:table-cell>
          <table:table-cell/>
          <table:table-cell office:value-type="string" calcext:value-type="string">
            <text:p>PPO_Missouri_On Exchange</text:p>
          </table:table-cell>
          <table:table-cell office:value-type="string" calcext:value-type="string">
            <text:p>ILN001</text:p>
          </table:table-cell>
          <table:table-cell table:style-name="ce2" office:value-type="string" calcext:value-type="string">
            <text:p><text:a xlink:href="http://www.deltadentalnc.com/Find-a-Dentist.aspx" xlink:type="simple">http://www.deltadentalnc.com/Find-a-Dentist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8214" calcext:value-type="float">
            <text:p>28214</text:p>
          </table:table-cell>
          <table:table-cell table:number-columns-repeated="2"/>
          <table:table-cell office:value-type="string" calcext:value-type="string">
            <text:p>2014-09-29 21:43:29</text:p>
          </table:table-cell>
          <table:table-cell office:value-type="float" office:value="28214" calcext:value-type="float">
            <text:p>28214</text:p>
          </table:table-cell>
          <table:table-cell/>
          <table:table-cell office:value-type="string" calcext:value-type="string">
            <text:p>PPO_Missouri_Kansas City_On/Off Exchange</text:p>
          </table:table-cell>
          <table:table-cell office:value-type="string" calcext:value-type="string">
            <text:p>ILN002</text:p>
          </table:table-cell>
          <table:table-cell table:style-name="ce2" office:value-type="string" calcext:value-type="string">
            <text:p><text:a xlink:href="http://www.providerlookuponline.com/coventry/po7/gateway.aspx?plancode=242&amp;clientprodcode=124214" xlink:type="simple">http://www.providerlookuponline.com/coventry/po7/gateway.aspx?plancode=242&amp;clientprodcode=12421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9416" calcext:value-type="float">
            <text:p>29416</text:p>
          </table:table-cell>
          <table:table-cell table:number-columns-repeated="2"/>
          <table:table-cell office:value-type="string" calcext:value-type="string">
            <text:p>2014-09-06 03:39:47</text:p>
          </table:table-cell>
          <table:table-cell office:value-type="float" office:value="29416" calcext:value-type="float">
            <text:p>29416</text:p>
          </table:table-cell>
          <table:table-cell/>
          <table:table-cell office:value-type="string" calcext:value-type="string">
            <text:p>OA EPO_Missouri_Kansas City_On Exchange</text:p>
          </table:table-cell>
          <table:table-cell office:value-type="string" calcext:value-type="string">
            <text:p>ILN003</text:p>
          </table:table-cell>
          <table:table-cell table:style-name="ce2" office:value-type="string" calcext:value-type="string">
            <text:p><text:a xlink:href="http://www.providerlookuponline.com/coventry/po7/gateway.aspx?plancode=242&amp;clientprodcode=124216" xlink:type="simple">http://www.providerlookuponline.com/coventry/po7/gateway.aspx?plancode=242&amp;clientprodcode=1242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0494" calcext:value-type="float">
            <text:p>30494</text:p>
          </table:table-cell>
          <table:table-cell table:number-columns-repeated="2"/>
          <table:table-cell office:value-type="string" calcext:value-type="string">
            <text:p>2014-08-08 08:53:29</text:p>
          </table:table-cell>
          <table:table-cell office:value-type="float" office:value="30494" calcext:value-type="float">
            <text:p>30494</text:p>
          </table:table-cell>
          <table:table-cell/>
          <table:table-cell office:value-type="string" calcext:value-type="string">
            <text:p>OA EPO_Missouri_Springfield_On/Off Exchange</text:p>
          </table:table-cell>
          <table:table-cell office:value-type="string" calcext:value-type="string">
            <text:p>ILN004</text:p>
          </table:table-cell>
          <table:table-cell table:style-name="ce2" office:value-type="string" calcext:value-type="string">
            <text:p><text:a xlink:href="http://www.providerlookuponline.com/coventry/po7/gateway.aspx?plancode=242&amp;clientprodcode=124209" xlink:type="simple">http://www.providerlookuponline.com/coventry/po7/gateway.aspx?plancode=242&amp;clientprodcode=12420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30613" calcext:value-type="float">
            <text:p>30613</text:p>
          </table:table-cell>
          <table:table-cell table:number-columns-repeated="2"/>
          <table:table-cell office:value-type="string" calcext:value-type="string">
            <text:p>2014-12-12 09:23:47</text:p>
          </table:table-cell>
          <table:table-cell office:value-type="float" office:value="30613" calcext:value-type="float">
            <text:p>30613</text:p>
          </table:table-cell>
          <table:table-cell/>
          <table:table-cell office:value-type="string" calcext:value-type="string">
            <text:p>OA EPO_Missouri_Joplin_On/Off Exchange</text:p>
          </table:table-cell>
          <table:table-cell office:value-type="string" calcext:value-type="string">
            <text:p>ILN011</text:p>
          </table:table-cell>
          <table:table-cell table:style-name="ce2" office:value-type="string" calcext:value-type="string">
            <text:p><text:a xlink:href="https://www.aetna.com/individuals-families/cb/north-carolina/provider-search/carolinas-healthcare-system--hpn.html" xlink:type="simple">https://www.aetna.com/individuals-families/cb/north-carolina/provider-search/carolinas-healthcare-system--hpn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2753" calcext:value-type="float">
            <text:p>32753</text:p>
          </table:table-cell>
          <table:table-cell table:number-columns-repeated="2"/>
          <table:table-cell office:value-type="string" calcext:value-type="string">
            <text:p>2015-07-22 09:15:52</text:p>
          </table:table-cell>
          <table:table-cell office:value-type="float" office:value="32753" calcext:value-type="float">
            <text:p>32753</text:p>
          </table:table-cell>
          <table:table-cell/>
          <table:table-cell office:value-type="string" calcext:value-type="string">
            <text:p>PPO_Missouri_Off Exchange</text:p>
          </table:table-cell>
          <table:table-cell office:value-type="string" calcext:value-type="string">
            <text:p>ILN005</text:p>
          </table:table-cell>
          <table:table-cell table:style-name="ce2" office:value-type="string" calcext:value-type="string">
            <text:p><text:a xlink:href="https://www.aetna.com/individuals-families/cb/north-carolina/provider-search/caromont-health-hpn.html" xlink:type="simple">https://www.aetna.com/individuals-families/cb/north-carolina/provider-search/caromont-health-hpn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2904" calcext:value-type="float">
            <text:p>32904</text:p>
          </table:table-cell>
          <table:table-cell table:number-columns-repeated="2"/>
          <table:table-cell office:value-type="string" calcext:value-type="string">
            <text:p>2014-09-05 03:32:16</text:p>
          </table:table-cell>
          <table:table-cell office:value-type="float" office:value="32904" calcext:value-type="float">
            <text:p>32904</text:p>
          </table:table-cell>
          <table:table-cell/>
          <table:table-cell office:value-type="string" calcext:value-type="string">
            <text:p>OA EPO_Missouri_Kansas City_Off Exchange</text:p>
          </table:table-cell>
          <table:table-cell office:value-type="string" calcext:value-type="string">
            <text:p>ILN012</text:p>
          </table:table-cell>
          <table:table-cell table:style-name="ce2" office:value-type="string" calcext:value-type="string">
            <text:p><text:a xlink:href="http://www.alwayscarebenefits.com/comm/providers/NCDentalProviderDirectory.pdf" xlink:type="simple">http://www.alwayscarebenefits.com/comm/providers/NC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4762" calcext:value-type="float">
            <text:p>34762</text:p>
          </table:table-cell>
          <table:table-cell table:number-columns-repeated="2"/>
          <table:table-cell office:value-type="string" calcext:value-type="string">
            <text:p>2014-06-21 03:20:41</text:p>
          </table:table-cell>
          <table:table-cell office:value-type="float" office:value="34762" calcext:value-type="float">
            <text:p>34762</text:p>
          </table:table-cell>
          <table:table-cell/>
          <table:table-cell office:value-type="string" calcext:value-type="string">
            <text:p>CoventryOne Silver/Bronze ON Exchange PPO</text:p>
          </table:table-cell>
          <table:table-cell office:value-type="string" calcext:value-type="string">
            <text:p>ILN013</text:p>
          </table:table-cell>
          <table:table-cell table:style-name="ce2" office:value-type="string" calcext:value-type="string">
            <text:p><text:a xlink:href="http://www.deltadentalmn.org/findADentist" xlink:type="simple">http://www.deltadentalmn.org/findA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5853" calcext:value-type="float">
            <text:p>35853</text:p>
          </table:table-cell>
          <table:table-cell table:number-columns-repeated="2"/>
          <table:table-cell office:value-type="string" calcext:value-type="string">
            <text:p>2015-01-20 13:44:26</text:p>
          </table:table-cell>
          <table:table-cell office:value-type="float" office:value="35853" calcext:value-type="float">
            <text:p>35853</text:p>
          </table:table-cell>
          <table:table-cell/>
          <table:table-cell office:value-type="string" calcext:value-type="string">
            <text:p>CoventryOne Carelink from Coventry_On/Off Exchange</text:p>
          </table:table-cell>
          <table:table-cell office:value-type="string" calcext:value-type="string">
            <text:p>ILN014</text:p>
          </table:table-cell>
          <table:table-cell table:style-name="ce2" office:value-type="string" calcext:value-type="string">
            <text:p><text:a xlink:href="https://www.bcbsnd.com/doctor/" xlink:type="simple">https://www.bcbsnd.com/doc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40807" calcext:value-type="float">
            <text:p>40807</text:p>
          </table:table-cell>
          <table:table-cell table:number-columns-repeated="2"/>
          <table:table-cell office:value-type="string" calcext:value-type="string">
            <text:p>2014-12-11 04:09:12</text:p>
          </table:table-cell>
          <table:table-cell office:value-type="float" office:value="40807" calcext:value-type="float">
            <text:p>40807</text:p>
          </table:table-cell>
          <table:table-cell/>
          <table:table-cell office:value-type="string" calcext:value-type="string">
            <text:p>FocusedCare HPN Network_On/Off Exchange</text:p>
          </table:table-cell>
          <table:table-cell office:value-type="string" calcext:value-type="string">
            <text:p>ILN007</text:p>
          </table:table-cell>
          <table:table-cell table:style-name="ce2" office:value-type="string" calcext:value-type="string">
            <text:p><text:a xlink:href="https://www.medica.com/ApplauseProviders" xlink:type="simple">https://www.medica.com/Applause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4240" calcext:value-type="float">
            <text:p>44240</text:p>
          </table:table-cell>
          <table:table-cell table:number-columns-repeated="2"/>
          <table:table-cell office:value-type="string" calcext:value-type="string">
            <text:p>2014-10-05 17:13:14</text:p>
          </table:table-cell>
          <table:table-cell office:value-type="float" office:value="44240" calcext:value-type="float">
            <text:p>44240</text:p>
          </table:table-cell>
          <table:table-cell/>
          <table:table-cell office:value-type="string" calcext:value-type="string">
            <text:p>CoventryOne Gold ON Exchange PPO</text:p>
          </table:table-cell>
          <table:table-cell office:value-type="string" calcext:value-type="string">
            <text:p>ILN008</text:p>
          </table:table-cell>
          <table:table-cell table:style-name="ce2" office:value-type="string" calcext:value-type="string">
            <text:p><text:a xlink:href="https://www.medica.com/AltruPrimeProviders" xlink:type="simple">https://www.medica.com/AltruPrime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4527" calcext:value-type="float">
            <text:p>44527</text:p>
          </table:table-cell>
          <table:table-cell table:number-columns-repeated="2"/>
          <table:table-cell office:value-type="string" calcext:value-type="string">
            <text:p>2014-11-15 04:52:41</text:p>
          </table:table-cell>
          <table:table-cell office:value-type="float" office:value="44527" calcext:value-type="float">
            <text:p>44527</text:p>
          </table:table-cell>
          <table:table-cell/>
          <table:table-cell office:value-type="string" calcext:value-type="string">
            <text:p>CoventryOne PPO OFF Exchange</text:p>
          </table:table-cell>
          <table:table-cell office:value-type="string" calcext:value-type="string">
            <text:p>ILN009</text:p>
          </table:table-cell>
          <table:table-cell table:style-name="ce2" office:value-type="string" calcext:value-type="string">
            <text:p><text:a xlink:href="http://www.viiad.com/shp/provider_search_main.asp" xlink:type="simple">http://www.viiad.com/shp/provider_search_main.as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8616" calcext:value-type="float">
            <text:p>48616</text:p>
          </table:table-cell>
          <table:table-cell table:number-columns-repeated="2"/>
          <table:table-cell office:value-type="string" calcext:value-type="string">
            <text:p>2014-09-04 03:25:43</text:p>
          </table:table-cell>
          <table:table-cell office:value-type="float" office:value="48616" calcext:value-type="float">
            <text:p>48616</text:p>
          </table:table-cell>
          <table:table-cell/>
          <table:table-cell office:value-type="string" calcext:value-type="string">
            <text:p>Missouri EPO Network</text:p>
          </table:table-cell>
          <table:table-cell office:value-type="string" calcext:value-type="string">
            <text:p>ILN010</text:p>
          </table:table-cell>
          <table:table-cell office:value-type="string" calcext:value-type="string">
            <text:p>newjersey.healthrepublic.us/providersearch/plans/fullaccess</text:p>
          </table:table-cell>
          <table:table-cell table:number-columns-repeated="101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48786" calcext:value-type="float">
            <text:p>48786</text:p>
          </table:table-cell>
          <table:table-cell table:number-columns-repeated="2"/>
          <table:table-cell office:value-type="string" calcext:value-type="string">
            <text:p>2014-06-27 08:32:44</text:p>
          </table:table-cell>
          <table:table-cell office:value-type="float" office:value="48786" calcext:value-type="float">
            <text:p>48786</text:p>
          </table:table-cell>
          <table:table-cell/>
          <table:table-cell office:value-type="string" calcext:value-type="string">
            <text:p>Missouri Dental Network</text:p>
          </table:table-cell>
          <table:table-cell office:value-type="string" calcext:value-type="string">
            <text:p>KSN001</text:p>
          </table:table-cell>
          <table:table-cell office:value-type="string" calcext:value-type="string">
            <text:p>newjersey.healthrepublic.us/providersearch/plans/spotlight</text:p>
          </table:table-cell>
          <table:table-cell table:number-columns-repeated="101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53204" calcext:value-type="float">
            <text:p>53204</text:p>
          </table:table-cell>
          <table:table-cell table:number-columns-repeated="2"/>
          <table:table-cell office:value-type="string" calcext:value-type="string">
            <text:p>2014-08-27 03:27:11</text:p>
          </table:table-cell>
          <table:table-cell office:value-type="float" office:value="53204" calcext:value-type="float">
            <text:p>53204</text:p>
          </table:table-cell>
          <table:table-cell/>
          <table:table-cell office:value-type="string" calcext:value-type="string">
            <text:p>Jackson PPOx</text:p>
          </table:table-cell>
          <table:table-cell office:value-type="string" calcext:value-type="string">
            <text:p>KSN002</text:p>
          </table:table-cell>
          <table:table-cell office:value-type="string" calcext:value-type="string">
            <text:p>newjersey.healthrepublic.us/providersearch/plans/monmouthcounty</text:p>
          </table:table-cell>
          <table:table-cell table:number-columns-repeated="101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6603" calcext:value-type="float">
            <text:p>56603</text:p>
          </table:table-cell>
          <table:table-cell table:number-columns-repeated="2"/>
          <table:table-cell office:value-type="string" calcext:value-type="string">
            <text:p>2015-01-16 17:32:32</text:p>
          </table:table-cell>
          <table:table-cell office:value-type="float" office:value="56603" calcext:value-type="float">
            <text:p>56603</text:p>
          </table:table-cell>
          <table:table-cell/>
          <table:table-cell office:value-type="string" calcext:value-type="string">
            <text:p>Memphis PPOx</text:p>
          </table:table-cell>
          <table:table-cell office:value-type="string" calcext:value-type="string">
            <text:p>KSN003</text:p>
          </table:table-cell>
          <table:table-cell table:style-name="ce2" office:value-type="string" calcext:value-type="string">
            <text:p><text:a xlink:href="https://www.dentegra.com/find-a-dentis" xlink:type="simple">https://www.dentegra.com/find-a-denti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59976" calcext:value-type="float">
            <text:p>59976</text:p>
          </table:table-cell>
          <table:table-cell table:number-columns-repeated="2"/>
          <table:table-cell office:value-type="string" calcext:value-type="string">
            <text:p>2014-08-03 08:59:32</text:p>
          </table:table-cell>
          <table:table-cell office:value-type="float" office:value="59976" calcext:value-type="float">
            <text:p>59976</text:p>
          </table:table-cell>
          <table:table-cell/>
          <table:table-cell office:value-type="string" calcext:value-type="string">
            <text:p>Mississippi PPOx</text:p>
          </table:table-cell>
          <table:table-cell office:value-type="string" calcext:value-type="string">
            <text:p>KSN004</text:p>
          </table:table-cell>
          <table:table-cell table:style-name="ce2" office:value-type="string" calcext:value-type="string">
            <text:p><text:a xlink:href="http://www.uhc.com/find-a-physician/xnjcompass" xlink:type="simple">http://www.uhc.com/find-a-physician/xnj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68265" calcext:value-type="float">
            <text:p>68265</text:p>
          </table:table-cell>
          <table:table-cell table:number-columns-repeated="2"/>
          <table:table-cell office:value-type="string" calcext:value-type="string">
            <text:p>2014-09-03 04:28:59</text:p>
          </table:table-cell>
          <table:table-cell office:value-type="float" office:value="68265" calcext:value-type="float">
            <text:p>68265</text:p>
          </table:table-cell>
          <table:table-cell/>
          <table:table-cell office:value-type="string" calcext:value-type="string">
            <text:p>Magnolia Health Plan</text:p>
          </table:table-cell>
          <table:table-cell office:value-type="string" calcext:value-type="string">
            <text:p>MEN001</text:p>
          </table:table-cell>
          <table:table-cell table:style-name="ce2" office:value-type="string" calcext:value-type="string">
            <text:p><text:a xlink:href="https://www.hioscar.com/hx/provider?state=NJ&amp;year=2016&amp;network=oscar" xlink:type="simple">https://www.hioscar.com/hx/provider?state=NJ&amp;year=2016&amp;network=osca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8396" calcext:value-type="float">
            <text:p>68396</text:p>
          </table:table-cell>
          <table:table-cell table:number-columns-repeated="2"/>
          <table:table-cell office:value-type="string" calcext:value-type="string">
            <text:p>2014-08-05 13:28:44</text:p>
          </table:table-cell>
          <table:table-cell office:value-type="float" office:value="68396" calcext:value-type="float">
            <text:p>68396</text:p>
          </table:table-cell>
          <table:table-cell/>
          <table:table-cell office:value-type="string" calcext:value-type="string">
            <text:p>MS IEX Choice</text:p>
          </table:table-cell>
          <table:table-cell office:value-type="string" calcext:value-type="string">
            <text:p>MEN002</text:p>
          </table:table-cell>
          <table:table-cell table:style-name="ce2" office:value-type="string" calcext:value-type="string">
            <text:p><text:a xlink:href="http://www.healthplex.com/our_dentists/options?groupnumber=EXCHANGE-NJ" xlink:type="simple">http://www.healthplex.com/our_dentists/options?groupnumber=EXCHANGE-NJ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71691" calcext:value-type="float">
            <text:p>71691</text:p>
          </table:table-cell>
          <table:table-cell table:number-columns-repeated="2"/>
          <table:table-cell office:value-type="string" calcext:value-type="string">
            <text:p>2014-11-09 04:38:15</text:p>
          </table:table-cell>
          <table:table-cell office:value-type="float" office:value="71691" calcext:value-type="float">
            <text:p>71691</text:p>
          </table:table-cell>
          <table:table-cell/>
          <table:table-cell office:value-type="string" calcext:value-type="string">
            <text:p>MS IEX Compass</text:p>
          </table:table-cell>
          <table:table-cell office:value-type="string" calcext:value-type="string">
            <text:p>MEN003</text:p>
          </table:table-cell>
          <table:table-cell table:style-name="ce2" office:value-type="string" calcext:value-type="string">
            <text:p><text:a xlink:href="https://metlocator.metlife.com/metlocator/execute/Search?searchType=findDentistHCR_NJ&amp;planType=DUAL&amp;custNum=0383218&amp;networkID=2" xlink:type="simple">https://metlocator.metlife.com/metlocator/execute/Search?searchType=findDentistHCR_NJ&amp;planType=DUAL&amp;custNum=0383218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4483" calcext:value-type="float">
            <text:p>74483</text:p>
          </table:table-cell>
          <table:table-cell table:number-columns-repeated="2"/>
          <table:table-cell office:value-type="string" calcext:value-type="string">
            <text:p>2014-11-14 05:23:27</text:p>
          </table:table-cell>
          <table:table-cell office:value-type="float" office:value="74483" calcext:value-type="float">
            <text:p>74483</text:p>
          </table:table-cell>
          <table:table-cell/>
          <table:table-cell office:value-type="string" calcext:value-type="string">
            <text:p>PPO Advantage</text:p>
          </table:table-cell>
          <table:table-cell office:value-type="string" calcext:value-type="string">
            <text:p>MEN004</text:p>
          </table:table-cell>
          <table:table-cell table:style-name="ce2" office:value-type="string" calcext:value-type="string">
            <text:p><text:a xlink:href="https://www.amerihealthnj.com/html/custom/ffm/networkdirectory.html" xlink:type="simple">https://www.amerihealthnj.com/html/custom/ffm/networkdirectory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81313" calcext:value-type="float">
            <text:p>81313</text:p>
          </table:table-cell>
          <table:table-cell table:number-columns-repeated="2"/>
          <table:table-cell office:value-type="string" calcext:value-type="string">
            <text:p>2014-10-02 12:25:15</text:p>
          </table:table-cell>
          <table:table-cell office:value-type="float" office:value="81313" calcext:value-type="float">
            <text:p>81313</text:p>
          </table:table-cell>
          <table:table-cell/>
          <table:table-cell office:value-type="string" calcext:value-type="string">
            <text:p>POS Value</text:p>
          </table:table-cell>
          <table:table-cell office:value-type="string" calcext:value-type="string">
            <text:p>MEN005</text:p>
          </table:table-cell>
          <table:table-cell table:style-name="ce2" office:value-type="string" calcext:value-type="string">
            <text:p><text:a xlink:href="http://directory.horizonblue.com/" xlink:type="simple">http://directory.horizonblue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2905" calcext:value-type="float">
            <text:p>82905</text:p>
          </table:table-cell>
          <table:table-cell table:number-columns-repeated="2"/>
          <table:table-cell office:value-type="string" calcext:value-type="string">
            <text:p>2014-08-07 10:00:19</text:p>
          </table:table-cell>
          <table:table-cell office:value-type="float" office:value="82905" calcext:value-type="float">
            <text:p>82905</text:p>
          </table:table-cell>
          <table:table-cell/>
          <table:table-cell office:value-type="string" calcext:value-type="string">
            <text:p>POS Local Charlotte</text:p>
          </table:table-cell>
          <table:table-cell office:value-type="string" calcext:value-type="string">
            <text:p>MTN011</text:p>
          </table:table-cell>
          <table:table-cell table:style-name="ce2" office:value-type="string" calcext:value-type="string">
            <text:p><text:a xlink:href="https://www.amerihealthnj.com/html/custom/ffm/phcsdirectory.html" xlink:type="simple">https://www.amerihealthnj.com/html/custom/ffm/phcsdirectory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86182" calcext:value-type="float">
            <text:p>86182</text:p>
          </table:table-cell>
          <table:table-cell table:number-columns-repeated="2"/>
          <table:table-cell office:value-type="string" calcext:value-type="string">
            <text:p>2015-04-22 11:06:15</text:p>
          </table:table-cell>
          <table:table-cell office:value-type="float" office:value="86182" calcext:value-type="float">
            <text:p>86182</text:p>
          </table:table-cell>
          <table:table-cell/>
          <table:table-cell office:value-type="string" calcext:value-type="string">
            <text:p>POS Local Triangle</text:p>
          </table:table-cell>
          <table:table-cell office:value-type="string" calcext:value-type="string">
            <text:p>NEN001</text:p>
          </table:table-cell>
          <table:table-cell table:style-name="ce2" office:value-type="string" calcext:value-type="string">
            <text:p><text:a xlink:href="https://www.amerihealthnj.com/dental" xlink:type="simple">https://www.amerihealthnj.com/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86779" calcext:value-type="float">
            <text:p>86779</text:p>
          </table:table-cell>
          <table:table-cell table:number-columns-repeated="2"/>
          <table:table-cell office:value-type="string" calcext:value-type="string">
            <text:p>2014-08-28 04:23:13</text:p>
          </table:table-cell>
          <table:table-cell office:value-type="float" office:value="86779" calcext:value-type="float">
            <text:p>86779</text:p>
          </table:table-cell>
          <table:table-cell/>
          <table:table-cell office:value-type="string" calcext:value-type="string">
            <text:p>PPO Select</text:p>
          </table:table-cell>
          <table:table-cell office:value-type="string" calcext:value-type="string">
            <text:p>NEN002</text:p>
          </table:table-cell>
          <table:table-cell table:style-name="ce2" office:value-type="string" calcext:value-type="string">
            <text:p><text:a xlink:href="http://www.deltadentalcoversme.com/dentistsearch?entry=exchange1" xlink:type="simple">http://www.deltadentalcoversme.com/dentistsearch?entry=exchange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4322" calcext:value-type="float">
            <text:p>94322</text:p>
          </table:table-cell>
          <table:table-cell table:number-columns-repeated="2"/>
          <table:table-cell office:value-type="string" calcext:value-type="string">
            <text:p>2015-01-21 09:35:36</text:p>
          </table:table-cell>
          <table:table-cell office:value-type="float" office:value="94322" calcext:value-type="float">
            <text:p>94322</text:p>
          </table:table-cell>
          <table:table-cell/>
          <table:table-cell office:value-type="string" calcext:value-type="string">
            <text:p>GDP DENTAL PROVIDER NETWORK</text:p>
          </table:table-cell>
          <table:table-cell office:value-type="string" calcext:value-type="string">
            <text:p>NEN003</text:p>
          </table:table-cell>
          <table:table-cell table:style-name="ce2" office:value-type="string" calcext:value-type="string">
            <text:p><text:a xlink:href="http://www.deltadentalcoversme.com/dentistsearch?entry=exchange2" xlink:type="simple">http://www.deltadentalcoversme.com/dentistsearch?entry=exchange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1324" calcext:value-type="float">
            <text:p>11324</text:p>
          </table:table-cell>
          <table:table-cell table:number-columns-repeated="2"/>
          <table:table-cell office:value-type="string" calcext:value-type="string">
            <text:p>2014-11-11 04:41:18</text:p>
          </table:table-cell>
          <table:table-cell office:value-type="float" office:value="11324" calcext:value-type="float">
            <text:p>11324</text:p>
          </table:table-cell>
          <table:table-cell/>
          <table:table-cell office:value-type="string" calcext:value-type="string">
            <text:p>DenetegraStar</text:p>
          </table:table-cell>
          <table:table-cell office:value-type="string" calcext:value-type="string">
            <text:p>NEN004</text:p>
          </table:table-cell>
          <table:table-cell table:style-name="ce2" office:value-type="string" calcext:value-type="string">
            <text:p><text:a xlink:href="http://www.uhc.com/find-a-physician/xokcompass" xlink:type="simple">http://www.uhc.com/find-a-physician/xok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46300" calcext:value-type="float">
            <text:p>46300</text:p>
          </table:table-cell>
          <table:table-cell table:number-columns-repeated="2"/>
          <table:table-cell office:value-type="string" calcext:value-type="string">
            <text:p>2015-06-19 13:25:37</text:p>
          </table:table-cell>
          <table:table-cell office:value-type="float" office:value="46300" calcext:value-type="float">
            <text:p>46300</text:p>
          </table:table-cell>
          <table:table-cell/>
          <table:table-cell office:value-type="string" calcext:value-type="string">
            <text:p>Blue Cross Partnered</text:p>
          </table:table-cell>
          <table:table-cell office:value-type="string" calcext:value-type="string">
            <text:p>NEN005</text:p>
          </table:table-cell>
          <table:table-cell table:style-name="ce2" office:value-type="string" calcext:value-type="string">
            <text:p><text:a xlink:href="http://www.dentalselect.com/provider-directory/" xlink:type="simple">http://www.dentalselect.com/provider-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48963" calcext:value-type="float">
            <text:p>48963</text:p>
          </table:table-cell>
          <table:table-cell table:number-columns-repeated="2"/>
          <table:table-cell office:value-type="string" calcext:value-type="string">
            <text:p>2014-11-13 10:25:37</text:p>
          </table:table-cell>
          <table:table-cell office:value-type="float" office:value="48963" calcext:value-type="float">
            <text:p>48963</text:p>
          </table:table-cell>
          <table:table-cell/>
          <table:table-cell office:value-type="string" calcext:value-type="string">
            <text:p>BCN Commercial</text:p>
          </table:table-cell>
          <table:table-cell office:value-type="string" calcext:value-type="string">
            <text:p>NHN001</text:p>
          </table:table-cell>
          <table:table-cell table:style-name="ce2" office:value-type="string" calcext:value-type="string">
            <text:p><text:a xlink:href="https://sites.deltadentalok.org/DentistSearch/" xlink:type="simple">https://sites.deltadentalok.org/DentistSearch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49374" calcext:value-type="float">
            <text:p>49374</text:p>
          </table:table-cell>
          <table:table-cell table:number-columns-repeated="2"/>
          <table:table-cell office:value-type="string" calcext:value-type="string">
            <text:p>2015-01-23 09:32:01</text:p>
          </table:table-cell>
          <table:table-cell office:value-type="float" office:value="49374" calcext:value-type="float">
            <text:p>49374</text:p>
          </table:table-cell>
          <table:table-cell/>
          <table:table-cell office:value-type="string" calcext:value-type="string">
            <text:p>Metro Detroit HMO</text:p>
          </table:table-cell>
          <table:table-cell office:value-type="string" calcext:value-type="string">
            <text:p>NHN002</text:p>
          </table:table-cell>
          <table:table-cell table:style-name="ce2" office:value-type="string" calcext:value-type="string">
            <text:p><text:a xlink:href="https://public.hcsc.net/providerfinder/search.do?corpEntCd=OK1&amp;residencestate=OK&amp;product=EPP&amp;entryPt=MKT" xlink:type="simple">https://public.hcsc.net/providerfinder/search.do?corpEntCd=OK1&amp;residencestate=OK&amp;product=EPP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0328" calcext:value-type="float">
            <text:p>60328</text:p>
          </table:table-cell>
          <table:table-cell table:number-columns-repeated="2"/>
          <table:table-cell office:value-type="string" calcext:value-type="string">
            <text:p>2014-12-10 11:54:40</text:p>
          </table:table-cell>
          <table:table-cell office:value-type="float" office:value="60328" calcext:value-type="float">
            <text:p>60328</text:p>
          </table:table-cell>
          <table:table-cell/>
          <table:table-cell office:value-type="string" calcext:value-type="string">
            <text:p>Blue Cross Preferred</text:p>
          </table:table-cell>
          <table:table-cell office:value-type="string" calcext:value-type="string">
            <text:p>NHN003</text:p>
          </table:table-cell>
          <table:table-cell table:style-name="ce2" office:value-type="string" calcext:value-type="string">
            <text:p><text:a xlink:href="https://public.hcsc.net/providerfinder/search.do?corpEntCd=OK1&amp;residencestate=OK&amp;product=BVP&amp;entryPt=MKT" xlink:type="simple">https://public.hcsc.net/providerfinder/search.do?corpEntCd=OK1&amp;residencestate=OK&amp;product=BVP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74718" calcext:value-type="float">
            <text:p>74718</text:p>
          </table:table-cell>
          <table:table-cell table:number-columns-repeated="2"/>
          <table:table-cell office:value-type="string" calcext:value-type="string">
            <text:p>2015-05-20 14:11:45</text:p>
          </table:table-cell>
          <table:table-cell office:value-type="float" office:value="74718" calcext:value-type="float">
            <text:p>74718</text:p>
          </table:table-cell>
          <table:table-cell/>
          <table:table-cell office:value-type="string" calcext:value-type="string">
            <text:p>Blue Cross Select</text:p>
          </table:table-cell>
          <table:table-cell office:value-type="string" calcext:value-type="string">
            <text:p>NMN001</text:p>
          </table:table-cell>
          <table:table-cell table:style-name="ce2" office:value-type="string" calcext:value-type="string">
            <text:p><text:a xlink:href="https://public.hcsc.net/providerfinder/search.do?corpEntCd=OK1&amp;residencestate=OK&amp;product=EPP&amp;entryPt=SHOP" xlink:type="simple">https://public.hcsc.net/providerfinder/search.do?corpEntCd=OK1&amp;residencestate=OK&amp;product=EPP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84254" calcext:value-type="float">
            <text:p>84254</text:p>
          </table:table-cell>
          <table:table-cell table:number-columns-repeated="2"/>
          <table:table-cell office:value-type="string" calcext:value-type="string">
            <text:p>2015-02-13 08:19:48</text:p>
          </table:table-cell>
          <table:table-cell office:value-type="float" office:value="84254" calcext:value-type="float">
            <text:p>84254</text:p>
          </table:table-cell>
          <table:table-cell/>
          <table:table-cell office:value-type="string" calcext:value-type="string">
            <text:p>PSN</text:p>
          </table:table-cell>
          <table:table-cell office:value-type="string" calcext:value-type="string">
            <text:p>NMN002</text:p>
          </table:table-cell>
          <table:table-cell table:style-name="ce2" office:value-type="string" calcext:value-type="string">
            <text:p><text:a xlink:href="https://public.hcsc.net/providerfinder/search.do?corpEntCd=OK1&amp;residencestate=OK&amp;product=BVP&amp;entryPt=SHOP" xlink:type="simple">https://public.hcsc.net/providerfinder/search.do?corpEntCd=OK1&amp;residencestate=OK&amp;product=BVP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90714" calcext:value-type="float">
            <text:p>90714</text:p>
          </table:table-cell>
          <table:table-cell table:number-columns-repeated="2"/>
          <table:table-cell office:value-type="string" calcext:value-type="string">
            <text:p>2015-02-20 06:27:36</text:p>
          </table:table-cell>
          <table:table-cell office:value-type="float" office:value="90714" calcext:value-type="float">
            <text:p>90714</text:p>
          </table:table-cell>
          <table:table-cell/>
          <table:table-cell office:value-type="string" calcext:value-type="string">
            <text:p>SmartHealth</text:p>
          </table:table-cell>
          <table:table-cell office:value-type="string" calcext:value-type="string">
            <text:p>NMN004</text:p>
          </table:table-cell>
          <table:table-cell table:style-name="ce2" office:value-type="string" calcext:value-type="string">
            <text:p><text:a xlink:href="https://public.hcsc.net/providerfinder/search.do?corpEntCd=OK1&amp;residencestate=OK&amp;product=BCS&amp;entryPt=SHOP" xlink:type="simple">https://public.hcsc.net/providerfinder/search.do?corpEntCd=OK1&amp;residencestate=OK&amp;product=BCS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7560" calcext:value-type="float">
            <text:p>97560</text:p>
          </table:table-cell>
          <table:table-cell table:number-columns-repeated="2"/>
          <table:table-cell office:value-type="string" calcext:value-type="string">
            <text:p>2014-08-31 07:07:13</text:p>
          </table:table-cell>
          <table:table-cell office:value-type="float" office:value="97560" calcext:value-type="float">
            <text:p>97560</text:p>
          </table:table-cell>
          <table:table-cell/>
          <table:table-cell office:value-type="string" calcext:value-type="string">
            <text:p>Dental Indemnity</text:p>
          </table:table-cell>
          <table:table-cell office:value-type="string" calcext:value-type="string">
            <text:p>NVN001</text:p>
          </table:table-cell>
          <table:table-cell table:style-name="ce2" office:value-type="string" calcext:value-type="string">
            <text:p><text:a xlink:href="http://www.bcbsok.com/provider_finder/important_info_dental.html" xlink:type="simple">http://www.bcbsok.com/provider_finder/important_info_dental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string" calcext:value-type="string">
            <text:p>2014-08-06 08:27:55</text:p>
          </table:table-cell>
          <table:table-cell office:value-type="float" office:value="11512" calcext:value-type="float">
            <text:p>11512</text:p>
          </table:table-cell>
          <table:table-cell/>
          <table:table-cell office:value-type="string" calcext:value-type="string">
            <text:p>Blue Preferred PPO</text:p>
          </table:table-cell>
          <table:table-cell office:value-type="string" calcext:value-type="string">
            <text:p>NVN002</text:p>
          </table:table-cell>
          <table:table-cell table:style-name="ce2" office:value-type="string" calcext:value-type="string">
            <text:p><text:a xlink:href="http://marketplace.ccok.com?directory=7" xlink:type="simple">http://marketplace.ccok.com?directory=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2465" calcext:value-type="float">
            <text:p>12465</text:p>
          </table:table-cell>
          <table:table-cell table:number-columns-repeated="2"/>
          <table:table-cell office:value-type="string" calcext:value-type="string">
            <text:p>2014-11-12 05:24:58</text:p>
          </table:table-cell>
          <table:table-cell office:value-type="float" office:value="12465" calcext:value-type="float">
            <text:p>12465</text:p>
          </table:table-cell>
          <table:table-cell/>
          <table:table-cell office:value-type="string" calcext:value-type="string">
            <text:p>DSM USA EPO Inc.</text:p>
          </table:table-cell>
          <table:table-cell office:value-type="string" calcext:value-type="string">
            <text:p>NVN003</text:p>
          </table:table-cell>
          <table:table-cell table:style-name="ce2" office:value-type="string" calcext:value-type="string">
            <text:p><text:a xlink:href="http://marketplace.ccok.com?directory=5" xlink:type="simple">http://marketplace.ccok.com?directory=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4125" calcext:value-type="float">
            <text:p>14125</text:p>
          </table:table-cell>
          <table:table-cell table:number-columns-repeated="2"/>
          <table:table-cell office:value-type="string" calcext:value-type="string">
            <text:p>2014-08-29 03:26:18</text:p>
          </table:table-cell>
          <table:table-cell office:value-type="float" office:value="14125" calcext:value-type="float">
            <text:p>14125</text:p>
          </table:table-cell>
          <table:table-cell/>
          <table:table-cell office:value-type="string" calcext:value-type="string">
            <text:p>Regional Preferred Participating Network</text:p>
          </table:table-cell>
          <table:table-cell office:value-type="string" calcext:value-type="string">
            <text:p>NVN004</text:p>
          </table:table-cell>
          <table:table-cell table:style-name="ce2" office:value-type="string" calcext:value-type="string">
            <text:p><text:a xlink:href="http://marketplace.ccok.com?directory=6" xlink:type="simple">http://marketplace.ccok.com?directory=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86217" calcext:value-type="float">
            <text:p>86217</text:p>
          </table:table-cell>
          <table:table-cell table:number-columns-repeated="2"/>
          <table:table-cell office:value-type="string" calcext:value-type="string">
            <text:p>2015-02-18 06:26:47</text:p>
          </table:table-cell>
          <table:table-cell office:value-type="float" office:value="86217" calcext:value-type="float">
            <text:p>86217</text:p>
          </table:table-cell>
          <table:table-cell/>
          <table:table-cell office:value-type="string" calcext:value-type="string">
            <text:p>Regional Preferred Provider Network</text:p>
          </table:table-cell>
          <table:table-cell office:value-type="string" calcext:value-type="string">
            <text:p>OHN001</text:p>
          </table:table-cell>
          <table:table-cell table:style-name="ce2" office:value-type="string" calcext:value-type="string">
            <text:p><text:a xlink:href="http://www.upmchealthplan.com/marketplace/network.aspx?network=2016_62_IND_EPO_Serv4_Med4_DPPO" xlink:type="simple">http://www.upmchealthplan.com/marketplace/network.aspx?network=2016_62_IND_EPO_Serv4_Med4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94523" calcext:value-type="float">
            <text:p>94523</text:p>
          </table:table-cell>
          <table:table-cell table:number-columns-repeated="2"/>
          <table:table-cell office:value-type="string" calcext:value-type="string">
            <text:p>2014-12-06 05:18:25</text:p>
          </table:table-cell>
          <table:table-cell office:value-type="float" office:value="94523" calcext:value-type="float">
            <text:p>94523</text:p>
          </table:table-cell>
          <table:table-cell/>
          <table:table-cell office:value-type="string" calcext:value-type="string">
            <text:p>Preferred Dental PPO National</text:p>
          </table:table-cell>
          <table:table-cell office:value-type="string" calcext:value-type="string">
            <text:p>OHN002</text:p>
          </table:table-cell>
          <table:table-cell table:style-name="ce2" office:value-type="string" calcext:value-type="string">
            <text:p><text:a xlink:href="http://www.upmchealthplan.com/marketplace/network.aspx?network=2016_49_IND_EPO_Serv5_Med5_DPPO" xlink:type="simple">http://www.upmchealthplan.com/marketplace/network.aspx?network=2016_49_IND_EPO_Serv5_Med5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98185" calcext:value-type="float">
            <text:p>98185</text:p>
          </table:table-cell>
          <table:table-cell table:number-columns-repeated="2"/>
          <table:table-cell office:value-type="string" calcext:value-type="string">
            <text:p>2015-01-21 12:15:34</text:p>
          </table:table-cell>
          <table:table-cell office:value-type="float" office:value="98185" calcext:value-type="float">
            <text:p>98185</text:p>
          </table:table-cell>
          <table:table-cell/>
          <table:table-cell office:value-type="string" calcext:value-type="string">
            <text:p>Dominion DHMO Network</text:p>
          </table:table-cell>
          <table:table-cell office:value-type="string" calcext:value-type="string">
            <text:p>OHN003</text:p>
          </table:table-cell>
          <table:table-cell table:style-name="ce2" office:value-type="string" calcext:value-type="string">
            <text:p><text:a xlink:href="http://www.upmchealthplan.com/marketplace/network.aspx?network=2016_50_IND_PPO_Serv29_Med29_DPPO" xlink:type="simple">http://www.upmchealthplan.com/marketplace/network.aspx?network=2016_50_IND_PPO_Serv29_Med29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3603" calcext:value-type="float">
            <text:p>23603</text:p>
          </table:table-cell>
          <table:table-cell table:number-columns-repeated="2"/>
          <table:table-cell office:value-type="string" calcext:value-type="string">
            <text:p>2014-09-07 12:14:41</text:p>
          </table:table-cell>
          <table:table-cell office:value-type="float" office:value="23603" calcext:value-type="float">
            <text:p>23603</text:p>
          </table:table-cell>
          <table:table-cell/>
          <table:table-cell office:value-type="string" calcext:value-type="string">
            <text:p>Dominion Access PPO Network</text:p>
          </table:table-cell>
          <table:table-cell office:value-type="string" calcext:value-type="string">
            <text:p>OHN004</text:p>
          </table:table-cell>
          <table:table-cell table:style-name="ce2" office:value-type="string" calcext:value-type="string">
            <text:p><text:a xlink:href="http://www.upmchealthplan.com/marketplace/network.aspx?network=2016_53_SG_EPO_Serv29_Med29_DPPO" xlink:type="simple">http://www.upmchealthplan.com/marketplace/network.aspx?network=2016_53_SG_EPO_Serv29_Med29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30751" calcext:value-type="float">
            <text:p>30751</text:p>
          </table:table-cell>
          <table:table-cell table:number-columns-repeated="2"/>
          <table:table-cell office:value-type="string" calcext:value-type="string">
            <text:p>2014-09-09 16:12:42</text:p>
          </table:table-cell>
          <table:table-cell office:value-type="float" office:value="30751" calcext:value-type="float">
            <text:p>30751</text:p>
          </table:table-cell>
          <table:table-cell/>
          <table:table-cell office:value-type="string" calcext:value-type="string">
            <text:p>Dominion PPO Elite Network</text:p>
          </table:table-cell>
          <table:table-cell office:value-type="string" calcext:value-type="string">
            <text:p>OHN005</text:p>
          </table:table-cell>
          <table:table-cell table:style-name="ce2" office:value-type="string" calcext:value-type="string">
            <text:p><text:a xlink:href="http://www.upmchealthplan.com/marketplace/network.aspx?network=2016_55_SG_PPO_Serv10_Med29_DPPO" xlink:type="simple">http://www.upmchealthplan.com/marketplace/network.aspx?network=2016_55_SG_PPO_Serv10_Med29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40198" calcext:value-type="float">
            <text:p>40198</text:p>
          </table:table-cell>
          <table:table-cell table:number-columns-repeated="2"/>
          <table:table-cell office:value-type="string" calcext:value-type="string">
            <text:p>2014-11-14 14:52:18</text:p>
          </table:table-cell>
          <table:table-cell office:value-type="float" office:value="40198" calcext:value-type="float">
            <text:p>40198</text:p>
          </table:table-cell>
          <table:table-cell/>
          <table:table-cell office:value-type="string" calcext:value-type="string">
            <text:p>North Carolina Dental Network</text:p>
          </table:table-cell>
          <table:table-cell office:value-type="string" calcext:value-type="string">
            <text:p>OHN006</text:p>
          </table:table-cell>
          <table:table-cell table:style-name="ce2" office:value-type="string" calcext:value-type="string">
            <text:p><text:a xlink:href="http://www.upmchealthplan.com/marketplace/network.aspx?network=2016_54_SG_PPO_Serv29_Med29_DPPO" xlink:type="simple">http://www.upmchealthplan.com/marketplace/network.aspx?network=2016_54_SG_PPO_Serv29_Med29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0308" calcext:value-type="float">
            <text:p>40308</text:p>
          </table:table-cell>
          <table:table-cell table:number-columns-repeated="2"/>
          <table:table-cell office:value-type="string" calcext:value-type="string">
            <text:p>2014-11-13 16:11:17</text:p>
          </table:table-cell>
          <table:table-cell office:value-type="float" office:value="40308" calcext:value-type="float">
            <text:p>40308</text:p>
          </table:table-cell>
          <table:table-cell/>
          <table:table-cell office:value-type="string" calcext:value-type="string">
            <text:p>NC IEX Compass</text:p>
          </table:table-cell>
          <table:table-cell office:value-type="string" calcext:value-type="string">
            <text:p>ORN001</text:p>
          </table:table-cell>
          <table:table-cell table:style-name="ce2" office:value-type="string" calcext:value-type="string">
            <text:p><text:a xlink:href="http://www.thehealthplan.com/PS/MarketPlace/HMO" xlink:type="simple">http://www.thehealthplan.com/PS/MarketPlace/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2808" calcext:value-type="float">
            <text:p>42808</text:p>
          </table:table-cell>
          <table:table-cell table:number-columns-repeated="2"/>
          <table:table-cell office:value-type="string" calcext:value-type="string">
            <text:p>2015-04-30 14:45:44</text:p>
          </table:table-cell>
          <table:table-cell office:value-type="float" office:value="42808" calcext:value-type="float">
            <text:p>42808</text:p>
          </table:table-cell>
          <table:table-cell/>
          <table:table-cell office:value-type="string" calcext:value-type="string">
            <text:p>POS_Cornerstone</text:p>
          </table:table-cell>
          <table:table-cell office:value-type="string" calcext:value-type="string">
            <text:p>ORN002</text:p>
          </table:table-cell>
          <table:table-cell table:style-name="ce2" office:value-type="string" calcext:value-type="string">
            <text:p><text:a xlink:href="http://www.uhc.com/find-a-physician/shoppanavigate" xlink:type="simple">http://www.uhc.com/find-a-physician/shoppa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51207" calcext:value-type="float">
            <text:p>51207</text:p>
          </table:table-cell>
          <table:table-cell table:number-columns-repeated="2"/>
          <table:table-cell office:value-type="string" calcext:value-type="string">
            <text:p>2014-10-06 10:59:03</text:p>
          </table:table-cell>
          <table:table-cell office:value-type="float" office:value="51207" calcext:value-type="float">
            <text:p>51207</text:p>
          </table:table-cell>
          <table:table-cell/>
          <table:table-cell office:value-type="string" calcext:value-type="string">
            <text:p>POS_Duke Medicine</text:p>
          </table:table-cell>
          <table:table-cell office:value-type="string" calcext:value-type="string">
            <text:p>ORN003</text:p>
          </table:table-cell>
          <table:table-cell table:style-name="ce2" office:value-type="string" calcext:value-type="string">
            <text:p><text:a xlink:href="http://www.uhc.com/find-a-physician/xpacompass" xlink:type="simple">http://www.uhc.com/find-a-physician/xpa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4965" calcext:value-type="float">
            <text:p>54965</text:p>
          </table:table-cell>
          <table:table-cell table:number-columns-repeated="2"/>
          <table:table-cell office:value-type="string" calcext:value-type="string">
            <text:p>2014-09-08 09:42:37</text:p>
          </table:table-cell>
          <table:table-cell office:value-type="float" office:value="54965" calcext:value-type="float">
            <text:p>54965</text:p>
          </table:table-cell>
          <table:table-cell/>
          <table:table-cell office:value-type="string" calcext:value-type="string">
            <text:p>POS_CoventryOne</text:p>
          </table:table-cell>
          <table:table-cell office:value-type="string" calcext:value-type="string">
            <text:p>ORN004</text:p>
          </table:table-cell>
          <table:table-cell table:style-name="ce2" office:value-type="string" calcext:value-type="string">
            <text:p><text:a xlink:href="http://www.ibx.com/individuals/find_provider/index.html" xlink:type="simple">http://www.ibx.com/individuals/find_provider/index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66599" calcext:value-type="float">
            <text:p>66599</text:p>
          </table:table-cell>
          <table:table-cell table:number-columns-repeated="2"/>
          <table:table-cell office:value-type="string" calcext:value-type="string">
            <text:p>2015-01-17 03:15:53</text:p>
          </table:table-cell>
          <table:table-cell office:value-type="float" office:value="66599" calcext:value-type="float">
            <text:p>66599</text:p>
          </table:table-cell>
          <table:table-cell/>
          <table:table-cell office:value-type="string" calcext:value-type="string">
            <text:p>HMO_Carolinas HealthCare System</text:p>
          </table:table-cell>
          <table:table-cell office:value-type="string" calcext:value-type="string">
            <text:p>ORN005</text:p>
          </table:table-cell>
          <table:table-cell table:style-name="ce2" office:value-type="string" calcext:value-type="string">
            <text:p><text:a xlink:href="https://provdir.highmarkbcbs.com" xlink:type="simple">https://provdir.highmarkbcb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5220" calcext:value-type="float">
            <text:p>15220</text:p>
          </table:table-cell>
          <table:table-cell table:number-columns-repeated="2"/>
          <table:table-cell office:value-type="string" calcext:value-type="string">
            <text:p>2014-10-03 13:54:42</text:p>
          </table:table-cell>
          <table:table-cell office:value-type="float" office:value="15220" calcext:value-type="float">
            <text:p>15220</text:p>
          </table:table-cell>
          <table:table-cell/>
          <table:table-cell office:value-type="string" calcext:value-type="string">
            <text:p>HMO_CaroMont Health</text:p>
          </table:table-cell>
          <table:table-cell office:value-type="string" calcext:value-type="string">
            <text:p>SDN001</text:p>
          </table:table-cell>
          <table:table-cell table:style-name="ce2" office:value-type="string" calcext:value-type="string">
            <text:p><text:a xlink:href="https://provdir.highmarkblueshield.com" xlink:type="simple">https://provdir.highmarkblueshield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3521" calcext:value-type="float">
            <text:p>23521</text:p>
          </table:table-cell>
          <table:table-cell table:number-columns-repeated="2"/>
          <table:table-cell office:value-type="string" calcext:value-type="string">
            <text:p>2015-01-22 10:35:59</text:p>
          </table:table-cell>
          <table:table-cell office:value-type="float" office:value="23521" calcext:value-type="float">
            <text:p>23521</text:p>
          </table:table-cell>
          <table:table-cell/>
          <table:table-cell office:value-type="string" calcext:value-type="string">
            <text:p>Delta Dental PPO plus Premier</text:p>
          </table:table-cell>
          <table:table-cell office:value-type="string" calcext:value-type="string">
            <text:p>SDN002</text:p>
          </table:table-cell>
          <table:table-cell table:style-name="ce2" office:value-type="string" calcext:value-type="string">
            <text:p><text:a xlink:href="https://w1.capbluecross.com/ProviderDirectory/?site=dental&amp;dentGrp=hmo" xlink:type="simple">https://w1.capbluecross.com/ProviderDirectory/?site=dental&amp;dentGrp=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4112" calcext:value-type="float">
            <text:p>24112</text:p>
          </table:table-cell>
          <table:table-cell table:number-columns-repeated="2"/>
          <table:table-cell office:value-type="string" calcext:value-type="string">
            <text:p>2014-08-23 04:11:13</text:p>
          </table:table-cell>
          <table:table-cell office:value-type="float" office:value="24112" calcext:value-type="float">
            <text:p>24112</text:p>
          </table:table-cell>
          <table:table-cell/>
          <table:table-cell office:value-type="string" calcext:value-type="string">
            <text:p>Preferred Blue PPO</text:p>
          </table:table-cell>
          <table:table-cell office:value-type="string" calcext:value-type="string">
            <text:p>UTN001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741" calcext:value-type="float">
            <text:p>25741</text:p>
          </table:table-cell>
          <table:table-cell table:number-columns-repeated="2"/>
          <table:table-cell office:value-type="string" calcext:value-type="string">
            <text:p>2014-11-15 10:06:04</text:p>
          </table:table-cell>
          <table:table-cell office:value-type="float" office:value="25741" calcext:value-type="float">
            <text:p>25741</text:p>
          </table:table-cell>
          <table:table-cell/>
          <table:table-cell office:value-type="string" calcext:value-type="string">
            <text:p>Medica Applause</text:p>
          </table:table-cell>
          <table:table-cell office:value-type="string" calcext:value-type="string">
            <text:p>UTN002</text:p>
          </table:table-cell>
          <table:table-cell table:style-name="ce2" office:value-type="string" calcext:value-type="string">
            <text:p><text:a xlink:href="https://w1.capbluecross.com/ProviderDirectory/?site=dental&amp;dentGrp=ppoindividual" xlink:type="simple">https://w1.capbluecross.com/ProviderDirectory/?site=dental&amp;dentGrp=ppoindividu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36256" calcext:value-type="float">
            <text:p>36256</text:p>
          </table:table-cell>
          <table:table-cell table:number-columns-repeated="2"/>
          <table:table-cell office:value-type="string" calcext:value-type="string">
            <text:p>2015-02-22 21:18:17</text:p>
          </table:table-cell>
          <table:table-cell office:value-type="float" office:value="36256" calcext:value-type="float">
            <text:p>36256</text:p>
          </table:table-cell>
          <table:table-cell/>
          <table:table-cell office:value-type="string" calcext:value-type="string">
            <text:p>Altru Prime by Medica</text:p>
          </table:table-cell>
          <table:table-cell office:value-type="string" calcext:value-type="string">
            <text:p>UTN003</text:p>
          </table:table-cell>
          <table:table-cell table:style-name="ce2" office:value-type="string" calcext:value-type="string">
            <text:p><text:a xlink:href="https://www.unitedconcordia.com/find-a-dentist/?network=6" xlink:type="simple">https://www.unitedconcordia.com/find-a-dentist/?network=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37576" calcext:value-type="float">
            <text:p>37576</text:p>
          </table:table-cell>
          <table:table-cell table:number-columns-repeated="2"/>
          <table:table-cell office:value-type="string" calcext:value-type="string">
            <text:p>2015-07-22 12:46:44</text:p>
          </table:table-cell>
          <table:table-cell office:value-type="float" office:value="37576" calcext:value-type="float">
            <text:p>37576</text:p>
          </table:table-cell>
          <table:table-cell/>
          <table:table-cell office:value-type="string" calcext:value-type="string">
            <text:p>Sanford Health Plan North Dakota Network</text:p>
          </table:table-cell>
          <table:table-cell office:value-type="string" calcext:value-type="string">
            <text:p>VAN004</text:p>
          </table:table-cell>
          <table:table-cell table:style-name="ce2" office:value-type="string" calcext:value-type="string">
            <text:p><text:a xlink:href="https://www.capbluecross.com/wps/wcm/connect/cbc-public/cbc/members/findaproviderarea?&amp;srchType=med&amp;exchPlans=Value%20HMO&amp;exchLocation=" xlink:type="simple">https://www.capbluecross.com/wps/wcm/connect/cbc-public/cbc/members/findaproviderarea?&amp;srchType=med&amp;exchPlans=Value%20HMO&amp;exchLocation=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40411" calcext:value-type="float">
            <text:p>40411</text:p>
          </table:table-cell>
          <table:table-cell table:number-columns-repeated="2"/>
          <table:table-cell office:value-type="string" calcext:value-type="string">
            <text:p>2014-08-11 09:11:26</text:p>
          </table:table-cell>
          <table:table-cell office:value-type="float" office:value="40411" calcext:value-type="float">
            <text:p>40411</text:p>
          </table:table-cell>
          <table:table-cell/>
          <table:table-cell office:value-type="string" calcext:value-type="string">
            <text:p>Sanford Health Plan North Dakota True Network</text:p>
          </table:table-cell>
          <table:table-cell office:value-type="string" calcext:value-type="string">
            <text:p>VAN005</text:p>
          </table:table-cell>
          <table:table-cell table:number-columns-repeated="101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0435" calcext:value-type="float">
            <text:p>40435</text:p>
          </table:table-cell>
          <table:table-cell table:number-columns-repeated="2"/>
          <table:table-cell office:value-type="string" calcext:value-type="string">
            <text:p>2015-05-22 14:18:43</text:p>
          </table:table-cell>
          <table:table-cell office:value-type="float" office:value="40435" calcext:value-type="float">
            <text:p>40435</text:p>
          </table:table-cell>
          <table:table-cell/>
          <table:table-cell office:value-type="string" calcext:value-type="string">
            <text:p>Medical HMO Network</text:p>
          </table:table-cell>
          <table:table-cell office:value-type="string" calcext:value-type="string">
            <text:p>WVN001</text:p>
          </table:table-cell>
          <table:table-cell table:style-name="ce2" office:value-type="string" calcext:value-type="string">
            <text:p><text:a xlink:href="https://findadoctor.bcnepa.com" xlink:type="simple">https://findadoctor.bcnepa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54332" calcext:value-type="float">
            <text:p>54332</text:p>
          </table:table-cell>
          <table:table-cell table:number-columns-repeated="2"/>
          <table:table-cell office:value-type="string" calcext:value-type="string">
            <text:p>2015-06-19 18:30:37</text:p>
          </table:table-cell>
          <table:table-cell office:value-type="float" office:value="54332" calcext:value-type="float">
            <text:p>54332</text:p>
          </table:table-cell>
          <table:table-cell/>
          <table:table-cell office:value-type="string" calcext:value-type="string">
            <text:p>Medical PCN Network + HMO</text:p>
          </table:table-cell>
          <table:table-cell office:value-type="string" calcext:value-type="string">
            <text:p>WVN002</text:p>
          </table:table-cell>
          <table:table-cell table:style-name="ce2" office:value-type="string" calcext:value-type="string">
            <text:p><text:a xlink:href="http://hixfadpa.dentalcareplus.com" xlink:type="simple">http://hixfadpa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5440" calcext:value-type="float">
            <text:p>55440</text:p>
          </table:table-cell>
          <table:table-cell table:number-columns-repeated="2"/>
          <table:table-cell office:value-type="string" calcext:value-type="string">
            <text:p>2015-04-22 14:50:56</text:p>
          </table:table-cell>
          <table:table-cell office:value-type="float" office:value="55440" calcext:value-type="float">
            <text:p>55440</text:p>
          </table:table-cell>
          <table:table-cell/>
          <table:table-cell office:value-type="string" calcext:value-type="string">
            <text:p>Medical CentraState Network + HMO</text:p>
          </table:table-cell>
          <table:table-cell office:value-type="string" calcext:value-type="string">
            <text:p>WVN003</text:p>
          </table:table-cell>
          <table:table-cell table:style-name="ce2" office:value-type="string" calcext:value-type="string">
            <text:p><text:a xlink:href="http://www.upmchealthplan.com/marketplace/network.aspx?network=2016_52_SG_HMO_Serv28_Med28_DPPO" xlink:type="simple">http://www.upmchealthplan.com/marketplace/network.aspx?network=2016_52_SG_HMO_Serv28_Med28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56891" calcext:value-type="float">
            <text:p>56891</text:p>
          </table:table-cell>
          <table:table-cell table:number-columns-repeated="2"/>
          <table:table-cell office:value-type="string" calcext:value-type="string">
            <text:p>2014-11-04 20:29:03</text:p>
          </table:table-cell>
          <table:table-cell office:value-type="float" office:value="56891" calcext:value-type="float">
            <text:p>56891</text:p>
          </table:table-cell>
          <table:table-cell/>
          <table:table-cell office:value-type="string" calcext:value-type="string">
            <text:p>Dental Network</text:p>
          </table:table-cell>
          <table:table-cell office:value-type="string" calcext:value-type="string">
            <text:p>WVN004</text:p>
          </table:table-cell>
          <table:table-cell table:style-name="ce2" office:value-type="string" calcext:value-type="string">
            <text:p><text:a xlink:href="https://www.aetna.com/individuals-families/cb/se-pennsylvania/provider-search/savings-plus.html" xlink:type="simple">https://www.aetna.com/individuals-families/cb/se-pennsylvania/provider-search/savings-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6964" calcext:value-type="float">
            <text:p>56964</text:p>
          </table:table-cell>
          <table:table-cell table:number-columns-repeated="2"/>
          <table:table-cell office:value-type="string" calcext:value-type="string">
            <text:p>2014-09-11 12:10:19</text:p>
          </table:table-cell>
          <table:table-cell office:value-type="float" office:value="56964" calcext:value-type="float">
            <text:p>56964</text:p>
          </table:table-cell>
          <table:table-cell/>
          <table:table-cell office:value-type="string" calcext:value-type="string">
            <text:p>NJ IEX Compass</text:p>
          </table:table-cell>
          <table:table-cell office:value-type="string" calcext:value-type="string">
            <text:p>WVN005</text:p>
          </table:table-cell>
          <table:table-cell table:style-name="ce2" office:value-type="string" calcext:value-type="string">
            <text:p><text:a xlink:href="http://pa.coventryproviders.com" xlink:type="simple">http://pa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0734" calcext:value-type="float">
            <text:p>60734</text:p>
          </table:table-cell>
          <table:table-cell table:number-columns-repeated="2"/>
          <table:table-cell office:value-type="string" calcext:value-type="string">
            <text:p>2014-12-08 10:10:53</text:p>
          </table:table-cell>
          <table:table-cell office:value-type="float" office:value="60734" calcext:value-type="float">
            <text:p>60734</text:p>
          </table:table-cell>
          <table:table-cell/>
          <table:table-cell office:value-type="string" calcext:value-type="string">
            <text:p>Oscar New Jersey Network</text:p>
          </table:table-cell>
          <table:table-cell office:value-type="string" calcext:value-type="string">
            <text:p>WVN006</text:p>
          </table:table-cell>
          <table:table-cell table:style-name="ce2" office:value-type="string" calcext:value-type="string">
            <text:p><text:a xlink:href="http://www.upmchealthplan.com/marketplace/network.aspx?network=2016_68_SG_PPO_Serv29_DPPO" xlink:type="simple">http://www.upmchealthplan.com/marketplace/network.aspx?network=2016_68_SG_PPO_Serv29_D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61671" calcext:value-type="float">
            <text:p>61671</text:p>
          </table:table-cell>
          <table:table-cell table:number-columns-repeated="2"/>
          <table:table-cell office:value-type="string" calcext:value-type="string">
            <text:p>2014-12-10 23:15:01</text:p>
          </table:table-cell>
          <table:table-cell office:value-type="float" office:value="61671" calcext:value-type="float">
            <text:p>61671</text:p>
          </table:table-cell>
          <table:table-cell/>
          <table:table-cell office:value-type="string" calcext:value-type="string">
            <text:p>NJ Exchange Network</text:p>
          </table:table-cell>
          <table:table-cell office:value-type="string" calcext:value-type="string">
            <text:p>AZN007</text:p>
          </table:table-cell>
          <table:table-cell table:style-name="ce2" office:value-type="string" calcext:value-type="string">
            <text:p><text:a xlink:href="https://govservices.dentaquest.com/Router.jsp?component=Main&amp;source=Logon&amp;action=ProviderDirectory2&amp;state=PA&amp;locale=en" xlink:type="simple">https://govservices.dentaquest.com/Router.jsp?component=Main&amp;source=Logon&amp;action=ProviderDirectory2&amp;state=PA&amp;locale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72839" calcext:value-type="float">
            <text:p>72839</text:p>
          </table:table-cell>
          <table:table-cell table:number-columns-repeated="2"/>
          <table:table-cell office:value-type="string" calcext:value-type="string">
            <text:p>2015-02-14 07:15:27</text:p>
          </table:table-cell>
          <table:table-cell office:value-type="float" office:value="72839" calcext:value-type="float">
            <text:p>72839</text:p>
          </table:table-cell>
          <table:table-cell/>
          <table:table-cell office:value-type="string" calcext:value-type="string">
            <text:p>HMO Preferred</text:p>
          </table:table-cell>
          <table:table-cell office:value-type="string" calcext:value-type="string">
            <text:p>AZN008</text:p>
          </table:table-cell>
          <table:table-cell table:style-name="ce2" office:value-type="string" calcext:value-type="string">
            <text:p><text:a xlink:href="http://www.thehealthplan.com/PS/MarketPlace/PPO" xlink:type="simple">http://www.thehealthplan.com/PS/MarketPlace/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76994" calcext:value-type="float">
            <text:p>76994</text:p>
          </table:table-cell>
          <table:table-cell table:number-columns-repeated="2"/>
          <table:table-cell office:value-type="string" calcext:value-type="string">
            <text:p>2015-02-12 14:27:33</text:p>
          </table:table-cell>
          <table:table-cell office:value-type="float" office:value="76994" calcext:value-type="float">
            <text:p>76994</text:p>
          </table:table-cell>
          <table:table-cell/>
          <table:table-cell office:value-type="string" calcext:value-type="string">
            <text:p>HMO Value</text:p>
          </table:table-cell>
          <table:table-cell office:value-type="string" calcext:value-type="string">
            <text:p>AZN009</text:p>
          </table:table-cell>
          <table:table-cell table:style-name="ce2" office:value-type="string" calcext:value-type="string">
            <text:p><text:a xlink:href="https://metlocator.metlife.com/metlocator/execute/Search?searchType=findDentistHCR_PA&amp;planType=DPPO&amp;networkID=2" xlink:type="simple">https://metlocator.metlife.com/metlocator/execute/Search?searchType=findDentistHCR_PA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82612" calcext:value-type="float">
            <text:p>82612</text:p>
          </table:table-cell>
          <table:table-cell table:number-columns-repeated="2"/>
          <table:table-cell office:value-type="string" calcext:value-type="string">
            <text:p>2014-12-09 03:57:54</text:p>
          </table:table-cell>
          <table:table-cell office:value-type="float" office:value="82612" calcext:value-type="float">
            <text:p>82612</text:p>
          </table:table-cell>
          <table:table-cell/>
          <table:table-cell office:value-type="string" calcext:value-type="string">
            <text:p>Horizon BCBSNJ Managed Care Network</text:p>
          </table:table-cell>
          <table:table-cell office:value-type="string" calcext:value-type="string">
            <text:p>AZN010</text:p>
          </table:table-cell>
          <table:table-cell table:style-name="ce2" office:value-type="string" calcext:value-type="string">
            <text:p><text:a xlink:href="https://www.southcarolinablues.com/links/metallic/providers/EPO" xlink:type="simple">https://www.southcarolinablues.com/links/metallic/providers/E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94482" calcext:value-type="float">
            <text:p>94482</text:p>
          </table:table-cell>
          <table:table-cell table:number-columns-repeated="2"/>
          <table:table-cell office:value-type="string" calcext:value-type="string">
            <text:p>2014-06-25 03:28:48</text:p>
          </table:table-cell>
          <table:table-cell office:value-type="float" office:value="94482" calcext:value-type="float">
            <text:p>94482</text:p>
          </table:table-cell>
          <table:table-cell/>
          <table:table-cell office:value-type="string" calcext:value-type="string">
            <text:p>Horizon BCBSNJ Managed Care Network (Omnia)</text:p>
          </table:table-cell>
          <table:table-cell office:value-type="string" calcext:value-type="string">
            <text:p>AZN011</text:p>
          </table:table-cell>
          <table:table-cell table:style-name="ce2" office:value-type="string" calcext:value-type="string">
            <text:p><text:a xlink:href="http://www.southcarolinablues.com/links/tools/findadoctorsc" xlink:type="simple">http://www.southcarolinablues.com/links/tools/findadoctors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7882" calcext:value-type="float">
            <text:p>27882</text:p>
          </table:table-cell>
          <table:table-cell table:number-columns-repeated="2"/>
          <table:table-cell office:value-type="string" calcext:value-type="string">
            <text:p>2014-12-12 12:37:36</text:p>
          </table:table-cell>
          <table:table-cell office:value-type="float" office:value="27882" calcext:value-type="float">
            <text:p>27882</text:p>
          </table:table-cell>
          <table:table-cell/>
          <table:table-cell office:value-type="string" calcext:value-type="string">
            <text:p>Regional Preferred</text:p>
          </table:table-cell>
          <table:table-cell office:value-type="string" calcext:value-type="string">
            <text:p>AZN012</text:p>
          </table:table-cell>
          <table:table-cell table:style-name="ce2" office:value-type="string" calcext:value-type="string">
            <text:p><text:a xlink:href="http://www.providerlookuponline.com/coventry/po7/gateway.aspx?plancode=246&amp;clientprodcode=124614" xlink:type="simple">http://www.providerlookuponline.com/coventry/po7/gateway.aspx?plancode=246&amp;clientprodcode=12461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9278" calcext:value-type="float">
            <text:p>29278</text:p>
          </table:table-cell>
          <table:table-cell table:number-columns-repeated="2"/>
          <table:table-cell office:value-type="string" calcext:value-type="string">
            <text:p>2015-01-26 08:44:00</text:p>
          </table:table-cell>
          <table:table-cell office:value-type="float" office:value="29278" calcext:value-type="float">
            <text:p>29278</text:p>
          </table:table-cell>
          <table:table-cell/>
          <table:table-cell office:value-type="string" calcext:value-type="string">
            <text:p>Local Value</text:p>
          </table:table-cell>
          <table:table-cell office:value-type="string" calcext:value-type="string">
            <text:p>AZN013</text:p>
          </table:table-cell>
          <table:table-cell table:style-name="ce2" office:value-type="string" calcext:value-type="string">
            <text:p><text:a xlink:href="http://www.providerlookuponline.com/coventry/po7/gateway.aspx?plancode=246&amp;clientprodcode=124616" xlink:type="simple">http://www.providerlookuponline.com/coventry/po7/gateway.aspx?plancode=246&amp;clientprodcode=12461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3011" calcext:value-type="float">
            <text:p>33011</text:p>
          </table:table-cell>
          <table:table-cell table:number-columns-repeated="2"/>
          <table:table-cell office:value-type="string" calcext:value-type="string">
            <text:p>2014-11-24 15:19:06</text:p>
          </table:table-cell>
          <table:table-cell office:value-type="float" office:value="33011" calcext:value-type="float">
            <text:p>33011</text:p>
          </table:table-cell>
          <table:table-cell/>
          <table:table-cell office:value-type="string" calcext:value-type="string">
            <text:p>National Access</text:p>
          </table:table-cell>
          <table:table-cell office:value-type="string" calcext:value-type="string">
            <text:p>AZN014</text:p>
          </table:table-cell>
          <table:table-cell table:style-name="ce2" office:value-type="string" calcext:value-type="string">
            <text:p><text:a xlink:href="http://www.providerlookuponline.com/coventry/po7/gateway.aspx?plancode=246&amp;clientprodcode=124610" xlink:type="simple">http://www.providerlookuponline.com/coventry/po7/gateway.aspx?plancode=246&amp;clientprodcode=12461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7160" calcext:value-type="float">
            <text:p>37160</text:p>
          </table:table-cell>
          <table:table-cell table:number-columns-repeated="2"/>
          <table:table-cell office:value-type="string" calcext:value-type="string">
            <text:p>2015-02-20 08:57:57</text:p>
          </table:table-cell>
          <table:table-cell office:value-type="float" office:value="37160" calcext:value-type="float">
            <text:p>37160</text:p>
          </table:table-cell>
          <table:table-cell/>
          <table:table-cell office:value-type="string" calcext:value-type="string">
            <text:p>Community Advantage</text:p>
          </table:table-cell>
          <table:table-cell office:value-type="string" calcext:value-type="string">
            <text:p>AZN015</text:p>
          </table:table-cell>
          <table:table-cell table:style-name="ce2" office:value-type="string" calcext:value-type="string">
            <text:p><text:a xlink:href="http://www.providerlookuponline.com/coventry/po7/gateway.aspx?plancode=246&amp;clientprodcode=124609" xlink:type="simple">http://www.providerlookuponline.com/coventry/po7/gateway.aspx?plancode=246&amp;clientprodcode=12460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54993" calcext:value-type="float">
            <text:p>54993</text:p>
          </table:table-cell>
          <table:table-cell table:number-columns-repeated="2"/>
          <table:table-cell office:value-type="string" calcext:value-type="string">
            <text:p>2014-10-28 20:25:58</text:p>
          </table:table-cell>
          <table:table-cell office:value-type="float" office:value="54993" calcext:value-type="float">
            <text:p>54993</text:p>
          </table:table-cell>
          <table:table-cell/>
          <table:table-cell office:value-type="string" calcext:value-type="string">
            <text:p>OK IEX Compass</text:p>
          </table:table-cell>
          <table:table-cell office:value-type="string" calcext:value-type="string">
            <text:p>AZN016</text:p>
          </table:table-cell>
          <table:table-cell table:style-name="ce2" office:value-type="string" calcext:value-type="string">
            <text:p><text:a xlink:href="https://www.aetna.com/individuals-families/cb/south-carolina/provider-search/carolinas-healthcare-system-hpn.html" xlink:type="simple">https://www.aetna.com/individuals-families/cb/south-carolina/provider-search/carolinas-healthcare-system-hpn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57390" calcext:value-type="float">
            <text:p>57390</text:p>
          </table:table-cell>
          <table:table-cell table:number-columns-repeated="2"/>
          <table:table-cell office:value-type="string" calcext:value-type="string">
            <text:p>2014-08-15 09:47:40</text:p>
          </table:table-cell>
          <table:table-cell office:value-type="float" office:value="57390" calcext:value-type="float">
            <text:p>57390</text:p>
          </table:table-cell>
          <table:table-cell/>
          <table:table-cell office:value-type="string" calcext:value-type="string">
            <text:p>Platinum(Maximum Care/Connection Dental)</text:p>
          </table:table-cell>
          <table:table-cell office:value-type="string" calcext:value-type="string">
            <text:p>AZN017</text:p>
          </table:table-cell>
          <table:table-cell table:style-name="ce2" office:value-type="string" calcext:value-type="string">
            <text:p><text:a xlink:href="https://www.southcarolinablues.com;%20www.stratose.com/find-a-provider" xlink:type="simple">https://www.southcarolinablues.com; www.stratose.com/find-a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71860" calcext:value-type="float">
            <text:p>71860</text:p>
          </table:table-cell>
          <table:table-cell table:number-columns-repeated="2"/>
          <table:table-cell office:value-type="string" calcext:value-type="string">
            <text:p>2015-01-23 12:43:55</text:p>
          </table:table-cell>
          <table:table-cell office:value-type="float" office:value="71860" calcext:value-type="float">
            <text:p>71860</text:p>
          </table:table-cell>
          <table:table-cell/>
          <table:table-cell office:value-type="string" calcext:value-type="string">
            <text:p>PPO Plus Premier</text:p>
          </table:table-cell>
          <table:table-cell office:value-type="string" calcext:value-type="string">
            <text:p>AZN018</text:p>
          </table:table-cell>
          <table:table-cell table:style-name="ce2" office:value-type="string" calcext:value-type="string">
            <text:p><text:a xlink:href="http://www.blueoptionsc.com/findaprovider" xlink:type="simple">http://www.blueoptionsc.com/finda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73751" calcext:value-type="float">
            <text:p>73751</text:p>
          </table:table-cell>
          <table:table-cell table:number-columns-repeated="2"/>
          <table:table-cell office:value-type="string" calcext:value-type="string">
            <text:p>2015-01-30 09:51:15</text:p>
          </table:table-cell>
          <table:table-cell office:value-type="float" office:value="73751" calcext:value-type="float">
            <text:p>73751</text:p>
          </table:table-cell>
          <table:table-cell/>
          <table:table-cell office:value-type="string" calcext:value-type="string">
            <text:p>PPO Plus Premier SHOP</text:p>
          </table:table-cell>
          <table:table-cell office:value-type="string" calcext:value-type="string">
            <text:p>AZN019</text:p>
          </table:table-cell>
          <table:table-cell table:style-name="ce2" office:value-type="string" calcext:value-type="string">
            <text:p><text:a xlink:href="http://www.bluechoicesc.com/doctorhospitalfinder.aspx" xlink:type="simple">http://www.bluechoicesc.com/doctorhospitalfinder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75329" calcext:value-type="float">
            <text:p>75329</text:p>
          </table:table-cell>
          <table:table-cell table:number-columns-repeated="2"/>
          <table:table-cell office:value-type="string" calcext:value-type="string">
            <text:p>2014-09-05 06:40:30</text:p>
          </table:table-cell>
          <table:table-cell office:value-type="float" office:value="75329" calcext:value-type="float">
            <text:p>75329</text:p>
          </table:table-cell>
          <table:table-cell/>
          <table:table-cell office:value-type="string" calcext:value-type="string">
            <text:p>Blue Advantage PPO</text:p>
          </table:table-cell>
          <table:table-cell office:value-type="string" calcext:value-type="string">
            <text:p>AZN020</text:p>
          </table:table-cell>
          <table:table-cell table:style-name="ce2" office:value-type="string" calcext:value-type="string">
            <text:p><text:a xlink:href="http://www.alwayscarebenefits.com/comm/providers/SCDentalProviderDirectory.pdf" xlink:type="simple">http://www.alwayscarebenefits.com/comm/providers/SC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76852" calcext:value-type="float">
            <text:p>76852</text:p>
          </table:table-cell>
          <table:table-cell table:number-columns-repeated="2"/>
          <table:table-cell office:value-type="string" calcext:value-type="string">
            <text:p>2014-12-09 19:45:23</text:p>
          </table:table-cell>
          <table:table-cell office:value-type="float" office:value="76852" calcext:value-type="float">
            <text:p>76852</text:p>
          </table:table-cell>
          <table:table-cell/>
          <table:table-cell office:value-type="string" calcext:value-type="string">
            <text:p>Blue Choice PPO</text:p>
          </table:table-cell>
          <table:table-cell office:value-type="string" calcext:value-type="string">
            <text:p>AZN021</text:p>
          </table:table-cell>
          <table:table-cell table:style-name="ce2" office:value-type="string" calcext:value-type="string">
            <text:p><text:a xlink:href="http://www.uhc.com/find-a-physician/xsccompass" xlink:type="simple">http://www.uhc.com/find-a-physician/xsc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89364" calcext:value-type="float">
            <text:p>89364</text:p>
          </table:table-cell>
          <table:table-cell table:number-columns-repeated="2"/>
          <table:table-cell office:value-type="string" calcext:value-type="string">
            <text:p>2014-11-10 10:02:31</text:p>
          </table:table-cell>
          <table:table-cell office:value-type="float" office:value="89364" calcext:value-type="float">
            <text:p>89364</text:p>
          </table:table-cell>
          <table:table-cell/>
          <table:table-cell office:value-type="string" calcext:value-type="string">
            <text:p>BlueCare Dental PPO</text:p>
          </table:table-cell>
          <table:table-cell office:value-type="string" calcext:value-type="string">
            <text:p>INN006</text:p>
          </table:table-cell>
          <table:table-cell table:style-name="ce2" office:value-type="string" calcext:value-type="string">
            <text:p><text:a xlink:href="https://www.deltadentalsc.com/Members/Provider_Search_Form?PlanType=Delta" xlink:type="simple">https://www.deltadentalsc.com/Members/Provider_Search_Form?PlanType=Del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90106" calcext:value-type="float">
            <text:p>90106</text:p>
          </table:table-cell>
          <table:table-cell table:number-columns-repeated="2"/>
          <table:table-cell office:value-type="string" calcext:value-type="string">
            <text:p>2014-08-19 08:34:41</text:p>
          </table:table-cell>
          <table:table-cell office:value-type="float" office:value="90106" calcext:value-type="float">
            <text:p>90106</text:p>
          </table:table-cell>
          <table:table-cell/>
          <table:table-cell office:value-type="string" calcext:value-type="string">
            <text:p>CommunityCare PPO Select</text:p>
          </table:table-cell>
          <table:table-cell office:value-type="string" calcext:value-type="string">
            <text:p>INN007</text:p>
          </table:table-cell>
          <table:table-cell table:style-name="ce2" office:value-type="string" calcext:value-type="string">
            <text:p><text:a xlink:href="http://www.bcbst.com/network-p" xlink:type="simple">http://www.bcbst.com/network-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93236" calcext:value-type="float">
            <text:p>93236</text:p>
          </table:table-cell>
          <table:table-cell table:number-columns-repeated="2"/>
          <table:table-cell office:value-type="string" calcext:value-type="string">
            <text:p>2015-07-24 22:33:25</text:p>
          </table:table-cell>
          <table:table-cell office:value-type="float" office:value="93236" calcext:value-type="float">
            <text:p>93236</text:p>
          </table:table-cell>
          <table:table-cell/>
          <table:table-cell office:value-type="string" calcext:value-type="string">
            <text:p>CommunityCare Select</text:p>
          </table:table-cell>
          <table:table-cell office:value-type="string" calcext:value-type="string">
            <text:p>INN008</text:p>
          </table:table-cell>
          <table:table-cell table:style-name="ce2" office:value-type="string" calcext:value-type="string">
            <text:p><text:a xlink:href="http://www.bcbst.com/network-s" xlink:type="simple">http://www.bcbst.com/network-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0191" calcext:value-type="float">
            <text:p>10191</text:p>
          </table:table-cell>
          <table:table-cell table:number-columns-repeated="2"/>
          <table:table-cell office:value-type="string" calcext:value-type="string">
            <text:p>2014-09-13 04:19:20</text:p>
          </table:table-cell>
          <table:table-cell office:value-type="float" office:value="10191" calcext:value-type="float">
            <text:p>10191</text:p>
          </table:table-cell>
          <table:table-cell/>
          <table:table-cell office:value-type="string" calcext:value-type="string">
            <text:p>CommunityCare Classic</text:p>
          </table:table-cell>
          <table:table-cell office:value-type="string" calcext:value-type="string">
            <text:p>INN009</text:p>
          </table:table-cell>
          <table:table-cell table:style-name="ce2" office:value-type="string" calcext:value-type="string">
            <text:p><text:a xlink:href="http://www.bcbst.com/network-e" xlink:type="simple">http://www.bcbst.com/network-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5720" calcext:value-type="float">
            <text:p>15720</text:p>
          </table:table-cell>
          <table:table-cell table:number-columns-repeated="2"/>
          <table:table-cell office:value-type="string" calcext:value-type="string">
            <text:p>2014-09-12 09:45:59</text:p>
          </table:table-cell>
          <table:table-cell office:value-type="float" office:value="15720" calcext:value-type="float">
            <text:p>15720</text:p>
          </table:table-cell>
          <table:table-cell/>
          <table:table-cell office:value-type="string" calcext:value-type="string">
            <text:p>IND 4C Alleg-Erie - Bedford- Blair EPO-4C Partner w/Dom PPO</text:p>
          </table:table-cell>
          <table:table-cell office:value-type="string" calcext:value-type="string">
            <text:p>INN010</text:p>
          </table:table-cell>
          <table:table-cell table:style-name="ce2" office:value-type="string" calcext:value-type="string">
            <text:p><text:a xlink:href="http://www.deltadental.com/DentistSearch/DentistSearchController.ccl?ViewProduct=B01" xlink:type="simple">http://www.deltadental.com/DentistSearch/DentistSearchController.ccl?ViewProduct=B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40704" calcext:value-type="float">
            <text:p>40704</text:p>
          </table:table-cell>
          <table:table-cell table:number-columns-repeated="2"/>
          <table:table-cell office:value-type="string" calcext:value-type="string">
            <text:p>2014-08-12 09:41:38</text:p>
          </table:table-cell>
          <table:table-cell office:value-type="float" office:value="40704" calcext:value-type="float">
            <text:p>40704</text:p>
          </table:table-cell>
          <table:table-cell/>
          <table:table-cell office:value-type="string" calcext:value-type="string">
            <text:p>IND 5C EPO - 5C Select w/Dom PPO</text:p>
          </table:table-cell>
          <table:table-cell office:value-type="string" calcext:value-type="string">
            <text:p>INN011</text:p>
          </table:table-cell>
          <table:table-cell table:style-name="ce2" office:value-type="string" calcext:value-type="string">
            <text:p><text:a xlink:href="http://www.deltadental.com/DentistSearch/DentistSearchController.ccl?ViewProduct=B20" xlink:type="simple">http://www.deltadental.com/DentistSearch/DentistSearchController.ccl?ViewProduct=B2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44811" calcext:value-type="float">
            <text:p>44811</text:p>
          </table:table-cell>
          <table:table-cell table:number-columns-repeated="2"/>
          <table:table-cell office:value-type="string" calcext:value-type="string">
            <text:p>2014-09-10 06:01:28</text:p>
          </table:table-cell>
          <table:table-cell office:value-type="float" office:value="44811" calcext:value-type="float">
            <text:p>44811</text:p>
          </table:table-cell>
          <table:table-cell/>
          <table:table-cell office:value-type="string" calcext:value-type="string">
            <text:p>IND 29C PPO - 29C Premium w/Dominion PPO</text:p>
          </table:table-cell>
          <table:table-cell office:value-type="string" calcext:value-type="string">
            <text:p>INN012</text:p>
          </table:table-cell>
          <table:table-cell table:style-name="ce2" office:value-type="string" calcext:value-type="string">
            <text:p><text:a xlink:href="http://hixfadtn.dentalcareplus.com" xlink:type="simple">http://hixfadtn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8608" calcext:value-type="float">
            <text:p>48608</text:p>
          </table:table-cell>
          <table:table-cell table:number-columns-repeated="2"/>
          <table:table-cell office:value-type="string" calcext:value-type="string">
            <text:p>2014-09-04 06:14:21</text:p>
          </table:table-cell>
          <table:table-cell office:value-type="float" office:value="48608" calcext:value-type="float">
            <text:p>48608</text:p>
          </table:table-cell>
          <table:table-cell/>
          <table:table-cell office:value-type="string" calcext:value-type="string">
            <text:p>SHOP 29C EPO - 29C Premium w/Dental Advantage</text:p>
          </table:table-cell>
          <table:table-cell office:value-type="string" calcext:value-type="string">
            <text:p>INN013</text:p>
          </table:table-cell>
          <table:table-cell table:style-name="ce2" office:value-type="string" calcext:value-type="string">
            <text:p><text:a xlink:href="http://www.dentaquest.com/marketplace/tn/" xlink:type="simple">http://www.dentaquest.com/marketplace/tn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48834" calcext:value-type="float">
            <text:p>48834</text:p>
          </table:table-cell>
          <table:table-cell table:number-columns-repeated="2"/>
          <table:table-cell office:value-type="string" calcext:value-type="string">
            <text:p>2014-08-09 13:12:30</text:p>
          </table:table-cell>
          <table:table-cell office:value-type="float" office:value="48834" calcext:value-type="float">
            <text:p>48834</text:p>
          </table:table-cell>
          <table:table-cell/>
          <table:table-cell office:value-type="string" calcext:value-type="string">
            <text:p>SHOP 10C PPO - 29C Premium w/Dental Advantage</text:p>
          </table:table-cell>
          <table:table-cell office:value-type="string" calcext:value-type="string">
            <text:p>INN014</text:p>
          </table:table-cell>
          <table:table-cell table:style-name="ce2" office:value-type="string" calcext:value-type="string">
            <text:p><text:a xlink:href="http://www.uhc.com/find-a-physician/xtncompass" xlink:type="simple">http://www.uhc.com/find-a-physician/xtn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0221" calcext:value-type="float">
            <text:p>50221</text:p>
          </table:table-cell>
          <table:table-cell table:number-columns-repeated="2"/>
          <table:table-cell office:value-type="string" calcext:value-type="string">
            <text:p>2015-01-22 16:02:51</text:p>
          </table:table-cell>
          <table:table-cell office:value-type="float" office:value="50221" calcext:value-type="float">
            <text:p>50221</text:p>
          </table:table-cell>
          <table:table-cell/>
          <table:table-cell office:value-type="string" calcext:value-type="string">
            <text:p>SHOP 29C PPO-29C Premium w/Dental Advantage</text:p>
          </table:table-cell>
          <table:table-cell office:value-type="string" calcext:value-type="string">
            <text:p>INN015</text:p>
          </table:table-cell>
          <table:table-cell table:style-name="ce2" office:value-type="string" calcext:value-type="string">
            <text:p><text:a xlink:href="https://www.humana.com/finder/search?customerId=1059&amp;pfpkey=812" xlink:type="simple">https://www.humana.com/finder/search?customerId=1059&amp;pfpkey=81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51152" calcext:value-type="float">
            <text:p>51152</text:p>
          </table:table-cell>
          <table:table-cell table:number-columns-repeated="2"/>
          <table:table-cell office:value-type="string" calcext:value-type="string">
            <text:p>2015-01-31 17:35:53</text:p>
          </table:table-cell>
          <table:table-cell office:value-type="float" office:value="51152" calcext:value-type="float">
            <text:p>51152</text:p>
          </table:table-cell>
          <table:table-cell/>
          <table:table-cell office:value-type="string" calcext:value-type="string">
            <text:p>GHP Marketplace HMO</text:p>
          </table:table-cell>
          <table:table-cell office:value-type="string" calcext:value-type="string">
            <text:p>INN016</text:p>
          </table:table-cell>
          <table:table-cell table:style-name="ce2" office:value-type="string" calcext:value-type="string">
            <text:p><text:a xlink:href="https://www.humana.com/finder/search?customerId=1059&amp;pfpkey=811" xlink:type="simple">https://www.humana.com/finder/search?customerId=1059&amp;pfpkey=81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51791" calcext:value-type="float">
            <text:p>51791</text:p>
          </table:table-cell>
          <table:table-cell table:number-columns-repeated="2"/>
          <table:table-cell office:value-type="string" calcext:value-type="string">
            <text:p>2014-11-20 15:54:16</text:p>
          </table:table-cell>
          <table:table-cell office:value-type="float" office:value="51791" calcext:value-type="float">
            <text:p>51791</text:p>
          </table:table-cell>
          <table:table-cell/>
          <table:table-cell office:value-type="string" calcext:value-type="string">
            <text:p>PA SHOP Navigate</text:p>
          </table:table-cell>
          <table:table-cell office:value-type="string" calcext:value-type="string">
            <text:p>INN017</text:p>
          </table:table-cell>
          <table:table-cell table:style-name="ce2" office:value-type="string" calcext:value-type="string">
            <text:p><text:a xlink:href="https://www.hioscar.com/hx/provider?state=TX&amp;year=2016&amp;network=oscar" xlink:type="simple">https://www.hioscar.com/hx/provider?state=TX&amp;year=2016&amp;network=osca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52095" calcext:value-type="float">
            <text:p>52095</text:p>
          </table:table-cell>
          <table:table-cell table:number-columns-repeated="2"/>
          <table:table-cell office:value-type="string" calcext:value-type="string">
            <text:p>2014-12-11 11:35:20</text:p>
          </table:table-cell>
          <table:table-cell office:value-type="float" office:value="52095" calcext:value-type="float">
            <text:p>52095</text:p>
          </table:table-cell>
          <table:table-cell/>
          <table:table-cell office:value-type="string" calcext:value-type="string">
            <text:p>PA IEX Compass</text:p>
          </table:table-cell>
          <table:table-cell office:value-type="string" calcext:value-type="string">
            <text:p>INN018</text:p>
          </table:table-cell>
          <table:table-cell table:style-name="ce2" office:value-type="string" calcext:value-type="string">
            <text:p><text:a xlink:href="https://firstcare.vitalschoice.com/?ci=FIRSTCARESELECT" xlink:type="simple">https://firstcare.vitalschoice.com/?ci=FIRSTCARESELEC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53877" calcext:value-type="float">
            <text:p>53877</text:p>
          </table:table-cell>
          <table:table-cell table:number-columns-repeated="2"/>
          <table:table-cell office:value-type="string" calcext:value-type="string">
            <text:p>2014-08-08 13:45:50</text:p>
          </table:table-cell>
          <table:table-cell office:value-type="float" office:value="53877" calcext:value-type="float">
            <text:p>53877</text:p>
          </table:table-cell>
          <table:table-cell/>
          <table:table-cell office:value-type="string" calcext:value-type="string">
            <text:p>Personal Choice PPO</text:p>
          </table:table-cell>
          <table:table-cell office:value-type="string" calcext:value-type="string">
            <text:p>INN019</text:p>
          </table:table-cell>
          <table:table-cell table:style-name="ce2" office:value-type="string" calcext:value-type="string">
            <text:p><text:a xlink:href="http://providersearch.communitycares.com/HIM/English/Default.aspx" xlink:type="simple">http://providersearch.communitycares.com/HIM/English/Default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67275" calcext:value-type="float">
            <text:p>67275</text:p>
          </table:table-cell>
          <table:table-cell table:number-columns-repeated="2"/>
          <table:table-cell office:value-type="string" calcext:value-type="string">
            <text:p>2014-11-17 10:57:52</text:p>
          </table:table-cell>
          <table:table-cell office:value-type="float" office:value="67275" calcext:value-type="float">
            <text:p>67275</text:p>
          </table:table-cell>
          <table:table-cell/>
          <table:table-cell office:value-type="string" calcext:value-type="string">
            <text:p>Community Blue Network</text:p>
          </table:table-cell>
          <table:table-cell office:value-type="string" calcext:value-type="string">
            <text:p>INN020</text:p>
          </table:table-cell>
          <table:table-cell table:style-name="ce2" office:value-type="string" calcext:value-type="string">
            <text:p><text:a xlink:href="http://ambetter.superiorhealthplan.com/findadoc" xlink:type="simple">http://ambetter.superiorhealthplan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72667" calcext:value-type="float">
            <text:p>72667</text:p>
          </table:table-cell>
          <table:table-cell table:number-columns-repeated="2"/>
          <table:table-cell office:value-type="string" calcext:value-type="string">
            <text:p>2015-02-19 12:05:50</text:p>
          </table:table-cell>
          <table:table-cell office:value-type="float" office:value="72667" calcext:value-type="float">
            <text:p>72667</text:p>
          </table:table-cell>
          <table:table-cell/>
          <table:table-cell office:value-type="string" calcext:value-type="string">
            <text:p>PremierBlue Shield Preferred Professional Provider Network, the Highmark Blue Shield Participating F</text:p>
          </table:table-cell>
          <table:table-cell office:value-type="string" calcext:value-type="string">
            <text:p>INN021</text:p>
          </table:table-cell>
          <table:table-cell table:style-name="ce2" office:value-type="string" calcext:value-type="string">
            <text:p><text:a xlink:href="https://www.humana.com/finder/search?customerId=1059&amp;pfpkey=636" xlink:type="simple">https://www.humana.com/finder/search?customerId=1059&amp;pfpkey=63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77606" calcext:value-type="float">
            <text:p>77606</text:p>
          </table:table-cell>
          <table:table-cell table:number-columns-repeated="2"/>
          <table:table-cell office:value-type="string" calcext:value-type="string">
            <text:p>2015-01-16 20:59:55</text:p>
          </table:table-cell>
          <table:table-cell office:value-type="float" office:value="77606" calcext:value-type="float">
            <text:p>77606</text:p>
          </table:table-cell>
          <table:table-cell/>
          <table:table-cell office:value-type="string" calcext:value-type="string">
            <text:p>Keystone HMO</text:p>
          </table:table-cell>
          <table:table-cell office:value-type="string" calcext:value-type="string">
            <text:p>INN022</text:p>
          </table:table-cell>
          <table:table-cell table:style-name="ce2" office:value-type="string" calcext:value-type="string">
            <text:p><text:a xlink:href="https://www.humana.com/finder/search?customerId=1059&amp;pfpkey=732" xlink:type="simple">https://www.humana.com/finder/search?customerId=1059&amp;pfpkey=73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79370" calcext:value-type="float">
            <text:p>79370</text:p>
          </table:table-cell>
          <table:table-cell table:number-columns-repeated="2"/>
          <table:table-cell office:value-type="string" calcext:value-type="string">
            <text:p>2014-08-22 08:51:38</text:p>
          </table:table-cell>
          <table:table-cell office:value-type="float" office:value="79370" calcext:value-type="float">
            <text:p>79370</text:p>
          </table:table-cell>
          <table:table-cell/>
          <table:table-cell office:value-type="string" calcext:value-type="string">
            <text:p>BlueCross Dental DHMO/Select Individual</text:p>
          </table:table-cell>
          <table:table-cell office:value-type="string" calcext:value-type="string">
            <text:p>INN023</text:p>
          </table:table-cell>
          <table:table-cell table:style-name="ce2" office:value-type="string" calcext:value-type="string">
            <text:p><text:a xlink:href="https://www.humana.com/finder/search?customerId=1059&amp;pfpkey=759" xlink:type="simple">https://www.humana.com/finder/search?customerId=1059&amp;pfpkey=75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79422" calcext:value-type="float">
            <text:p>79422</text:p>
          </table:table-cell>
          <table:table-cell table:number-columns-repeated="2"/>
          <table:table-cell office:value-type="string" calcext:value-type="string">
            <text:p>2014-09-02 11:19:24</text:p>
          </table:table-cell>
          <table:table-cell office:value-type="float" office:value="79422" calcext:value-type="float">
            <text:p>79422</text:p>
          </table:table-cell>
          <table:table-cell/>
          <table:table-cell office:value-type="string" calcext:value-type="string">
            <text:p>CBC Medical PPO Group</text:p>
          </table:table-cell>
          <table:table-cell office:value-type="string" calcext:value-type="string">
            <text:p>LAN004</text:p>
          </table:table-cell>
          <table:table-cell table:style-name="ce2" office:value-type="string" calcext:value-type="string">
            <text:p><text:a xlink:href="https://www.humana.com/finder/search?customerId=1059&amp;pfpkey=821" xlink:type="simple">https://www.humana.com/finder/search?customerId=1059&amp;pfpkey=82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91661" calcext:value-type="float">
            <text:p>91661</text:p>
          </table:table-cell>
          <table:table-cell table:number-columns-repeated="2"/>
          <table:table-cell office:value-type="string" calcext:value-type="string">
            <text:p>2014-08-07 16:35:18</text:p>
          </table:table-cell>
          <table:table-cell office:value-type="float" office:value="91661" calcext:value-type="float">
            <text:p>91661</text:p>
          </table:table-cell>
          <table:table-cell/>
          <table:table-cell office:value-type="string" calcext:value-type="string">
            <text:p>BlueCross Dental PPO Individual</text:p>
          </table:table-cell>
          <table:table-cell office:value-type="string" calcext:value-type="string">
            <text:p>TNN004</text:p>
          </table:table-cell>
          <table:table-cell table:style-name="ce2" office:value-type="string" calcext:value-type="string">
            <text:p><text:a xlink:href="https://www.humana.com/finder/search?customerId=1059&amp;pfpkey=928" xlink:type="simple">https://www.humana.com/finder/search?customerId=1059&amp;pfpkey=92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91762" calcext:value-type="float">
            <text:p>91762</text:p>
          </table:table-cell>
          <table:table-cell table:number-columns-repeated="2"/>
          <table:table-cell office:value-type="string" calcext:value-type="string">
            <text:p>2014-08-04 09:42:01</text:p>
          </table:table-cell>
          <table:table-cell office:value-type="float" office:value="91762" calcext:value-type="float">
            <text:p>91762</text:p>
          </table:table-cell>
          <table:table-cell/>
          <table:table-cell office:value-type="string" calcext:value-type="string">
            <text:p>CBC Medical PPO Individual</text:p>
          </table:table-cell>
          <table:table-cell office:value-type="string" calcext:value-type="string">
            <text:p>UTN004</text:p>
          </table:table-cell>
          <table:table-cell table:style-name="ce2" office:value-type="string" calcext:value-type="string">
            <text:p><text:a xlink:href="https://www.humana.com/finder/search?customerID=1110&amp;pfpkey=1031" xlink:type="simple">https://www.humana.com/finder/search?customerID=1110&amp;pfpkey=103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93627" calcext:value-type="float">
            <text:p>93627</text:p>
          </table:table-cell>
          <table:table-cell table:number-columns-repeated="2"/>
          <table:table-cell office:value-type="string" calcext:value-type="string">
            <text:p>2015-02-17 11:12:06</text:p>
          </table:table-cell>
          <table:table-cell office:value-type="float" office:value="93627" calcext:value-type="float">
            <text:p>93627</text:p>
          </table:table-cell>
          <table:table-cell/>
          <table:table-cell office:value-type="string" calcext:value-type="string">
            <text:p>KHPC Value HMO Indvidual</text:p>
          </table:table-cell>
          <table:table-cell office:value-type="string" calcext:value-type="string">
            <text:p>UTN005</text:p>
          </table:table-cell>
          <table:table-cell table:style-name="ce2" office:value-type="string" calcext:value-type="string">
            <text:p><text:a xlink:href="https://www.humana.com/finder/search?customerID=1101&amp;pfpkey=1007" xlink:type="simple">https://www.humana.com/finder/search?customerID=1101&amp;pfpkey=100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97057" calcext:value-type="float">
            <text:p>97057</text:p>
          </table:table-cell>
          <table:table-cell table:number-columns-repeated="2"/>
          <table:table-cell office:value-type="string" calcext:value-type="string">
            <text:p>2015-02-13 14:34:18</text:p>
          </table:table-cell>
          <table:table-cell office:value-type="float" office:value="97057" calcext:value-type="float">
            <text:p>97057</text:p>
          </table:table-cell>
          <table:table-cell/>
          <table:table-cell office:value-type="string" calcext:value-type="string">
            <text:p>KHPC HMO Network Individual</text:p>
          </table:table-cell>
          <table:table-cell office:value-type="string" calcext:value-type="string">
            <text:p>UTN006</text:p>
          </table:table-cell>
          <table:table-cell table:style-name="ce2" office:value-type="string" calcext:value-type="string">
            <text:p><text:a xlink:href="http://www.alwayscarebenefits.com/comm/providers/TXDentalProviderDirectory.pdf" xlink:type="simple">http://www.alwayscarebenefits.com/comm/providers/TX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99708" calcext:value-type="float">
            <text:p>99708</text:p>
          </table:table-cell>
          <table:table-cell table:number-columns-repeated="2"/>
          <table:table-cell office:value-type="string" calcext:value-type="string">
            <text:p>2015-02-18 11:10:32</text:p>
          </table:table-cell>
          <table:table-cell office:value-type="float" office:value="99708" calcext:value-type="float">
            <text:p>99708</text:p>
          </table:table-cell>
          <table:table-cell/>
          <table:table-cell office:value-type="string" calcext:value-type="string">
            <text:p>KHPC Value HMO Group</text:p>
          </table:table-cell>
          <table:table-cell office:value-type="string" calcext:value-type="string">
            <text:p>ARN003</text:p>
          </table:table-cell>
          <table:table-cell table:style-name="ce2" office:value-type="string" calcext:value-type="string">
            <text:p><text:a xlink:href="https://public.hcsc.net/providerfinder/search.do?corpEntCd=TX1&amp;residencestate=TX&amp;product=BAV&amp;entryPt=MKT" xlink:type="simple">https://public.hcsc.net/providerfinder/search.do?corpEntCd=TX1&amp;residencestate=TX&amp;product=BAV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2513" calcext:value-type="float">
            <text:p>12513</text:p>
          </table:table-cell>
          <table:table-cell table:number-columns-repeated="3"/>
          <table:table-cell office:value-type="float" office:value="12513" calcext:value-type="float">
            <text:p>12513</text:p>
          </table:table-cell>
          <table:table-cell/>
          <table:table-cell office:value-type="string" calcext:value-type="string">
            <text:p>KHPC HMO Network Group</text:p>
          </table:table-cell>
          <table:table-cell office:value-type="string" calcext:value-type="string">
            <text:p>IDN001</text:p>
          </table:table-cell>
          <table:table-cell table:style-name="ce2" office:value-type="string" calcext:value-type="string">
            <text:p><text:a xlink:href="https://public.hcsc.net/providerfinder/search.do?corpEntCd=TX1&amp;residencestate=TX&amp;product=BAV&amp;entryPt=SHOP" xlink:type="simple">https://public.hcsc.net/providerfinder/search.do?corpEntCd=TX1&amp;residencestate=TX&amp;product=BAV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2530" calcext:value-type="float">
            <text:p>12530</text:p>
          </table:table-cell>
          <table:table-cell table:number-columns-repeated="3"/>
          <table:table-cell office:value-type="float" office:value="12530" calcext:value-type="float">
            <text:p>12530</text:p>
          </table:table-cell>
          <table:table-cell/>
          <table:table-cell office:value-type="string" calcext:value-type="string">
            <text:p>First Priority Life (Custom) PPO</text:p>
          </table:table-cell>
          <table:table-cell office:value-type="string" calcext:value-type="string">
            <text:p>IDN002</text:p>
          </table:table-cell>
          <table:table-cell table:style-name="ce2" office:value-type="string" calcext:value-type="string">
            <text:p><text:a xlink:href="https://public.hcsc.net/providerfinder/search.do?corpEntCd=TX1&amp;residencestate=TX&amp;product=PPO&amp;entryPt=SHOP" xlink:type="simple">https://public.hcsc.net/providerfinder/search.do?corpEntCd=TX1&amp;residencestate=TX&amp;product=PPO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3711" calcext:value-type="float">
            <text:p>13711</text:p>
          </table:table-cell>
          <table:table-cell table:number-columns-repeated="3"/>
          <table:table-cell office:value-type="float" office:value="13711" calcext:value-type="float">
            <text:p>13711</text:p>
          </table:table-cell>
          <table:table-cell/>
          <table:table-cell office:value-type="string" calcext:value-type="string">
            <text:p>PA PPO Network</text:p>
          </table:table-cell>
          <table:table-cell office:value-type="string" calcext:value-type="string">
            <text:p>IDN004</text:p>
          </table:table-cell>
          <table:table-cell table:style-name="ce2" office:value-type="string" calcext:value-type="string">
            <text:p><text:a xlink:href="http://www.bcbstx.com/onlinedirectory/dental.htm" xlink:type="simple">http://www.bcbstx.com/onlinedirectory/dental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7595" calcext:value-type="float">
            <text:p>17595</text:p>
          </table:table-cell>
          <table:table-cell table:number-columns-repeated="3"/>
          <table:table-cell office:value-type="float" office:value="17595" calcext:value-type="float">
            <text:p>17595</text:p>
          </table:table-cell>
          <table:table-cell/>
          <table:table-cell office:value-type="string" calcext:value-type="string">
            <text:p>SHOP 28 County HMO-28C Standard Referral w/Dental Advantage</text:p>
          </table:table-cell>
          <table:table-cell office:value-type="string" calcext:value-type="string">
            <text:p>IDN005</text:p>
          </table:table-cell>
          <table:table-cell table:style-name="ce2" office:value-type="string" calcext:value-type="string">
            <text:p><text:a xlink:href="http://prominencehealthplan.com/individual-and-family-plans/nevada-health-link-individual-and-family-plans/" xlink:type="simple">http://prominencehealthplan.com/individual-and-family-plans/nevada-health-link-individual-and-family-plan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31125" calcext:value-type="float">
            <text:p>31125</text:p>
          </table:table-cell>
          <table:table-cell table:number-columns-repeated="3"/>
          <table:table-cell office:value-type="float" office:value="31125" calcext:value-type="float">
            <text:p>31125</text:p>
          </table:table-cell>
          <table:table-cell/>
          <table:table-cell office:value-type="string" calcext:value-type="string">
            <text:p>OA HMO_PA_Valley Preferred</text:p>
          </table:table-cell>
          <table:table-cell office:value-type="string" calcext:value-type="string">
            <text:p>IDN006</text:p>
          </table:table-cell>
          <table:table-cell table:style-name="ce2" office:value-type="string" calcext:value-type="string">
            <text:p><text:a xlink:href="http://scottwhite.prismisp.com/" xlink:type="simple">http://scottwhite.prismisp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36845" calcext:value-type="float">
            <text:p>36845</text:p>
          </table:table-cell>
          <table:table-cell table:number-columns-repeated="3"/>
          <table:table-cell office:value-type="float" office:value="36845" calcext:value-type="float">
            <text:p>36845</text:p>
          </table:table-cell>
          <table:table-cell/>
          <table:table-cell office:value-type="string" calcext:value-type="string">
            <text:p>HMO_PA_PinnacleHealth</text:p>
          </table:table-cell>
          <table:table-cell office:value-type="string" calcext:value-type="string">
            <text:p>IDN003</text:p>
          </table:table-cell>
          <table:table-cell table:style-name="ce2" office:value-type="string" calcext:value-type="string">
            <text:p><text:a xlink:href="http://www.molinahealthcare.com/Pages/index.aspx" xlink:type="simple">http://www.molinahealthcare.com/Pages/index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0254" calcext:value-type="float">
            <text:p>40254</text:p>
          </table:table-cell>
          <table:table-cell table:number-columns-repeated="3"/>
          <table:table-cell office:value-type="float" office:value="40254" calcext:value-type="float">
            <text:p>40254</text:p>
          </table:table-cell>
          <table:table-cell/>
          <table:table-cell office:value-type="string" calcext:value-type="string">
            <text:p>OA HMO_PA_Savings_Plus_Tiered</text:p>
          </table:table-cell>
          <table:table-cell office:value-type="string" calcext:value-type="string">
            <text:p>NMN003</text:p>
          </table:table-cell>
          <table:table-cell office:value-type="string" calcext:value-type="string">
            <text:p>www.cfhp.com</text:p>
          </table:table-cell>
          <table:table-cell table:number-columns-repeated="101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5480" calcext:value-type="float">
            <text:p>45480</text:p>
          </table:table-cell>
          <table:table-cell table:number-columns-repeated="3"/>
          <table:table-cell office:value-type="float" office:value="45480" calcext:value-type="float">
            <text:p>45480</text:p>
          </table:table-cell>
          <table:table-cell/>
          <table:table-cell office:value-type="string" calcext:value-type="string">
            <text:p>OA HMO_Pennsylvania</text:p>
          </table:table-cell>
          <table:table-cell office:value-type="string" calcext:value-type="string">
            <text:p>ALN006</text:p>
          </table:table-cell>
          <table:table-cell table:style-name="ce2" office:value-type="string" calcext:value-type="string">
            <text:p><text:a xlink:href="https://metlocator.metlife.com/metlocator/execute/Search?searchType=findDentistHCR_TX&amp;planType=DUAL&amp;custNum=0383217&amp;networkID=2" xlink:type="simple">https://metlocator.metlife.com/metlocator/execute/Search?searchType=findDentistHCR_TX&amp;planType=DUAL&amp;custNum=0383217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45689" calcext:value-type="float">
            <text:p>45689</text:p>
          </table:table-cell>
          <table:table-cell table:number-columns-repeated="3"/>
          <table:table-cell office:value-type="float" office:value="45689" calcext:value-type="float">
            <text:p>45689</text:p>
          </table:table-cell>
          <table:table-cell/>
          <table:table-cell office:value-type="string" calcext:value-type="string">
            <text:p>Dental Advantage PPO</text:p>
          </table:table-cell>
          <table:table-cell office:value-type="string" calcext:value-type="string">
            <text:p>MEN007</text:p>
          </table:table-cell>
          <table:table-cell table:style-name="ce2" office:value-type="string" calcext:value-type="string">
            <text:p><text:a xlink:href="https://govservices.dentaquest.com/Router.jsp?component=Main&amp;source=Logon&amp;action=ProviderDirectory2&amp;state=TX&amp;locale=en" xlink:type="simple">https://govservices.dentaquest.com/Router.jsp?component=Main&amp;source=Logon&amp;action=ProviderDirectory2&amp;state=TX&amp;locale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50184" calcext:value-type="float">
            <text:p>50184</text:p>
          </table:table-cell>
          <table:table-cell table:number-columns-repeated="3"/>
          <table:table-cell office:value-type="float" office:value="50184" calcext:value-type="float">
            <text:p>50184</text:p>
          </table:table-cell>
          <table:table-cell/>
          <table:table-cell office:value-type="string" calcext:value-type="string">
            <text:p>Keystone Health Plan West Network</text:p>
          </table:table-cell>
          <table:table-cell office:value-type="string" calcext:value-type="string">
            <text:p>MEN009</text:p>
          </table:table-cell>
          <table:table-cell table:style-name="ce2" office:value-type="string" calcext:value-type="string">
            <text:p><text:a xlink:href="https://www.humana.com/finder/search?customerId=1059&amp;pfpkey=730" xlink:type="simple">https://www.humana.com/finder/search?customerId=1059&amp;pfpkey=73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60283" calcext:value-type="float">
            <text:p>60283</text:p>
          </table:table-cell>
          <table:table-cell table:number-columns-repeated="3"/>
          <table:table-cell office:value-type="float" office:value="60283" calcext:value-type="float">
            <text:p>60283</text:p>
          </table:table-cell>
          <table:table-cell/>
          <table:table-cell office:value-type="string" calcext:value-type="string">
            <text:p>PremierBlue Shield Preferred Professional Provider Network and <text:s/>the Highmark Blue Shield Participati</text:p>
          </table:table-cell>
          <table:table-cell office:value-type="string" calcext:value-type="string">
            <text:p>MEN010</text:p>
          </table:table-cell>
          <table:table-cell table:style-name="ce2" office:value-type="string" calcext:value-type="string">
            <text:p><text:a xlink:href="https://www.humana.com/finder/search?customerID=1108&amp;pfpkey=1029" xlink:type="simple">https://www.humana.com/finder/search?customerID=1108&amp;pfpkey=102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61390" calcext:value-type="float">
            <text:p>61390</text:p>
          </table:table-cell>
          <table:table-cell table:number-columns-repeated="3"/>
          <table:table-cell office:value-type="float" office:value="61390" calcext:value-type="float">
            <text:p>61390</text:p>
          </table:table-cell>
          <table:table-cell/>
          <table:table-cell office:value-type="string" calcext:value-type="string">
            <text:p>GHP Marketplace PPO</text:p>
          </table:table-cell>
          <table:table-cell office:value-type="string" calcext:value-type="string">
            <text:p>MON008</text:p>
          </table:table-cell>
          <table:table-cell table:style-name="ce2" office:value-type="string" calcext:value-type="string">
            <text:p><text:a xlink:href="http://www.allegianchoice.com/ProviderDirectory" xlink:type="simple">http://www.allegianchoice.com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61858" calcext:value-type="float">
            <text:p>61858</text:p>
          </table:table-cell>
          <table:table-cell table:number-columns-repeated="3"/>
          <table:table-cell office:value-type="float" office:value="61858" calcext:value-type="float">
            <text:p>61858</text:p>
          </table:table-cell>
          <table:table-cell/>
          <table:table-cell office:value-type="string" calcext:value-type="string">
            <text:p>BlueEssentials Network</text:p>
          </table:table-cell>
          <table:table-cell office:value-type="string" calcext:value-type="string">
            <text:p>MON009</text:p>
          </table:table-cell>
          <table:table-cell table:style-name="ce2" office:value-type="string" calcext:value-type="string">
            <text:p><text:a xlink:href="http://www.christushealthplan.org/hie" xlink:type="simple">http://www.christushealthplan.org/hi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77760" calcext:value-type="float">
            <text:p>77760</text:p>
          </table:table-cell>
          <table:table-cell table:number-columns-repeated="3"/>
          <table:table-cell office:value-type="float" office:value="77760" calcext:value-type="float">
            <text:p>77760</text:p>
          </table:table-cell>
          <table:table-cell/>
          <table:table-cell office:value-type="string" calcext:value-type="string">
            <text:p>Preferred Blue PPO Network</text:p>
          </table:table-cell>
          <table:table-cell office:value-type="string" calcext:value-type="string">
            <text:p>MSN006</text:p>
          </table:table-cell>
          <table:table-cell table:style-name="ce2" office:value-type="string" calcext:value-type="string">
            <text:p><text:a xlink:href="http://www.senderohealth.com/idealcareeng/providers.html" xlink:type="simple">http://www.senderohealth.com/idealcareeng/provider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79147" calcext:value-type="float">
            <text:p>79147</text:p>
          </table:table-cell>
          <table:table-cell table:number-columns-repeated="3"/>
          <table:table-cell office:value-type="float" office:value="79147" calcext:value-type="float">
            <text:p>79147</text:p>
          </table:table-cell>
          <table:table-cell/>
          <table:table-cell office:value-type="string" calcext:value-type="string">
            <text:p>HMO_Roper St Francis</text:p>
          </table:table-cell>
          <table:table-cell office:value-type="string" calcext:value-type="string">
            <text:p>NCN006</text:p>
          </table:table-cell>
          <table:table-cell table:style-name="ce2" office:value-type="string" calcext:value-type="string">
            <text:p><text:a xlink:href="http://www.uhc.com/find-a-physician/xtxcompass" xlink:type="simple">http://www.uhc.com/find-a-physician/xtx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81457" calcext:value-type="float">
            <text:p>81457</text:p>
          </table:table-cell>
          <table:table-cell table:number-columns-repeated="3"/>
          <table:table-cell office:value-type="float" office:value="81457" calcext:value-type="float">
            <text:p>81457</text:p>
          </table:table-cell>
          <table:table-cell/>
          <table:table-cell office:value-type="string" calcext:value-type="string">
            <text:p>HMO_Upstate</text:p>
          </table:table-cell>
          <table:table-cell office:value-type="string" calcext:value-type="string">
            <text:p>NCN007</text:p>
          </table:table-cell>
          <table:table-cell table:style-name="ce2" office:value-type="string" calcext:value-type="string">
            <text:p><text:a xlink:href="http://www.uhc.com/find-a-physician/xtxchoice" xlink:type="simple">http://www.uhc.com/find-a-physician/xtx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87571" calcext:value-type="float">
            <text:p>87571</text:p>
          </table:table-cell>
          <table:table-cell table:number-columns-repeated="3"/>
          <table:table-cell office:value-type="float" office:value="87571" calcext:value-type="float">
            <text:p>87571</text:p>
          </table:table-cell>
          <table:table-cell/>
          <table:table-cell office:value-type="string" calcext:value-type="string">
            <text:p>HMO_Midlands</text:p>
          </table:table-cell>
          <table:table-cell office:value-type="string" calcext:value-type="string">
            <text:p>NCN008</text:p>
          </table:table-cell>
          <table:table-cell table:style-name="ce2" office:value-type="string" calcext:value-type="string">
            <text:p><text:a xlink:href="http://www.uhc.com/find-a-physician/shoptxchoice" xlink:type="simple">http://www.uhc.com/find-a-physician/shoptx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87698" calcext:value-type="float">
            <text:p>87698</text:p>
          </table:table-cell>
          <table:table-cell table:number-columns-repeated="3"/>
          <table:table-cell office:value-type="float" office:value="87698" calcext:value-type="float">
            <text:p>87698</text:p>
          </table:table-cell>
          <table:table-cell/>
          <table:table-cell office:value-type="string" calcext:value-type="string">
            <text:p>Blue Option Network</text:p>
          </table:table-cell>
          <table:table-cell office:value-type="string" calcext:value-type="string">
            <text:p>NCN009</text:p>
          </table:table-cell>
          <table:table-cell table:style-name="ce2" office:value-type="string" calcext:value-type="string">
            <text:p><text:a xlink:href="http://ambetter.mhswi.com/findadoc" xlink:type="simple">http://ambetter.mhswi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89953" calcext:value-type="float">
            <text:p>89953</text:p>
          </table:table-cell>
          <table:table-cell table:number-columns-repeated="3"/>
          <table:table-cell office:value-type="float" office:value="89953" calcext:value-type="float">
            <text:p>89953</text:p>
          </table:table-cell>
          <table:table-cell/>
          <table:table-cell office:value-type="string" calcext:value-type="string">
            <text:p>Business Advantage Network</text:p>
          </table:table-cell>
          <table:table-cell office:value-type="string" calcext:value-type="string">
            <text:p>NJN006</text:p>
          </table:table-cell>
          <table:table-cell table:style-name="ce2" office:value-type="string" calcext:value-type="string">
            <text:p><text:a xlink:href="http://mercycarehealthplans.com/ppo/" xlink:type="simple">http://mercycarehealthplans.com/ppo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91848" calcext:value-type="float">
            <text:p>91848</text:p>
          </table:table-cell>
          <table:table-cell table:number-columns-repeated="3"/>
          <table:table-cell office:value-type="float" office:value="91848" calcext:value-type="float">
            <text:p>91848</text:p>
          </table:table-cell>
          <table:table-cell/>
          <table:table-cell office:value-type="string" calcext:value-type="string">
            <text:p>South Carolina Dental Network</text:p>
          </table:table-cell>
          <table:table-cell office:value-type="string" calcext:value-type="string">
            <text:p>NHN006</text:p>
          </table:table-cell>
          <table:table-cell table:style-name="ce2" office:value-type="string" calcext:value-type="string">
            <text:p><text:a xlink:href="http://www.unityhealth.com/UnityPrime" xlink:type="simple">http://www.unityhealth.com/UnityPrim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98905" calcext:value-type="float">
            <text:p>98905</text:p>
          </table:table-cell>
          <table:table-cell table:number-columns-repeated="3"/>
          <table:table-cell office:value-type="float" office:value="98905" calcext:value-type="float">
            <text:p>98905</text:p>
          </table:table-cell>
          <table:table-cell/>
          <table:table-cell office:value-type="string" calcext:value-type="string">
            <text:p>SC IEX Compass</text:p>
          </table:table-cell>
          <table:table-cell office:value-type="string" calcext:value-type="string">
            <text:p>NHN007</text:p>
          </table:table-cell>
          <table:table-cell table:style-name="ce2" office:value-type="string" calcext:value-type="string">
            <text:p><text:a xlink:href="http://unityhealth.com/UnityElite" xlink:type="simple">http://unityhealth.com/UnityEli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5614" calcext:value-type="float">
            <text:p>15614</text:p>
          </table:table-cell>
          <table:table-cell table:number-columns-repeated="3"/>
          <table:table-cell office:value-type="float" office:value="15614" calcext:value-type="float">
            <text:p>15614</text:p>
          </table:table-cell>
          <table:table-cell/>
          <table:table-cell office:value-type="string" calcext:value-type="string">
            <text:p>Network P</text:p>
          </table:table-cell>
          <table:table-cell office:value-type="string" calcext:value-type="string">
            <text:p>NVN005</text:p>
          </table:table-cell>
          <table:table-cell table:style-name="ce2" office:value-type="string" calcext:value-type="string">
            <text:p><text:a xlink:href="http://www.unityhealth.com/BeloitOne" xlink:type="simple">http://www.unityhealth.com/BeloitOn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6322" calcext:value-type="float">
            <text:p>16322</text:p>
          </table:table-cell>
          <table:table-cell table:number-columns-repeated="3"/>
          <table:table-cell office:value-type="float" office:value="16322" calcext:value-type="float">
            <text:p>16322</text:p>
          </table:table-cell>
          <table:table-cell/>
          <table:table-cell office:value-type="string" calcext:value-type="string">
            <text:p>Network S</text:p>
          </table:table-cell>
          <table:table-cell office:value-type="string" calcext:value-type="string">
            <text:p>NVN006</text:p>
          </table:table-cell>
          <table:table-cell table:style-name="ce2" office:value-type="string" calcext:value-type="string">
            <text:p><text:a xlink:href="https://www.securityhealth.org/hmoproviders" xlink:type="simple">https://www.securityhealth.org/hmo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2444" calcext:value-type="float">
            <text:p>22444</text:p>
          </table:table-cell>
          <table:table-cell table:number-columns-repeated="3"/>
          <table:table-cell office:value-type="float" office:value="22444" calcext:value-type="float">
            <text:p>22444</text:p>
          </table:table-cell>
          <table:table-cell/>
          <table:table-cell office:value-type="string" calcext:value-type="string">
            <text:p>Network E</text:p>
          </table:table-cell>
          <table:table-cell office:value-type="string" calcext:value-type="string">
            <text:p>NVN007</text:p>
          </table:table-cell>
          <table:table-cell table:style-name="ce2" office:value-type="string" calcext:value-type="string">
            <text:p><text:a xlink:href="https://www.securityhealth.org/epoproviders" xlink:type="simple">https://www.securityhealth.org/epo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3489" calcext:value-type="float">
            <text:p>23489</text:p>
          </table:table-cell>
          <table:table-cell table:number-columns-repeated="3"/>
          <table:table-cell office:value-type="float" office:value="23489" calcext:value-type="float">
            <text:p>23489</text:p>
          </table:table-cell>
          <table:table-cell/>
          <table:table-cell office:value-type="string" calcext:value-type="string">
            <text:p>TN PPO Network</text:p>
          </table:table-cell>
          <table:table-cell office:value-type="string" calcext:value-type="string">
            <text:p>PAN007</text:p>
          </table:table-cell>
          <table:table-cell table:style-name="ce2" office:value-type="string" calcext:value-type="string">
            <text:p><text:a xlink:href="https://www.securityhealth.org/specialepoproviders" xlink:type="simple">https://www.securityhealth.org/specialepo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24872" calcext:value-type="float">
            <text:p>24872</text:p>
          </table:table-cell>
          <table:table-cell table:number-columns-repeated="3"/>
          <table:table-cell office:value-type="float" office:value="24872" calcext:value-type="float">
            <text:p>24872</text:p>
          </table:table-cell>
          <table:table-cell/>
          <table:table-cell office:value-type="string" calcext:value-type="string">
            <text:p>DentaQuest of USA Insurance Company Inc</text:p>
          </table:table-cell>
          <table:table-cell office:value-type="string" calcext:value-type="string">
            <text:p>PAN008</text:p>
          </table:table-cell>
          <table:table-cell table:style-name="ce2" office:value-type="string" calcext:value-type="string">
            <text:p><text:a xlink:href="https://www.securityhealth.org/indemnityproviders" xlink:type="simple">https://www.securityhealth.org/indemnity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31609" calcext:value-type="float">
            <text:p>31609</text:p>
          </table:table-cell>
          <table:table-cell table:number-columns-repeated="3"/>
          <table:table-cell office:value-type="float" office:value="31609" calcext:value-type="float">
            <text:p>31609</text:p>
          </table:table-cell>
          <table:table-cell/>
          <table:table-cell office:value-type="string" calcext:value-type="string">
            <text:p>TN IEX Compass</text:p>
          </table:table-cell>
          <table:table-cell office:value-type="string" calcext:value-type="string">
            <text:p>PAN009</text:p>
          </table:table-cell>
          <table:table-cell table:style-name="ce2" office:value-type="string" calcext:value-type="string">
            <text:p><text:a xlink:href="http://www.deancare.com/find-a-doc/marketplace-hmo-plan-providers/" xlink:type="simple">http://www.deancare.com/find-a-doc/marketplace-hmo-plan-provider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2561" calcext:value-type="float">
            <text:p>32561</text:p>
          </table:table-cell>
          <table:table-cell table:number-columns-repeated="3"/>
          <table:table-cell office:value-type="float" office:value="32561" calcext:value-type="float">
            <text:p>32561</text:p>
          </table:table-cell>
          <table:table-cell/>
          <table:table-cell office:value-type="string" calcext:value-type="string">
            <text:p>Knoxville PPOx</text:p>
          </table:table-cell>
          <table:table-cell office:value-type="string" calcext:value-type="string">
            <text:p>PAN010</text:p>
          </table:table-cell>
          <table:table-cell table:style-name="ce2" office:value-type="string" calcext:value-type="string">
            <text:p><text:a xlink:href="http://www.deancare.com/find-a-doc/marketplace-epo-plan-providers/" xlink:type="simple">http://www.deancare.com/find-a-doc/marketplace-epo-plan-provider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33709" calcext:value-type="float">
            <text:p>33709</text:p>
          </table:table-cell>
          <table:table-cell table:number-columns-repeated="3"/>
          <table:table-cell office:value-type="float" office:value="33709" calcext:value-type="float">
            <text:p>33709</text:p>
          </table:table-cell>
          <table:table-cell/>
          <table:table-cell office:value-type="string" calcext:value-type="string">
            <text:p>Nashville PPOx</text:p>
          </table:table-cell>
          <table:table-cell office:value-type="string" calcext:value-type="string">
            <text:p>SCN006</text:p>
          </table:table-cell>
          <table:table-cell table:style-name="ce2" office:value-type="string" calcext:value-type="string">
            <text:p><text:a xlink:href="http://www.prevea360.com/About-Prevea360-Health-Plan/Marketplace-HMO-Plan-Providers.aspx" xlink:type="simple">http://www.prevea360.com/About-Prevea360-Health-Plan/Marketplace-HMO-Plan-Providers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871" calcext:value-type="float">
            <text:p>33871</text:p>
          </table:table-cell>
          <table:table-cell table:number-columns-repeated="3"/>
          <table:table-cell office:value-type="float" office:value="33871" calcext:value-type="float">
            <text:p>33871</text:p>
          </table:table-cell>
          <table:table-cell/>
          <table:table-cell office:value-type="string" calcext:value-type="string">
            <text:p>Tennessee LocalPlus Network</text:p>
          </table:table-cell>
          <table:table-cell office:value-type="string" calcext:value-type="string">
            <text:p>SCN007</text:p>
          </table:table-cell>
          <table:table-cell table:style-name="ce2" office:value-type="string" calcext:value-type="string">
            <text:p><text:a xlink:href="http://www.uhc.com/find-a-physician/xwicompass" xlink:type="simple">http://www.uhc.com/find-a-physician/xwi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36247" calcext:value-type="float">
            <text:p>36247</text:p>
          </table:table-cell>
          <table:table-cell table:number-columns-repeated="3"/>
          <table:table-cell office:value-type="float" office:value="36247" calcext:value-type="float">
            <text:p>36247</text:p>
          </table:table-cell>
          <table:table-cell/>
          <table:table-cell office:value-type="string" calcext:value-type="string">
            <text:p>Tennessee EPO Network</text:p>
          </table:table-cell>
          <table:table-cell office:value-type="string" calcext:value-type="string">
            <text:p>SCN008</text:p>
          </table:table-cell>
          <table:table-cell table:style-name="ce2" office:value-type="string" calcext:value-type="string">
            <text:p><text:a xlink:href="http://www.uhc.com/find-a-physician/shopwinavigate" xlink:type="simple">http://www.uhc.com/find-a-physician/shopwi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38086" calcext:value-type="float">
            <text:p>38086</text:p>
          </table:table-cell>
          <table:table-cell table:number-columns-repeated="3"/>
          <table:table-cell office:value-type="float" office:value="38086" calcext:value-type="float">
            <text:p>38086</text:p>
          </table:table-cell>
          <table:table-cell/>
          <table:table-cell office:value-type="string" calcext:value-type="string">
            <text:p>Tennessee Dental Network</text:p>
          </table:table-cell>
          <table:table-cell office:value-type="string" calcext:value-type="string">
            <text:p>SCN009</text:p>
          </table:table-cell>
          <table:table-cell table:style-name="ce2" office:value-type="string" calcext:value-type="string">
            <text:p><text:a xlink:href="https://www.healthtradition.com/prospects/provider-search/" xlink:type="simple">https://www.healthtradition.com/prospects/provider-search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5127" calcext:value-type="float">
            <text:p>45127</text:p>
          </table:table-cell>
          <table:table-cell table:number-columns-repeated="3"/>
          <table:table-cell office:value-type="float" office:value="45127" calcext:value-type="float">
            <text:p>45127</text:p>
          </table:table-cell>
          <table:table-cell/>
          <table:table-cell office:value-type="string" calcext:value-type="string">
            <text:p>Oscar Texas</text:p>
          </table:table-cell>
          <table:table-cell office:value-type="string" calcext:value-type="string">
            <text:p>SCN010</text:p>
          </table:table-cell>
          <table:table-cell table:style-name="ce2" office:value-type="string" calcext:value-type="string">
            <text:p><text:a xlink:href="https://providersearch.molinahealthcare.com/Provider/ProviderSearch?RedirectFrom=MolinaStaticWeb&amp;State=wi&amp;Coverage=MMP" xlink:type="simple">https://providersearch.molinahealthcare.com/Provider/ProviderSearch?RedirectFrom=MolinaStaticWeb&amp;State=wi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6518" calcext:value-type="float">
            <text:p>46518</text:p>
          </table:table-cell>
          <table:table-cell table:number-columns-repeated="3"/>
          <table:table-cell office:value-type="float" office:value="46518" calcext:value-type="float">
            <text:p>46518</text:p>
          </table:table-cell>
          <table:table-cell/>
          <table:table-cell office:value-type="string" calcext:value-type="string">
            <text:p>FirstCare Select</text:p>
          </table:table-cell>
          <table:table-cell office:value-type="string" calcext:value-type="string">
            <text:p>SCN011</text:p>
          </table:table-cell>
          <table:table-cell table:style-name="ce2" office:value-type="string" calcext:value-type="string">
            <text:p><text:a xlink:href="https://medica.com/choiceproviders" xlink:type="simple">https://medica.com/choice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49275" calcext:value-type="float">
            <text:p>49275</text:p>
          </table:table-cell>
          <table:table-cell table:number-columns-repeated="3"/>
          <table:table-cell office:value-type="float" office:value="49275" calcext:value-type="float">
            <text:p>49275</text:p>
          </table:table-cell>
          <table:table-cell/>
          <table:table-cell office:value-type="string" calcext:value-type="string">
            <text:p>Community Health Insurance Marketplace</text:p>
          </table:table-cell>
          <table:table-cell office:value-type="string" calcext:value-type="string">
            <text:p>WIN006</text:p>
          </table:table-cell>
          <table:table-cell table:style-name="ce2" office:value-type="string" calcext:value-type="string">
            <text:p><text:a xlink:href="http://mercycarehealthplans.com/hmo/" xlink:type="simple">http://mercycarehealthplans.com/hmo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53210" calcext:value-type="float">
            <text:p>53210</text:p>
          </table:table-cell>
          <table:table-cell table:number-columns-repeated="3"/>
          <table:table-cell office:value-type="float" office:value="53210" calcext:value-type="float">
            <text:p>53210</text:p>
          </table:table-cell>
          <table:table-cell/>
          <table:table-cell office:value-type="string" calcext:value-type="string">
            <text:p>Community and Kelsey Marketplace</text:p>
          </table:table-cell>
          <table:table-cell office:value-type="string" calcext:value-type="string">
            <text:p>WIN005</text:p>
          </table:table-cell>
          <table:table-cell table:style-name="ce2" office:value-type="string" calcext:value-type="string">
            <text:p><text:a xlink:href="http://mercycarehealthplans.com/epo/" xlink:type="simple">http://mercycarehealthplans.com/epo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53789" calcext:value-type="float">
            <text:p>53789</text:p>
          </table:table-cell>
          <table:table-cell table:number-columns-repeated="3"/>
          <table:table-cell office:value-type="float" office:value="53789" calcext:value-type="float">
            <text:p>53789</text:p>
          </table:table-cell>
          <table:table-cell/>
          <table:table-cell office:value-type="string" calcext:value-type="string">
            <text:p>Ambetter from Superior HealthPlan</text:p>
          </table:table-cell>
          <table:table-cell office:value-type="string" calcext:value-type="string">
            <text:p>NHN004</text:p>
          </table:table-cell>
          <table:table-cell table:style-name="ce2" office:value-type="string" calcext:value-type="string">
            <text:p><text:a xlink:href="http://directory.pplusic.com/" xlink:type="simple">http://directory.pplusic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55957" calcext:value-type="float">
            <text:p>55957</text:p>
          </table:table-cell>
          <table:table-cell table:number-columns-repeated="3"/>
          <table:table-cell office:value-type="float" office:value="55957" calcext:value-type="float">
            <text:p>55957</text:p>
          </table:table-cell>
          <table:table-cell/>
          <table:table-cell office:value-type="string" calcext:value-type="string">
            <text:p>Austin HMOx</text:p>
          </table:table-cell>
          <table:table-cell office:value-type="string" calcext:value-type="string">
            <text:p>NVN008</text:p>
          </table:table-cell>
          <table:table-cell table:style-name="ce2" office:value-type="string" calcext:value-type="string">
            <text:p><text:a xlink:href="http://www.alwayscarebenefits.com/comm/providers/WIDentalProviderDirectory.pdf" xlink:type="simple">http://www.alwayscarebenefits.com/comm/providers/WI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55995" calcext:value-type="float">
            <text:p>55995</text:p>
          </table:table-cell>
          <table:table-cell table:number-columns-repeated="3"/>
          <table:table-cell office:value-type="float" office:value="55995" calcext:value-type="float">
            <text:p>55995</text:p>
          </table:table-cell>
          <table:table-cell/>
          <table:table-cell office:value-type="string" calcext:value-type="string">
            <text:p>Houston HMOx</text:p>
          </table:table-cell>
          <table:table-cell office:value-type="string" calcext:value-type="string">
            <text:p>OKN201</text:p>
          </table:table-cell>
          <table:table-cell table:style-name="ce2" office:value-type="string" calcext:value-type="string">
            <text:p><text:a xlink:href="https://www.anthem.com/health-insurance/provider-directory/searchcriteria?alphaprefix=VZE" xlink:type="simple">https://www.anthem.com/health-insurance/provider-directory/searchcriteria?alphaprefix=VZ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59933" calcext:value-type="float">
            <text:p>59933</text:p>
          </table:table-cell>
          <table:table-cell table:number-columns-repeated="3"/>
          <table:table-cell office:value-type="float" office:value="59933" calcext:value-type="float">
            <text:p>59933</text:p>
          </table:table-cell>
          <table:table-cell/>
          <table:table-cell office:value-type="string" calcext:value-type="string">
            <text:p>Waco HMOx</text:p>
          </table:table-cell>
          <table:table-cell office:value-type="string" calcext:value-type="string">
            <text:p>TXN201</text:p>
          </table:table-cell>
          <table:table-cell table:style-name="ce2" office:value-type="string" calcext:value-type="string">
            <text:p><text:a xlink:href="http://www.deltadentalcoversme.com/dentistsearch" xlink:type="simple">http://www.deltadentalcoversme.com/dentist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61775" calcext:value-type="float">
            <text:p>61775</text:p>
          </table:table-cell>
          <table:table-cell table:number-columns-repeated="3"/>
          <table:table-cell office:value-type="float" office:value="61775" calcext:value-type="float">
            <text:p>61775</text:p>
          </table:table-cell>
          <table:table-cell/>
          <table:table-cell office:value-type="string" calcext:value-type="string">
            <text:p>San Antonio HMOx</text:p>
          </table:table-cell>
          <table:table-cell office:value-type="string" calcext:value-type="string">
            <text:p>UTN201</text:p>
          </table:table-cell>
          <table:table-cell table:style-name="ce2" office:value-type="string" calcext:value-type="string">
            <text:p><text:a xlink:href="http://www.deltadentalwi.com/provider-search/dental/" xlink:type="simple">http://www.deltadentalwi.com/provider-search/dental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2560" calcext:value-type="float">
            <text:p>62560</text:p>
          </table:table-cell>
          <table:table-cell table:number-columns-repeated="3"/>
          <table:table-cell office:value-type="float" office:value="62560" calcext:value-type="float">
            <text:p>62560</text:p>
          </table:table-cell>
          <table:table-cell/>
          <table:table-cell office:value-type="string" calcext:value-type="string">
            <text:p>Corpus Christi HMOx</text:p>
          </table:table-cell>
          <table:table-cell office:value-type="string" calcext:value-type="string">
            <text:p>UTN202</text:p>
          </table:table-cell>
          <table:table-cell table:style-name="ce2" office:value-type="string" calcext:value-type="string">
            <text:p><text:a xlink:href="https://metlocator.metlife.com/metlocator/execute/Search?searchType=findDentistHCR_WI&amp;planType=DPPO&amp;networkID=2" xlink:type="simple">https://metlocator.metlife.com/metlocator/execute/Search?searchType=findDentistHCR_WI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4844" calcext:value-type="float">
            <text:p>64844</text:p>
          </table:table-cell>
          <table:table-cell table:number-columns-repeated="3"/>
          <table:table-cell office:value-type="float" office:value="64844" calcext:value-type="float">
            <text:p>64844</text:p>
          </table:table-cell>
          <table:table-cell/>
          <table:table-cell office:value-type="string" calcext:value-type="string">
            <text:p>Dallas HMOx</text:p>
          </table:table-cell>
          <table:table-cell office:value-type="string" calcext:value-type="string">
            <text:p>IAN012</text:p>
          </table:table-cell>
          <table:table-cell table:style-name="ce2" office:value-type="string" calcext:value-type="string">
            <text:p><text:a xlink:href="https://networkhealth.com/search/doctors/?hix=newi" xlink:type="simple">https://networkhealth.com/search/doctors/?hix=newi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67430" calcext:value-type="float">
            <text:p>67430</text:p>
          </table:table-cell>
          <table:table-cell table:number-columns-repeated="3"/>
          <table:table-cell office:value-type="float" office:value="67430" calcext:value-type="float">
            <text:p>67430</text:p>
          </table:table-cell>
          <table:table-cell/>
          <table:table-cell office:value-type="string" calcext:value-type="string">
            <text:p>El Paso HMOx</text:p>
          </table:table-cell>
          <table:table-cell office:value-type="string" calcext:value-type="string">
            <text:p>MIN013</text:p>
          </table:table-cell>
          <table:table-cell table:style-name="ce2" office:value-type="string" calcext:value-type="string">
            <text:p><text:a xlink:href="https://networkhealth.com/search/doctors/?hix=sewi" xlink:type="simple">https://networkhealth.com/search/doctors/?hix=sewi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67499" calcext:value-type="float">
            <text:p>67499</text:p>
          </table:table-cell>
          <table:table-cell table:number-columns-repeated="3"/>
          <table:table-cell office:value-type="float" office:value="67499" calcext:value-type="float">
            <text:p>67499</text:p>
          </table:table-cell>
          <table:table-cell/>
          <table:table-cell office:value-type="string" calcext:value-type="string">
            <text:p>Blue Advantage HMO</text:p>
          </table:table-cell>
          <table:table-cell office:value-type="string" calcext:value-type="string">
            <text:p>MIN014</text:p>
          </table:table-cell>
          <table:table-cell table:style-name="ce2" office:value-type="string" calcext:value-type="string">
            <text:p><text:a xlink:href="http://www.wecareforwisconsin.com/visitors/find_a_doctor/agree/search/1430772904" xlink:type="simple">http://www.wecareforwisconsin.com/visitors/find_a_doctor/agree/search/14307729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68711" calcext:value-type="float">
            <text:p>68711</text:p>
          </table:table-cell>
          <table:table-cell table:number-columns-repeated="3"/>
          <table:table-cell office:value-type="float" office:value="68711" calcext:value-type="float">
            <text:p>68711</text:p>
          </table:table-cell>
          <table:table-cell/>
          <table:table-cell office:value-type="string" calcext:value-type="string">
            <text:p>Prominence HealthFirst of Texas HMO Network</text:p>
          </table:table-cell>
          <table:table-cell office:value-type="string" calcext:value-type="string">
            <text:p>NEN006</text:p>
          </table:table-cell>
          <table:table-cell table:style-name="ce2" office:value-type="string" calcext:value-type="string">
            <text:p><text:a xlink:href="http://www.momentumplans.com/providersearch" xlink:type="simple">http://www.momentumplans.com/provider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70194" calcext:value-type="float">
            <text:p>70194</text:p>
          </table:table-cell>
          <table:table-cell table:number-columns-repeated="3"/>
          <table:table-cell office:value-type="float" office:value="70194" calcext:value-type="float">
            <text:p>70194</text:p>
          </table:table-cell>
          <table:table-cell/>
          <table:table-cell office:value-type="string" calcext:value-type="string">
            <text:p>SWHP HMO Provider Network</text:p>
          </table:table-cell>
          <table:table-cell office:value-type="string" calcext:value-type="string">
            <text:p>NEN007</text:p>
          </table:table-cell>
          <table:table-cell table:style-name="ce2" office:value-type="string" calcext:value-type="string">
            <text:p><text:a xlink:href="http://www.commongroundhealthcare.org/empower" xlink:type="simple">http://www.commongroundhealthcare.org/empow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70406" calcext:value-type="float">
            <text:p>70406</text:p>
          </table:table-cell>
          <table:table-cell table:number-columns-repeated="3"/>
          <table:table-cell office:value-type="float" office:value="70406" calcext:value-type="float">
            <text:p>70406</text:p>
          </table:table-cell>
          <table:table-cell/>
          <table:table-cell office:value-type="string" calcext:value-type="string">
            <text:p>Molina</text:p>
          </table:table-cell>
          <table:table-cell office:value-type="string" calcext:value-type="string">
            <text:p>NHN005</text:p>
          </table:table-cell>
          <table:table-cell table:style-name="ce2" office:value-type="string" calcext:value-type="string">
            <text:p><text:a xlink:href="http://www.commongroundhealthcare.org/envision" xlink:type="simple">http://www.commongroundhealthcare.org/envisio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0533" calcext:value-type="float">
            <text:p>70533</text:p>
          </table:table-cell>
          <table:table-cell table:number-columns-repeated="3"/>
          <table:table-cell office:value-type="float" office:value="70533" calcext:value-type="float">
            <text:p>70533</text:p>
          </table:table-cell>
          <table:table-cell/>
          <table:table-cell office:value-type="string" calcext:value-type="string">
            <text:p>Community First Health Plans</text:p>
          </table:table-cell>
          <table:table-cell/>
          <table:table-cell table:style-name="ce2" office:value-type="string" calcext:value-type="string">
            <text:p><text:a xlink:href="https://www.gundersenhealthplan.org/ForMembers/ProviderDirectory.aspx" xlink:type="simple">https://www.gundersenhealthplan.org/ForMembers/ProviderDirectory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1933" calcext:value-type="float">
            <text:p>71933</text:p>
          </table:table-cell>
          <table:table-cell table:number-columns-repeated="3"/>
          <table:table-cell office:value-type="float" office:value="71933" calcext:value-type="float">
            <text:p>71933</text:p>
          </table:table-cell>
          <table:table-cell/>
          <table:table-cell office:value-type="string" calcext:value-type="string">
            <text:p>Texas LocalPlus Network</text:p>
          </table:table-cell>
          <table:table-cell/>
          <table:table-cell table:style-name="ce2" office:value-type="string" calcext:value-type="string">
            <text:p><text:a xlink:href="https://www.ghcscw.com/SiteCollectionDocuments/2016_GHC-SCW_HMO_Provider_Directory.pdf" xlink:type="simple">https://www.ghcscw.com/SiteCollectionDocuments/2016_GHC-SCW_HMO_Provider_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72299" calcext:value-type="float">
            <text:p>72299</text:p>
          </table:table-cell>
          <table:table-cell table:number-columns-repeated="3"/>
          <table:table-cell office:value-type="float" office:value="72299" calcext:value-type="float">
            <text:p>72299</text:p>
          </table:table-cell>
          <table:table-cell/>
          <table:table-cell office:value-type="string" calcext:value-type="string">
            <text:p>Texas EPO Network</text:p>
          </table:table-cell>
          <table:table-cell/>
          <table:table-cell table:style-name="ce2" office:value-type="string" calcext:value-type="string">
            <text:p><text:a xlink:href="https://www.ghcscw.com/SiteCollectionDocuments/2016_GHC-SCW_Select_Provider_Directory.pdf" xlink:type="simple">https://www.ghcscw.com/SiteCollectionDocuments/2016_GHC-SCW_Select_Provider_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75729" calcext:value-type="float">
            <text:p>75729</text:p>
          </table:table-cell>
          <table:table-cell table:number-columns-repeated="3"/>
          <table:table-cell office:value-type="float" office:value="75729" calcext:value-type="float">
            <text:p>75729</text:p>
          </table:table-cell>
          <table:table-cell/>
          <table:table-cell office:value-type="string" calcext:value-type="string">
            <text:p>Texas Dental Network</text:p>
          </table:table-cell>
          <table:table-cell/>
          <table:table-cell table:style-name="ce2" office:value-type="string" calcext:value-type="string">
            <text:p><text:a xlink:href="https://www.ghcscw.com/get-care/find-a-provider" xlink:type="simple">https://www.ghcscw.com/get-care/find-a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82110" calcext:value-type="float">
            <text:p>82110</text:p>
          </table:table-cell>
          <table:table-cell table:number-columns-repeated="3"/>
          <table:table-cell office:value-type="float" office:value="82110" calcext:value-type="float">
            <text:p>82110</text:p>
          </table:table-cell>
          <table:table-cell/>
          <table:table-cell office:value-type="string" calcext:value-type="string">
            <text:p>Texas EPO LP Network</text:p>
          </table:table-cell>
          <table:table-cell/>
          <table:table-cell table:style-name="ce2" office:value-type="string" calcext:value-type="string">
            <text:p><text:a xlink:href="http://provider.bcbswy.com" xlink:type="simple">http://provider.bcbswy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84496" calcext:value-type="float">
            <text:p>84496</text:p>
          </table:table-cell>
          <table:table-cell table:number-columns-repeated="3"/>
          <table:table-cell office:value-type="float" office:value="84496" calcext:value-type="float">
            <text:p>84496</text:p>
          </table:table-cell>
          <table:table-cell/>
          <table:table-cell office:value-type="string" calcext:value-type="string">
            <text:p>Rio Grande EPOx</text:p>
          </table:table-cell>
          <table:table-cell/>
          <table:table-cell office:value-type="string" calcext:value-type="string">
            <text:p><text:s/>http://www.deltadental.com/DentistSearch/DentistSearchController.ccl?DView=DentistDentist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94118" calcext:value-type="float">
            <text:p>94118</text:p>
          </table:table-cell>
          <table:table-cell table:number-columns-repeated="3"/>
          <table:table-cell office:value-type="float" office:value="94118" calcext:value-type="float">
            <text:p>94118</text:p>
          </table:table-cell>
          <table:table-cell/>
          <table:table-cell office:value-type="string" calcext:value-type="string">
            <text:p>Lubbock EPOx</text:p>
          </table:table-cell>
          <table:table-cell/>
          <table:table-cell table:style-name="ce2" office:value-type="string" calcext:value-type="string">
            <text:p><text:a xlink:href="https://secure.arkansasbluecross.com/providerdirectory/trueblueppo.aspx" xlink:type="simple">https://secure.arkansasbluecross.com/providerdirectory/trueblueppo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94365" calcext:value-type="float">
            <text:p>94365</text:p>
          </table:table-cell>
          <table:table-cell table:number-columns-repeated="3"/>
          <table:table-cell office:value-type="float" office:value="94365" calcext:value-type="float">
            <text:p>94365</text:p>
          </table:table-cell>
          <table:table-cell/>
          <table:table-cell office:value-type="string" calcext:value-type="string">
            <text:p>Allegian Choice - HMO Individual</text:p>
          </table:table-cell>
          <table:table-cell/>
          <table:table-cell table:style-name="ce2" office:value-type="string" calcext:value-type="string">
            <text:p><text:a xlink:href="https://provdir.highmarkbcbsde.com/" xlink:type="simple">https://provdir.highmarkbcbsde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98060" calcext:value-type="float">
            <text:p>98060</text:p>
          </table:table-cell>
          <table:table-cell table:number-columns-repeated="3"/>
          <table:table-cell office:value-type="float" office:value="98060" calcext:value-type="float">
            <text:p>98060</text:p>
          </table:table-cell>
          <table:table-cell/>
          <table:table-cell office:value-type="string" calcext:value-type="string">
            <text:p>Allegian Choice - PPO Individual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CE&amp;entryPt=MKT" xlink:type="simple">https://public.hcsc.net/providerfinder/search.do?corpEntCd=IL1&amp;residencestate=IL&amp;product=BCE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6065" calcext:value-type="float">
            <text:p>26065</text:p>
          </table:table-cell>
          <table:table-cell table:number-columns-repeated="3"/>
          <table:table-cell office:value-type="float" office:value="26065" calcext:value-type="float">
            <text:p>26065</text:p>
          </table:table-cell>
          <table:table-cell/>
          <table:table-cell office:value-type="string" calcext:value-type="string">
            <text:p>CHRISTUS Health Plan TX</text:p>
          </table:table-cell>
          <table:table-cell/>
          <table:table-cell table:style-name="ce2" office:value-type="string" calcext:value-type="string">
            <text:p><text:a xlink:href="https://www.landoflincolnhealth.org/find-a-doctor/individual" xlink:type="simple">https://www.landoflincolnhealth.org/find-a-doctor/individu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2899" calcext:value-type="float">
            <text:p>32899</text:p>
          </table:table-cell>
          <table:table-cell table:number-columns-repeated="3"/>
          <table:table-cell office:value-type="float" office:value="32899" calcext:value-type="float">
            <text:p>32899</text:p>
          </table:table-cell>
          <table:table-cell/>
          <table:table-cell office:value-type="string" calcext:value-type="string">
            <text:p>Sendero Health Plans</text:p>
          </table:table-cell>
          <table:table-cell/>
          <table:table-cell table:style-name="ce2" office:value-type="string" calcext:value-type="string">
            <text:p><text:a xlink:href="http://www.bcbsks.com/ProviderDirectory/?prefix=XSK" xlink:type="simple">http://www.bcbsks.com/ProviderDirectory/?prefix=XS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38408" calcext:value-type="float">
            <text:p>38408</text:p>
          </table:table-cell>
          <table:table-cell table:number-columns-repeated="3"/>
          <table:table-cell office:value-type="float" office:value="38408" calcext:value-type="float">
            <text:p>38408</text:p>
          </table:table-cell>
          <table:table-cell/>
          <table:table-cell office:value-type="string" calcext:value-type="string">
            <text:p>Texas HMO IFP Network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VBI" xlink:type="simple">https://www.anthem.com/health-insurance/provider-directory/searchcriteria?alphaprefix=VBI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45445" calcext:value-type="float">
            <text:p>45445</text:p>
          </table:table-cell>
          <table:table-cell table:number-columns-repeated="3"/>
          <table:table-cell office:value-type="float" office:value="45445" calcext:value-type="float">
            <text:p>45445</text:p>
          </table:table-cell>
          <table:table-cell/>
          <table:table-cell office:value-type="string" calcext:value-type="string">
            <text:p>TX IEX Compass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VBG" xlink:type="simple">https://www.anthem.com/health-insurance/provider-directory/searchcriteria?alphaprefix=VBG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7973" calcext:value-type="float">
            <text:p>47973</text:p>
          </table:table-cell>
          <table:table-cell table:number-columns-repeated="3"/>
          <table:table-cell office:value-type="float" office:value="47973" calcext:value-type="float">
            <text:p>47973</text:p>
          </table:table-cell>
          <table:table-cell/>
          <table:table-cell office:value-type="string" calcext:value-type="string">
            <text:p>OA EPO_Texas</text:p>
          </table:table-cell>
          <table:table-cell/>
          <table:table-cell table:style-name="ce2" office:value-type="string" calcext:value-type="string">
            <text:p><text:a xlink:href="http://www.bcbsm.com/trust-ppo-doctor" xlink:type="simple">http://www.bcbsm.com/trust-ppo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49532" calcext:value-type="float">
            <text:p>49532</text:p>
          </table:table-cell>
          <table:table-cell table:number-columns-repeated="3"/>
          <table:table-cell office:value-type="float" office:value="49532" calcext:value-type="float">
            <text:p>49532</text:p>
          </table:table-cell>
          <table:table-cell/>
          <table:table-cell office:value-type="string" calcext:value-type="string">
            <text:p>OA EPO_ TX_San Antonio Community Plan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YGT" xlink:type="simple">https://www.anthem.com/health-insurance/provider-directory/searchcriteria?alphaprefix=YG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54362" calcext:value-type="float">
            <text:p>54362</text:p>
          </table:table-cell>
          <table:table-cell table:number-columns-repeated="3"/>
          <table:table-cell office:value-type="float" office:value="54362" calcext:value-type="float">
            <text:p>54362</text:p>
          </table:table-cell>
          <table:table-cell/>
          <table:table-cell office:value-type="string" calcext:value-type="string">
            <text:p>OA EPO_TX_Memorial Hermann</text:p>
          </table:table-cell>
          <table:table-cell/>
          <table:table-cell table:style-name="ce2" office:value-type="string" calcext:value-type="string">
            <text:p><text:a xlink:href="http://mynmhc.org/Find_a_Doctor.aspx" xlink:type="simple">http://mynmhc.org/Find_a_Doctor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56571" calcext:value-type="float">
            <text:p>56571</text:p>
          </table:table-cell>
          <table:table-cell table:number-columns-repeated="3"/>
          <table:table-cell office:value-type="float" office:value="56571" calcext:value-type="float">
            <text:p>56571</text:p>
          </table:table-cell>
          <table:table-cell/>
          <table:table-cell office:value-type="string" calcext:value-type="string">
            <text:p>OA EPO_TX_Costco_Off Exchange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YFI" xlink:type="simple">https://www.anthem.com/health-insurance/provider-directory/searchcriteria?alphaprefix=YFI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57860" calcext:value-type="float">
            <text:p>57860</text:p>
          </table:table-cell>
          <table:table-cell table:number-columns-repeated="3"/>
          <table:table-cell office:value-type="float" office:value="57860" calcext:value-type="float">
            <text:p>57860</text:p>
          </table:table-cell>
          <table:table-cell/>
          <table:table-cell office:value-type="string" calcext:value-type="string">
            <text:p>TX IEX Choice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ross%20BlueShield%20Preferred" xlink:type="simple">https://member.carefirst.com/mos/#/fappublic/search/standard?sType=M&amp;planName=BlueCross%20BlueShield%20Preferred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72408" calcext:value-type="float">
            <text:p>72408</text:p>
          </table:table-cell>
          <table:table-cell table:number-columns-repeated="3"/>
          <table:table-cell office:value-type="float" office:value="72408" calcext:value-type="float">
            <text:p>72408</text:p>
          </table:table-cell>
          <table:table-cell/>
          <table:table-cell office:value-type="string" calcext:value-type="string">
            <text:p>TX SHOP Choice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YTY" xlink:type="simple">https://www.anthem.com/health-insurance/provider-directory/searchcriteria?alphaprefix=YT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77305" calcext:value-type="float">
            <text:p>77305</text:p>
          </table:table-cell>
          <table:table-cell table:number-columns-repeated="3"/>
          <table:table-cell office:value-type="float" office:value="77305" calcext:value-type="float">
            <text:p>77305</text:p>
          </table:table-cell>
          <table:table-cell/>
          <table:table-cell office:value-type="string" calcext:value-type="string">
            <text:p>Managed Health Services</text:p>
          </table:table-cell>
          <table:table-cell/>
          <table:table-cell table:style-name="ce2" office:value-type="string" calcext:value-type="string">
            <text:p><text:a xlink:href="https://provdir.highmarkbcbswv.com/" xlink:type="simple">https://provdir.highmarkbcbswv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83876" calcext:value-type="float">
            <text:p>83876</text:p>
          </table:table-cell>
          <table:table-cell table:number-columns-repeated="3"/>
          <table:table-cell office:value-type="float" office:value="83876" calcext:value-type="float">
            <text:p>83876</text:p>
          </table:table-cell>
          <table:table-cell/>
          <table:table-cell office:value-type="string" calcext:value-type="string">
            <text:p>PPO</text:p>
          </table:table-cell>
          <table:table-cell/>
          <table:table-cell table:style-name="ce2" office:value-type="string" calcext:value-type="string">
            <text:p><text:a xlink:href="https://online.deltadentalar.com/dd/Exchange.aspx?DView=DentistDirectory" xlink:type="simple">https://online.deltadentalar.com/dd/Exchange.aspx?DView=Dentist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84589" calcext:value-type="float">
            <text:p>84589</text:p>
          </table:table-cell>
          <table:table-cell table:number-columns-repeated="3"/>
          <table:table-cell office:value-type="float" office:value="84589" calcext:value-type="float">
            <text:p>84589</text:p>
          </table:table-cell>
          <table:table-cell/>
          <table:table-cell office:value-type="string" calcext:value-type="string">
            <text:p>Unity Prime</text:p>
          </table:table-cell>
          <table:table-cell/>
          <table:table-cell table:style-name="ce2" office:value-type="string" calcext:value-type="string">
            <text:p><text:a xlink:href="http://www.deltadentalar.com/ACA-Marketplace/directory" xlink:type="simple">http://www.deltadentalar.com/ACA-Marketplace/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939" calcext:value-type="float">
            <text:p>84939</text:p>
          </table:table-cell>
          <table:table-cell table:number-columns-repeated="3"/>
          <table:table-cell office:value-type="float" office:value="84939" calcext:value-type="float">
            <text:p>84939</text:p>
          </table:table-cell>
          <table:table-cell/>
          <table:table-cell office:value-type="string" calcext:value-type="string">
            <text:p>Unity Elite</text:p>
          </table:table-cell>
          <table:table-cell/>
          <table:table-cell table:style-name="ce2" office:value-type="string" calcext:value-type="string">
            <text:p><text:a xlink:href="https://provider-search.qualchoice.com/default.aspx?n=1&amp;qs=1" xlink:type="simple">https://provider-search.qualchoice.com/default.aspx?n=1&amp;qs=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84966" calcext:value-type="float">
            <text:p>84966</text:p>
          </table:table-cell>
          <table:table-cell table:number-columns-repeated="3"/>
          <table:table-cell office:value-type="float" office:value="84966" calcext:value-type="float">
            <text:p>84966</text:p>
          </table:table-cell>
          <table:table-cell/>
          <table:table-cell office:value-type="string" calcext:value-type="string">
            <text:p>Beloit One</text:p>
          </table:table-cell>
          <table:table-cell/>
          <table:table-cell table:style-name="ce2" office:value-type="string" calcext:value-type="string">
            <text:p><text:a xlink:href="http://ambetterofarkansas.com/findadoc" xlink:type="simple">http://ambetterofarkansas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88250" calcext:value-type="float">
            <text:p>88250</text:p>
          </table:table-cell>
          <table:table-cell table:number-columns-repeated="3"/>
          <table:table-cell office:value-type="float" office:value="88250" calcext:value-type="float">
            <text:p>88250</text:p>
          </table:table-cell>
          <table:table-cell/>
          <table:table-cell office:value-type="string" calcext:value-type="string">
            <text:p>SHP Broad Network</text:p>
          </table:table-cell>
          <table:table-cell/>
          <table:table-cell table:style-name="ce2" office:value-type="string" calcext:value-type="string">
            <text:p><text:a xlink:href="http://www.uhc.com/find-a-physician/xarcompass" xlink:type="simple">http://www.uhc.com/find-a-physician/xar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89281" calcext:value-type="float">
            <text:p>89281</text:p>
          </table:table-cell>
          <table:table-cell table:number-columns-repeated="3"/>
          <table:table-cell office:value-type="float" office:value="89281" calcext:value-type="float">
            <text:p>89281</text:p>
          </table:table-cell>
          <table:table-cell/>
          <table:table-cell office:value-type="string" calcext:value-type="string">
            <text:p>SHP Narrow Network</text:p>
          </table:table-cell>
          <table:table-cell/>
          <table:table-cell table:style-name="ce2" office:value-type="string" calcext:value-type="string">
            <text:p><text:a xlink:href="https://secure.arkansasbluecross.com/providerdirectory/PhysicianSearch.aspx?PlanId=20&amp;INbr1=100000000&amp;INbr2=&amp;Tier=0&amp;coID=&amp;PrvNet=Dental&amp;lFrom" xlink:type="simple">https://secure.arkansasbluecross.com/providerdirectory/PhysicianSearch.aspx?PlanId=20&amp;INbr1=100000000&amp;INbr2=&amp;Tier=0&amp;coID=&amp;PrvNet=Dental&amp;lFr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92498" calcext:value-type="float">
            <text:p>92498</text:p>
          </table:table-cell>
          <table:table-cell table:number-columns-repeated="3"/>
          <table:table-cell office:value-type="float" office:value="92498" calcext:value-type="float">
            <text:p>92498</text:p>
          </table:table-cell>
          <table:table-cell/>
          <table:table-cell office:value-type="string" calcext:value-type="string">
            <text:p>SHP MC Network</text:p>
          </table:table-cell>
          <table:table-cell/>
          <table:table-cell table:style-name="ce2" office:value-type="string" calcext:value-type="string">
            <text:p><text:a xlink:href="http://www.bestlife.com/exchange/provider.html" xlink:type="simple">http://www.bestlife.com/exchange/provider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97325" calcext:value-type="float">
            <text:p>97325</text:p>
          </table:table-cell>
          <table:table-cell table:number-columns-repeated="3"/>
          <table:table-cell office:value-type="float" office:value="97325" calcext:value-type="float">
            <text:p>97325</text:p>
          </table:table-cell>
          <table:table-cell/>
          <table:table-cell office:value-type="string" calcext:value-type="string">
            <text:p>SHP Indemnity</text:p>
          </table:table-cell>
          <table:table-cell/>
          <table:table-cell table:style-name="ce2" office:value-type="string" calcext:value-type="string">
            <text:p><text:a xlink:href="http://www.hmsa.com/search/providers" xlink:type="simple">http://www.hmsa.com/search/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8953" calcext:value-type="float">
            <text:p>98953</text:p>
          </table:table-cell>
          <table:table-cell table:number-columns-repeated="3"/>
          <table:table-cell office:value-type="float" office:value="98953" calcext:value-type="float">
            <text:p>98953</text:p>
          </table:table-cell>
          <table:table-cell/>
          <table:table-cell office:value-type="string" calcext:value-type="string">
            <text:p>Dean Health Plan HMO Network</text:p>
          </table:table-cell>
          <table:table-cell/>
          <table:table-cell table:style-name="ce2" office:value-type="string" calcext:value-type="string">
            <text:p><text:a xlink:href="https://www.hawaiidentalservice.com/ddpahi/HtmlPage.jsp?DView=providerSearch" xlink:type="simple">https://www.hawaiidentalservice.com/ddpahi/HtmlPage.jsp?DView=provider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14002" calcext:value-type="float">
            <text:p>14002</text:p>
          </table:table-cell>
          <table:table-cell table:number-columns-repeated="3"/>
          <table:table-cell office:value-type="float" office:value="14002" calcext:value-type="float">
            <text:p>14002</text:p>
          </table:table-cell>
          <table:table-cell/>
          <table:table-cell office:value-type="string" calcext:value-type="string">
            <text:p>Dean Health Plan Focus Network</text:p>
          </table:table-cell>
          <table:table-cell/>
          <table:table-cell table:style-name="ce2" office:value-type="string" calcext:value-type="string">
            <text:p><text:a xlink:href="https://healthy.kaiserpermanente.org/health/care/consumer/locate-our-services/doctors-and-locations" xlink:type="simple">https://healthy.kaiserpermanente.org/health/care/consumer/locate-our-services/doctors-and-locatio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21535" calcext:value-type="float">
            <text:p>21535</text:p>
          </table:table-cell>
          <table:table-cell table:number-columns-repeated="3"/>
          <table:table-cell office:value-type="float" office:value="21535" calcext:value-type="float">
            <text:p>21535</text:p>
          </table:table-cell>
          <table:table-cell/>
          <table:table-cell office:value-type="string" calcext:value-type="string">
            <text:p>Prevea360 Health Plan Network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9" xlink:type="simple">http://www.providerlookuponline.com/coventry/po7/gateway.aspx?plancode=233&amp;clientprodcode=12330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2384" calcext:value-type="float">
            <text:p>22384</text:p>
          </table:table-cell>
          <table:table-cell table:number-columns-repeated="3"/>
          <table:table-cell office:value-type="float" office:value="22384" calcext:value-type="float">
            <text:p>22384</text:p>
          </table:table-cell>
          <table:table-cell/>
          <table:table-cell office:value-type="string" calcext:value-type="string">
            <text:p>WI IEX Compass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3" xlink:type="simple">http://www.providerlookuponline.com/coventry/po7/gateway.aspx?plancode=233&amp;clientprodcode=12330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24601" calcext:value-type="float">
            <text:p>24601</text:p>
          </table:table-cell>
          <table:table-cell table:number-columns-repeated="3"/>
          <table:table-cell office:value-type="float" office:value="24601" calcext:value-type="float">
            <text:p>24601</text:p>
          </table:table-cell>
          <table:table-cell/>
          <table:table-cell office:value-type="string" calcext:value-type="string">
            <text:p>WI SHOP Navigate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4" xlink:type="simple">http://www.providerlookuponline.com/coventry/po7/gateway.aspx?plancode=233&amp;clientprodcode=1233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28398" calcext:value-type="float">
            <text:p>28398</text:p>
          </table:table-cell>
          <table:table-cell table:number-columns-repeated="3"/>
          <table:table-cell office:value-type="float" office:value="28398" calcext:value-type="float">
            <text:p>28398</text:p>
          </table:table-cell>
          <table:table-cell/>
          <table:table-cell office:value-type="string" calcext:value-type="string">
            <text:p>HTHP Provider Network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6" xlink:type="simple">http://www.providerlookuponline.com/coventry/po7/gateway.aspx?plancode=233&amp;clientprodcode=12330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38886" calcext:value-type="float">
            <text:p>38886</text:p>
          </table:table-cell>
          <table:table-cell table:number-columns-repeated="3"/>
          <table:table-cell office:value-type="float" office:value="38886" calcext:value-type="float">
            <text:p>38886</text:p>
          </table:table-cell>
          <table:table-cell/>
          <table:table-cell office:value-type="string" calcext:value-type="string">
            <text:p>Molina Healthcare of Wisconsin, Inc.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7" xlink:type="simple">http://www.providerlookuponline.com/coventry/po7/gateway.aspx?plancode=233&amp;clientprodcode=12330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43878" calcext:value-type="float">
            <text:p>43878</text:p>
          </table:table-cell>
          <table:table-cell table:number-columns-repeated="3"/>
          <table:table-cell office:value-type="float" office:value="43878" calcext:value-type="float">
            <text:p>43878</text:p>
          </table:table-cell>
          <table:table-cell/>
          <table:table-cell office:value-type="string" calcext:value-type="string">
            <text:p>Medica Individual Choice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5" xlink:type="simple">http://www.providerlookuponline.com/coventry/po7/gateway.aspx?plancode=233&amp;clientprodcode=1233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69443" calcext:value-type="float">
            <text:p>69443</text:p>
          </table:table-cell>
          <table:table-cell table:number-columns-repeated="3"/>
          <table:table-cell office:value-type="float" office:value="69443" calcext:value-type="float">
            <text:p>69443</text:p>
          </table:table-cell>
          <table:table-cell/>
          <table:table-cell office:value-type="string" calcext:value-type="string">
            <text:p>HMO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8" xlink:type="simple">http://www.providerlookuponline.com/coventry/po7/gateway.aspx?plancode=233&amp;clientprodcode=12330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1781" calcext:value-type="float">
            <text:p>71781</text:p>
          </table:table-cell>
          <table:table-cell table:number-columns-repeated="3"/>
          <table:table-cell office:value-type="float" office:value="71781" calcext:value-type="float">
            <text:p>71781</text:p>
          </table:table-cell>
          <table:table-cell/>
          <table:table-cell office:value-type="string" calcext:value-type="string">
            <text:p>EPO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11" xlink:type="simple">http://www.providerlookuponline.com/coventry/po7/gateway.aspx?plancode=233&amp;clientprodcode=12331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75832" calcext:value-type="float">
            <text:p>75832</text:p>
          </table:table-cell>
          <table:table-cell table:number-columns-repeated="3"/>
          <table:table-cell office:value-type="float" office:value="75832" calcext:value-type="float">
            <text:p>75832</text:p>
          </table:table-cell>
          <table:table-cell/>
          <table:table-cell office:value-type="string" calcext:value-type="string">
            <text:p>Physicians Plus Network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1" xlink:type="simple">http://www.providerlookuponline.com/coventry/po7/gateway.aspx?plancode=233&amp;clientprodcode=1233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8859" calcext:value-type="float">
            <text:p>78859</text:p>
          </table:table-cell>
          <table:table-cell table:number-columns-repeated="3"/>
          <table:table-cell office:value-type="float" office:value="78859" calcext:value-type="float">
            <text:p>78859</text:p>
          </table:table-cell>
          <table:table-cell/>
          <table:table-cell office:value-type="string" calcext:value-type="string">
            <text:p>Blue Priority X -WI and Dental Prime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02" xlink:type="simple">http://www.providerlookuponline.com/coventry/po7/gateway.aspx?plancode=233&amp;clientprodcode=1233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79913" calcext:value-type="float">
            <text:p>79913</text:p>
          </table:table-cell>
          <table:table-cell table:number-columns-repeated="3"/>
          <table:table-cell office:value-type="float" office:value="79913" calcext:value-type="float">
            <text:p>79913</text:p>
          </table:table-cell>
          <table:table-cell/>
          <table:table-cell office:value-type="string" calcext:value-type="string">
            <text:p>Delta Dental PPO Plus Premier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33&amp;clientprodcode=123310" xlink:type="simple">http://www.providerlookuponline.com/coventry/po7/gateway.aspx?plancode=233&amp;clientprodcode=12331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82120" calcext:value-type="float">
            <text:p>82120</text:p>
          </table:table-cell>
          <table:table-cell table:number-columns-repeated="3"/>
          <table:table-cell office:value-type="float" office:value="82120" calcext:value-type="float">
            <text:p>82120</text:p>
          </table:table-cell>
          <table:table-cell/>
          <table:table-cell office:value-type="string" calcext:value-type="string">
            <text:p>NH Northeast Wisconsin</text:p>
          </table:table-cell>
          <table:table-cell/>
          <table:table-cell table:style-name="ce2" office:value-type="string" calcext:value-type="string">
            <text:p><text:a xlink:href="http://www.uhc.com/find-a-physician/xiacompass" xlink:type="simple">http://www.uhc.com/find-a-physician/xia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90303" calcext:value-type="float">
            <text:p>90303</text:p>
          </table:table-cell>
          <table:table-cell table:number-columns-repeated="3"/>
          <table:table-cell office:value-type="float" office:value="90303" calcext:value-type="float">
            <text:p>90303</text:p>
          </table:table-cell>
          <table:table-cell/>
          <table:table-cell office:value-type="string" calcext:value-type="string">
            <text:p>NH Southeast Wisconsin</text:p>
          </table:table-cell>
          <table:table-cell/>
          <table:table-cell table:style-name="ce2" office:value-type="string" calcext:value-type="string">
            <text:p><text:a xlink:href="http://www.deltadentalia.com/provider-search/dental/" xlink:type="simple">http://www.deltadentalia.com/provider-search/dental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90402" calcext:value-type="float">
            <text:p>90402</text:p>
          </table:table-cell>
          <table:table-cell table:number-columns-repeated="3"/>
          <table:table-cell office:value-type="float" office:value="90402" calcext:value-type="float">
            <text:p>90402</text:p>
          </table:table-cell>
          <table:table-cell/>
          <table:table-cell office:value-type="string" calcext:value-type="string">
            <text:p>AboutHealth</text:p>
          </table:table-cell>
          <table:table-cell/>
          <table:table-cell table:style-name="ce2" office:value-type="string" calcext:value-type="string">
            <text:p><text:a xlink:href="http://www.bestlife.com/exchange/dentemax.html" xlink:type="simple">http://www.bestlife.com/exchange/dentemax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93542" calcext:value-type="float">
            <text:p>93542</text:p>
          </table:table-cell>
          <table:table-cell table:number-columns-repeated="3"/>
          <table:table-cell office:value-type="float" office:value="93542" calcext:value-type="float">
            <text:p>93542</text:p>
          </table:table-cell>
          <table:table-cell/>
          <table:table-cell office:value-type="string" calcext:value-type="string">
            <text:p>Momentum Commercial Group Network</text:p>
          </table:table-cell>
          <table:table-cell/>
          <table:table-cell table:style-name="ce2" office:value-type="string" calcext:value-type="string">
            <text:p><text:a xlink:href="https://www.avera.org/marketplace/provider-directory/" xlink:type="simple">https://www.avera.org/marketplace/provider-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99248" calcext:value-type="float">
            <text:p>99248</text:p>
          </table:table-cell>
          <table:table-cell table:number-columns-repeated="3"/>
          <table:table-cell office:value-type="float" office:value="99248" calcext:value-type="float">
            <text:p>99248</text:p>
          </table:table-cell>
          <table:table-cell/>
          <table:table-cell office:value-type="string" calcext:value-type="string">
            <text:p>Empower - Open Network</text:p>
          </table:table-cell>
          <table:table-cell/>
          <table:table-cell table:style-name="ce2" office:value-type="string" calcext:value-type="string">
            <text:p><text:a xlink:href="http://www.uhc.com/find-a-physician/shopianavigate" xlink:type="simple">http://www.uhc.com/find-a-physician/shopia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350" calcext:value-type="float">
            <text:p>12350</text:p>
          </table:table-cell>
          <table:table-cell table:number-columns-repeated="3"/>
          <table:table-cell office:value-type="float" office:value="12350" calcext:value-type="float">
            <text:p>12350</text:p>
          </table:table-cell>
          <table:table-cell/>
          <table:table-cell office:value-type="string" calcext:value-type="string">
            <text:p>Envision - Aurora Bellin PPO</text:p>
          </table:table-cell>
          <table:table-cell/>
          <table:table-cell table:style-name="ce2" office:value-type="string" calcext:value-type="string">
            <text:p><text:a xlink:href="http://www.uhc.com/find-a-physician/shopiachoiceplus" xlink:type="simple">http://www.uhc.com/find-a-physician/shopiachoicepl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2846" calcext:value-type="float">
            <text:p>12846</text:p>
          </table:table-cell>
          <table:table-cell table:number-columns-repeated="3"/>
          <table:table-cell office:value-type="float" office:value="12846" calcext:value-type="float">
            <text:p>12846</text:p>
          </table:table-cell>
          <table:table-cell/>
          <table:table-cell office:value-type="string" calcext:value-type="string">
            <text:p>Gundersen Select SHOP</text:p>
          </table:table-cell>
          <table:table-cell/>
          <table:table-cell table:style-name="ce2" office:value-type="string" calcext:value-type="string">
            <text:p><text:a xlink:href="https://www.medica.com/insureproviders" xlink:type="simple">https://www.medica.com/insure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9312" calcext:value-type="float">
            <text:p>19312</text:p>
          </table:table-cell>
          <table:table-cell table:number-columns-repeated="3"/>
          <table:table-cell office:value-type="float" office:value="19312" calcext:value-type="float">
            <text:p>19312</text:p>
          </table:table-cell>
          <table:table-cell/>
          <table:table-cell office:value-type="string" calcext:value-type="string">
            <text:p>GundersenOne Individual</text:p>
          </table:table-cell>
          <table:table-cell/>
          <table:table-cell table:style-name="ce2" office:value-type="string" calcext:value-type="string">
            <text:p><text:a xlink:href="http://www.uhc.com/find-a-physician/xilcompass" xlink:type="simple">http://www.uhc.com/find-a-physician/xil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20069" calcext:value-type="float">
            <text:p>20069</text:p>
          </table:table-cell>
          <table:table-cell table:number-columns-repeated="3"/>
          <table:table-cell office:value-type="float" office:value="20069" calcext:value-type="float">
            <text:p>20069</text:p>
          </table:table-cell>
          <table:table-cell/>
          <table:table-cell office:value-type="string" calcext:value-type="string">
            <text:p>Group Health Cooperative of South Central Wisconsin HMO</text:p>
          </table:table-cell>
          <table:table-cell/>
          <table:table-cell table:style-name="ce2" office:value-type="string" calcext:value-type="string">
            <text:p><text:a xlink:href="https://www.healthalliance.org/Guests/ProviderSearch?DirectoryName=IEX" xlink:type="simple">https://www.healthalliance.org/Guests/ProviderSearch?DirectoryName=IE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22012" calcext:value-type="float">
            <text:p>22012</text:p>
          </table:table-cell>
          <table:table-cell table:number-columns-repeated="3"/>
          <table:table-cell office:value-type="float" office:value="22012" calcext:value-type="float">
            <text:p>22012</text:p>
          </table:table-cell>
          <table:table-cell/>
          <table:table-cell office:value-type="string" calcext:value-type="string">
            <text:p>Group Health Cooperative of South Central Wisconsin Select HMO</text:p>
          </table:table-cell>
          <table:table-cell/>
          <table:table-cell table:style-name="ce2" office:value-type="string" calcext:value-type="string">
            <text:p><text:a xlink:href="https://www.healthalliance.org/Guests/ProviderSearch?DirectoryName=MEX" xlink:type="simple">https://www.healthalliance.org/Guests/ProviderSearch?DirectoryName=ME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23749" calcext:value-type="float">
            <text:p>23749</text:p>
          </table:table-cell>
          <table:table-cell table:number-columns-repeated="3"/>
          <table:table-cell office:value-type="float" office:value="23749" calcext:value-type="float">
            <text:p>23749</text:p>
          </table:table-cell>
          <table:table-cell/>
          <table:table-cell office:value-type="string" calcext:value-type="string">
            <text:p>Group Health Cooperative of South Central Wisconsin PPO</text:p>
          </table:table-cell>
          <table:table-cell/>
          <table:table-cell table:style-name="ce2" office:value-type="string" calcext:value-type="string">
            <text:p><text:a xlink:href="https://www.healthalliance.org/Guests/ProviderSearch?DirectoryName=REX" xlink:type="simple">https://www.healthalliance.org/Guests/ProviderSearch?DirectoryName=RE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3891" calcext:value-type="float">
            <text:p>23891</text:p>
          </table:table-cell>
          <table:table-cell table:number-columns-repeated="3"/>
          <table:table-cell office:value-type="float" office:value="23891" calcext:value-type="float">
            <text:p>23891</text:p>
          </table:table-cell>
          <table:table-cell/>
          <table:table-cell office:value-type="string" calcext:value-type="string">
            <text:p>True Blue PPO</text:p>
          </table:table-cell>
          <table:table-cell/>
          <table:table-cell office:value-type="string" calcext:value-type="string">
            <text:p>www.dentemax.com</text:p>
          </table:table-cell>
          <table:table-cell table:number-columns-repeated="1011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24349" calcext:value-type="float">
            <text:p>24349</text:p>
          </table:table-cell>
          <table:table-cell table:number-columns-repeated="3"/>
          <table:table-cell office:value-type="float" office:value="24349" calcext:value-type="float">
            <text:p>24349</text:p>
          </table:table-cell>
          <table:table-cell/>
          <table:table-cell office:value-type="string" calcext:value-type="string">
            <text:p>Highmark DE PPO</text:p>
          </table:table-cell>
          <table:table-cell/>
          <table:table-cell table:style-name="ce2" office:value-type="string" calcext:value-type="string">
            <text:p><text:a xlink:href="http://ambetter.illinicare.com/findadoc" xlink:type="simple">http://ambetter.illinicare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26250" calcext:value-type="float">
            <text:p>26250</text:p>
          </table:table-cell>
          <table:table-cell table:number-columns-repeated="3"/>
          <table:table-cell office:value-type="float" office:value="26250" calcext:value-type="float">
            <text:p>26250</text:p>
          </table:table-cell>
          <table:table-cell/>
          <table:table-cell office:value-type="string" calcext:value-type="string">
            <text:p>Blue Choice Preferred PPO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CE&amp;entryPt=SHOP" xlink:type="simple">https://public.hcsc.net/providerfinder/search.do?corpEntCd=IL1&amp;residencestate=IL&amp;product=BCE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26539" calcext:value-type="float">
            <text:p>26539</text:p>
          </table:table-cell>
          <table:table-cell table:number-columns-repeated="3"/>
          <table:table-cell office:value-type="float" office:value="26539" calcext:value-type="float">
            <text:p>26539</text:p>
          </table:table-cell>
          <table:table-cell/>
          <table:table-cell office:value-type="string" calcext:value-type="string">
            <text:p>LLH PPO 1</text:p>
          </table:table-cell>
          <table:table-cell/>
          <table:table-cell table:style-name="ce2" office:value-type="string" calcext:value-type="string">
            <text:p><text:a xlink:href="http://www.bcbsil.com/providers/dental.htm" xlink:type="simple">http://www.bcbsil.com/providers/dental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7248" calcext:value-type="float">
            <text:p>27248</text:p>
          </table:table-cell>
          <table:table-cell table:number-columns-repeated="3"/>
          <table:table-cell office:value-type="float" office:value="27248" calcext:value-type="float">
            <text:p>27248</text:p>
          </table:table-cell>
          <table:table-cell/>
          <table:table-cell office:value-type="string" calcext:value-type="string">
            <text:p>BlueCAP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AV&amp;entryPt=SHOP" xlink:type="simple">https://public.hcsc.net/providerfinder/search.do?corpEntCd=IL1&amp;residencestate=IL&amp;product=BAV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29418" calcext:value-type="float">
            <text:p>29418</text:p>
          </table:table-cell>
          <table:table-cell table:number-columns-repeated="3"/>
          <table:table-cell office:value-type="float" office:value="29418" calcext:value-type="float">
            <text:p>29418</text:p>
          </table:table-cell>
          <table:table-cell/>
          <table:table-cell office:value-type="string" calcext:value-type="string">
            <text:p>Pathway X Enhanced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AV&amp;entryPt=MKT" xlink:type="simple">https://public.hcsc.net/providerfinder/search.do?corpEntCd=IL1&amp;residencestate=IL&amp;product=BAV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9817" calcext:value-type="float">
            <text:p>29817</text:p>
          </table:table-cell>
          <table:table-cell table:number-columns-repeated="3"/>
          <table:table-cell office:value-type="float" office:value="29817" calcext:value-type="float">
            <text:p>29817</text:p>
          </table:table-cell>
          <table:table-cell/>
          <table:table-cell office:value-type="string" calcext:value-type="string">
            <text:p>Pathway X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HD&amp;entryPt=MKT" xlink:type="simple">https://public.hcsc.net/providerfinder/search.do?corpEntCd=IL1&amp;residencestate=IL&amp;product=BHD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32673" calcext:value-type="float">
            <text:p>32673</text:p>
          </table:table-cell>
          <table:table-cell table:number-columns-repeated="3"/>
          <table:table-cell office:value-type="float" office:value="32673" calcext:value-type="float">
            <text:p>32673</text:p>
          </table:table-cell>
          <table:table-cell/>
          <table:table-cell office:value-type="string" calcext:value-type="string">
            <text:p>PPO Trust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HD&amp;entryPt=SHOP" xlink:type="simple">https://public.hcsc.net/providerfinder/search.do?corpEntCd=IL1&amp;residencestate=IL&amp;product=BHD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3348" calcext:value-type="float">
            <text:p>33348</text:p>
          </table:table-cell>
          <table:table-cell table:number-columns-repeated="3"/>
          <table:table-cell office:value-type="float" office:value="33348" calcext:value-type="float">
            <text:p>33348</text:p>
          </table:table-cell>
          <table:table-cell/>
          <table:table-cell office:value-type="string" calcext:value-type="string">
            <text:p>Pathway X Enhanced and Dental Complete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PPO&amp;entryPt=MKT" xlink:type="simple">https://public.hcsc.net/providerfinder/search.do?corpEntCd=IL1&amp;residencestate=IL&amp;product=PPO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33602" calcext:value-type="float">
            <text:p>33602</text:p>
          </table:table-cell>
          <table:table-cell table:number-columns-repeated="3"/>
          <table:table-cell office:value-type="float" office:value="33602" calcext:value-type="float">
            <text:p>33602</text:p>
          </table:table-cell>
          <table:table-cell/>
          <table:table-cell office:value-type="string" calcext:value-type="string">
            <text:p>My NMHC Network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PPO&amp;entryPt=SHOP" xlink:type="simple">https://public.hcsc.net/providerfinder/search.do?corpEntCd=IL1&amp;residencestate=IL&amp;product=PPO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37392" calcext:value-type="float">
            <text:p>37392</text:p>
          </table:table-cell>
          <table:table-cell table:number-columns-repeated="3"/>
          <table:table-cell office:value-type="float" office:value="37392" calcext:value-type="float">
            <text:p>37392</text:p>
          </table:table-cell>
          <table:table-cell/>
          <table:table-cell office:value-type="string" calcext:value-type="string">
            <text:p>Pathway X - HMO and Dental Prime</text:p>
          </table:table-cell>
          <table:table-cell/>
          <table:table-cell table:style-name="ce2" office:value-type="string" calcext:value-type="string">
            <text:p><text:a xlink:href="http://www.dentaquest.com/marketplace/il/" xlink:type="simple">http://www.dentaquest.com/marketplace/il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37755" calcext:value-type="float">
            <text:p>37755</text:p>
          </table:table-cell>
          <table:table-cell table:number-columns-repeated="3"/>
          <table:table-cell office:value-type="float" office:value="37755" calcext:value-type="float">
            <text:p>37755</text:p>
          </table:table-cell>
          <table:table-cell/>
          <table:table-cell office:value-type="string" calcext:value-type="string">
            <text:p>KHPC Value HMO Network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793" xlink:type="simple">https://www.humana.com/finder/search?customerId=1059&amp;pfpkey=79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40540" calcext:value-type="float">
            <text:p>40540</text:p>
          </table:table-cell>
          <table:table-cell table:number-columns-repeated="3"/>
          <table:table-cell office:value-type="float" office:value="40540" calcext:value-type="float">
            <text:p>40540</text:p>
          </table:table-cell>
          <table:table-cell/>
          <table:table-cell office:value-type="string" calcext:value-type="string">
            <text:p>KHPC HMO Network</text:p>
          </table:table-cell>
          <table:table-cell/>
          <table:table-cell table:style-name="ce2" office:value-type="string" calcext:value-type="string">
            <text:p><text:a xlink:href="https://www.humana.com/finder/search?customerID=1107&amp;pfpkey=1028" xlink:type="simple">https://www.humana.com/finder/search?customerID=1107&amp;pfpkey=102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0788" calcext:value-type="float">
            <text:p>40788</text:p>
          </table:table-cell>
          <table:table-cell table:number-columns-repeated="3"/>
          <table:table-cell office:value-type="float" office:value="40788" calcext:value-type="float">
            <text:p>40788</text:p>
          </table:table-cell>
          <table:table-cell/>
          <table:table-cell office:value-type="string" calcext:value-type="string">
            <text:p>Pathway X Tiered Hospital and Dental Prime</text:p>
          </table:table-cell>
          <table:table-cell/>
          <table:table-cell table:style-name="ce2" office:value-type="string" calcext:value-type="string">
            <text:p><text:a xlink:href="http://www.deltadentalilexchange.com/find-a-dentist/" xlink:type="simple">http://www.deltadentalilexchange.com/find-a-dentist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5786" calcext:value-type="float">
            <text:p>45786</text:p>
          </table:table-cell>
          <table:table-cell table:number-columns-repeated="3"/>
          <table:table-cell office:value-type="float" office:value="45786" calcext:value-type="float">
            <text:p>45786</text:p>
          </table:table-cell>
          <table:table-cell/>
          <table:table-cell office:value-type="string" calcext:value-type="string">
            <text:p>Blue Priority X-WI and Dental Prime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385" xlink:type="simple">https://www.humana.com/finder/search?customerId=1059&amp;pfpkey=38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6224" calcext:value-type="float">
            <text:p>46224</text:p>
          </table:table-cell>
          <table:table-cell table:number-columns-repeated="3"/>
          <table:table-cell office:value-type="float" office:value="46224" calcext:value-type="float">
            <text:p>46224</text:p>
          </table:table-cell>
          <table:table-cell/>
          <table:table-cell office:value-type="string" calcext:value-type="string">
            <text:p>Highmark WV PPO</text:p>
          </table:table-cell>
          <table:table-cell/>
          <table:table-cell table:style-name="ce2" office:value-type="string" calcext:value-type="string">
            <text:p><text:a xlink:href="http://www.harkenhealth.com/providers/OurDocs-IL" xlink:type="simple">http://www.harkenhealth.com/providers/OurDocs-I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7665" calcext:value-type="float">
            <text:p>47665</text:p>
          </table:table-cell>
          <table:table-cell table:number-columns-repeated="3"/>
          <table:table-cell office:value-type="float" office:value="47665" calcext:value-type="float">
            <text:p>47665</text:p>
          </table:table-cell>
          <table:table-cell/>
          <table:table-cell office:value-type="string" calcext:value-type="string">
            <text:p>Delta Dental Premier + Delta Dental PPO</text:p>
          </table:table-cell>
          <table:table-cell/>
          <table:table-cell table:style-name="ce2" office:value-type="string" calcext:value-type="string">
            <text:p><text:a xlink:href="https://www.landoflincolnhealth.org/find-a-doctor/small-business" xlink:type="simple">https://www.landoflincolnhealth.org/find-a-doctor/small-busine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48364" calcext:value-type="float">
            <text:p>48364</text:p>
          </table:table-cell>
          <table:table-cell table:number-columns-repeated="3"/>
          <table:table-cell office:value-type="float" office:value="48364" calcext:value-type="float">
            <text:p>48364</text:p>
          </table:table-cell>
          <table:table-cell/>
          <table:table-cell office:value-type="string" calcext:value-type="string">
            <text:p>Statewide Network</text:p>
          </table:table-cell>
          <table:table-cell/>
          <table:table-cell table:style-name="ce2" office:value-type="string" calcext:value-type="string">
            <text:p><text:a xlink:href="https://metlocator.metlife.com/metlocator/execute/Search?searchType=findDentistHCR_IL&amp;planType=DPPO&amp;networkID=2" xlink:type="simple">https://metlocator.metlife.com/metlocator/execute/Search?searchType=findDentistHCR_IL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55409" calcext:value-type="float">
            <text:p>55409</text:p>
          </table:table-cell>
          <table:table-cell table:number-columns-repeated="3"/>
          <table:table-cell office:value-type="float" office:value="55409" calcext:value-type="float">
            <text:p>55409</text:p>
          </table:table-cell>
          <table:table-cell/>
          <table:table-cell office:value-type="string" calcext:value-type="string">
            <text:p>NovaSys Health</text:p>
          </table:table-cell>
          <table:table-cell/>
          <table:table-cell table:style-name="ce2" office:value-type="string" calcext:value-type="string">
            <text:p><text:a xlink:href="http://ilcovoneppo.coventryproviders.com" xlink:type="simple">http://ilcovoneppo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58609" calcext:value-type="float">
            <text:p>58609</text:p>
          </table:table-cell>
          <table:table-cell table:number-columns-repeated="3"/>
          <table:table-cell office:value-type="float" office:value="58609" calcext:value-type="float">
            <text:p>58609</text:p>
          </table:table-cell>
          <table:table-cell/>
          <table:table-cell office:value-type="string" calcext:value-type="string">
            <text:p>AR IEX Compass</text:p>
          </table:table-cell>
          <table:table-cell/>
          <table:table-cell table:style-name="ce2" office:value-type="string" calcext:value-type="string">
            <text:p><text:a xlink:href="http://ilswedishamerican.coventryproviders.com" xlink:type="simple">http://ilswedishamerican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9246" calcext:value-type="float">
            <text:p>59246</text:p>
          </table:table-cell>
          <table:table-cell table:number-columns-repeated="3"/>
          <table:table-cell office:value-type="float" office:value="59246" calcext:value-type="float">
            <text:p>59246</text:p>
          </table:table-cell>
          <table:table-cell/>
          <table:table-cell office:value-type="string" calcext:value-type="string">
            <text:p>PPO_Delaware</text:p>
          </table:table-cell>
          <table:table-cell/>
          <table:table-cell table:style-name="ce2" office:value-type="string" calcext:value-type="string">
            <text:p><text:a xlink:href="http://ilunitypointhealthmethodist.coventryproviders.com" xlink:type="simple">http://ilunitypointhealthmethodist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61315" calcext:value-type="float">
            <text:p>61315</text:p>
          </table:table-cell>
          <table:table-cell table:number-columns-repeated="3"/>
          <table:table-cell office:value-type="float" office:value="61315" calcext:value-type="float">
            <text:p>61315</text:p>
          </table:table-cell>
          <table:table-cell/>
          <table:table-cell office:value-type="string" calcext:value-type="string">
            <text:p>OA HMO_Delaware</text:p>
          </table:table-cell>
          <table:table-cell/>
          <table:table-cell table:style-name="ce2" office:value-type="string" calcext:value-type="string">
            <text:p><text:a xlink:href="http://ilstjohns.coventryproviders.com" xlink:type="simple">http://ilstjohns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63141" calcext:value-type="float">
            <text:p>63141</text:p>
          </table:table-cell>
          <table:table-cell table:number-columns-repeated="3"/>
          <table:table-cell office:value-type="float" office:value="63141" calcext:value-type="float">
            <text:p>63141</text:p>
          </table:table-cell>
          <table:table-cell/>
          <table:table-cell office:value-type="string" calcext:value-type="string">
            <text:p>OA POS_Delaware</text:p>
          </table:table-cell>
          <table:table-cell/>
          <table:table-cell table:style-name="ce2" office:value-type="string" calcext:value-type="string">
            <text:p><text:a xlink:href="http://ilunitypointhealthquadcities.coventryproviders.com" xlink:type="simple">http://ilunitypointhealthquadcities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63509" calcext:value-type="float">
            <text:p>63509</text:p>
          </table:table-cell>
          <table:table-cell table:number-columns-repeated="3"/>
          <table:table-cell office:value-type="float" office:value="63509" calcext:value-type="float">
            <text:p>63509</text:p>
          </table:table-cell>
          <table:table-cell/>
          <table:table-cell office:value-type="string" calcext:value-type="string">
            <text:p>HMSA Preferred Provider with Vision</text:p>
          </table:table-cell>
          <table:table-cell/>
          <table:table-cell table:style-name="ce2" office:value-type="string" calcext:value-type="string">
            <text:p><text:a xlink:href="http://www.bcbsks.com/ProviderDirectory/?prefix=XSJ" xlink:type="simple">http://www.bcbsks.com/ProviderDirectory/?prefix=XSJ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66252" calcext:value-type="float">
            <text:p>66252</text:p>
          </table:table-cell>
          <table:table-cell table:number-columns-repeated="3"/>
          <table:table-cell office:value-type="float" office:value="66252" calcext:value-type="float">
            <text:p>66252</text:p>
          </table:table-cell>
          <table:table-cell/>
          <table:table-cell office:value-type="string" calcext:value-type="string">
            <text:p>HMSA Preferred Provider with Vision, CompCare, and Fitness</text:p>
          </table:table-cell>
          <table:table-cell/>
          <table:table-cell table:style-name="ce2" office:value-type="string" calcext:value-type="string">
            <text:p><text:a xlink:href="http://www.bcbsks.com/ProviderDirectory/?prefix=XSE" xlink:type="simple">http://www.bcbsks.com/ProviderDirectory/?prefix=XS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69758" calcext:value-type="float">
            <text:p>69758</text:p>
          </table:table-cell>
          <table:table-cell table:number-columns-repeated="3"/>
          <table:table-cell office:value-type="float" office:value="69758" calcext:value-type="float">
            <text:p>69758</text:p>
          </table:table-cell>
          <table:table-cell/>
          <table:table-cell office:value-type="string" calcext:value-type="string">
            <text:p>HMSA Health Plan Hawaii with Vision, CompCare, and Fitness</text:p>
          </table:table-cell>
          <table:table-cell/>
          <table:table-cell table:style-name="ce2" office:value-type="string" calcext:value-type="string">
            <text:p><text:a xlink:href="http://www.bcbsks.com/ProviderDirectory/?prefix=XSI" xlink:type="simple">http://www.bcbsks.com/ProviderDirectory/?prefix=XSI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1837" calcext:value-type="float">
            <text:p>71837</text:p>
          </table:table-cell>
          <table:table-cell table:number-columns-repeated="3"/>
          <table:table-cell office:value-type="float" office:value="71837" calcext:value-type="float">
            <text:p>71837</text:p>
          </table:table-cell>
          <table:table-cell/>
          <table:table-cell office:value-type="string" calcext:value-type="string">
            <text:p>HMSA Preferred Provider with Vision and Fitness</text:p>
          </table:table-cell>
          <table:table-cell/>
          <table:table-cell table:style-name="ce2" office:value-type="string" calcext:value-type="string">
            <text:p><text:a xlink:href="http://www.bcbsks.com/ProviderDirectory/?prefix=XSB" xlink:type="simple">http://www.bcbsks.com/ProviderDirectory/?prefix=XS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72166" calcext:value-type="float">
            <text:p>72166</text:p>
          </table:table-cell>
          <table:table-cell table:number-columns-repeated="3"/>
          <table:table-cell office:value-type="float" office:value="72166" calcext:value-type="float">
            <text:p>72166</text:p>
          </table:table-cell>
          <table:table-cell/>
          <table:table-cell office:value-type="string" calcext:value-type="string">
            <text:p>HMSA Health Plan Hawaii with Vision and Fitness</text:p>
          </table:table-cell>
          <table:table-cell/>
          <table:table-cell table:style-name="ce2" office:value-type="string" calcext:value-type="string">
            <text:p><text:a xlink:href="http://www.bcbsks.com/ProviderDirectory/?prefix=XSG" xlink:type="simple">http://www.bcbsks.com/ProviderDirectory/?prefix=XSG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76589" calcext:value-type="float">
            <text:p>76589</text:p>
          </table:table-cell>
          <table:table-cell table:number-columns-repeated="3"/>
          <table:table-cell office:value-type="float" office:value="76589" calcext:value-type="float">
            <text:p>76589</text:p>
          </table:table-cell>
          <table:table-cell/>
          <table:table-cell office:value-type="string" calcext:value-type="string">
            <text:p>HMSA Fee For Service Dental</text:p>
          </table:table-cell>
          <table:table-cell/>
          <table:table-cell table:style-name="ce2" office:value-type="string" calcext:value-type="string">
            <text:p><text:a xlink:href="http://www.bcbsks.com/ProviderDirectory/?prefix=XSC" xlink:type="simple">http://www.bcbsks.com/ProviderDirectory/?prefix=XS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85947" calcext:value-type="float">
            <text:p>85947</text:p>
          </table:table-cell>
          <table:table-cell table:number-columns-repeated="3"/>
          <table:table-cell office:value-type="float" office:value="85947" calcext:value-type="float">
            <text:p>85947</text:p>
          </table:table-cell>
          <table:table-cell/>
          <table:table-cell office:value-type="string" calcext:value-type="string">
            <text:p>HMSA HMO Dental</text:p>
          </table:table-cell>
          <table:table-cell/>
          <table:table-cell table:style-name="ce2" office:value-type="string" calcext:value-type="string">
            <text:p><text:a xlink:href="http://www.bcbsks.com/ProviderDirectory/?prefix=XSR" xlink:type="simple">http://www.bcbsks.com/ProviderDirectory/?prefix=XS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86889" calcext:value-type="float">
            <text:p>86889</text:p>
          </table:table-cell>
          <table:table-cell table:number-columns-repeated="3"/>
          <table:table-cell office:value-type="float" office:value="86889" calcext:value-type="float">
            <text:p>86889</text:p>
          </table:table-cell>
          <table:table-cell/>
          <table:table-cell office:value-type="string" calcext:value-type="string">
            <text:p>Hawaii Dental Service</text:p>
          </table:table-cell>
          <table:table-cell/>
          <table:table-cell table:style-name="ce2" office:value-type="string" calcext:value-type="string">
            <text:p><text:a xlink:href="http://www.bcbsks.com/ProviderDirectory/?prefix=XSQ" xlink:type="simple">http://www.bcbsks.com/ProviderDirectory/?prefix=XSQ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90453" calcext:value-type="float">
            <text:p>90453</text:p>
          </table:table-cell>
          <table:table-cell table:number-columns-repeated="3"/>
          <table:table-cell office:value-type="float" office:value="90453" calcext:value-type="float">
            <text:p>90453</text:p>
          </table:table-cell>
          <table:table-cell/>
          <table:table-cell office:value-type="string" calcext:value-type="string">
            <text:p>Kaiser Permanente</text:p>
          </table:table-cell>
          <table:table-cell/>
          <table:table-cell table:style-name="ce2" office:value-type="string" calcext:value-type="string">
            <text:p><text:a xlink:href="http://www.ameritas.com" xlink:type="simple">http://www.amerita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91716" calcext:value-type="float">
            <text:p>91716</text:p>
          </table:table-cell>
          <table:table-cell table:number-columns-repeated="3"/>
          <table:table-cell office:value-type="float" office:value="91716" calcext:value-type="float">
            <text:p>91716</text:p>
          </table:table-cell>
          <table:table-cell/>
          <table:table-cell office:value-type="string" calcext:value-type="string">
            <text:p>OA POS_Iowa</text:p>
          </table:table-cell>
          <table:table-cell/>
          <table:table-cell table:style-name="ce2" office:value-type="string" calcext:value-type="string">
            <text:p><text:a xlink:href="http://www.uhc.com/find-a-physician/xkscompass" xlink:type="simple">http://www.uhc.com/find-a-physician/xks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92388" calcext:value-type="float">
            <text:p>92388</text:p>
          </table:table-cell>
          <table:table-cell table:number-columns-repeated="3"/>
          <table:table-cell office:value-type="float" office:value="92388" calcext:value-type="float">
            <text:p>92388</text:p>
          </table:table-cell>
          <table:table-cell/>
          <table:table-cell office:value-type="string" calcext:value-type="string">
            <text:p>OA POS_Iowa_MIPPA</text:p>
          </table:table-cell>
          <table:table-cell/>
          <table:table-cell table:style-name="ce2" office:value-type="string" calcext:value-type="string">
            <text:p><text:a xlink:href="https://www.bestlife.com/exchange/Provider.html" xlink:type="simple">https://www.bestlife.com/exchange/Provider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95819" calcext:value-type="float">
            <text:p>95819</text:p>
          </table:table-cell>
          <table:table-cell table:number-columns-repeated="3"/>
          <table:table-cell office:value-type="float" office:value="95819" calcext:value-type="float">
            <text:p>95819</text:p>
          </table:table-cell>
          <table:table-cell/>
          <table:table-cell office:value-type="string" calcext:value-type="string">
            <text:p>OA POS_Iowa_Patient Preferred</text:p>
          </table:table-cell>
          <table:table-cell/>
          <table:table-cell table:style-name="ce2" office:value-type="string" calcext:value-type="string">
            <text:p><text:a xlink:href="http://www.reliancestandard.com" xlink:type="simple">http://www.reliancestandard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97937" calcext:value-type="float">
            <text:p>97937</text:p>
          </table:table-cell>
          <table:table-cell table:number-columns-repeated="3"/>
          <table:table-cell office:value-type="float" office:value="97937" calcext:value-type="float">
            <text:p>97937</text:p>
          </table:table-cell>
          <table:table-cell/>
          <table:table-cell office:value-type="string" calcext:value-type="string">
            <text:p>OA POS_Iowa_Unity Point Health Des Moines</text:p>
          </table:table-cell>
          <table:table-cell/>
          <table:table-cell table:style-name="ce2" office:value-type="string" calcext:value-type="string">
            <text:p><text:a xlink:href="http://www.standard.com" xlink:type="simple">http://www.standard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98809" calcext:value-type="float">
            <text:p>98809</text:p>
          </table:table-cell>
          <table:table-cell table:number-columns-repeated="3"/>
          <table:table-cell office:value-type="float" office:value="98809" calcext:value-type="float">
            <text:p>98809</text:p>
          </table:table-cell>
          <table:table-cell/>
          <table:table-cell office:value-type="string" calcext:value-type="string">
            <text:p>OA POS_Iowa_Unity Point Health Quad Cities</text:p>
          </table:table-cell>
          <table:table-cell/>
          <table:table-cell table:style-name="ce2" office:value-type="string" calcext:value-type="string">
            <text:p><text:a xlink:href="http://www.bluekc.com/qhp/2016/wnationalplus.html" xlink:type="simple">http://www.bluekc.com/qhp/2016/w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98899" calcext:value-type="float">
            <text:p>98899</text:p>
          </table:table-cell>
          <table:table-cell table:number-columns-repeated="3"/>
          <table:table-cell office:value-type="float" office:value="98899" calcext:value-type="float">
            <text:p>98899</text:p>
          </table:table-cell>
          <table:table-cell/>
          <table:table-cell office:value-type="string" calcext:value-type="string">
            <text:p>OA POS_Iowa_Unity Point Cedar Rapids</text:p>
          </table:table-cell>
          <table:table-cell/>
          <table:table-cell table:style-name="ce2" office:value-type="string" calcext:value-type="string">
            <text:p><text:a xlink:href="http://www.healthoptions.org/Search-provider" xlink:type="simple">http://www.healthoptions.org/Search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6837" calcext:value-type="float">
            <text:p>16837</text:p>
          </table:table-cell>
          <table:table-cell table:number-columns-repeated="3"/>
          <table:table-cell office:value-type="float" office:value="16837" calcext:value-type="float">
            <text:p>16837</text:p>
          </table:table-cell>
          <table:table-cell/>
          <table:table-cell office:value-type="string" calcext:value-type="string">
            <text:p>OA POS_Iowa_Unity Point Waterloo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VBL" xlink:type="simple">https://www.anthem.com/health-insurance/provider-directory/searchcriteria?alphaprefix=VB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31248" calcext:value-type="float">
            <text:p>31248</text:p>
          </table:table-cell>
          <table:table-cell table:number-columns-repeated="3"/>
          <table:table-cell office:value-type="float" office:value="31248" calcext:value-type="float">
            <text:p>31248</text:p>
          </table:table-cell>
          <table:table-cell/>
          <table:table-cell office:value-type="string" calcext:value-type="string">
            <text:p>OA POS_Iowa_Mercy Medical Center Des Moines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VBB" xlink:type="simple">https://www.anthem.com/health-insurance/provider-directory/searchcriteria?alphaprefix=VB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32754" calcext:value-type="float">
            <text:p>32754</text:p>
          </table:table-cell>
          <table:table-cell table:number-columns-repeated="3"/>
          <table:table-cell office:value-type="float" office:value="32754" calcext:value-type="float">
            <text:p>32754</text:p>
          </table:table-cell>
          <table:table-cell/>
          <table:table-cell office:value-type="string" calcext:value-type="string">
            <text:p>OA HMO_Iowa_CHI Health Omaha</text:p>
          </table:table-cell>
          <table:table-cell/>
          <table:table-cell table:style-name="ce2" office:value-type="string" calcext:value-type="string">
            <text:p><text:a xlink:href="http://www.geoaccess.com/awp/Dental/PO/begin.asp?Gateway=False&amp;st=DV&amp;Company=Anthem-BCBS&amp;netcode=DVC" xlink:type="simple">http://www.geoaccess.com/awp/Dental/PO/begin.asp?Gateway=False&amp;st=DV&amp;Company=Anthem-BCBS&amp;netcode=DV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34210" calcext:value-type="float">
            <text:p>34210</text:p>
          </table:table-cell>
          <table:table-cell table:number-columns-repeated="3"/>
          <table:table-cell office:value-type="float" office:value="34210" calcext:value-type="float">
            <text:p>34210</text:p>
          </table:table-cell>
          <table:table-cell/>
          <table:table-cell office:value-type="string" calcext:value-type="string">
            <text:p>OA HMO_Iowa_Methodist Health Partner</text:p>
          </table:table-cell>
          <table:table-cell/>
          <table:table-cell table:style-name="ce2" office:value-type="string" calcext:value-type="string">
            <text:p><text:a xlink:href="http://www.nedelta.com/localdentistsearch" xlink:type="simple">http://www.nedelta.com/localdentist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35334" calcext:value-type="float">
            <text:p>35334</text:p>
          </table:table-cell>
          <table:table-cell table:number-columns-repeated="3"/>
          <table:table-cell office:value-type="float" office:value="35334" calcext:value-type="float">
            <text:p>35334</text:p>
          </table:table-cell>
          <table:table-cell/>
          <table:table-cell office:value-type="string" calcext:value-type="string">
            <text:p>OA HMO_Iowa_Nebraska Health Network</text:p>
          </table:table-cell>
          <table:table-cell/>
          <table:table-cell table:style-name="ce2" office:value-type="string" calcext:value-type="string">
            <text:p><text:a xlink:href="https://www.providerlookuponline.com/Harvardpilgrim/po7/gateway.aspx?networkid=3465439" xlink:type="simple">https://www.providerlookuponline.com/Harvardpilgrim/po7/gateway.aspx?networkid=346543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37833" calcext:value-type="float">
            <text:p>37833</text:p>
          </table:table-cell>
          <table:table-cell table:number-columns-repeated="3"/>
          <table:table-cell office:value-type="float" office:value="37833" calcext:value-type="float">
            <text:p>37833</text:p>
          </table:table-cell>
          <table:table-cell/>
          <table:table-cell office:value-type="string" calcext:value-type="string">
            <text:p>IA IEX Compass</text:p>
          </table:table-cell>
          <table:table-cell/>
          <table:table-cell table:style-name="ce2" office:value-type="string" calcext:value-type="string">
            <text:p><text:a xlink:href="https://www.providerlookuponline.com/Harvardpilgrim/po7/gateway.aspx?networkid=3473795" xlink:type="simple">https://www.providerlookuponline.com/Harvardpilgrim/po7/gateway.aspx?networkid=347379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8152" calcext:value-type="float">
            <text:p>38152</text:p>
          </table:table-cell>
          <table:table-cell table:number-columns-repeated="3"/>
          <table:table-cell office:value-type="float" office:value="38152" calcext:value-type="float">
            <text:p>38152</text:p>
          </table:table-cell>
          <table:table-cell/>
          <table:table-cell office:value-type="string" calcext:value-type="string">
            <text:p>Avera Health Plans</text:p>
          </table:table-cell>
          <table:table-cell/>
          <table:table-cell table:style-name="ce2" office:value-type="string" calcext:value-type="string">
            <text:p><text:a xlink:href="https://metlocator.metlife.com/metlocator/execute/Search?searchType=findDentistHCR_MI&amp;planType=DPPO&amp;networkID=2" xlink:type="simple">https://metlocator.metlife.com/metlocator/execute/Search?searchType=findDentistHCR_MI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38166" calcext:value-type="float">
            <text:p>38166</text:p>
          </table:table-cell>
          <table:table-cell table:number-columns-repeated="3"/>
          <table:table-cell office:value-type="float" office:value="38166" calcext:value-type="float">
            <text:p>38166</text:p>
          </table:table-cell>
          <table:table-cell/>
          <table:table-cell office:value-type="string" calcext:value-type="string">
            <text:p>Sanford Health Plan Iowa Network</text:p>
          </table:table-cell>
          <table:table-cell/>
          <table:table-cell table:style-name="ce2" office:value-type="string" calcext:value-type="string">
            <text:p><text:a xlink:href="http://www.bcbsm.com/tools/find-a-doctor.html?network=dental" xlink:type="simple">http://www.bcbsm.com/tools/find-a-doctor.html?network=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38345" calcext:value-type="float">
            <text:p>38345</text:p>
          </table:table-cell>
          <table:table-cell table:number-columns-repeated="3"/>
          <table:table-cell office:value-type="float" office:value="38345" calcext:value-type="float">
            <text:p>38345</text:p>
          </table:table-cell>
          <table:table-cell/>
          <table:table-cell office:value-type="string" calcext:value-type="string">
            <text:p>IA SHOP Navigate</text:p>
          </table:table-cell>
          <table:table-cell/>
          <table:table-cell table:style-name="ce2" office:value-type="string" calcext:value-type="string">
            <text:p><text:a xlink:href="http://www.bcbsm.com/index/common/marketplace/2016/ppo.html" xlink:type="simple">http://www.bcbsm.com/index/common/marketplace/2016/pp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39924" calcext:value-type="float">
            <text:p>39924</text:p>
          </table:table-cell>
          <table:table-cell table:number-columns-repeated="3"/>
          <table:table-cell office:value-type="float" office:value="39924" calcext:value-type="float">
            <text:p>39924</text:p>
          </table:table-cell>
          <table:table-cell/>
          <table:table-cell office:value-type="string" calcext:value-type="string">
            <text:p>IA SHOP Choice Plus</text:p>
          </table:table-cell>
          <table:table-cell/>
          <table:table-cell table:style-name="ce2" office:value-type="string" calcext:value-type="string">
            <text:p><text:a xlink:href="http://www.bcbsm.com/index/common/marketplace/2016/group-ppo.html" xlink:type="simple">http://www.bcbsm.com/index/common/marketplace/2016/group-pp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41436" calcext:value-type="float">
            <text:p>41436</text:p>
          </table:table-cell>
          <table:table-cell table:number-columns-repeated="3"/>
          <table:table-cell office:value-type="float" office:value="41436" calcext:value-type="float">
            <text:p>41436</text:p>
          </table:table-cell>
          <table:table-cell/>
          <table:table-cell office:value-type="string" calcext:value-type="string">
            <text:p>Midlands Choice</text:p>
          </table:table-cell>
          <table:table-cell/>
          <table:table-cell table:style-name="ce2" office:value-type="string" calcext:value-type="string">
            <text:p><text:a xlink:href="http://www.bcbsm.com/index/common/marketplace/2016/metro-detroit-epo.html" xlink:type="simple">http://www.bcbsm.com/index/common/marketplace/2016/metro-detroit-ep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47342" calcext:value-type="float">
            <text:p>47342</text:p>
          </table:table-cell>
          <table:table-cell table:number-columns-repeated="3"/>
          <table:table-cell office:value-type="float" office:value="47342" calcext:value-type="float">
            <text:p>47342</text:p>
          </table:table-cell>
          <table:table-cell/>
          <table:table-cell office:value-type="string" calcext:value-type="string">
            <text:p>IL IEX Compass</text:p>
          </table:table-cell>
          <table:table-cell/>
          <table:table-cell table:style-name="ce2" office:value-type="string" calcext:value-type="string">
            <text:p><text:a xlink:href="http://priorityhealth.prismisp.com/" xlink:type="simple">http://priorityhealth.prismisp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52697" calcext:value-type="float">
            <text:p>52697</text:p>
          </table:table-cell>
          <table:table-cell table:number-columns-repeated="3"/>
          <table:table-cell office:value-type="float" office:value="52697" calcext:value-type="float">
            <text:p>52697</text:p>
          </table:table-cell>
          <table:table-cell/>
          <table:table-cell office:value-type="string" calcext:value-type="string">
            <text:p>Health Alliance Elite Nework</text:p>
          </table:table-cell>
          <table:table-cell/>
          <table:table-cell table:style-name="ce2" office:value-type="string" calcext:value-type="string">
            <text:p><text:a xlink:href="http://www.priorityhealth.com/spectrum-health-partners-network?utm_source=FFM&amp;utm_content=SHP_network&amp;utm_campaign=2016OEP" xlink:type="simple">http://www.priorityhealth.com/spectrum-health-partners-network?utm_source=FFM&amp;utm_content=SHP_network&amp;utm_campaign=2016OE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57369" calcext:value-type="float">
            <text:p>57369</text:p>
          </table:table-cell>
          <table:table-cell table:number-columns-repeated="3"/>
          <table:table-cell office:value-type="float" office:value="57369" calcext:value-type="float">
            <text:p>57369</text:p>
          </table:table-cell>
          <table:table-cell/>
          <table:table-cell office:value-type="string" calcext:value-type="string">
            <text:p>Health Alliance Elite Network</text:p>
          </table:table-cell>
          <table:table-cell/>
          <table:table-cell table:style-name="ce2" office:value-type="string" calcext:value-type="string">
            <text:p><text:a xlink:href="http://www.dencap.com" xlink:type="simple">http://www.dencap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57845" calcext:value-type="float">
            <text:p>57845</text:p>
          </table:table-cell>
          <table:table-cell table:number-columns-repeated="3"/>
          <table:table-cell office:value-type="float" office:value="57845" calcext:value-type="float">
            <text:p>57845</text:p>
          </table:table-cell>
          <table:table-cell/>
          <table:table-cell office:value-type="string" calcext:value-type="string">
            <text:p>Health Alliance Methodist Network</text:p>
          </table:table-cell>
          <table:table-cell/>
          <table:table-cell table:style-name="ce2" office:value-type="string" calcext:value-type="string">
            <text:p><text:a xlink:href="https://www.harborhealthchoice.com/ProviderDirectory" xlink:type="simple">https://www.harborhealthchoice.com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58326" calcext:value-type="float">
            <text:p>58326</text:p>
          </table:table-cell>
          <table:table-cell table:number-columns-repeated="3"/>
          <table:table-cell office:value-type="float" office:value="58326" calcext:value-type="float">
            <text:p>58326</text:p>
          </table:table-cell>
          <table:table-cell/>
          <table:table-cell office:value-type="string" calcext:value-type="string">
            <text:p>Health Alliance Riverside Network</text:p>
          </table:table-cell>
          <table:table-cell/>
          <table:table-cell table:style-name="ce2" office:value-type="string" calcext:value-type="string">
            <text:p><text:a xlink:href="https://www.choosehap.org/find-a-hap-doctor" xlink:type="simple">https://www.choosehap.org/find-a-hap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58564" calcext:value-type="float">
            <text:p>58564</text:p>
          </table:table-cell>
          <table:table-cell table:number-columns-repeated="3"/>
          <table:table-cell office:value-type="float" office:value="58564" calcext:value-type="float">
            <text:p>58564</text:p>
          </table:table-cell>
          <table:table-cell/>
          <table:table-cell office:value-type="string" calcext:value-type="string">
            <text:p>DenteMax, LLC</text:p>
          </table:table-cell>
          <table:table-cell/>
          <table:table-cell table:style-name="ce2" office:value-type="string" calcext:value-type="string">
            <text:p><text:a xlink:href="http://www.molinahealthcare.com/providersearch" xlink:type="simple">http://www.molinahealthcare.com/provider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62011" calcext:value-type="float">
            <text:p>62011</text:p>
          </table:table-cell>
          <table:table-cell table:number-columns-repeated="3"/>
          <table:table-cell office:value-type="float" office:value="62011" calcext:value-type="float">
            <text:p>62011</text:p>
          </table:table-cell>
          <table:table-cell/>
          <table:table-cell office:value-type="string" calcext:value-type="string">
            <text:p>IlliniCare Health Network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813" xlink:type="simple">https://www.humana.com/finder/search?customerId=1059&amp;pfpkey=81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66115" calcext:value-type="float">
            <text:p>66115</text:p>
          </table:table-cell>
          <table:table-cell table:number-columns-repeated="3"/>
          <table:table-cell office:value-type="float" office:value="66115" calcext:value-type="float">
            <text:p>66115</text:p>
          </table:table-cell>
          <table:table-cell/>
          <table:table-cell office:value-type="string" calcext:value-type="string">
            <text:p>CoventryOne Silver/Bronze Exchange PPO</text:p>
          </table:table-cell>
          <table:table-cell/>
          <table:table-cell table:style-name="ce2" office:value-type="string" calcext:value-type="string">
            <text:p><text:a xlink:href="https://www.humana.com/finder/search?customerID=1102&amp;pfpkey=1022" xlink:type="simple">https://www.humana.com/finder/search?customerID=1102&amp;pfpkey=102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69380" calcext:value-type="float">
            <text:p>69380</text:p>
          </table:table-cell>
          <table:table-cell table:number-columns-repeated="3"/>
          <table:table-cell office:value-type="float" office:value="69380" calcext:value-type="float">
            <text:p>69380</text:p>
          </table:table-cell>
          <table:table-cell/>
          <table:table-cell office:value-type="string" calcext:value-type="string">
            <text:p>CoventryOne Carelink from Coventry</text:p>
          </table:table-cell>
          <table:table-cell/>
          <table:table-cell office:value-type="string" calcext:value-type="string">
            <text:p>www.deltadental.com</text:p>
          </table:table-cell>
          <table:table-cell table:number-columns-repeated="1011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69589" calcext:value-type="float">
            <text:p>69589</text:p>
          </table:table-cell>
          <table:table-cell table:number-columns-repeated="3"/>
          <table:table-cell office:value-type="float" office:value="69589" calcext:value-type="float">
            <text:p>69589</text:p>
          </table:table-cell>
          <table:table-cell/>
          <table:table-cell office:value-type="string" calcext:value-type="string">
            <text:p>FocusedCare HPN</text:p>
          </table:table-cell>
          <table:table-cell/>
          <table:table-cell office:value-type="string" calcext:value-type="string">
            <text:p>www.securiandental.com</text:p>
          </table:table-cell>
          <table:table-cell table:number-columns-repeated="101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69883" calcext:value-type="float">
            <text:p>69883</text:p>
          </table:table-cell>
          <table:table-cell table:number-columns-repeated="3"/>
          <table:table-cell office:value-type="float" office:value="69883" calcext:value-type="float">
            <text:p>69883</text:p>
          </table:table-cell>
          <table:table-cell/>
          <table:table-cell office:value-type="string" calcext:value-type="string">
            <text:p>CoventryOne Gold Exchange PPO</text:p>
          </table:table-cell>
          <table:table-cell/>
          <table:table-cell table:style-name="ce2" office:value-type="string" calcext:value-type="string">
            <text:p><text:a xlink:href="http://www.alwayscarebenefits.com/comm/providers/MIDentalProviderDirectory.pdf" xlink:type="simple">http://www.alwayscarebenefits.com/comm/providers/MI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77525" calcext:value-type="float">
            <text:p>77525</text:p>
          </table:table-cell>
          <table:table-cell table:number-columns-repeated="3"/>
          <table:table-cell office:value-type="float" office:value="77525" calcext:value-type="float">
            <text:p>77525</text:p>
          </table:table-cell>
          <table:table-cell/>
          <table:table-cell office:value-type="string" calcext:value-type="string">
            <text:p>Blue Precision HMO</text:p>
          </table:table-cell>
          <table:table-cell/>
          <table:table-cell table:style-name="ce2" office:value-type="string" calcext:value-type="string">
            <text:p><text:a xlink:href="http://www.mhplan.com/meridianchoice/providers/index.php?location=provider&amp;page=providerdirectory_live" xlink:type="simple">http://www.mhplan.com/meridianchoice/providers/index.php?location=provider&amp;page=providerdirectory_liv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79475" calcext:value-type="float">
            <text:p>79475</text:p>
          </table:table-cell>
          <table:table-cell table:number-columns-repeated="3"/>
          <table:table-cell office:value-type="float" office:value="79475" calcext:value-type="float">
            <text:p>79475</text:p>
          </table:table-cell>
          <table:table-cell/>
          <table:table-cell office:value-type="string" calcext:value-type="string">
            <text:p>BlueCare Direct</text:p>
          </table:table-cell>
          <table:table-cell/>
          <table:table-cell table:style-name="ce2" office:value-type="string" calcext:value-type="string">
            <text:p><text:a xlink:href="http://www.phphealthanswers.com/traditional-network-plans" xlink:type="simple">http://www.phphealthanswers.com/traditional-network-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79597" calcext:value-type="float">
            <text:p>79597</text:p>
          </table:table-cell>
          <table:table-cell table:number-columns-repeated="3"/>
          <table:table-cell office:value-type="float" office:value="79597" calcext:value-type="float">
            <text:p>79597</text:p>
          </table:table-cell>
          <table:table-cell/>
          <table:table-cell office:value-type="string" calcext:value-type="string">
            <text:p>DSM USA Insurance Company Inc Marketplace</text:p>
          </table:table-cell>
          <table:table-cell/>
          <table:table-cell table:style-name="ce2" office:value-type="string" calcext:value-type="string">
            <text:p><text:a xlink:href="http://www.phphealthanswers.com/exclusive-network-plans" xlink:type="simple">http://www.phphealthanswers.com/exclusive-network-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80550" calcext:value-type="float">
            <text:p>80550</text:p>
          </table:table-cell>
          <table:table-cell table:number-columns-repeated="3"/>
          <table:table-cell office:value-type="float" office:value="80550" calcext:value-type="float">
            <text:p>80550</text:p>
          </table:table-cell>
          <table:table-cell/>
          <table:table-cell office:value-type="string" calcext:value-type="string">
            <text:p>Chicago HMOx</text:p>
          </table:table-cell>
          <table:table-cell/>
          <table:table-cell table:style-name="ce2" office:value-type="string" calcext:value-type="string">
            <text:p><text:a xlink:href="http://www.uhc.com/find-a-physician/shopmichoice" xlink:type="simple">http://www.uhc.com/find-a-physician/shopmi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81335" calcext:value-type="float">
            <text:p>81335</text:p>
          </table:table-cell>
          <table:table-cell table:number-columns-repeated="3"/>
          <table:table-cell office:value-type="float" office:value="81335" calcext:value-type="float">
            <text:p>81335</text:p>
          </table:table-cell>
          <table:table-cell/>
          <table:table-cell office:value-type="string" calcext:value-type="string">
            <text:p>Illinois HMOx</text:p>
          </table:table-cell>
          <table:table-cell/>
          <table:table-cell table:style-name="ce2" office:value-type="string" calcext:value-type="string">
            <text:p><text:a xlink:href="http://www.uhc.com/find-a-physician/shopminavigate" xlink:type="simple">http://www.uhc.com/find-a-physician/shopmi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81413" calcext:value-type="float">
            <text:p>81413</text:p>
          </table:table-cell>
          <table:table-cell table:number-columns-repeated="3"/>
          <table:table-cell office:value-type="float" office:value="81413" calcext:value-type="float">
            <text:p>81413</text:p>
          </table:table-cell>
          <table:table-cell/>
          <table:table-cell office:value-type="string" calcext:value-type="string">
            <text:p>Delta Dental of Illinois</text:p>
          </table:table-cell>
          <table:table-cell/>
          <table:table-cell table:style-name="ce2" office:value-type="string" calcext:value-type="string">
            <text:p><text:a xlink:href="http://providersearch.thcmi.com/" xlink:type="simple">http://providersearch.thcmi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84670" calcext:value-type="float">
            <text:p>84670</text:p>
          </table:table-cell>
          <table:table-cell table:number-columns-repeated="3"/>
          <table:table-cell office:value-type="float" office:value="84670" calcext:value-type="float">
            <text:p>84670</text:p>
          </table:table-cell>
          <table:table-cell/>
          <table:table-cell office:value-type="string" calcext:value-type="string">
            <text:p>ChoicePOS</text:p>
          </table:table-cell>
          <table:table-cell/>
          <table:table-cell table:style-name="ce2" office:value-type="string" calcext:value-type="string">
            <text:p><text:a xlink:href="http://www.uhc.com/find-a-physician/xmicompass" xlink:type="simple">http://www.uhc.com/find-a-physician/xmi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85005" calcext:value-type="float">
            <text:p>85005</text:p>
          </table:table-cell>
          <table:table-cell table:number-columns-repeated="3"/>
          <table:table-cell office:value-type="float" office:value="85005" calcext:value-type="float">
            <text:p>85005</text:p>
          </table:table-cell>
          <table:table-cell/>
          <table:table-cell office:value-type="string" calcext:value-type="string">
            <text:p>IL IEX Harken</text:p>
          </table:table-cell>
          <table:table-cell/>
          <table:table-cell table:style-name="ce2" office:value-type="string" calcext:value-type="string">
            <text:p><text:a xlink:href="http://www.mclarenhealthplan.org/McLarenHealthPlan/FindaDoctormhp.aspx" xlink:type="simple">http://www.mclarenhealthplan.org/McLarenHealthPlan/FindaDoctormhp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86572" calcext:value-type="float">
            <text:p>86572</text:p>
          </table:table-cell>
          <table:table-cell table:number-columns-repeated="3"/>
          <table:table-cell office:value-type="float" office:value="86572" calcext:value-type="float">
            <text:p>86572</text:p>
          </table:table-cell>
          <table:table-cell/>
          <table:table-cell office:value-type="string" calcext:value-type="string">
            <text:p>LLH PPO 2</text:p>
          </table:table-cell>
          <table:table-cell/>
          <table:table-cell table:style-name="ce2" office:value-type="string" calcext:value-type="string">
            <text:p><text:a xlink:href="http://www.bcbs-mt.com/provider_finder/dental.html" xlink:type="simple">http://www.bcbs-mt.com/provider_finder/dental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87416" calcext:value-type="float">
            <text:p>87416</text:p>
          </table:table-cell>
          <table:table-cell table:number-columns-repeated="3"/>
          <table:table-cell office:value-type="float" office:value="87416" calcext:value-type="float">
            <text:p>87416</text:p>
          </table:table-cell>
          <table:table-cell/>
          <table:table-cell office:value-type="string" calcext:value-type="string">
            <text:p>LLH PPO 3</text:p>
          </table:table-cell>
          <table:table-cell/>
          <table:table-cell table:style-name="ce2" office:value-type="string" calcext:value-type="string">
            <text:p><text:a xlink:href="https://public.hcsc.net/providerfinder/search.do?corpEntCd=MT1&amp;residencestate=MT&amp;product=BLC&amp;entryPt=MKT" xlink:type="simple">https://public.hcsc.net/providerfinder/search.do?corpEntCd=MT1&amp;residencestate=MT&amp;product=BLC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90028" calcext:value-type="float">
            <text:p>90028</text:p>
          </table:table-cell>
          <table:table-cell table:number-columns-repeated="3"/>
          <table:table-cell office:value-type="float" office:value="90028" calcext:value-type="float">
            <text:p>90028</text:p>
          </table:table-cell>
          <table:table-cell/>
          <table:table-cell office:value-type="string" calcext:value-type="string">
            <text:p>LLH PPO 4</text:p>
          </table:table-cell>
          <table:table-cell/>
          <table:table-cell table:style-name="ce2" office:value-type="string" calcext:value-type="string">
            <text:p><text:a xlink:href="https://public.hcsc.net/providerfinder/search.do?corpEntCd=MT1&amp;residencestate=MT&amp;product=PPO&amp;entryPt=SHOP" xlink:type="simple">https://public.hcsc.net/providerfinder/search.do?corpEntCd=MT1&amp;residencestate=MT&amp;product=PPO&amp;entryPt=SHO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91058" calcext:value-type="float">
            <text:p>91058</text:p>
          </table:table-cell>
          <table:table-cell table:number-columns-repeated="3"/>
          <table:table-cell office:value-type="float" office:value="91058" calcext:value-type="float">
            <text:p>91058</text:p>
          </table:table-cell>
          <table:table-cell/>
          <table:table-cell office:value-type="string" calcext:value-type="string">
            <text:p>LLH PPO 5</text:p>
          </table:table-cell>
          <table:table-cell/>
          <table:table-cell table:style-name="ce2" office:value-type="string" calcext:value-type="string">
            <text:p><text:a xlink:href="http://montanahealthcoop.coventryproviders.com" xlink:type="simple">http://montanahealthcoop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91604" calcext:value-type="float">
            <text:p>91604</text:p>
          </table:table-cell>
          <table:table-cell table:number-columns-repeated="3"/>
          <table:table-cell office:value-type="float" office:value="91604" calcext:value-type="float">
            <text:p>91604</text:p>
          </table:table-cell>
          <table:table-cell/>
          <table:table-cell office:value-type="string" calcext:value-type="string">
            <text:p>LLH PPO 6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5&amp;clientprodcode=125504" xlink:type="simple">http://www.providerlookuponline.com/coventry/po7/gateway.aspx?plancode=255&amp;clientprodcode=1255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94529" calcext:value-type="float">
            <text:p>94529</text:p>
          </table:table-cell>
          <table:table-cell table:number-columns-repeated="3"/>
          <table:table-cell office:value-type="float" office:value="94529" calcext:value-type="float">
            <text:p>94529</text:p>
          </table:table-cell>
          <table:table-cell/>
          <table:table-cell office:value-type="string" calcext:value-type="string">
            <text:p>LLH PPO 7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40&amp;clientprodcode=124004" xlink:type="simple">http://www.providerlookuponline.com/coventry/po7/gateway.aspx?plancode=240&amp;clientprodcode=1240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1269" calcext:value-type="float">
            <text:p>11269</text:p>
          </table:table-cell>
          <table:table-cell table:number-columns-repeated="3"/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LLH PPO 8</text:p>
          </table:table-cell>
          <table:table-cell/>
          <table:table-cell table:style-name="ce2" office:value-type="string" calcext:value-type="string">
            <text:p><text:a xlink:href="http://nesmallgroup.coventryproviders.com" xlink:type="simple">http://nesmallgroup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4609" calcext:value-type="float">
            <text:p>14609</text:p>
          </table:table-cell>
          <table:table-cell table:number-columns-repeated="3"/>
          <table:table-cell office:value-type="float" office:value="14609" calcext:value-type="float">
            <text:p>14609</text:p>
          </table:table-cell>
          <table:table-cell/>
          <table:table-cell office:value-type="string" calcext:value-type="string">
            <text:p>LLH PPO 9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40&amp;clientprodcode=124001" xlink:type="simple">http://www.providerlookuponline.com/coventry/po7/gateway.aspx?plancode=240&amp;clientprodcode=1240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37378" calcext:value-type="float">
            <text:p>37378</text:p>
          </table:table-cell>
          <table:table-cell table:number-columns-repeated="3"/>
          <table:table-cell office:value-type="float" office:value="37378" calcext:value-type="float">
            <text:p>37378</text:p>
          </table:table-cell>
          <table:table-cell/>
          <table:table-cell office:value-type="string" calcext:value-type="string">
            <text:p>LLH PPO 10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40&amp;clientprodcode=124003" xlink:type="simple">http://www.providerlookuponline.com/coventry/po7/gateway.aspx?plancode=240&amp;clientprodcode=12400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44450" calcext:value-type="float">
            <text:p>44450</text:p>
          </table:table-cell>
          <table:table-cell table:number-columns-repeated="3"/>
          <table:table-cell office:value-type="float" office:value="44450" calcext:value-type="float">
            <text:p>44450</text:p>
          </table:table-cell>
          <table:table-cell/>
          <table:table-cell office:value-type="string" calcext:value-type="string">
            <text:p>LLH PPO 11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40&amp;clientprodcode=124002" xlink:type="simple">http://www.providerlookuponline.com/coventry/po7/gateway.aspx?plancode=240&amp;clientprodcode=1240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47731" calcext:value-type="float">
            <text:p>47731</text:p>
          </table:table-cell>
          <table:table-cell table:number-columns-repeated="3"/>
          <table:table-cell office:value-type="float" office:value="47731" calcext:value-type="float">
            <text:p>47731</text:p>
          </table:table-cell>
          <table:table-cell/>
          <table:table-cell office:value-type="string" calcext:value-type="string">
            <text:p>First Commonwealth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40&amp;clientprodcode=124005" xlink:type="simple">http://www.providerlookuponline.com/coventry/po7/gateway.aspx?plancode=240&amp;clientprodcode=1240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54763" calcext:value-type="float">
            <text:p>54763</text:p>
          </table:table-cell>
          <table:table-cell table:number-columns-repeated="3"/>
          <table:table-cell office:value-type="float" office:value="54763" calcext:value-type="float">
            <text:p>54763</text:p>
          </table:table-cell>
          <table:table-cell/>
          <table:table-cell office:value-type="string" calcext:value-type="string">
            <text:p>First Commonwealth - Individual</text:p>
          </table:table-cell>
          <table:table-cell/>
          <table:table-cell table:style-name="ce2" office:value-type="string" calcext:value-type="string">
            <text:p><text:a xlink:href="http://nebraskablue.prismisp.com" xlink:type="simple">http://nebraskablue.prismisp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62081" calcext:value-type="float">
            <text:p>62081</text:p>
          </table:table-cell>
          <table:table-cell table:number-columns-repeated="3"/>
          <table:table-cell office:value-type="float" office:value="62081" calcext:value-type="float">
            <text:p>62081</text:p>
          </table:table-cell>
          <table:table-cell/>
          <table:table-cell office:value-type="string" calcext:value-type="string">
            <text:p>CoventryOne PPO Network</text:p>
          </table:table-cell>
          <table:table-cell/>
          <table:table-cell table:style-name="ce2" office:value-type="string" calcext:value-type="string">
            <text:p><text:a xlink:href="http://www.uhc.com/find-a-physician/xnecompass" xlink:type="simple">http://www.uhc.com/find-a-physician/xne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76197" calcext:value-type="float">
            <text:p>76197</text:p>
          </table:table-cell>
          <table:table-cell table:number-columns-repeated="3"/>
          <table:table-cell office:value-type="float" office:value="76197" calcext:value-type="float">
            <text:p>76197</text:p>
          </table:table-cell>
          <table:table-cell/>
          <table:table-cell office:value-type="string" calcext:value-type="string">
            <text:p>Carelink from Coventry - A SwedishAmerican Partnership Network</text:p>
          </table:table-cell>
          <table:table-cell/>
          <table:table-cell table:style-name="ce2" office:value-type="string" calcext:value-type="string">
            <text:p><text:a xlink:href="http://www.deltadentalne.org/findADentist" xlink:type="simple">http://www.deltadentalne.org/findA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80132" calcext:value-type="float">
            <text:p>80132</text:p>
          </table:table-cell>
          <table:table-cell table:number-columns-repeated="3"/>
          <table:table-cell office:value-type="float" office:value="80132" calcext:value-type="float">
            <text:p>80132</text:p>
          </table:table-cell>
          <table:table-cell/>
          <table:table-cell office:value-type="string" calcext:value-type="string">
            <text:p>Carelink from Coventry - A UnityPoint Health-Methodist Partnership Network</text:p>
          </table:table-cell>
          <table:table-cell/>
          <table:table-cell table:style-name="ce2" office:value-type="string" calcext:value-type="string">
            <text:p><text:a xlink:href="https://www.providerlookuponline.com/Harvardpilgrim/po7/gateway.aspx?networkid=3469771" xlink:type="simple">https://www.providerlookuponline.com/Harvardpilgrim/po7/gateway.aspx?networkid=346977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83964" calcext:value-type="float">
            <text:p>83964</text:p>
          </table:table-cell>
          <table:table-cell table:number-columns-repeated="3"/>
          <table:table-cell office:value-type="float" office:value="83964" calcext:value-type="float">
            <text:p>83964</text:p>
          </table:table-cell>
          <table:table-cell/>
          <table:table-cell office:value-type="string" calcext:value-type="string">
            <text:p>Carelink from Coventry - A St. John's Hospital Partnership Network</text:p>
          </table:table-cell>
          <table:table-cell/>
          <table:table-cell table:style-name="ce2" office:value-type="string" calcext:value-type="string">
            <text:p><text:a xlink:href="https://www.providerlookuponline.com/Harvardpilgrim/po7/gateway.aspx?networkid=3472787" xlink:type="simple">https://www.providerlookuponline.com/Harvardpilgrim/po7/gateway.aspx?networkid=347278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90776" calcext:value-type="float">
            <text:p>90776</text:p>
          </table:table-cell>
          <table:table-cell table:number-columns-repeated="3"/>
          <table:table-cell office:value-type="float" office:value="90776" calcext:value-type="float">
            <text:p>90776</text:p>
          </table:table-cell>
          <table:table-cell/>
          <table:table-cell office:value-type="string" calcext:value-type="string">
            <text:p>Carelink from Coventry Powered by UnityPoint Health Quad Cities</text:p>
          </table:table-cell>
          <table:table-cell/>
          <table:table-cell table:style-name="ce2" office:value-type="string" calcext:value-type="string">
            <text:p><text:a xlink:href="http://minutemanhealth.org/members/doctor-pharmacy-search" xlink:type="simple">http://minutemanhealth.org/members/doctor-pharmacy-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75293" calcext:value-type="float">
            <text:p>75293</text:p>
          </table:table-cell>
          <table:table-cell table:number-columns-repeated="3"/>
          <table:table-cell office:value-type="float" office:value="75293" calcext:value-type="float">
            <text:p>75293</text:p>
          </table:table-cell>
          <table:table-cell/>
          <table:table-cell office:value-type="string" calcext:value-type="string">
            <text:p>HMO_IL_Aetna Whole Health Chicago</text:p>
          </table:table-cell>
          <table:table-cell/>
          <table:table-cell table:style-name="ce2" office:value-type="string" calcext:value-type="string">
            <text:p><text:a xlink:href="http://ambetter.nhhealthyfamilies.com/findadoc" xlink:type="simple">http://ambetter.nhhealthyfamilies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76168" calcext:value-type="float">
            <text:p>76168</text:p>
          </table:table-cell>
          <table:table-cell table:number-columns-repeated="3"/>
          <table:table-cell office:value-type="float" office:value="76168" calcext:value-type="float">
            <text:p>76168</text:p>
          </table:table-cell>
          <table:table-cell/>
          <table:table-cell office:value-type="string" calcext:value-type="string">
            <text:p>BlueCap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YGP" xlink:type="simple">https://www.anthem.com/health-insurance/provider-directory/searchcriteria?alphaprefix=YG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36096" calcext:value-type="float">
            <text:p>36096</text:p>
          </table:table-cell>
          <table:table-cell table:number-columns-repeated="3"/>
          <table:table-cell office:value-type="float" office:value="36096" calcext:value-type="float">
            <text:p>36096</text:p>
          </table:table-cell>
          <table:table-cell/>
          <table:table-cell office:value-type="string" calcext:value-type="string">
            <text:p>BlueChoice</text:p>
          </table:table-cell>
          <table:table-cell/>
          <table:table-cell table:style-name="ce2" office:value-type="string" calcext:value-type="string">
            <text:p><text:a xlink:href="https://providersearch.molinahealthcare.com/Provider/ProviderSearch?RedirectFrom=MolinaStaticWeb&amp;State=nm&amp;Coverage=MMP" xlink:type="simple">https://providersearch.molinahealthcare.com/Provider/ProviderSearch?RedirectFrom=MolinaStaticWeb&amp;State=nm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79763" calcext:value-type="float">
            <text:p>79763</text:p>
          </table:table-cell>
          <table:table-cell table:number-columns-repeated="3"/>
          <table:table-cell office:value-type="float" office:value="79763" calcext:value-type="float">
            <text:p>79763</text:p>
          </table:table-cell>
          <table:table-cell/>
          <table:table-cell office:value-type="string" calcext:value-type="string">
            <text:p>BlueCAP Solutions</text:p>
          </table:table-cell>
          <table:table-cell/>
          <table:table-cell table:style-name="ce2" office:value-type="string" calcext:value-type="string">
            <text:p><text:a xlink:href="http://www.phs.org/directory" xlink:type="simple">http://www.phs.org/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8558" calcext:value-type="float">
            <text:p>18558</text:p>
          </table:table-cell>
          <table:table-cell table:number-columns-repeated="3"/>
          <table:table-cell office:value-type="float" office:value="18558" calcext:value-type="float">
            <text:p>18558</text:p>
          </table:table-cell>
          <table:table-cell/>
          <table:table-cell office:value-type="string" calcext:value-type="string">
            <text:p>BlueChoice Solutions</text:p>
          </table:table-cell>
          <table:table-cell/>
          <table:table-cell table:style-name="ce2" office:value-type="string" calcext:value-type="string">
            <text:p><text:a xlink:href="http://www.christushealthplan.org/workfiles/Christus_Directory_NM_HIX_1UP_20141112_0919_with_cover.pdf" xlink:type="simple">http://www.christushealthplan.org/workfiles/Christus_Directory_NM_HIX_1UP_20141112_0919_with_cover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48396" calcext:value-type="float">
            <text:p>48396</text:p>
          </table:table-cell>
          <table:table-cell table:number-columns-repeated="3"/>
          <table:table-cell office:value-type="float" office:value="48396" calcext:value-type="float">
            <text:p>48396</text:p>
          </table:table-cell>
          <table:table-cell/>
          <table:table-cell office:value-type="string" calcext:value-type="string">
            <text:p>KS IEX Compass</text:p>
          </table:table-cell>
          <table:table-cell/>
          <table:table-cell table:style-name="ce2" office:value-type="string" calcext:value-type="string">
            <text:p><text:a xlink:href="http://www.bcbsnm.com/provider_finder/important_info_dental.html" xlink:type="simple">http://www.bcbsnm.com/provider_finder/important_info_dental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5560" calcext:value-type="float">
            <text:p>15560</text:p>
          </table:table-cell>
          <table:table-cell table:number-columns-repeated="3"/>
          <table:table-cell office:value-type="float" office:value="15560" calcext:value-type="float">
            <text:p>15560</text:p>
          </table:table-cell>
          <table:table-cell/>
          <table:table-cell office:value-type="string" calcext:value-type="string">
            <text:p>Delta Dental PPO Individual</text:p>
          </table:table-cell>
          <table:table-cell/>
          <table:table-cell table:style-name="ce2" office:value-type="string" calcext:value-type="string">
            <text:p><text:a xlink:href="https://public.hcsc.net/providerfinder/search.do?corpEntCd=NM1&amp;residencestate=NM&amp;product=PPO&amp;entryPt=MKT" xlink:type="simple">https://public.hcsc.net/providerfinder/search.do?corpEntCd=NM1&amp;residencestate=NM&amp;product=PPO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96751" calcext:value-type="float">
            <text:p>96751</text:p>
          </table:table-cell>
          <table:table-cell table:number-columns-repeated="3"/>
          <table:table-cell office:value-type="float" office:value="96751" calcext:value-type="float">
            <text:p>96751</text:p>
          </table:table-cell>
          <table:table-cell/>
          <table:table-cell office:value-type="string" calcext:value-type="string">
            <text:p>Delta Dental PPO SHOP</text:p>
          </table:table-cell>
          <table:table-cell/>
          <table:table-cell table:style-name="ce2" office:value-type="string" calcext:value-type="string">
            <text:p><text:a xlink:href="https://public.hcsc.net/providerfinder/search.do?corpEntCd=NM1&amp;residencestate=NM&amp;product=CNN&amp;entryPt=MKT" xlink:type="simple">https://public.hcsc.net/providerfinder/search.do?corpEntCd=NM1&amp;residencestate=NM&amp;product=CNN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93091" calcext:value-type="float">
            <text:p>93091</text:p>
          </table:table-cell>
          <table:table-cell table:number-columns-repeated="3"/>
          <table:table-cell office:value-type="float" office:value="93091" calcext:value-type="float">
            <text:p>93091</text:p>
          </table:table-cell>
          <table:table-cell/>
          <table:table-cell office:value-type="string" calcext:value-type="string">
            <text:p>BlueSelect National Plus with Walmart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YFR" xlink:type="simple">https://www.anthem.com/health-insurance/provider-directory/searchcriteria?alphaprefix=YF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60156" calcext:value-type="float">
            <text:p>60156</text:p>
          </table:table-cell>
          <table:table-cell table:number-columns-repeated="3"/>
          <table:table-cell office:value-type="float" office:value="60156" calcext:value-type="float">
            <text:p>60156</text:p>
          </table:table-cell>
          <table:table-cell/>
          <table:table-cell office:value-type="string" calcext:value-type="string">
            <text:p>BlueSelect Walmart</text:p>
          </table:table-cell>
          <table:table-cell/>
          <table:table-cell table:style-name="ce2" office:value-type="string" calcext:value-type="string">
            <text:p><text:a xlink:href="http://nevadadentalbenefits.com/find_dentist.php" xlink:type="simple">http://nevadadentalbenefits.com/find_dentist.ph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88380" calcext:value-type="float">
            <text:p>88380</text:p>
          </table:table-cell>
          <table:table-cell table:number-columns-repeated="3"/>
          <table:table-cell office:value-type="float" office:value="88380" calcext:value-type="float">
            <text:p>88380</text:p>
          </table:table-cell>
          <table:table-cell/>
          <table:table-cell office:value-type="string" calcext:value-type="string">
            <text:p>Maine Statewide Network</text:p>
          </table:table-cell>
          <table:table-cell/>
          <table:table-cell table:style-name="ce2" office:value-type="string" calcext:value-type="string">
            <text:p><text:a xlink:href="http://www.myhpnonline.com/" xlink:type="simple">http://www.myhpnonline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31274" calcext:value-type="float">
            <text:p>31274</text:p>
          </table:table-cell>
          <table:table-cell table:number-columns-repeated="3"/>
          <table:table-cell office:value-type="float" office:value="31274" calcext:value-type="float">
            <text:p>31274</text:p>
          </table:table-cell>
          <table:table-cell/>
          <table:table-cell office:value-type="string" calcext:value-type="string">
            <text:p>Blue Choice PPO and Dental Complete</text:p>
          </table:table-cell>
          <table:table-cell/>
          <table:table-cell table:style-name="ce2" office:value-type="string" calcext:value-type="string">
            <text:p><text:a xlink:href="http://inhealthohio.org/you-need-to-know/provider-network" xlink:type="simple">http://inhealthohio.org/you-need-to-know/provider-networ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5995" calcext:value-type="float">
            <text:p>15995</text:p>
          </table:table-cell>
          <table:table-cell table:number-columns-repeated="3"/>
          <table:table-cell office:value-type="float" office:value="15995" calcext:value-type="float">
            <text:p>15995</text:p>
          </table:table-cell>
          <table:table-cell/>
          <table:table-cell office:value-type="string" calcext:value-type="string">
            <text:p>HMO Maine and Dental Complete</text:p>
          </table:table-cell>
          <table:table-cell/>
          <table:table-cell table:style-name="ce2" office:value-type="string" calcext:value-type="string">
            <text:p><text:a xlink:href="http://www.healthspan.org/findaprovider" xlink:type="simple">http://www.healthspan.org/finda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6904" calcext:value-type="float">
            <text:p>26904</text:p>
          </table:table-cell>
          <table:table-cell table:number-columns-repeated="3"/>
          <table:table-cell office:value-type="float" office:value="26904" calcext:value-type="float">
            <text:p>26904</text:p>
          </table:table-cell>
          <table:table-cell/>
          <table:table-cell office:value-type="string" calcext:value-type="string">
            <text:p>Dental Complete</text:p>
          </table:table-cell>
          <table:table-cell/>
          <table:table-cell table:style-name="ce2" office:value-type="string" calcext:value-type="string">
            <text:p><text:a xlink:href="https://providersearch.medmutual.com/default.aspx?product=SM%2b" xlink:type="simple">https://providersearch.medmutual.com/default.aspx?product=SM%2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28348" calcext:value-type="float">
            <text:p>28348</text:p>
          </table:table-cell>
          <table:table-cell table:number-columns-repeated="3"/>
          <table:table-cell office:value-type="float" office:value="28348" calcext:value-type="float">
            <text:p>28348</text:p>
          </table:table-cell>
          <table:table-cell/>
          <table:table-cell office:value-type="string" calcext:value-type="string">
            <text:p>Harvard Pilgrim Health Care Full Network</text:p>
          </table:table-cell>
          <table:table-cell/>
          <table:table-cell table:style-name="ce2" office:value-type="string" calcext:value-type="string">
            <text:p><text:a xlink:href="http://www2.dentemax.com/Members/FindADentist.aspx" xlink:type="simple">http://www2.dentemax.com/Members/FindADentist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37903" calcext:value-type="float">
            <text:p>37903</text:p>
          </table:table-cell>
          <table:table-cell table:number-columns-repeated="3"/>
          <table:table-cell office:value-type="float" office:value="37903" calcext:value-type="float">
            <text:p>37903</text:p>
          </table:table-cell>
          <table:table-cell/>
          <table:table-cell office:value-type="string" calcext:value-type="string">
            <text:p>Maine's Choice Network</text:p>
          </table:table-cell>
          <table:table-cell/>
          <table:table-cell table:style-name="ce2" office:value-type="string" calcext:value-type="string">
            <text:p><text:a xlink:href="http://www.premierhealthplan.org/Find-a-Doctor" xlink:type="simple">http://www.premierhealthplan.org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60559" calcext:value-type="float">
            <text:p>60559</text:p>
          </table:table-cell>
          <table:table-cell table:number-columns-repeated="3"/>
          <table:table-cell office:value-type="float" office:value="60559" calcext:value-type="float">
            <text:p>60559</text:p>
          </table:table-cell>
          <table:table-cell/>
          <table:table-cell office:value-type="string" calcext:value-type="string">
            <text:p>Dental DNoA Preferred Network</text:p>
          </table:table-cell>
          <table:table-cell/>
          <table:table-cell table:style-name="ce2" office:value-type="string" calcext:value-type="string">
            <text:p><text:a xlink:href="http://www.aultcare.com/myProviders" xlink:type="simple">http://www.aultcare.com/my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62141" calcext:value-type="float">
            <text:p>62141</text:p>
          </table:table-cell>
          <table:table-cell table:number-columns-repeated="3"/>
          <table:table-cell office:value-type="float" office:value="62141" calcext:value-type="float">
            <text:p>62141</text:p>
          </table:table-cell>
          <table:table-cell/>
          <table:table-cell office:value-type="string" calcext:value-type="string">
            <text:p>Southeast Michigan Local Network</text:p>
          </table:table-cell>
          <table:table-cell/>
          <table:table-cell table:style-name="ce2" office:value-type="string" calcext:value-type="string">
            <text:p><text:a xlink:href="http://www.aultcare.com/exchangeproviders" xlink:type="simple">http://www.aultcare.com/exchange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65817" calcext:value-type="float">
            <text:p>65817</text:p>
          </table:table-cell>
          <table:table-cell table:number-columns-repeated="3"/>
          <table:table-cell office:value-type="float" office:value="65817" calcext:value-type="float">
            <text:p>65817</text:p>
          </table:table-cell>
          <table:table-cell/>
          <table:table-cell office:value-type="string" calcext:value-type="string">
            <text:p>PPO Network - Indv</text:p>
          </table:table-cell>
          <table:table-cell/>
          <table:table-cell table:style-name="ce2" office:value-type="string" calcext:value-type="string">
            <text:p><text:a xlink:href="http://www.aultragroup.com/Application/UCLCM/l/Members/4/29/aultradentalProviderDirectory/aultragroup/UCPortal.aspx" xlink:type="simple">http://www.aultragroup.com/Application/UCLCM/l/Members/4/29/aultradentalProviderDirectory/aultragroup/UCPortal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70525" calcext:value-type="float">
            <text:p>70525</text:p>
          </table:table-cell>
          <table:table-cell table:number-columns-repeated="3"/>
          <table:table-cell office:value-type="float" office:value="70525" calcext:value-type="float">
            <text:p>70525</text:p>
          </table:table-cell>
          <table:table-cell/>
          <table:table-cell office:value-type="string" calcext:value-type="string">
            <text:p>HMO/POS Network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JWR" xlink:type="simple">https://www.anthem.com/health-insurance/provider-directory/searchcriteria?alphaprefix=JW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9005" calcext:value-type="float">
            <text:p>19005</text:p>
          </table:table-cell>
          <table:table-cell table:number-columns-repeated="3"/>
          <table:table-cell office:value-type="float" office:value="19005" calcext:value-type="float">
            <text:p>19005</text:p>
          </table:table-cell>
          <table:table-cell/>
          <table:table-cell office:value-type="string" calcext:value-type="string">
            <text:p>HMO Spectrum Health Partners Network</text:p>
          </table:table-cell>
          <table:table-cell/>
          <table:table-cell table:style-name="ce2" office:value-type="string" calcext:value-type="string">
            <text:p><text:a xlink:href="http://www.anthem.com/health-insurance/provider-directory/searchcriteria?alphaprefix=JWV" xlink:type="simple">http://www.anthem.com/health-insurance/provider-directory/searchcriteria?alphaprefix=JWV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26018" calcext:value-type="float">
            <text:p>26018</text:p>
          </table:table-cell>
          <table:table-cell table:number-columns-repeated="3"/>
          <table:table-cell office:value-type="float" office:value="26018" calcext:value-type="float">
            <text:p>26018</text:p>
          </table:table-cell>
          <table:table-cell/>
          <table:table-cell office:value-type="string" calcext:value-type="string">
            <text:p>DENCAP Dental Plans Provider Network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JWJ" xlink:type="simple">https://www.anthem.com/health-insurance/provider-directory/searchcriteria?alphaprefix=JWJ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29497" calcext:value-type="float">
            <text:p>29497</text:p>
          </table:table-cell>
          <table:table-cell table:number-columns-repeated="3"/>
          <table:table-cell office:value-type="float" office:value="29497" calcext:value-type="float">
            <text:p>29497</text:p>
          </table:table-cell>
          <table:table-cell/>
          <table:table-cell office:value-type="string" calcext:value-type="string">
            <text:p>Harbor Choice Individual HMO Network</text:p>
          </table:table-cell>
          <table:table-cell/>
          <table:table-cell table:style-name="ce2" office:value-type="string" calcext:value-type="string">
            <text:p><text:a xlink:href="http://www.superiordental.com/findDentist.asp" xlink:type="simple">http://www.superiordental.com/findDentist.as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48664" calcext:value-type="float">
            <text:p>48664</text:p>
          </table:table-cell>
          <table:table-cell table:number-columns-repeated="3"/>
          <table:table-cell office:value-type="float" office:value="48664" calcext:value-type="float">
            <text:p>48664</text:p>
          </table:table-cell>
          <table:table-cell/>
          <table:table-cell office:value-type="string" calcext:value-type="string">
            <text:p>Harbor Choice Plus Individual HMO Network</text:p>
          </table:table-cell>
          <table:table-cell/>
          <table:table-cell table:style-name="ce2" office:value-type="string" calcext:value-type="string">
            <text:p><text:a xlink:href="http://www.alwayscarebenefits.com/comm/providers/OHDentalProviderDirectory.pdf" xlink:type="simple">http://www.alwayscarebenefits.com/comm/providers/OHDentalProvider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60359" calcext:value-type="float">
            <text:p>60359</text:p>
          </table:table-cell>
          <table:table-cell table:number-columns-repeated="3"/>
          <table:table-cell office:value-type="float" office:value="60359" calcext:value-type="float">
            <text:p>60359</text:p>
          </table:table-cell>
          <table:table-cell/>
          <table:table-cell office:value-type="string" calcext:value-type="string">
            <text:p>HAP HMO Full Network</text:p>
          </table:table-cell>
          <table:table-cell/>
          <table:table-cell table:style-name="ce2" office:value-type="string" calcext:value-type="string">
            <text:p><text:a xlink:href="http://www.uhc.com/find-a-physician/xohcompass" xlink:type="simple">http://www.uhc.com/find-a-physician/xoh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61298" calcext:value-type="float">
            <text:p>61298</text:p>
          </table:table-cell>
          <table:table-cell table:number-columns-repeated="3"/>
          <table:table-cell office:value-type="float" office:value="61298" calcext:value-type="float">
            <text:p>61298</text:p>
          </table:table-cell>
          <table:table-cell/>
          <table:table-cell office:value-type="string" calcext:value-type="string">
            <text:p>Henry Ford Choice</text:p>
          </table:table-cell>
          <table:table-cell/>
          <table:table-cell table:style-name="ce2" office:value-type="string" calcext:value-type="string">
            <text:p><text:a xlink:href="http://www.dentaquest.com/marketplace/oh/" xlink:type="simple">http://www.dentaquest.com/marketplace/oh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67190" calcext:value-type="float">
            <text:p>67190</text:p>
          </table:table-cell>
          <table:table-cell table:number-columns-repeated="3"/>
          <table:table-cell office:value-type="float" office:value="67190" calcext:value-type="float">
            <text:p>67190</text:p>
          </table:table-cell>
          <table:table-cell/>
          <table:table-cell office:value-type="string" calcext:value-type="string">
            <text:p>Genesys Choice</text:p>
          </table:table-cell>
          <table:table-cell/>
          <table:table-cell table:style-name="ce2" office:value-type="string" calcext:value-type="string">
            <text:p><text:a xlink:href="https://metlocator.metlife.com/metlocator/execute/Search?searchType=findDentistHCR_OH&amp;planType=DPPO&amp;networkID=2" xlink:type="simple">https://metlocator.metlife.com/metlocator/execute/Search?searchType=findDentistHCR_OH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67775" calcext:value-type="float">
            <text:p>67775</text:p>
          </table:table-cell>
          <table:table-cell table:number-columns-repeated="3"/>
          <table:table-cell office:value-type="float" office:value="67775" calcext:value-type="float">
            <text:p>67775</text:p>
          </table:table-cell>
          <table:table-cell/>
          <table:table-cell office:value-type="string" calcext:value-type="string">
            <text:p>Detroit HMOx</text:p>
          </table:table-cell>
          <table:table-cell/>
          <table:table-cell table:style-name="ce2" office:value-type="string" calcext:value-type="string">
            <text:p><text:a xlink:href="http://ambetter.bchpohio.com/findadoc" xlink:type="simple">http://ambetter.bchpohio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68245" calcext:value-type="float">
            <text:p>68245</text:p>
          </table:table-cell>
          <table:table-cell table:number-columns-repeated="3"/>
          <table:table-cell office:value-type="float" office:value="68245" calcext:value-type="float">
            <text:p>68245</text:p>
          </table:table-cell>
          <table:table-cell/>
          <table:table-cell office:value-type="string" calcext:value-type="string">
            <text:p>Michigan HMOx</text:p>
          </table:table-cell>
          <table:table-cell/>
          <table:table-cell table:style-name="ce2" office:value-type="string" calcext:value-type="string">
            <text:p><text:a xlink:href="http://findadoctor.arvatocim.com/Search.aspx?Summa=&amp;Network=SEFI&amp;PlanName=SC+Connect+(Fully+-+Insured)&amp;ProvType=PHY&amp;SearchOption=Name&amp;Miles=25" xlink:type="simple">http://findadoctor.arvatocim.com/Search.aspx?Summa=&amp;Network=SEFI&amp;PlanName=SC+Connect+(Fully+-+Insured)&amp;ProvType=PHY&amp;SearchOption=Name&amp;Miles=2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90955" calcext:value-type="float">
            <text:p>90955</text:p>
          </table:table-cell>
          <table:table-cell table:number-columns-repeated="3"/>
          <table:table-cell office:value-type="float" office:value="90955" calcext:value-type="float">
            <text:p>90955</text:p>
          </table:table-cell>
          <table:table-cell/>
          <table:table-cell office:value-type="string" calcext:value-type="string">
            <text:p>Retailers Insurance Company Dental Network</text:p>
          </table:table-cell>
          <table:table-cell/>
          <table:table-cell table:style-name="ce2" office:value-type="string" calcext:value-type="string">
            <text:p><text:a xlink:href="http://findadoctor.arvatocim.com/Search.aspx?Summa=&amp;Network=SEFI&amp;PlanName=SC+Select+(Fully+-+Insured)&amp;ProvType=PHY&amp;SearchOption=Name&amp;Miles=25" xlink:type="simple">http://findadoctor.arvatocim.com/Search.aspx?Summa=&amp;Network=SEFI&amp;PlanName=SC+Select+(Fully+-+Insured)&amp;ProvType=PHY&amp;SearchOption=Name&amp;Miles=2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96320" calcext:value-type="float">
            <text:p>96320</text:p>
          </table:table-cell>
          <table:table-cell table:number-columns-repeated="3"/>
          <table:table-cell office:value-type="float" office:value="96320" calcext:value-type="float">
            <text:p>96320</text:p>
          </table:table-cell>
          <table:table-cell/>
          <table:table-cell office:value-type="string" calcext:value-type="string">
            <text:p>Dentemax</text:p>
          </table:table-cell>
          <table:table-cell/>
          <table:table-cell table:style-name="ce2" office:value-type="string" calcext:value-type="string">
            <text:p><text:a xlink:href="http://www.molinahealthcare.com" xlink:type="simple">http://www.molinahealthcare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0046" calcext:value-type="float">
            <text:p>10046</text:p>
          </table:table-cell>
          <table:table-cell table:number-columns-repeated="3"/>
          <table:table-cell office:value-type="float" office:value="10046" calcext:value-type="float">
            <text:p>10046</text:p>
          </table:table-cell>
          <table:table-cell/>
          <table:table-cell office:value-type="string" calcext:value-type="string">
            <text:p>Meridian Choice (Bronson)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750" xlink:type="simple">https://www.humana.com/finder/search?customerId=1059&amp;pfpkey=75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8350" calcext:value-type="float">
            <text:p>18350</text:p>
          </table:table-cell>
          <table:table-cell table:number-columns-repeated="3"/>
          <table:table-cell office:value-type="float" office:value="18350" calcext:value-type="float">
            <text:p>18350</text:p>
          </table:table-cell>
          <table:table-cell/>
          <table:table-cell office:value-type="string" calcext:value-type="string">
            <text:p>Meridian Choice (Michigan)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814" xlink:type="simple">https://www.humana.com/finder/search?customerId=1059&amp;pfpkey=81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46082" calcext:value-type="float">
            <text:p>46082</text:p>
          </table:table-cell>
          <table:table-cell table:number-columns-repeated="3"/>
          <table:table-cell office:value-type="float" office:value="46082" calcext:value-type="float">
            <text:p>46082</text:p>
          </table:table-cell>
          <table:table-cell/>
          <table:table-cell office:value-type="string" calcext:value-type="string">
            <text:p>Traditional</text:p>
          </table:table-cell>
          <table:table-cell/>
          <table:table-cell table:style-name="ce2" office:value-type="string" calcext:value-type="string">
            <text:p><text:a xlink:href="https://www.humana.com/finder/search?customerId=1109&amp;pfpkey=1030" xlink:type="simple">https://www.humana.com/finder/search?customerId=1109&amp;pfpkey=103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50397" calcext:value-type="float">
            <text:p>50397</text:p>
          </table:table-cell>
          <table:table-cell table:number-columns-repeated="3"/>
          <table:table-cell office:value-type="float" office:value="50397" calcext:value-type="float">
            <text:p>50397</text:p>
          </table:table-cell>
          <table:table-cell/>
          <table:table-cell office:value-type="string" calcext:value-type="string">
            <text:p>Exclusive</text:p>
          </table:table-cell>
          <table:table-cell/>
          <table:table-cell table:style-name="ce2" office:value-type="string" calcext:value-type="string">
            <text:p><text:a xlink:href="http://www.MyParamount.org/MarketplaceDirectory" xlink:type="simple">http://www.MyParamount.org/Marketplace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60612" calcext:value-type="float">
            <text:p>60612</text:p>
          </table:table-cell>
          <table:table-cell table:number-columns-repeated="3"/>
          <table:table-cell office:value-type="float" office:value="60612" calcext:value-type="float">
            <text:p>60612</text:p>
          </table:table-cell>
          <table:table-cell/>
          <table:table-cell office:value-type="string" calcext:value-type="string">
            <text:p>MI SHOP Choice</text:p>
          </table:table-cell>
          <table:table-cell/>
          <table:table-cell table:style-name="ce2" office:value-type="string" calcext:value-type="string">
            <text:p><text:a xlink:href="https://memberportal.caresource.com/App/oh/FindADoctor" xlink:type="simple">https://memberportal.caresource.com/App/oh/FindA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1474" calcext:value-type="float">
            <text:p>11474</text:p>
          </table:table-cell>
          <table:table-cell table:number-columns-repeated="3"/>
          <table:table-cell office:value-type="float" office:value="11474" calcext:value-type="float">
            <text:p>11474</text:p>
          </table:table-cell>
          <table:table-cell/>
          <table:table-cell office:value-type="string" calcext:value-type="string">
            <text:p>MI SHOP Navigate</text:p>
          </table:table-cell>
          <table:table-cell/>
          <table:table-cell table:style-name="ce2" office:value-type="string" calcext:value-type="string">
            <text:p><text:a xlink:href="http://www.uhc.com/find-a-physician/xohnavigate" xlink:type="simple">http://www.uhc.com/find-a-physician/xohnavigat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1738" calcext:value-type="float">
            <text:p>11738</text:p>
          </table:table-cell>
          <table:table-cell table:number-columns-repeated="3"/>
          <table:table-cell office:value-type="float" office:value="11738" calcext:value-type="float">
            <text:p>11738</text:p>
          </table:table-cell>
          <table:table-cell/>
          <table:table-cell office:value-type="string" calcext:value-type="string">
            <text:p>Total Health Care Network</text:p>
          </table:table-cell>
          <table:table-cell/>
          <table:table-cell table:style-name="ce2" office:value-type="string" calcext:value-type="string">
            <text:p><text:a xlink:href="http://Fad.dentalcareplus.com" xlink:type="simple">http://Fad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8973" calcext:value-type="float">
            <text:p>18973</text:p>
          </table:table-cell>
          <table:table-cell table:number-columns-repeated="3"/>
          <table:table-cell office:value-type="float" office:value="18973" calcext:value-type="float">
            <text:p>18973</text:p>
          </table:table-cell>
          <table:table-cell/>
          <table:table-cell office:value-type="string" calcext:value-type="string">
            <text:p>Alliance Health and Life</text:p>
          </table:table-cell>
          <table:table-cell/>
          <table:table-cell table:style-name="ce2" office:value-type="string" calcext:value-type="string">
            <text:p><text:a xlink:href="http://hixfad.dentalcareplus.com" xlink:type="simple">http://hixfad.dentalcareplu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23499" calcext:value-type="float">
            <text:p>23499</text:p>
          </table:table-cell>
          <table:table-cell table:number-columns-repeated="3"/>
          <table:table-cell office:value-type="float" office:value="23499" calcext:value-type="float">
            <text:p>23499</text:p>
          </table:table-cell>
          <table:table-cell/>
          <table:table-cell office:value-type="string" calcext:value-type="string">
            <text:p>MI IEX Compass</text:p>
          </table:table-cell>
          <table:table-cell/>
          <table:table-cell table:style-name="ce2" office:value-type="string" calcext:value-type="string">
            <text:p><text:a xlink:href="http://providerdirectory.pacificsource.com/?nPlan=SmartChoice" xlink:type="simple">http://providerdirectory.pacificsource.com/?nPlan=SmartChoic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27651" calcext:value-type="float">
            <text:p>27651</text:p>
          </table:table-cell>
          <table:table-cell table:number-columns-repeated="3"/>
          <table:table-cell office:value-type="float" office:value="27651" calcext:value-type="float">
            <text:p>27651</text:p>
          </table:table-cell>
          <table:table-cell/>
          <table:table-cell office:value-type="string" calcext:value-type="string">
            <text:p>MHP Commercial Provider Network</text:p>
          </table:table-cell>
          <table:table-cell/>
          <table:table-cell table:style-name="ce2" office:value-type="string" calcext:value-type="string">
            <text:p><text:a xlink:href="http://providerdirectory.pacificsource.com/?nPlan=Dental+Advantage+Essentials" xlink:type="simple">http://providerdirectory.pacificsource.com/?nPlan=Dental+Advantage+Essential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50730" calcext:value-type="float">
            <text:p>50730</text:p>
          </table:table-cell>
          <table:table-cell table:number-columns-repeated="3"/>
          <table:table-cell office:value-type="float" office:value="50730" calcext:value-type="float">
            <text:p>50730</text:p>
          </table:table-cell>
          <table:table-cell/>
          <table:table-cell office:value-type="string" calcext:value-type="string">
            <text:p>Blue Cross Blue Shield Montana Dental Network</text:p>
          </table:table-cell>
          <table:table-cell/>
          <table:table-cell table:style-name="ce2" office:value-type="string" calcext:value-type="string">
            <text:p><text:a xlink:href="http://providerdirectory.pacificsource.com/?nPlan=Dental+Advantage" xlink:type="simple">http://providerdirectory.pacificsource.com/?nPlan=Dental+Advantag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1902" calcext:value-type="float">
            <text:p>51902</text:p>
          </table:table-cell>
          <table:table-cell table:number-columns-repeated="3"/>
          <table:table-cell office:value-type="float" office:value="51902" calcext:value-type="float">
            <text:p>51902</text:p>
          </table:table-cell>
          <table:table-cell/>
          <table:table-cell office:value-type="string" calcext:value-type="string">
            <text:p>Blue Focus POS</text:p>
          </table:table-cell>
          <table:table-cell/>
          <table:table-cell table:style-name="ce2" office:value-type="string" calcext:value-type="string">
            <text:p><text:a xlink:href="http://www.dentalhealthservices.com/members/provider-search/index.cfm?state=OR&amp;plan=idp&amp;popup=&amp;fa=search" xlink:type="simple">http://www.dentalhealthservices.com/members/provider-search/index.cfm?state=OR&amp;plan=idp&amp;popup=&amp;fa=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61284" calcext:value-type="float">
            <text:p>61284</text:p>
          </table:table-cell>
          <table:table-cell table:number-columns-repeated="3"/>
          <table:table-cell office:value-type="float" office:value="61284" calcext:value-type="float">
            <text:p>61284</text:p>
          </table:table-cell>
          <table:table-cell/>
          <table:table-cell office:value-type="string" calcext:value-type="string">
            <text:p>Connected Care</text:p>
          </table:table-cell>
          <table:table-cell/>
          <table:table-cell office:value-type="string" calcext:value-type="string">
            <text:p>www.modahealth.com/eenroll/find-provider?type=medical</text:p>
          </table:table-cell>
          <table:table-cell table:number-columns-repeated="101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61549" calcext:value-type="float">
            <text:p>61549</text:p>
          </table:table-cell>
          <table:table-cell table:number-columns-repeated="3"/>
          <table:table-cell office:value-type="float" office:value="61549" calcext:value-type="float">
            <text:p>61549</text:p>
          </table:table-cell>
          <table:table-cell/>
          <table:table-cell office:value-type="string" calcext:value-type="string">
            <text:p>Access Care</text:p>
          </table:table-cell>
          <table:table-cell/>
          <table:table-cell table:style-name="ce2" office:value-type="string" calcext:value-type="string">
            <text:p><text:a xlink:href="https://www.willamettedental.com/locations.htm" xlink:type="simple">https://www.willamettedental.com/locations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63366" calcext:value-type="float">
            <text:p>63366</text:p>
          </table:table-cell>
          <table:table-cell table:number-columns-repeated="3"/>
          <table:table-cell office:value-type="float" office:value="63366" calcext:value-type="float">
            <text:p>63366</text:p>
          </table:table-cell>
          <table:table-cell/>
          <table:table-cell office:value-type="string" calcext:value-type="string">
            <text:p>Engage</text:p>
          </table:table-cell>
          <table:table-cell/>
          <table:table-cell table:style-name="ce2" office:value-type="string" calcext:value-type="string">
            <text:p><text:a xlink:href="https://www.zoomcare.com/health-insurance/zoom_provider_guide.pdf" xlink:type="simple">https://www.zoomcare.com/health-insurance/zoom_provider_guide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71051" calcext:value-type="float">
            <text:p>71051</text:p>
          </table:table-cell>
          <table:table-cell table:number-columns-repeated="3"/>
          <table:table-cell office:value-type="float" office:value="71051" calcext:value-type="float">
            <text:p>71051</text:p>
          </table:table-cell>
          <table:table-cell/>
          <table:table-cell office:value-type="string" calcext:value-type="string">
            <text:p>OA_POS_Nebraska</text:p>
          </table:table-cell>
          <table:table-cell/>
          <table:table-cell table:style-name="ce2" office:value-type="string" calcext:value-type="string">
            <text:p><text:a xlink:href="http://www.atriohp.com/ATRIO-Exchange/Exchange-Providers.aspx" xlink:type="simple">http://www.atriohp.com/ATRIO-Exchange/Exchange-Providers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4980" calcext:value-type="float">
            <text:p>74980</text:p>
          </table:table-cell>
          <table:table-cell table:number-columns-repeated="3"/>
          <table:table-cell office:value-type="float" office:value="74980" calcext:value-type="float">
            <text:p>74980</text:p>
          </table:table-cell>
          <table:table-cell/>
          <table:table-cell office:value-type="string" calcext:value-type="string">
            <text:p>POS_CHI Health Omaha Powered by UniNet</text:p>
          </table:table-cell>
          <table:table-cell/>
          <table:table-cell office:value-type="string" calcext:value-type="string">
            <text:p>www.atriohp.com</text:p>
          </table:table-cell>
          <table:table-cell table:number-columns-repeated="1011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77847" calcext:value-type="float">
            <text:p>77847</text:p>
          </table:table-cell>
          <table:table-cell table:number-columns-repeated="3"/>
          <table:table-cell office:value-type="float" office:value="77847" calcext:value-type="float">
            <text:p>77847</text:p>
          </table:table-cell>
          <table:table-cell/>
          <table:table-cell office:value-type="string" calcext:value-type="string">
            <text:p>POS_MIPPA</text:p>
          </table:table-cell>
          <table:table-cell/>
          <table:table-cell table:style-name="ce2" office:value-type="string" calcext:value-type="string">
            <text:p><text:a xlink:href="https://www.modahealth.com/eenroll/find-provider?type=medical" xlink:type="simple">https://www.modahealth.com/eenroll/find-provider?type=medic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85930" calcext:value-type="float">
            <text:p>85930</text:p>
          </table:table-cell>
          <table:table-cell table:number-columns-repeated="3"/>
          <table:table-cell office:value-type="float" office:value="85930" calcext:value-type="float">
            <text:p>85930</text:p>
          </table:table-cell>
          <table:table-cell/>
          <table:table-cell office:value-type="string" calcext:value-type="string">
            <text:p>OA_HMO_CHI Health Omaha</text:p>
          </table:table-cell>
          <table:table-cell/>
          <table:table-cell table:style-name="ce2" office:value-type="string" calcext:value-type="string">
            <text:p><text:a xlink:href="http://phppd.providence.org/" xlink:type="simple">http://phppd.providence.org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88678" calcext:value-type="float">
            <text:p>88678</text:p>
          </table:table-cell>
          <table:table-cell table:number-columns-repeated="3"/>
          <table:table-cell office:value-type="float" office:value="88678" calcext:value-type="float">
            <text:p>88678</text:p>
          </table:table-cell>
          <table:table-cell/>
          <table:table-cell office:value-type="string" calcext:value-type="string">
            <text:p>OA_POS_MIPPA</text:p>
          </table:table-cell>
          <table:table-cell/>
          <table:table-cell office:value-type="string" calcext:value-type="string">
            <text:p>www.providencehealthplan.com</text:p>
          </table:table-cell>
          <table:table-cell table:number-columns-repeated="1011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89617" calcext:value-type="float">
            <text:p>89617</text:p>
          </table:table-cell>
          <table:table-cell table:number-columns-repeated="3"/>
          <table:table-cell office:value-type="float" office:value="89617" calcext:value-type="float">
            <text:p>89617</text:p>
          </table:table-cell>
          <table:table-cell/>
          <table:table-cell office:value-type="string" calcext:value-type="string">
            <text:p>POS_Methodist Health Partners</text:p>
          </table:table-cell>
          <table:table-cell/>
          <table:table-cell table:style-name="ce2" office:value-type="string" calcext:value-type="string">
            <text:p><text:a xlink:href="http://www.willamettedental.com/locations-oregon.htm" xlink:type="simple">http://www.willamettedental.com/locations-oregon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93078" calcext:value-type="float">
            <text:p>93078</text:p>
          </table:table-cell>
          <table:table-cell table:number-columns-repeated="3"/>
          <table:table-cell office:value-type="float" office:value="93078" calcext:value-type="float">
            <text:p>93078</text:p>
          </table:table-cell>
          <table:table-cell/>
          <table:table-cell office:value-type="string" calcext:value-type="string">
            <text:p>POS_Nebraska Health Network</text:p>
          </table:table-cell>
          <table:table-cell/>
          <table:table-cell office:value-type="string" calcext:value-type="string">
            <text:p>www.willamettedental.com/locations-oregon.htm</text:p>
          </table:table-cell>
          <table:table-cell table:number-columns-repeated="1011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6724" calcext:value-type="float">
            <text:p>16724</text:p>
          </table:table-cell>
          <table:table-cell table:number-columns-repeated="3"/>
          <table:table-cell office:value-type="float" office:value="16724" calcext:value-type="float">
            <text:p>16724</text:p>
          </table:table-cell>
          <table:table-cell/>
          <table:table-cell office:value-type="string" calcext:value-type="string">
            <text:p>OA_HMO_Methodist HealthPartners</text:p>
          </table:table-cell>
          <table:table-cell/>
          <table:table-cell table:style-name="ce2" office:value-type="string" calcext:value-type="string">
            <text:p><text:a xlink:href="https://web.healthsparq.com/healthsparq/public/#/public/insurerCode=BS_I&amp;productCode=N919758283&amp;brandCode=BS" xlink:type="simple">https://web.healthsparq.com/healthsparq/public/#/public/insurerCode=BS_I&amp;productCode=N919758283&amp;brandCode=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7522" calcext:value-type="float">
            <text:p>17522</text:p>
          </table:table-cell>
          <table:table-cell table:number-columns-repeated="3"/>
          <table:table-cell office:value-type="float" office:value="17522" calcext:value-type="float">
            <text:p>17522</text:p>
          </table:table-cell>
          <table:table-cell/>
          <table:table-cell office:value-type="string" calcext:value-type="string">
            <text:p>OA_HMO_Nebraska Health Network</text:p>
          </table:table-cell>
          <table:table-cell/>
          <table:table-cell table:style-name="ce2" office:value-type="string" calcext:value-type="string">
            <text:p><text:a xlink:href="https://web.healthsparq.com/healthsparq/public/#/public/insurerCode=BS_I&amp;productCode=P1064843114&amp;brandCode=BS" xlink:type="simple">https://web.healthsparq.com/healthsparq/public/#/public/insurerCode=BS_I&amp;productCode=P1064843114&amp;brandCode=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8715" calcext:value-type="float">
            <text:p>18715</text:p>
          </table:table-cell>
          <table:table-cell table:number-columns-repeated="3"/>
          <table:table-cell office:value-type="float" office:value="18715" calcext:value-type="float">
            <text:p>18715</text:p>
          </table:table-cell>
          <table:table-cell/>
          <table:table-cell office:value-type="string" calcext:value-type="string">
            <text:p>NEtwork BLUE PPO</text:p>
          </table:table-cell>
          <table:table-cell/>
          <table:table-cell table:style-name="ce2" office:value-type="string" calcext:value-type="string">
            <text:p><text:a xlink:href="https://web.healthsparq.com/healthsparq/public/#/public/insurerCode=BS_I&amp;productCode=P284266264&amp;brandCode=BS" xlink:type="simple">https://web.healthsparq.com/healthsparq/public/#/public/insurerCode=BS_I&amp;productCode=P284266264&amp;brandCode=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129" calcext:value-type="float">
            <text:p>20129</text:p>
          </table:table-cell>
          <table:table-cell table:number-columns-repeated="3"/>
          <table:table-cell office:value-type="float" office:value="20129" calcext:value-type="float">
            <text:p>20129</text:p>
          </table:table-cell>
          <table:table-cell/>
          <table:table-cell office:value-type="string" calcext:value-type="string">
            <text:p>Select BlueChoice Three-Tier</text:p>
          </table:table-cell>
          <table:table-cell/>
          <table:table-cell table:style-name="ce2" office:value-type="string" calcext:value-type="string">
            <text:p><text:a xlink:href="https://web.healthsparq.com/healthsparq/public/#/public/insurerCode=BS_I&amp;productCode=P1407467148&amp;brandCode=BS" xlink:type="simple">https://web.healthsparq.com/healthsparq/public/#/public/insurerCode=BS_I&amp;productCode=P1407467148&amp;brandCode=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0545" calcext:value-type="float">
            <text:p>20545</text:p>
          </table:table-cell>
          <table:table-cell table:number-columns-repeated="3"/>
          <table:table-cell office:value-type="float" office:value="20545" calcext:value-type="float">
            <text:p>20545</text:p>
          </table:table-cell>
          <table:table-cell/>
          <table:table-cell office:value-type="string" calcext:value-type="string">
            <text:p>NE IEX Compass</text:p>
          </table:table-cell>
          <table:table-cell/>
          <table:table-cell office:value-type="string" calcext:value-type="string">
            <text:p><text:s/>http://www.kaiserpermanentedentalnw.org/choose-dentist/</text:p>
          </table:table-cell>
          <table:table-cell table:number-columns-repeated="1011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27833" calcext:value-type="float">
            <text:p>27833</text:p>
          </table:table-cell>
          <table:table-cell table:number-columns-repeated="3"/>
          <table:table-cell office:value-type="float" office:value="27833" calcext:value-type="float">
            <text:p>27833</text:p>
          </table:table-cell>
          <table:table-cell/>
          <table:table-cell office:value-type="string" calcext:value-type="string">
            <text:p>New Hampshire Statewide Network</text:p>
          </table:table-cell>
          <table:table-cell/>
          <table:table-cell table:style-name="ce2" office:value-type="string" calcext:value-type="string">
            <text:p><text:a xlink:href="https://lifewise.vitalschoice.com/?ci=lifewiseor&amp;network_id=7" xlink:type="simple">https://lifewise.vitalschoice.com/?ci=lifewiseor&amp;network_id=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30680" calcext:value-type="float">
            <text:p>30680</text:p>
          </table:table-cell>
          <table:table-cell table:number-columns-repeated="3"/>
          <table:table-cell office:value-type="float" office:value="30680" calcext:value-type="float">
            <text:p>30680</text:p>
          </table:table-cell>
          <table:table-cell/>
          <table:table-cell office:value-type="string" calcext:value-type="string">
            <text:p>Harvard Pilgrim Health Care of NE HMO</text:p>
          </table:table-cell>
          <table:table-cell/>
          <table:table-cell table:style-name="ce2" office:value-type="string" calcext:value-type="string">
            <text:p><text:a xlink:href="https://lifewise.vitalschoice.com/?ci=lifewiseor&amp;network_id=1" xlink:type="simple">https://lifewise.vitalschoice.com/?ci=lifewiseor&amp;network_id=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35670" calcext:value-type="float">
            <text:p>35670</text:p>
          </table:table-cell>
          <table:table-cell table:number-columns-repeated="3"/>
          <table:table-cell office:value-type="float" office:value="35670" calcext:value-type="float">
            <text:p>35670</text:p>
          </table:table-cell>
          <table:table-cell/>
          <table:table-cell office:value-type="string" calcext:value-type="string">
            <text:p>Harvard Pilgrim Health Care of NE ElevateHealth</text:p>
          </table:table-cell>
          <table:table-cell/>
          <table:table-cell table:style-name="ce2" office:value-type="string" calcext:value-type="string">
            <text:p><text:a xlink:href="https://lifewise.vitalschoice.com/?ci=lifewiseor&amp;network_id=15" xlink:type="simple">https://lifewise.vitalschoice.com/?ci=lifewiseor&amp;network_id=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39096" calcext:value-type="float">
            <text:p>39096</text:p>
          </table:table-cell>
          <table:table-cell table:number-columns-repeated="3"/>
          <table:table-cell office:value-type="float" office:value="39096" calcext:value-type="float">
            <text:p>39096</text:p>
          </table:table-cell>
          <table:table-cell/>
          <table:table-cell office:value-type="string" calcext:value-type="string">
            <text:p>Harvard Pilgrim Health Care of NE New Hampshire Network</text:p>
          </table:table-cell>
          <table:table-cell/>
          <table:table-cell table:style-name="ce2" office:value-type="string" calcext:value-type="string">
            <text:p><text:a xlink:href="http://www.trilliumchp.com/Marketplace/prov-search.php" xlink:type="simple">http://www.trilliumchp.com/Marketplace/prov-search.ph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40653" calcext:value-type="float">
            <text:p>40653</text:p>
          </table:table-cell>
          <table:table-cell table:number-columns-repeated="3"/>
          <table:table-cell office:value-type="float" office:value="40653" calcext:value-type="float">
            <text:p>40653</text:p>
          </table:table-cell>
          <table:table-cell/>
          <table:table-cell office:value-type="string" calcext:value-type="string">
            <text:p>HMO Extended</text:p>
          </table:table-cell>
          <table:table-cell/>
          <table:table-cell table:style-name="ce2" office:value-type="string" calcext:value-type="string">
            <text:p><text:a xlink:href="https://www.ohcoop.org/families-individuals/find-provider/" xlink:type="simple">https://www.ohcoop.org/families-individuals/find-provide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45634" calcext:value-type="float">
            <text:p>45634</text:p>
          </table:table-cell>
          <table:table-cell table:number-columns-repeated="3"/>
          <table:table-cell office:value-type="float" office:value="45634" calcext:value-type="float">
            <text:p>45634</text:p>
          </table:table-cell>
          <table:table-cell/>
          <table:table-cell office:value-type="string" calcext:value-type="string">
            <text:p>Granite State Health Plan</text:p>
          </table:table-cell>
          <table:table-cell/>
          <table:table-cell table:style-name="ce2" office:value-type="string" calcext:value-type="string">
            <text:p><text:a xlink:href="http://www.ohcoop.org/find-a-plan/our-provider-pharmacy-networks/provider-pharmacy-directory" xlink:type="simple">http://www.ohcoop.org/find-a-plan/our-provider-pharmacy-networks/provider-pharmacy-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46552" calcext:value-type="float">
            <text:p>46552</text:p>
          </table:table-cell>
          <table:table-cell table:number-columns-repeated="3"/>
          <table:table-cell office:value-type="float" office:value="46552" calcext:value-type="float">
            <text:p>46552</text:p>
          </table:table-cell>
          <table:table-cell/>
          <table:table-cell office:value-type="string" calcext:value-type="string">
            <text:p>Molina Healthcare of New Mexico Marketplace Plans</text:p>
          </table:table-cell>
          <table:table-cell/>
          <table:table-cell table:style-name="ce2" office:value-type="string" calcext:value-type="string">
            <text:p><text:a xlink:href="http://www.avera.org/marketplace/averadirectory/" xlink:type="simple">http://www.avera.org/marketplace/avera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53528" calcext:value-type="float">
            <text:p>53528</text:p>
          </table:table-cell>
          <table:table-cell table:number-columns-repeated="3"/>
          <table:table-cell office:value-type="float" office:value="53528" calcext:value-type="float">
            <text:p>53528</text:p>
          </table:table-cell>
          <table:table-cell/>
          <table:table-cell office:value-type="string" calcext:value-type="string">
            <text:p>BEST Life DM</text:p>
          </table:table-cell>
          <table:table-cell/>
          <table:table-cell table:style-name="ce2" office:value-type="string" calcext:value-type="string">
            <text:p><text:a xlink:href="https://providersearch.molinahealthcare.com/Provider/ProviderSearch?RedirectFrom=MolinaStaticWeb&amp;State=ut&amp;Coverage=MMP" xlink:type="simple">https://providersearch.molinahealthcare.com/Provider/ProviderSearch?RedirectFrom=MolinaStaticWeb&amp;State=ut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53554" calcext:value-type="float">
            <text:p>53554</text:p>
          </table:table-cell>
          <table:table-cell table:number-columns-repeated="3"/>
          <table:table-cell office:value-type="float" office:value="53554" calcext:value-type="float">
            <text:p>53554</text:p>
          </table:table-cell>
          <table:table-cell/>
          <table:table-cell office:value-type="string" calcext:value-type="string">
            <text:p>Presbyterian Network, Inc.</text:p>
          </table:table-cell>
          <table:table-cell/>
          <table:table-cell table:style-name="ce2" office:value-type="string" calcext:value-type="string">
            <text:p><text:a xlink:href="https://app.healthcare.utah.edu/externalProviders/search?planId=6" xlink:type="simple">https://app.healthcare.utah.edu/externalProviders/search?planId=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58288" calcext:value-type="float">
            <text:p>58288</text:p>
          </table:table-cell>
          <table:table-cell table:number-columns-repeated="3"/>
          <table:table-cell office:value-type="float" office:value="58288" calcext:value-type="float">
            <text:p>58288</text:p>
          </table:table-cell>
          <table:table-cell/>
          <table:table-cell office:value-type="string" calcext:value-type="string">
            <text:p>CHRISTUS Health Plan NM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820" xlink:type="simple">https://www.humana.com/finder/search?customerId=1059&amp;pfpkey=82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59928" calcext:value-type="float">
            <text:p>59928</text:p>
          </table:table-cell>
          <table:table-cell table:number-columns-repeated="3"/>
          <table:table-cell office:value-type="float" office:value="59928" calcext:value-type="float">
            <text:p>59928</text:p>
          </table:table-cell>
          <table:table-cell/>
          <table:table-cell office:value-type="string" calcext:value-type="string">
            <text:p>Community HMO</text:p>
          </table:table-cell>
          <table:table-cell/>
          <table:table-cell table:style-name="ce2" office:value-type="string" calcext:value-type="string">
            <text:p><text:a xlink:href="http://selecthealth.org/providers/default.aspx?medical=care&amp;dental=classic" xlink:type="simple">http://selecthealth.org/providers/default.aspx?medical=care&amp;dental=classi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60600" calcext:value-type="float">
            <text:p>60600</text:p>
          </table:table-cell>
          <table:table-cell table:number-columns-repeated="3"/>
          <table:table-cell office:value-type="float" office:value="60600" calcext:value-type="float">
            <text:p>60600</text:p>
          </table:table-cell>
          <table:table-cell/>
          <table:table-cell office:value-type="string" calcext:value-type="string">
            <text:p>Premier HMO North Network</text:p>
          </table:table-cell>
          <table:table-cell/>
          <table:table-cell table:style-name="ce2" office:value-type="string" calcext:value-type="string">
            <text:p><text:a xlink:href="http://selecthealth.org/providers/default.aspx?medical=med&amp;dental=classic" xlink:type="simple">http://selecthealth.org/providers/default.aspx?medical=med&amp;dental=classi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68303" calcext:value-type="float">
            <text:p>68303</text:p>
          </table:table-cell>
          <table:table-cell table:number-columns-repeated="3"/>
          <table:table-cell office:value-type="float" office:value="68303" calcext:value-type="float">
            <text:p>68303</text:p>
          </table:table-cell>
          <table:table-cell/>
          <table:table-cell office:value-type="string" calcext:value-type="string">
            <text:p>Prominence HealthFirst HMO Network (ChoicePlus)</text:p>
          </table:table-cell>
          <table:table-cell/>
          <table:table-cell table:style-name="ce2" office:value-type="string" calcext:value-type="string">
            <text:p><text:a xlink:href="http://selecthealth.org/providers/default.aspx?medical=value&amp;dental=classic" xlink:type="simple">http://selecthealth.org/providers/default.aspx?medical=value&amp;dental=classi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75159" calcext:value-type="float">
            <text:p>75159</text:p>
          </table:table-cell>
          <table:table-cell table:number-columns-repeated="3"/>
          <table:table-cell office:value-type="float" office:value="75159" calcext:value-type="float">
            <text:p>75159</text:p>
          </table:table-cell>
          <table:table-cell/>
          <table:table-cell office:value-type="string" calcext:value-type="string">
            <text:p>Prominence HMO Network (HCP)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hoice%20HMO%20Referral" xlink:type="simple">https://member.carefirst.com/mos/#/fappublic/search/standard?sType=M&amp;planName=BlueChoice%20HMO%20Referr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77956" calcext:value-type="float">
            <text:p>77956</text:p>
          </table:table-cell>
          <table:table-cell table:number-columns-repeated="3"/>
          <table:table-cell office:value-type="float" office:value="77956" calcext:value-type="float">
            <text:p>77956</text:p>
          </table:table-cell>
          <table:table-cell/>
          <table:table-cell office:value-type="string" calcext:value-type="string">
            <text:p>Prominence HMO WellHealth Network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hoice%20HMO" xlink:type="simple">https://member.carefirst.com/mos/#/fappublic/search/standard?sType=M&amp;planName=BlueChoice%20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78463" calcext:value-type="float">
            <text:p>78463</text:p>
          </table:table-cell>
          <table:table-cell table:number-columns-repeated="3"/>
          <table:table-cell office:value-type="float" office:value="78463" calcext:value-type="float">
            <text:p>78463</text:p>
          </table:table-cell>
          <table:table-cell/>
          <table:table-cell office:value-type="string" calcext:value-type="string">
            <text:p>Pathway X - PPO and Dental Prime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hoice%20Young%20Adult" xlink:type="simple">https://member.carefirst.com/mos/#/fappublic/search/standard?sType=M&amp;planName=BlueChoice%20Young%20Adul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83350" calcext:value-type="float">
            <text:p>83350</text:p>
          </table:table-cell>
          <table:table-cell table:number-columns-repeated="3"/>
          <table:table-cell office:value-type="float" office:value="83350" calcext:value-type="float">
            <text:p>83350</text:p>
          </table:table-cell>
          <table:table-cell/>
          <table:table-cell office:value-type="string" calcext:value-type="string">
            <text:p>NDB Network - SA1MC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HealthyBlue" xlink:type="simple">https://member.carefirst.com/mos/#/fappublic/search/standard?sType=M&amp;planName=HealthyBlu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84033" calcext:value-type="float">
            <text:p>84033</text:p>
          </table:table-cell>
          <table:table-cell table:number-columns-repeated="3"/>
          <table:table-cell office:value-type="float" office:value="84033" calcext:value-type="float">
            <text:p>84033</text:p>
          </table:table-cell>
          <table:table-cell/>
          <table:table-cell office:value-type="string" calcext:value-type="string">
            <text:p>NDB Network - SA2MC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hoice%20Advantage" xlink:type="simple">https://member.carefirst.com/mos/#/fappublic/search/standard?sType=M&amp;planName=BlueChoice%20Advantag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85099" calcext:value-type="float">
            <text:p>85099</text:p>
          </table:table-cell>
          <table:table-cell table:number-columns-repeated="3"/>
          <table:table-cell office:value-type="float" office:value="85099" calcext:value-type="float">
            <text:p>85099</text:p>
          </table:table-cell>
          <table:table-cell/>
          <table:table-cell office:value-type="string" calcext:value-type="string">
            <text:p>HPN HMO - On Exchange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BlueChoice%20Plus" xlink:type="simple">https://member.carefirst.com/mos/#/fappublic/search/standard?sType=M&amp;planName=BlueChoice%20Pl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86600" calcext:value-type="float">
            <text:p>86600</text:p>
          </table:table-cell>
          <table:table-cell table:number-columns-repeated="3"/>
          <table:table-cell office:value-type="float" office:value="86600" calcext:value-type="float">
            <text:p>86600</text:p>
          </table:table-cell>
          <table:table-cell/>
          <table:table-cell office:value-type="string" calcext:value-type="string">
            <text:p>InHealth Network</text:p>
          </table:table-cell>
          <table:table-cell/>
          <table:table-cell table:style-name="ce2" office:value-type="string" calcext:value-type="string">
            <text:p><text:a xlink:href="https://member.carefirst.com/mos/#/fappublic/search/standard?sType=M&amp;planName=HealthyBlue%20Plus" xlink:type="simple">https://member.carefirst.com/mos/#/fappublic/search/standard?sType=M&amp;planName=HealthyBlue%20Pl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87304" calcext:value-type="float">
            <text:p>87304</text:p>
          </table:table-cell>
          <table:table-cell table:number-columns-repeated="3"/>
          <table:table-cell office:value-type="float" office:value="87304" calcext:value-type="float">
            <text:p>87304</text:p>
          </table:table-cell>
          <table:table-cell/>
          <table:table-cell office:value-type="string" calcext:value-type="string">
            <text:p>HealthSpan Select</text:p>
          </table:table-cell>
          <table:table-cell/>
          <table:table-cell table:style-name="ce2" office:value-type="string" calcext:value-type="string">
            <text:p><text:a xlink:href="http://www.innovation-health.com/QHP-VA-InnovationHealth-IVL/" xlink:type="simple">http://www.innovation-health.com/QHP-VA-InnovationHealth-IVL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96601" calcext:value-type="float">
            <text:p>96601</text:p>
          </table:table-cell>
          <table:table-cell table:number-columns-repeated="3"/>
          <table:table-cell office:value-type="float" office:value="96601" calcext:value-type="float">
            <text:p>96601</text:p>
          </table:table-cell>
          <table:table-cell/>
          <table:table-cell office:value-type="string" calcext:value-type="string">
            <text:p>Mercy HMO Network</text:p>
          </table:table-cell>
          <table:table-cell/>
          <table:table-cell table:style-name="ce2" office:value-type="string" calcext:value-type="string">
            <text:p><text:a xlink:href="http://www.pchp.net/index.php/network-provider-directory-ppo.html" xlink:type="simple">http://www.pchp.net/index.php/network-provider-directory-pp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99129" calcext:value-type="float">
            <text:p>99129</text:p>
          </table:table-cell>
          <table:table-cell table:number-columns-repeated="3"/>
          <table:table-cell office:value-type="float" office:value="99129" calcext:value-type="float">
            <text:p>99129</text:p>
          </table:table-cell>
          <table:table-cell/>
          <table:table-cell office:value-type="string" calcext:value-type="string">
            <text:p>Promedica HMO Network</text:p>
          </table:table-cell>
          <table:table-cell/>
          <table:table-cell table:style-name="ce2" office:value-type="string" calcext:value-type="string">
            <text:p><text:a xlink:href="http://www.optimahealth.com/vantageposplans" xlink:type="simple">http://www.optimahealth.com/vantagepos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1339" calcext:value-type="float">
            <text:p>11339</text:p>
          </table:table-cell>
          <table:table-cell table:number-columns-repeated="3"/>
          <table:table-cell office:value-type="float" office:value="11339" calcext:value-type="float">
            <text:p>11339</text:p>
          </table:table-cell>
          <table:table-cell/>
          <table:table-cell office:value-type="string" calcext:value-type="string">
            <text:p>Dentemax Network</text:p>
          </table:table-cell>
          <table:table-cell/>
          <table:table-cell table:style-name="ce2" office:value-type="string" calcext:value-type="string">
            <text:p><text:a xlink:href="http://www.optimahealth.com/vantageposdirectplans" xlink:type="simple">http://www.optimahealth.com/vantageposdirect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12069" calcext:value-type="float">
            <text:p>12069</text:p>
          </table:table-cell>
          <table:table-cell table:number-columns-repeated="3"/>
          <table:table-cell office:value-type="float" office:value="12069" calcext:value-type="float">
            <text:p>12069</text:p>
          </table:table-cell>
          <table:table-cell/>
          <table:table-cell office:value-type="string" calcext:value-type="string">
            <text:p>Premier Health Plan</text:p>
          </table:table-cell>
          <table:table-cell/>
          <table:table-cell table:style-name="ce2" office:value-type="string" calcext:value-type="string">
            <text:p><text:a xlink:href="http://www.optimahealth.com/vantageselectplans" xlink:type="simple">http://www.optimahealth.com/vantageselect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25268" calcext:value-type="float">
            <text:p>25268</text:p>
          </table:table-cell>
          <table:table-cell table:number-columns-repeated="3"/>
          <table:table-cell office:value-type="float" office:value="25268" calcext:value-type="float">
            <text:p>25268</text:p>
          </table:table-cell>
          <table:table-cell/>
          <table:table-cell office:value-type="string" calcext:value-type="string">
            <text:p>AultCare PPO</text:p>
          </table:table-cell>
          <table:table-cell/>
          <table:table-cell table:style-name="ce2" office:value-type="string" calcext:value-type="string">
            <text:p><text:a xlink:href="http://deltadentalcoversme.com/dentistserach?entry=exchange%202" xlink:type="simple">http://deltadentalcoversme.com/dentistserach?entry=exchange 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7811" calcext:value-type="float">
            <text:p>27811</text:p>
          </table:table-cell>
          <table:table-cell table:number-columns-repeated="3"/>
          <table:table-cell office:value-type="float" office:value="27811" calcext:value-type="float">
            <text:p>27811</text:p>
          </table:table-cell>
          <table:table-cell/>
          <table:table-cell office:value-type="string" calcext:value-type="string">
            <text:p>AultCare Select PPO</text:p>
          </table:table-cell>
          <table:table-cell/>
          <table:table-cell table:style-name="ce2" office:value-type="string" calcext:value-type="string">
            <text:p><text:a xlink:href="http://deltadentalcoversme.com/dentistsearch?entry=exchange2" xlink:type="simple">http://deltadentalcoversme.com/dentistsearch?entry=exchange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31098" calcext:value-type="float">
            <text:p>31098</text:p>
          </table:table-cell>
          <table:table-cell table:number-columns-repeated="3"/>
          <table:table-cell office:value-type="float" office:value="31098" calcext:value-type="float">
            <text:p>31098</text:p>
          </table:table-cell>
          <table:table-cell/>
          <table:table-cell office:value-type="string" calcext:value-type="string">
            <text:p>Aultra Dental</text:p>
          </table:table-cell>
          <table:table-cell/>
          <table:table-cell table:style-name="ce2" office:value-type="string" calcext:value-type="string">
            <text:p><text:a xlink:href="http://www.pchp.net/index.php/network-provider-directory-hmo.html" xlink:type="simple">http://www.pchp.net/index.php/network-provider-directory-hmo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38804" calcext:value-type="float">
            <text:p>38804</text:p>
          </table:table-cell>
          <table:table-cell table:number-columns-repeated="3"/>
          <table:table-cell office:value-type="float" office:value="38804" calcext:value-type="float">
            <text:p>38804</text:p>
          </table:table-cell>
          <table:table-cell/>
          <table:table-cell office:value-type="string" calcext:value-type="string">
            <text:p>Pathway X HMO and Dental Prime</text:p>
          </table:table-cell>
          <table:table-cell/>
          <table:table-cell table:style-name="ce2" office:value-type="string" calcext:value-type="string">
            <text:p><text:a xlink:href="http://www.uhc.com/find-a-physician/xvacompass" xlink:type="simple">http://www.uhc.com/find-a-physician/xvacompas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50274" calcext:value-type="float">
            <text:p>50274</text:p>
          </table:table-cell>
          <table:table-cell table:number-columns-repeated="3"/>
          <table:table-cell office:value-type="float" office:value="50274" calcext:value-type="float">
            <text:p>50274</text:p>
          </table:table-cell>
          <table:table-cell/>
          <table:table-cell office:value-type="string" calcext:value-type="string">
            <text:p>Network 1</text:p>
          </table:table-cell>
          <table:table-cell/>
          <table:table-cell table:style-name="ce2" office:value-type="string" calcext:value-type="string">
            <text:p><text:a xlink:href="https://metlocator.metlife.com/metlocator/execute/Search?searchType=findDentistHCR_VA&amp;planType=DPPO&amp;networkID=2" xlink:type="simple">https://metlocator.metlife.com/metlocator/execute/Search?searchType=findDentistHCR_VA&amp;planType=DPPO&amp;networkID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51687" calcext:value-type="float">
            <text:p>51687</text:p>
          </table:table-cell>
          <table:table-cell table:number-columns-repeated="3"/>
          <table:table-cell office:value-type="float" office:value="51687" calcext:value-type="float">
            <text:p>51687</text:p>
          </table:table-cell>
          <table:table-cell/>
          <table:table-cell office:value-type="string" calcext:value-type="string">
            <text:p>OH IEX Compass</text:p>
          </table:table-cell>
          <table:table-cell/>
          <table:table-cell table:style-name="ce2" office:value-type="string" calcext:value-type="string">
            <text:p><text:a xlink:href="http://www.aetna.com/docfind/jsp/rdIndex.jsp?site_id=innovationhealth&amp;langpref=en" xlink:type="simple">http://www.aetna.com/docfind/jsp/rdIndex.jsp?site_id=innovationhealth&amp;langpref=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61779" calcext:value-type="float">
            <text:p>61779</text:p>
          </table:table-cell>
          <table:table-cell table:number-columns-repeated="3"/>
          <table:table-cell office:value-type="float" office:value="61779" calcext:value-type="float">
            <text:p>61779</text:p>
          </table:table-cell>
          <table:table-cell/>
          <table:table-cell office:value-type="string" calcext:value-type="string">
            <text:p>Buckeye Community Health Plan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alphaprefix=HKB" xlink:type="simple">https://www.anthem.com/health-insurance/provider-directory/searchcriteria?alphaprefix=HK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63790" calcext:value-type="float">
            <text:p>63790</text:p>
          </table:table-cell>
          <table:table-cell table:number-columns-repeated="3"/>
          <table:table-cell office:value-type="float" office:value="63790" calcext:value-type="float">
            <text:p>63790</text:p>
          </table:table-cell>
          <table:table-cell/>
          <table:table-cell office:value-type="string" calcext:value-type="string">
            <text:p>SCConnect</text:p>
          </table:table-cell>
          <table:table-cell/>
          <table:table-cell table:style-name="ce2" office:value-type="string" calcext:value-type="string">
            <text:p><text:a xlink:href="http://www.geoaccess.com/Kaiser/po/Begin.asp?srchtype=LOOKUP&amp;exchange=TRUE&amp;prodid=3412561" xlink:type="simple">http://www.geoaccess.com/Kaiser/po/Begin.asp?srchtype=LOOKUP&amp;exchange=TRUE&amp;prodid=341256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79684" calcext:value-type="float">
            <text:p>79684</text:p>
          </table:table-cell>
          <table:table-cell table:number-columns-repeated="3"/>
          <table:table-cell office:value-type="float" office:value="79684" calcext:value-type="float">
            <text:p>79684</text:p>
          </table:table-cell>
          <table:table-cell/>
          <table:table-cell office:value-type="string" calcext:value-type="string">
            <text:p>SCSelect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1&amp;clientprodcode=125105" xlink:type="simple">http://www.providerlookuponline.com/coventry/po7/gateway.aspx?plancode=251&amp;clientprodcode=1251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81711" calcext:value-type="float">
            <text:p>81711</text:p>
          </table:table-cell>
          <table:table-cell table:number-columns-repeated="3"/>
          <table:table-cell office:value-type="float" office:value="81711" calcext:value-type="float">
            <text:p>81711</text:p>
          </table:table-cell>
          <table:table-cell/>
          <table:table-cell office:value-type="string" calcext:value-type="string">
            <text:p>Molina Exchange Network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1&amp;clientprodcode=125102" xlink:type="simple">http://www.providerlookuponline.com/coventry/po7/gateway.aspx?plancode=251&amp;clientprodcode=1251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86067" calcext:value-type="float">
            <text:p>86067</text:p>
          </table:table-cell>
          <table:table-cell table:number-columns-repeated="3"/>
          <table:table-cell office:value-type="float" office:value="86067" calcext:value-type="float">
            <text:p>86067</text:p>
          </table:table-cell>
          <table:table-cell/>
          <table:table-cell office:value-type="string" calcext:value-type="string">
            <text:p>Cincinnati/Northern KY HMOx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1&amp;clientprodcode=125101" xlink:type="simple">http://www.providerlookuponline.com/coventry/po7/gateway.aspx?plancode=251&amp;clientprodcode=1251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86246" calcext:value-type="float">
            <text:p>86246</text:p>
          </table:table-cell>
          <table:table-cell table:number-columns-repeated="3"/>
          <table:table-cell office:value-type="float" office:value="86246" calcext:value-type="float">
            <text:p>86246</text:p>
          </table:table-cell>
          <table:table-cell/>
          <table:table-cell office:value-type="string" calcext:value-type="string">
            <text:p>Dayton HMOx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1&amp;clientprodcode=125104" xlink:type="simple">http://www.providerlookuponline.com/coventry/po7/gateway.aspx?plancode=251&amp;clientprodcode=1251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3384" calcext:value-type="float">
            <text:p>93384</text:p>
          </table:table-cell>
          <table:table-cell table:number-columns-repeated="3"/>
          <table:table-cell office:value-type="float" office:value="93384" calcext:value-type="float">
            <text:p>93384</text:p>
          </table:table-cell>
          <table:table-cell/>
          <table:table-cell office:value-type="string" calcext:value-type="string">
            <text:p>Cleveland HMOx</text:p>
          </table:table-cell>
          <table:table-cell/>
          <table:table-cell table:style-name="ce2" office:value-type="string" calcext:value-type="string">
            <text:p><text:a xlink:href="http://www.providerlookuponline.com/coventry/po7/gateway.aspx?plancode=251&amp;clientprodcode=125103" xlink:type="simple">http://www.providerlookuponline.com/coventry/po7/gateway.aspx?plancode=251&amp;clientprodcode=12510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94248" calcext:value-type="float">
            <text:p>94248</text:p>
          </table:table-cell>
          <table:table-cell table:number-columns-repeated="3"/>
          <table:table-cell office:value-type="float" office:value="94248" calcext:value-type="float">
            <text:p>94248</text:p>
          </table:table-cell>
          <table:table-cell/>
          <table:table-cell office:value-type="string" calcext:value-type="string">
            <text:p>OAMC_Ohio</text:p>
          </table:table-cell>
          <table:table-cell/>
          <table:table-cell table:style-name="ce2" office:value-type="string" calcext:value-type="string">
            <text:p><text:a xlink:href="https://provdir.highmarkbcbswv.com/?brand=HWV" xlink:type="simple">https://provdir.highmarkbcbswv.com/?brand=HWV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95038" calcext:value-type="float">
            <text:p>95038</text:p>
          </table:table-cell>
          <table:table-cell table:number-columns-repeated="3"/>
          <table:table-cell office:value-type="float" office:value="95038" calcext:value-type="float">
            <text:p>95038</text:p>
          </table:table-cell>
          <table:table-cell/>
          <table:table-cell office:value-type="string" calcext:value-type="string">
            <text:p>Paramount Insurance Company</text:p>
          </table:table-cell>
          <table:table-cell/>
          <table:table-cell table:style-name="ce2" office:value-type="string" calcext:value-type="string">
            <text:p><text:a xlink:href="https://www.caresource.com/just4me/WV" xlink:type="simple">https://www.caresource.com/just4me/WV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6205" calcext:value-type="float">
            <text:p>16205</text:p>
          </table:table-cell>
          <table:table-cell table:number-columns-repeated="3"/>
          <table:table-cell office:value-type="float" office:value="16205" calcext:value-type="float">
            <text:p>16205</text:p>
          </table:table-cell>
          <table:table-cell/>
          <table:table-cell office:value-type="string" calcext:value-type="string">
            <text:p>CareSource 2</text:p>
          </table:table-cell>
          <table:table-cell/>
          <table:table-cell office:value-type="string" calcext:value-type="string">
            <text:p>www.caresource.com/just4me/WV</text:p>
          </table:table-cell>
          <table:table-cell table:number-columns-repeated="1011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20974" calcext:value-type="float">
            <text:p>20974</text:p>
          </table:table-cell>
          <table:table-cell table:number-columns-repeated="3"/>
          <table:table-cell office:value-type="float" office:value="20974" calcext:value-type="float">
            <text:p>20974</text:p>
          </table:table-cell>
          <table:table-cell/>
          <table:table-cell office:value-type="string" calcext:value-type="string">
            <text:p>CareSource 3</text:p>
          </table:table-cell>
          <table:table-cell/>
          <table:table-cell table:style-name="ce2" office:value-type="string" calcext:value-type="string">
            <text:p><text:a xlink:href="https://www.modahealth.com/ProviderSearch/faces/webpages/home.xhtml?dn=ods" xlink:type="simple">https://www.modahealth.com/ProviderSearch/faces/webpages/home.xhtml?dn=od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28804" calcext:value-type="float">
            <text:p>28804</text:p>
          </table:table-cell>
          <table:table-cell table:number-columns-repeated="3"/>
          <table:table-cell office:value-type="float" office:value="28804" calcext:value-type="float">
            <text:p>28804</text:p>
          </table:table-cell>
          <table:table-cell/>
          <table:table-cell office:value-type="string" calcext:value-type="string">
            <text:p>CareSource 4</text:p>
          </table:table-cell>
          <table:table-cell/>
          <table:table-cell table:style-name="ce2" office:value-type="string" calcext:value-type="string">
            <text:p><text:a xlink:href="https://www.premera.com/wa/visitor/" xlink:type="simple">https://www.premera.com/wa/visi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33653" calcext:value-type="float">
            <text:p>33653</text:p>
          </table:table-cell>
          <table:table-cell table:number-columns-repeated="3"/>
          <table:table-cell office:value-type="float" office:value="33653" calcext:value-type="float">
            <text:p>33653</text:p>
          </table:table-cell>
          <table:table-cell/>
          <table:table-cell office:value-type="string" calcext:value-type="string">
            <text:p>CareSource 5</text:p>
          </table:table-cell>
          <table:table-cell/>
          <table:table-cell table:style-name="ce2" office:value-type="string" calcext:value-type="string">
            <text:p><text:a xlink:href="http://lfg.go2dental.com/member/dental_search/searchprov.cgi?P=LFGDentalConnect&amp;Network=L" xlink:type="simple">http://lfg.go2dental.com/member/dental_search/searchprov.cgi?P=LFGDentalConnect&amp;Network=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46874" calcext:value-type="float">
            <text:p>46874</text:p>
          </table:table-cell>
          <table:table-cell table:number-columns-repeated="3"/>
          <table:table-cell office:value-type="float" office:value="46874" calcext:value-type="float">
            <text:p>46874</text:p>
          </table:table-cell>
          <table:table-cell/>
          <table:table-cell office:value-type="string" calcext:value-type="string">
            <text:p>CareSource 6</text:p>
          </table:table-cell>
          <table:table-cell/>
          <table:table-cell table:style-name="ce2" office:value-type="string" calcext:value-type="string">
            <text:p><text:a xlink:href="http://www2.dentemax.com/" xlink:type="simple">http://www2.dentemax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47540" calcext:value-type="float">
            <text:p>47540</text:p>
          </table:table-cell>
          <table:table-cell table:number-columns-repeated="3"/>
          <table:table-cell office:value-type="float" office:value="47540" calcext:value-type="float">
            <text:p>47540</text:p>
          </table:table-cell>
          <table:table-cell/>
          <table:table-cell office:value-type="string" calcext:value-type="string">
            <text:p>OH IEX Navigate</text:p>
          </table:table-cell>
          <table:table-cell/>
          <table:table-cell table:style-name="ce2" office:value-type="string" calcext:value-type="string">
            <text:p><text:a xlink:href="http://www.ppousa.com/patients/index.html" xlink:type="simple">http://www.ppousa.com/patients/index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50165" calcext:value-type="float">
            <text:p>50165</text:p>
          </table:table-cell>
          <table:table-cell table:number-columns-repeated="3"/>
          <table:table-cell office:value-type="float" office:value="50165" calcext:value-type="float">
            <text:p>50165</text:p>
          </table:table-cell>
          <table:table-cell/>
          <table:table-cell office:value-type="string" calcext:value-type="string">
            <text:p>DSP PPO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808" xlink:type="simple">http://pfp.humana.com/Pfp/PfpMain.aspx?cust=1059&amp;pfpkey=80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69227" calcext:value-type="float">
            <text:p>69227</text:p>
          </table:table-cell>
          <table:table-cell table:number-columns-repeated="3"/>
          <table:table-cell office:value-type="float" office:value="69227" calcext:value-type="float">
            <text:p>69227</text:p>
          </table:table-cell>
          <table:table-cell/>
          <table:table-cell office:value-type="string" calcext:value-type="string">
            <text:p>DCP HMO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809" xlink:type="simple">http://pfp.humana.com/Pfp/PfpMain.aspx?cust=1059&amp;pfpkey=80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70024" calcext:value-type="float">
            <text:p>70024</text:p>
          </table:table-cell>
          <table:table-cell table:number-columns-repeated="3"/>
          <table:table-cell office:value-type="float" office:value="70024" calcext:value-type="float">
            <text:p>70024</text:p>
          </table:table-cell>
          <table:table-cell/>
          <table:table-cell office:value-type="string" calcext:value-type="string">
            <text:p>PPO On-Exchange Network</text:p>
          </table:table-cell>
          <table:table-cell/>
          <table:table-cell table:style-name="ce2" office:value-type="string" calcext:value-type="string">
            <text:p><text:a xlink:href="https://secure.ucci.com/tp2fad/?network=074" xlink:type="simple">https://secure.ucci.com/tp2fad/?network=07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76302" calcext:value-type="float">
            <text:p>76302</text:p>
          </table:table-cell>
          <table:table-cell table:number-columns-repeated="3"/>
          <table:table-cell office:value-type="float" office:value="76302" calcext:value-type="float">
            <text:p>76302</text:p>
          </table:table-cell>
          <table:table-cell/>
          <table:table-cell office:value-type="string" calcext:value-type="string">
            <text:p>SuperMed Network</text:p>
          </table:table-cell>
          <table:table-cell/>
          <table:table-cell table:style-name="ce2" office:value-type="string" calcext:value-type="string">
            <text:p><text:a xlink:href="https://www.bcbsal.org/doctorfinder?frm=Exchange" xlink:type="simple">https://www.bcbsal.org/doctorfinder?frm=Exchang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78496" calcext:value-type="float">
            <text:p>78496</text:p>
          </table:table-cell>
          <table:table-cell table:number-columns-repeated="3"/>
          <table:table-cell office:value-type="float" office:value="78496" calcext:value-type="float">
            <text:p>78496</text:p>
          </table:table-cell>
          <table:table-cell/>
          <table:table-cell office:value-type="string" calcext:value-type="string">
            <text:p>SmartChoice</text:p>
          </table:table-cell>
          <table:table-cell/>
          <table:table-cell table:style-name="ce2" office:value-type="string" calcext:value-type="string">
            <text:p><text:a xlink:href="http://www.providerlookuponline.com/uhc/po7/gateway.aspx?delsys=05" xlink:type="simple">http://www.providerlookuponline.com/uhc/po7/gateway.aspx?delsys=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86432" calcext:value-type="float">
            <text:p>86432</text:p>
          </table:table-cell>
          <table:table-cell table:number-columns-repeated="3"/>
          <table:table-cell office:value-type="float" office:value="86432" calcext:value-type="float">
            <text:p>86432</text:p>
          </table:table-cell>
          <table:table-cell/>
          <table:table-cell office:value-type="string" calcext:value-type="string">
            <text:p>Dental Advantage Essentials</text:p>
          </table:table-cell>
          <table:table-cell/>
          <table:table-cell table:style-name="ce2" office:value-type="string" calcext:value-type="string">
            <text:p><text:a xlink:href="http://www.dentegra.com/find-a-dentist" xlink:type="simple">http://www.dentegra.com/find-a-denti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96667" calcext:value-type="float">
            <text:p>96667</text:p>
          </table:table-cell>
          <table:table-cell table:number-columns-repeated="3"/>
          <table:table-cell office:value-type="float" office:value="96667" calcext:value-type="float">
            <text:p>96667</text:p>
          </table:table-cell>
          <table:table-cell/>
          <table:table-cell office:value-type="string" calcext:value-type="string">
            <text:p>Dental Advantage</text:p>
          </table:table-cell>
          <table:table-cell/>
          <table:table-cell table:style-name="ce2" office:value-type="string" calcext:value-type="string">
            <text:p><text:a xlink:href="http://www.deltadentalins.com/find-a-dentist/" xlink:type="simple">http://www.deltadentalins.com/find-a-dentist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1083" calcext:value-type="float">
            <text:p>11083</text:p>
          </table:table-cell>
          <table:table-cell table:number-columns-repeated="3"/>
          <table:table-cell office:value-type="float" office:value="11083" calcext:value-type="float">
            <text:p>11083</text:p>
          </table:table-cell>
          <table:table-cell/>
          <table:table-cell office:value-type="string" calcext:value-type="string">
            <text:p>Dental Health Services</text:p>
          </table:table-cell>
          <table:table-cell/>
          <table:table-cell table:style-name="ce2" office:value-type="string" calcext:value-type="string">
            <text:p><text:a xlink:href="http://pfp.humana.com/Pfp/PfpMain.aspx?cust=1059&amp;pfpkey=762" xlink:type="simple">http://pfp.humana.com/Pfp/PfpMain.aspx?cust=1059&amp;pfpkey=76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11103" calcext:value-type="float">
            <text:p>11103</text:p>
          </table:table-cell>
          <table:table-cell table:number-columns-repeated="3"/>
          <table:table-cell office:value-type="float" office:value="11103" calcext:value-type="float">
            <text:p>11103</text:p>
          </table:table-cell>
          <table:table-cell/>
          <table:table-cell office:value-type="string" calcext:value-type="string">
            <text:p>Willamette Dental</text:p>
          </table:table-cell>
          <table:table-cell/>
          <table:table-cell table:style-name="ce2" office:value-type="string" calcext:value-type="string">
            <text:p><text:a xlink:href="http://pfp.humana.com/Pfp/PfpMain.aspx?cust=1059&amp;pfpkey=801" xlink:type="simple">http://pfp.humana.com/Pfp/PfpMain.aspx?cust=1059&amp;pfpkey=80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12858" calcext:value-type="float">
            <text:p>12858</text:p>
          </table:table-cell>
          <table:table-cell table:number-columns-repeated="3"/>
          <table:table-cell office:value-type="float" office:value="12858" calcext:value-type="float">
            <text:p>12858</text:p>
          </table:table-cell>
          <table:table-cell/>
          <table:table-cell office:value-type="string" calcext:value-type="string">
            <text:p>Zoom Health Plan, Inc. EPO Network</text:p>
          </table:table-cell>
          <table:table-cell/>
          <table:table-cell office:value-type="string" calcext:value-type="string">
            <text:p>www.premierlife.com/provider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26380" calcext:value-type="float">
            <text:p>26380</text:p>
          </table:table-cell>
          <table:table-cell table:number-columns-repeated="3"/>
          <table:table-cell office:value-type="float" office:value="26380" calcext:value-type="float">
            <text:p>26380</text:p>
          </table:table-cell>
          <table:table-cell/>
          <table:table-cell office:value-type="string" calcext:value-type="string">
            <text:p>ATRIO</text:p>
          </table:table-cell>
          <table:table-cell/>
          <table:table-cell table:style-name="ce2" office:value-type="string" calcext:value-type="string">
            <text:p><text:a xlink:href="https://www.healthnet.com/portal/providerSearch.action" xlink:type="simple">https://www.healthnet.com/portal/providerSearch.actio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7093" calcext:value-type="float">
            <text:p>27093</text:p>
          </table:table-cell>
          <table:table-cell table:number-columns-repeated="3"/>
          <table:table-cell office:value-type="float" office:value="27093" calcext:value-type="float">
            <text:p>27093</text:p>
          </table:table-cell>
          <table:table-cell/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www.azblue.com/PPO</text:p>
          </table:table-cell>
          <table:table-cell table:number-columns-repeated="1011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29241" calcext:value-type="float">
            <text:p>29241</text:p>
          </table:table-cell>
          <table:table-cell table:number-columns-repeated="3"/>
          <table:table-cell office:value-type="float" office:value="29241" calcext:value-type="float">
            <text:p>29241</text:p>
          </table:table-cell>
          <table:table-cell/>
          <table:table-cell office:value-type="string" calcext:value-type="string">
            <text:p>CCN</text:p>
          </table:table-cell>
          <table:table-cell/>
          <table:table-cell office:value-type="string" calcext:value-type="string">
            <text:p>www.azblue.com/Alliance</text:p>
          </table:table-cell>
          <table:table-cell table:number-columns-repeated="1011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29698" calcext:value-type="float">
            <text:p>29698</text:p>
          </table:table-cell>
          <table:table-cell table:number-columns-repeated="3"/>
          <table:table-cell office:value-type="float" office:value="29698" calcext:value-type="float">
            <text:p>29698</text:p>
          </table:table-cell>
          <table:table-cell/>
          <table:table-cell office:value-type="string" calcext:value-type="string">
            <text:p>Rose City</text:p>
          </table:table-cell>
          <table:table-cell/>
          <table:table-cell office:value-type="string" calcext:value-type="string">
            <text:p>www.azblue.com/Select</text:p>
          </table:table-cell>
          <table:table-cell table:number-columns-repeated="1011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31256" calcext:value-type="float">
            <text:p>31256</text:p>
          </table:table-cell>
          <table:table-cell table:number-columns-repeated="3"/>
          <table:table-cell office:value-type="float" office:value="31256" calcext:value-type="float">
            <text:p>31256</text:p>
          </table:table-cell>
          <table:table-cell/>
          <table:table-cell office:value-type="string" calcext:value-type="string">
            <text:p>Providence Signature Network</text:p>
          </table:table-cell>
          <table:table-cell/>
          <table:table-cell table:style-name="ce2" office:value-type="string" calcext:value-type="string">
            <text:p><text:a xlink:href="http://www.meritusaz.com/hmo-provider-search1.html" xlink:type="simple">http://www.meritusaz.com/hmo-provider-search1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4620" calcext:value-type="float">
            <text:p>34620</text:p>
          </table:table-cell>
          <table:table-cell table:number-columns-repeated="3"/>
          <table:table-cell office:value-type="float" office:value="34620" calcext:value-type="float">
            <text:p>34620</text:p>
          </table:table-cell>
          <table:table-cell/>
          <table:table-cell office:value-type="string" calcext:value-type="string">
            <text:p>Providence Choice Network</text:p>
          </table:table-cell>
          <table:table-cell/>
          <table:table-cell table:style-name="ce2" office:value-type="string" calcext:value-type="string">
            <text:p><text:a xlink:href="http://www.meritusaz.com/provider-search1.html" xlink:type="simple">http://www.meritusaz.com/provider-search1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4930" calcext:value-type="float">
            <text:p>34930</text:p>
          </table:table-cell>
          <table:table-cell table:number-columns-repeated="3"/>
          <table:table-cell office:value-type="float" office:value="34930" calcext:value-type="float">
            <text:p>34930</text:p>
          </table:table-cell>
          <table:table-cell/>
          <table:table-cell office:value-type="string" calcext:value-type="string">
            <text:p>Providence Connect Network</text:p>
          </table:table-cell>
          <table:table-cell/>
          <table:table-cell table:style-name="ce2" office:value-type="string" calcext:value-type="string">
            <text:p><text:a xlink:href="http://www.healthchoiceessential.com/members/FindProvider.aspx" xlink:type="simple">http://www.healthchoiceessential.com/members/FindProvider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35700" calcext:value-type="float">
            <text:p>35700</text:p>
          </table:table-cell>
          <table:table-cell table:number-columns-repeated="3"/>
          <table:table-cell office:value-type="float" office:value="35700" calcext:value-type="float">
            <text:p>35700</text:p>
          </table:table-cell>
          <table:table-cell/>
          <table:table-cell office:value-type="string" calcext:value-type="string">
            <text:p>Willamette Dental Group, P.C</text:p>
          </table:table-cell>
          <table:table-cell/>
          <table:table-cell table:style-name="ce2" office:value-type="string" calcext:value-type="string">
            <text:p><text:a xlink:href="http://www.totaldentaladmin.com/" xlink:type="simple">http://www.totaldentaladmin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36380" calcext:value-type="float">
            <text:p>36380</text:p>
          </table:table-cell>
          <table:table-cell table:number-columns-repeated="3"/>
          <table:table-cell office:value-type="float" office:value="36380" calcext:value-type="float">
            <text:p>36380</text:p>
          </table:table-cell>
          <table:table-cell/>
          <table:table-cell office:value-type="string" calcext:value-type="string">
            <text:p>Value PPO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az.html" xlink:type="simple">http://www.aetna.com/individuals-families-health-insurance/buy-insurance/exchange/az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37651" calcext:value-type="float">
            <text:p>37651</text:p>
          </table:table-cell>
          <table:table-cell table:number-columns-repeated="3"/>
          <table:table-cell office:value-type="float" office:value="37651" calcext:value-type="float">
            <text:p>37651</text:p>
          </table:table-cell>
          <table:table-cell/>
          <table:table-cell office:value-type="string" calcext:value-type="string">
            <text:p>Legacy Health</text:p>
          </table:table-cell>
          <table:table-cell/>
          <table:table-cell office:value-type="string" calcext:value-type="string">
            <text:p>www.Cigna.com/ifp-providers</text:p>
          </table:table-cell>
          <table:table-cell table:number-columns-repeated="101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38791" calcext:value-type="float">
            <text:p>38791</text:p>
          </table:table-cell>
          <table:table-cell table:number-columns-repeated="3"/>
          <table:table-cell office:value-type="float" office:value="38791" calcext:value-type="float">
            <text:p>38791</text:p>
          </table:table-cell>
          <table:table-cell/>
          <table:table-cell office:value-type="string" calcext:value-type="string">
            <text:p>MyChoice Northwest</text:p>
          </table:table-cell>
          <table:table-cell/>
          <table:table-cell table:style-name="ce2" office:value-type="string" calcext:value-type="string">
            <text:p><text:a xlink:href="http://uamarketplace.com/providerlookup.aspx" xlink:type="simple">http://uamarketplace.com/providerlookup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40047" calcext:value-type="float">
            <text:p>40047</text:p>
          </table:table-cell>
          <table:table-cell table:number-columns-repeated="3"/>
          <table:table-cell office:value-type="float" office:value="40047" calcext:value-type="float">
            <text:p>40047</text:p>
          </table:table-cell>
          <table:table-cell/>
          <table:table-cell office:value-type="string" calcext:value-type="string">
            <text:p>Willamette Valley Health Solutions</text:p>
          </table:table-cell>
          <table:table-cell/>
          <table:table-cell office:value-type="string" calcext:value-type="string">
            <text:p>www.ameritasgroup.com</text:p>
          </table:table-cell>
          <table:table-cell table:number-columns-repeated="1011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41183" calcext:value-type="float">
            <text:p>41183</text:p>
          </table:table-cell>
          <table:table-cell table:number-columns-repeated="3"/>
          <table:table-cell office:value-type="float" office:value="41183" calcext:value-type="float">
            <text:p>41183</text:p>
          </table:table-cell>
          <table:table-cell/>
          <table:table-cell office:value-type="string" calcext:value-type="string">
            <text:p>Participating Medical</text:p>
          </table:table-cell>
          <table:table-cell/>
          <table:table-cell table:style-name="ce2" office:value-type="string" calcext:value-type="string">
            <text:p><text:a xlink:href="https://www.azfmc.com/meritussearch" xlink:type="simple">https://www.azfmc.com/meritus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46016" calcext:value-type="float">
            <text:p>46016</text:p>
          </table:table-cell>
          <table:table-cell table:number-columns-repeated="3"/>
          <table:table-cell office:value-type="float" office:value="46016" calcext:value-type="float">
            <text:p>46016</text:p>
          </table:table-cell>
          <table:table-cell/>
          <table:table-cell office:value-type="string" calcext:value-type="string">
            <text:p>KPIF Participating Dental</text:p>
          </table:table-cell>
          <table:table-cell/>
          <table:table-cell table:style-name="ce2" office:value-type="string" calcext:value-type="string">
            <text:p><text:a xlink:href="http://opd.bcbsfl.com" xlink:type="simple">http://opd.bcbsfl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46275" calcext:value-type="float">
            <text:p>46275</text:p>
          </table:table-cell>
          <table:table-cell table:number-columns-repeated="3"/>
          <table:table-cell office:value-type="float" office:value="46275" calcext:value-type="float">
            <text:p>46275</text:p>
          </table:table-cell>
          <table:table-cell/>
          <table:table-cell office:value-type="string" calcext:value-type="string">
            <text:p>Dental ? Individual CoPay Plans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fl.html" xlink:type="simple">http://www.aetna.com/individuals-families-health-insurance/buy-insurance/exchange/fl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47007" calcext:value-type="float">
            <text:p>47007</text:p>
          </table:table-cell>
          <table:table-cell table:number-columns-repeated="3"/>
          <table:table-cell office:value-type="float" office:value="47007" calcext:value-type="float">
            <text:p>47007</text:p>
          </table:table-cell>
          <table:table-cell/>
          <table:table-cell office:value-type="string" calcext:value-type="string">
            <text:p>LifeWise PPO</text:p>
          </table:table-cell>
          <table:table-cell/>
          <table:table-cell office:value-type="string" calcext:value-type="string">
            <text:p>www.healthfirsthealthplans.org</text:p>
          </table:table-cell>
          <table:table-cell table:number-columns-repeated="1011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47638" calcext:value-type="float">
            <text:p>47638</text:p>
          </table:table-cell>
          <table:table-cell table:number-columns-repeated="3"/>
          <table:table-cell office:value-type="float" office:value="47638" calcext:value-type="float">
            <text:p>47638</text:p>
          </table:table-cell>
          <table:table-cell/>
          <table:table-cell office:value-type="string" calcext:value-type="string">
            <text:p>LifeWise EPO</text:p>
          </table:table-cell>
          <table:table-cell/>
          <table:table-cell table:style-name="ce2" office:value-type="string" calcext:value-type="string">
            <text:p><text:a xlink:href="http://floridabluedental.com/find-a-dentist.aspx" xlink:type="simple">http://floridabluedental.com/find-a-dentist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47822" calcext:value-type="float">
            <text:p>47822</text:p>
          </table:table-cell>
          <table:table-cell table:number-columns-repeated="3"/>
          <table:table-cell office:value-type="float" office:value="47822" calcext:value-type="float">
            <text:p>47822</text:p>
          </table:table-cell>
          <table:table-cell/>
          <table:table-cell office:value-type="string" calcext:value-type="string">
            <text:p>Trillium Community Health Plan</text:p>
          </table:table-cell>
          <table:table-cell/>
          <table:table-cell table:style-name="ce2" office:value-type="string" calcext:value-type="string">
            <text:p><text:a xlink:href="http://pfp.humana.com/Pfp/PfpMain.aspx?cust=1059&amp;pfpkey=347" xlink:type="simple">http://pfp.humana.com/Pfp/PfpMain.aspx?cust=1059&amp;pfpkey=34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53678" calcext:value-type="float">
            <text:p>53678</text:p>
          </table:table-cell>
          <table:table-cell table:number-columns-repeated="3"/>
          <table:table-cell office:value-type="float" office:value="53678" calcext:value-type="float">
            <text:p>53678</text:p>
          </table:table-cell>
          <table:table-cell/>
          <table:table-cell office:value-type="string" calcext:value-type="string">
            <text:p>Broad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798" xlink:type="simple">http://pfp.humana.com/Pfp/PfpMain.aspx?cust=1059&amp;pfpkey=79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58594" calcext:value-type="float">
            <text:p>58594</text:p>
          </table:table-cell>
          <table:table-cell table:number-columns-repeated="3"/>
          <table:table-cell office:value-type="float" office:value="58594" calcext:value-type="float">
            <text:p>58594</text:p>
          </table:table-cell>
          <table:table-cell/>
          <table:table-cell office:value-type="string" calcext:value-type="string">
            <text:p>Select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799" xlink:type="simple">http://pfp.humana.com/Pfp/PfpMain.aspx?cust=1059&amp;pfpkey=79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60829" calcext:value-type="float">
            <text:p>60829</text:p>
          </table:table-cell>
          <table:table-cell table:number-columns-repeated="3"/>
          <table:table-cell office:value-type="float" office:value="60829" calcext:value-type="float">
            <text:p>60829</text:p>
          </table:table-cell>
          <table:table-cell/>
          <table:table-cell office:value-type="string" calcext:value-type="string">
            <text:p>Sanford Health Plan South Dakota Network</text:p>
          </table:table-cell>
          <table:table-cell/>
          <table:table-cell office:value-type="string" calcext:value-type="string">
            <text:p>www.Solsticecare.com/provider-search.aspx</text:p>
          </table:table-cell>
          <table:table-cell table:number-columns-repeated="1011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61465" calcext:value-type="float">
            <text:p>61465</text:p>
          </table:table-cell>
          <table:table-cell table:number-columns-repeated="3"/>
          <table:table-cell office:value-type="float" office:value="61465" calcext:value-type="float">
            <text:p>61465</text:p>
          </table:table-cell>
          <table:table-cell/>
          <table:table-cell office:value-type="string" calcext:value-type="string">
            <text:p>Sanford Health Plan South Dakota True Network</text:p>
          </table:table-cell>
          <table:table-cell/>
          <table:table-cell table:style-name="ce2" office:value-type="string" calcext:value-type="string">
            <text:p><text:a xlink:href="http://www.pmpmarketplace.com/plans/providers.pdf" xlink:type="simple">http://www.pmpmarketplace.com/plans/providers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62294" calcext:value-type="float">
            <text:p>62294</text:p>
          </table:table-cell>
          <table:table-cell table:number-columns-repeated="3"/>
          <table:table-cell office:value-type="float" office:value="62294" calcext:value-type="float">
            <text:p>62294</text:p>
          </table:table-cell>
          <table:table-cell/>
          <table:table-cell office:value-type="string" calcext:value-type="string">
            <text:p>Avera Health Plans Preferred Plan</text:p>
          </table:table-cell>
          <table:table-cell/>
          <table:table-cell table:style-name="ce2" office:value-type="string" calcext:value-type="string">
            <text:p><text:a xlink:href="http://www.pmpmarketplace.com/plans/51398FL0650001/providers.pdf" xlink:type="simple">http://www.pmpmarketplace.com/plans/51398FL0650001/providers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63631" calcext:value-type="float">
            <text:p>63631</text:p>
          </table:table-cell>
          <table:table-cell table:number-columns-repeated="3"/>
          <table:table-cell office:value-type="float" office:value="63631" calcext:value-type="float">
            <text:p>63631</text:p>
          </table:table-cell>
          <table:table-cell/>
          <table:table-cell office:value-type="string" calcext:value-type="string">
            <text:p>DeltaCare USA DHMO</text:p>
          </table:table-cell>
          <table:table-cell/>
          <table:table-cell table:style-name="ce2" office:value-type="string" calcext:value-type="string">
            <text:p><text:a xlink:href="http://www.fhcp.com/individual-plans/" xlink:type="simple">http://www.fhcp.com/individual-plan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63641" calcext:value-type="float">
            <text:p>63641</text:p>
          </table:table-cell>
          <table:table-cell table:number-columns-repeated="3"/>
          <table:table-cell office:value-type="float" office:value="63641" calcext:value-type="float">
            <text:p>63641</text:p>
          </table:table-cell>
          <table:table-cell/>
          <table:table-cell office:value-type="string" calcext:value-type="string">
            <text:p>Molina Healthcare of Utah</text:p>
          </table:table-cell>
          <table:table-cell/>
          <table:table-cell table:style-name="ce2" office:value-type="string" calcext:value-type="string">
            <text:p><text:a xlink:href="http://fl.coventryproviders.com" xlink:type="simple">http://fl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66587" calcext:value-type="float">
            <text:p>66587</text:p>
          </table:table-cell>
          <table:table-cell table:number-columns-repeated="3"/>
          <table:table-cell office:value-type="float" office:value="66587" calcext:value-type="float">
            <text:p>66587</text:p>
          </table:table-cell>
          <table:table-cell/>
          <table:table-cell office:value-type="string" calcext:value-type="string">
            <text:p>Healthy Premier</text:p>
          </table:table-cell>
          <table:table-cell/>
          <table:table-cell office:value-type="string" calcext:value-type="string">
            <text:p>www.dentaquest.com</text:p>
          </table:table-cell>
          <table:table-cell table:number-columns-repeated="1011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67183" calcext:value-type="float">
            <text:p>67183</text:p>
          </table:table-cell>
          <table:table-cell table:number-columns-repeated="3"/>
          <table:table-cell office:value-type="float" office:value="67183" calcext:value-type="float">
            <text:p>67183</text:p>
          </table:table-cell>
          <table:table-cell/>
          <table:table-cell office:value-type="string" calcext:value-type="string">
            <text:p>Salt Lake City HMOx</text:p>
          </table:table-cell>
          <table:table-cell/>
          <table:table-cell office:value-type="string" calcext:value-type="string">
            <text:p>www.healthfirstinsurance.org</text:p>
          </table:table-cell>
          <table:table-cell table:number-columns-repeated="1011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67577" calcext:value-type="float">
            <text:p>67577</text:p>
          </table:table-cell>
          <table:table-cell table:number-columns-repeated="3"/>
          <table:table-cell office:value-type="float" office:value="67577" calcext:value-type="float">
            <text:p>67577</text:p>
          </table:table-cell>
          <table:table-cell/>
          <table:table-cell office:value-type="string" calcext:value-type="string">
            <text:p>Select Care (medical), Classic (dental)</text:p>
          </table:table-cell>
          <table:table-cell/>
          <table:table-cell table:style-name="ce2" office:value-type="string" calcext:value-type="string">
            <text:p><text:a xlink:href="http://pfp.humana.com/Pfp/PfpMain.aspx?cust=1059&amp;pfpkey=319" xlink:type="simple">http://pfp.humana.com/Pfp/PfpMain.aspx?cust=1059&amp;pfpkey=31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71667" calcext:value-type="float">
            <text:p>71667</text:p>
          </table:table-cell>
          <table:table-cell table:number-columns-repeated="3"/>
          <table:table-cell office:value-type="float" office:value="71667" calcext:value-type="float">
            <text:p>71667</text:p>
          </table:table-cell>
          <table:table-cell/>
          <table:table-cell office:value-type="string" calcext:value-type="string">
            <text:p>Select Med (medical), Classic (dental)</text:p>
          </table:table-cell>
          <table:table-cell/>
          <table:table-cell table:style-name="ce2" office:value-type="string" calcext:value-type="string">
            <text:p><text:a xlink:href="https://www.bcbsga.com/health-insurance/provider-directory/searchcriteria?brand=bcbsga" xlink:type="simple">https://www.bcbsga.com/health-insurance/provider-directory/searchcriteria?brand=bcbsg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74709" calcext:value-type="float">
            <text:p>74709</text:p>
          </table:table-cell>
          <table:table-cell table:number-columns-repeated="3"/>
          <table:table-cell office:value-type="float" office:value="74709" calcext:value-type="float">
            <text:p>74709</text:p>
          </table:table-cell>
          <table:table-cell/>
          <table:table-cell office:value-type="string" calcext:value-type="string">
            <text:p>Select Value (medical), Classic (dental)</text:p>
          </table:table-cell>
          <table:table-cell/>
          <table:table-cell office:value-type="string" calcext:value-type="string">
            <text:p>cigna.benefitnation.net/Cignadol/default.asp?employer=ISG-01&amp;</text:p>
          </table:table-cell>
          <table:table-cell table:number-columns-repeated="101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74917" calcext:value-type="float">
            <text:p>74917</text:p>
          </table:table-cell>
          <table:table-cell table:number-columns-repeated="3"/>
          <table:table-cell office:value-type="float" office:value="74917" calcext:value-type="float">
            <text:p>74917</text:p>
          </table:table-cell>
          <table:table-cell/>
          <table:table-cell office:value-type="string" calcext:value-type="string">
            <text:p>Platinum</text:p>
          </table:table-cell>
          <table:table-cell/>
          <table:table-cell office:value-type="string" calcext:value-type="string">
            <text:p>www.bcbsga.com</text:p>
          </table:table-cell>
          <table:table-cell table:number-columns-repeated="1011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75936" calcext:value-type="float">
            <text:p>75936</text:p>
          </table:table-cell>
          <table:table-cell table:number-columns-repeated="3"/>
          <table:table-cell office:value-type="float" office:value="75936" calcext:value-type="float">
            <text:p>75936</text:p>
          </table:table-cell>
          <table:table-cell/>
          <table:table-cell office:value-type="string" calcext:value-type="string">
            <text:p>CareFirst BlueChoice</text:p>
          </table:table-cell>
          <table:table-cell/>
          <table:table-cell office:value-type="string" calcext:value-type="string">
            <text:p>www.AHPAssist.com</text:p>
          </table:table-cell>
          <table:table-cell table:number-columns-repeated="1011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79116" calcext:value-type="float">
            <text:p>79116</text:p>
          </table:table-cell>
          <table:table-cell table:number-columns-repeated="3"/>
          <table:table-cell office:value-type="float" office:value="79116" calcext:value-type="float">
            <text:p>79116</text:p>
          </table:table-cell>
          <table:table-cell/>
          <table:table-cell office:value-type="string" calcext:value-type="string">
            <text:p>OAMC_I H Virginia</text:p>
          </table:table-cell>
          <table:table-cell/>
          <table:table-cell table:style-name="ce2" office:value-type="string" calcext:value-type="string">
            <text:p><text:a xlink:href="http://pfp.humana.com/Pfp/PfpMain.aspx?cust=1059&amp;pfpkey=804" xlink:type="simple">http://pfp.humana.com/Pfp/PfpMain.aspx?cust=1059&amp;pfpkey=80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32225" calcext:value-type="float">
            <text:p>32225</text:p>
          </table:table-cell>
          <table:table-cell table:number-columns-repeated="3"/>
          <table:table-cell office:value-type="float" office:value="32225" calcext:value-type="float">
            <text:p>32225</text:p>
          </table:table-cell>
          <table:table-cell/>
          <table:table-cell office:value-type="string" calcext:value-type="string">
            <text:p>Piedmont Individual PPO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758" xlink:type="simple">http://pfp.humana.com/Pfp/PfpMain.aspx?cust=1059&amp;pfpkey=75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46668" calcext:value-type="float">
            <text:p>46668</text:p>
          </table:table-cell>
          <table:table-cell table:number-columns-repeated="3"/>
          <table:table-cell office:value-type="float" office:value="46668" calcext:value-type="float">
            <text:p>46668</text:p>
          </table:table-cell>
          <table:table-cell/>
          <table:table-cell office:value-type="string" calcext:value-type="string">
            <text:p>Optima Health Plan</text:p>
          </table:table-cell>
          <table:table-cell/>
          <table:table-cell table:style-name="ce2" office:value-type="string" calcext:value-type="string">
            <text:p><text:a xlink:href="http://pfp.humana.com/Pfp/PfpMain.aspx?cust=1059&amp;pfpkey=805" xlink:type="simple">http://pfp.humana.com/Pfp/PfpMain.aspx?cust=1059&amp;pfpkey=80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59110" calcext:value-type="float">
            <text:p>59110</text:p>
          </table:table-cell>
          <table:table-cell table:number-columns-repeated="3"/>
          <table:table-cell office:value-type="float" office:value="59110" calcext:value-type="float">
            <text:p>59110</text:p>
          </table:table-cell>
          <table:table-cell/>
          <table:table-cell office:value-type="string" calcext:value-type="string">
            <text:p>Optima Direct Network</text:p>
          </table:table-cell>
          <table:table-cell/>
          <table:table-cell office:value-type="string" calcext:value-type="string">
            <text:p>www.anthem.com</text:p>
          </table:table-cell>
          <table:table-cell table:number-columns-repeated="1011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59968" calcext:value-type="float">
            <text:p>59968</text:p>
          </table:table-cell>
          <table:table-cell table:number-columns-repeated="3"/>
          <table:table-cell office:value-type="float" office:value="59968" calcext:value-type="float">
            <text:p>59968</text:p>
          </table:table-cell>
          <table:table-cell/>
          <table:table-cell office:value-type="string" calcext:value-type="string">
            <text:p>Optima Select Network</text:p>
          </table:table-cell>
          <table:table-cell/>
          <table:table-cell table:style-name="ce2" office:value-type="string" calcext:value-type="string">
            <text:p><text:a xlink:href="http://www.phpni.com/marketplace/providerdirectory" xlink:type="simple">http://www.phpni.com/marketplace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62818" calcext:value-type="float">
            <text:p>62818</text:p>
          </table:table-cell>
          <table:table-cell table:number-columns-repeated="3"/>
          <table:table-cell office:value-type="float" office:value="62818" calcext:value-type="float">
            <text:p>62818</text:p>
          </table:table-cell>
          <table:table-cell/>
          <table:table-cell office:value-type="string" calcext:value-type="string">
            <text:p>Delta Dental PPO + Premier</text:p>
          </table:table-cell>
          <table:table-cell/>
          <table:table-cell table:style-name="ce2" office:value-type="string" calcext:value-type="string">
            <text:p><text:a xlink:href="https://www.metlife.com/dental" xlink:type="simple">https://www.metlife.com/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70415" calcext:value-type="float">
            <text:p>70415</text:p>
          </table:table-cell>
          <table:table-cell table:number-columns-repeated="3"/>
          <table:table-cell office:value-type="float" office:value="70415" calcext:value-type="float">
            <text:p>70415</text:p>
          </table:table-cell>
          <table:table-cell/>
          <table:table-cell office:value-type="string" calcext:value-type="string">
            <text:p>Delta Dental PPO+Premier</text:p>
          </table:table-cell>
          <table:table-cell/>
          <table:table-cell table:style-name="ce2" office:value-type="string" calcext:value-type="string">
            <text:p><text:a xlink:href="http://www.maverest.com/" xlink:type="simple">http://www.maverest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71788" calcext:value-type="float">
            <text:p>71788</text:p>
          </table:table-cell>
          <table:table-cell table:number-columns-repeated="3"/>
          <table:table-cell office:value-type="float" office:value="71788" calcext:value-type="float">
            <text:p>71788</text:p>
          </table:table-cell>
          <table:table-cell/>
          <table:table-cell office:value-type="string" calcext:value-type="string">
            <text:p>Piedmont Individual HMO Network</text:p>
          </table:table-cell>
          <table:table-cell/>
          <table:table-cell office:value-type="string" calcext:value-type="string">
            <text:p>mdwise.org/marketplace/findadoctor</text:p>
          </table:table-cell>
          <table:table-cell table:number-columns-repeated="1011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92216" calcext:value-type="float">
            <text:p>92216</text:p>
          </table:table-cell>
          <table:table-cell table:number-columns-repeated="3"/>
          <table:table-cell office:value-type="float" office:value="92216" calcext:value-type="float">
            <text:p>92216</text:p>
          </table:table-cell>
          <table:table-cell/>
          <table:table-cell office:value-type="string" calcext:value-type="string">
            <text:p>OAMC_Virginia_Coastal VA</text:p>
          </table:table-cell>
          <table:table-cell/>
          <table:table-cell table:style-name="ce2" office:value-type="string" calcext:value-type="string">
            <text:p><text:a xlink:href="http://pfp.humana.com/Pfp/PfpMain.aspx?cust=1059&amp;pfpkey=802" xlink:type="simple">http://pfp.humana.com/Pfp/PfpMain.aspx?cust=1059&amp;pfpkey=8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93895" calcext:value-type="float">
            <text:p>93895</text:p>
          </table:table-cell>
          <table:table-cell table:number-columns-repeated="3"/>
          <table:table-cell office:value-type="float" office:value="93895" calcext:value-type="float">
            <text:p>93895</text:p>
          </table:table-cell>
          <table:table-cell/>
          <table:table-cell office:value-type="string" calcext:value-type="string">
            <text:p>OAMC_Virginia_Aetna Whole Health</text:p>
          </table:table-cell>
          <table:table-cell/>
          <table:table-cell table:style-name="ce2" office:value-type="string" calcext:value-type="string">
            <text:p><text:a xlink:href="http://pfp.humana.com/Pfp/PfpMain.aspx?cust=1059&amp;pfpkey=124" xlink:type="simple">http://pfp.humana.com/Pfp/PfpMain.aspx?cust=1059&amp;pfpkey=12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5438" calcext:value-type="float">
            <text:p>15438</text:p>
          </table:table-cell>
          <table:table-cell table:number-columns-repeated="3"/>
          <table:table-cell office:value-type="float" office:value="15438" calcext:value-type="float">
            <text:p>15438</text:p>
          </table:table-cell>
          <table:table-cell/>
          <table:table-cell office:value-type="string" calcext:value-type="string">
            <text:p>VA IEX Compass</text:p>
          </table:table-cell>
          <table:table-cell/>
          <table:table-cell table:style-name="ce2" office:value-type="string" calcext:value-type="string">
            <text:p><text:a xlink:href="http://www.mylahc.org/members" xlink:type="simple">http://www.mylahc.org/memb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20305" calcext:value-type="float">
            <text:p>20305</text:p>
          </table:table-cell>
          <table:table-cell table:number-columns-repeated="3"/>
          <table:table-cell office:value-type="float" office:value="20305" calcext:value-type="float">
            <text:p>20305</text:p>
          </table:table-cell>
          <table:table-cell/>
          <table:table-cell office:value-type="string" calcext:value-type="string">
            <text:p>HMO_Virginia Signature</text:p>
          </table:table-cell>
          <table:table-cell/>
          <table:table-cell table:style-name="ce2" office:value-type="string" calcext:value-type="string">
            <text:p><text:a xlink:href="http://www.vhpla.com/marketplace/" xlink:type="simple">http://www.vhpla.com/marketplace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6099" calcext:value-type="float">
            <text:p>26099</text:p>
          </table:table-cell>
          <table:table-cell table:number-columns-repeated="3"/>
          <table:table-cell office:value-type="float" office:value="26099" calcext:value-type="float">
            <text:p>26099</text:p>
          </table:table-cell>
          <table:table-cell/>
          <table:table-cell office:value-type="string" calcext:value-type="string">
            <text:p>HealthKeepers and Dental Prime</text:p>
          </table:table-cell>
          <table:table-cell/>
          <table:table-cell table:style-name="ce2" office:value-type="string" calcext:value-type="string">
            <text:p><text:a xlink:href="http://www.bcbsla.com/ppo-medical-vision-dental" xlink:type="simple">http://www.bcbsla.com/ppo-medical-vision-den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29678" calcext:value-type="float">
            <text:p>29678</text:p>
          </table:table-cell>
          <table:table-cell table:number-columns-repeated="3"/>
          <table:table-cell office:value-type="float" office:value="29678" calcext:value-type="float">
            <text:p>29678</text:p>
          </table:table-cell>
          <table:table-cell/>
          <table:table-cell office:value-type="string" calcext:value-type="string">
            <text:p>HealthKeepers Open Access and Dental Prime</text:p>
          </table:table-cell>
          <table:table-cell/>
          <table:table-cell table:style-name="ce2" office:value-type="string" calcext:value-type="string">
            <text:p><text:a xlink:href="http://www.bluekc.com/ExchangeNetwork" xlink:type="simple">http://www.bluekc.com/ExchangeNetwor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36768" calcext:value-type="float">
            <text:p>36768</text:p>
          </table:table-cell>
          <table:table-cell table:number-columns-repeated="3"/>
          <table:table-cell office:value-type="float" office:value="36768" calcext:value-type="float">
            <text:p>36768</text:p>
          </table:table-cell>
          <table:table-cell/>
          <table:table-cell office:value-type="string" calcext:value-type="string">
            <text:p>Kaiser Foundation Health Plan of Mid Atlantic States Incorporated Signature</text:p>
          </table:table-cell>
          <table:table-cell/>
          <table:table-cell table:style-name="ce2" office:value-type="string" calcext:value-type="string">
            <text:p><text:a xlink:href="https://www.deltadentalmo.com/Subscribers/Provider_search?PlanType=Premier" xlink:type="simple">https://www.deltadentalmo.com/Subscribers/Provider_search?PlanType=Premi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44751" calcext:value-type="float">
            <text:p>44751</text:p>
          </table:table-cell>
          <table:table-cell table:number-columns-repeated="3"/>
          <table:table-cell office:value-type="float" office:value="44751" calcext:value-type="float">
            <text:p>44751</text:p>
          </table:table-cell>
          <table:table-cell/>
          <table:table-cell office:value-type="string" calcext:value-type="string">
            <text:p>DentaQuest Virginia EPO Inc.</text:p>
          </table:table-cell>
          <table:table-cell/>
          <table:table-cell table:style-name="ce2" office:value-type="string" calcext:value-type="string">
            <text:p><text:a xlink:href="https://www.deltadentalmo.com/Subscribers/Provider_search?PlanType=PPO" xlink:type="simple">https://www.deltadentalmo.com/Subscribers/Provider_search?PlanType=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45550" calcext:value-type="float">
            <text:p>45550</text:p>
          </table:table-cell>
          <table:table-cell table:number-columns-repeated="3"/>
          <table:table-cell office:value-type="float" office:value="45550" calcext:value-type="float">
            <text:p>45550</text:p>
          </table:table-cell>
          <table:table-cell/>
          <table:table-cell office:value-type="string" calcext:value-type="string">
            <text:p>DentaQuest Virginia PPO Inc.</text:p>
          </table:table-cell>
          <table:table-cell/>
          <table:table-cell table:style-name="ce2" office:value-type="string" calcext:value-type="string">
            <text:p><text:a xlink:href="http://ks.coventryproviders.com" xlink:type="simple">http://ks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48282" calcext:value-type="float">
            <text:p>48282</text:p>
          </table:table-cell>
          <table:table-cell table:number-columns-repeated="3"/>
          <table:table-cell office:value-type="float" office:value="48282" calcext:value-type="float">
            <text:p>48282</text:p>
          </table:table-cell>
          <table:table-cell/>
          <table:table-cell office:value-type="string" calcext:value-type="string">
            <text:p>OA POS_Virginia</text:p>
          </table:table-cell>
          <table:table-cell/>
          <table:table-cell table:style-name="ce2" office:value-type="string" calcext:value-type="string">
            <text:p><text:a xlink:href="http://MOSL.coventryproviders.com" xlink:type="simple">http://MOSL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50022" calcext:value-type="float">
            <text:p>50022</text:p>
          </table:table-cell>
          <table:table-cell table:number-columns-repeated="3"/>
          <table:table-cell office:value-type="float" office:value="50022" calcext:value-type="float">
            <text:p>50022</text:p>
          </table:table-cell>
          <table:table-cell/>
          <table:table-cell office:value-type="string" calcext:value-type="string">
            <text:p>POS_VA_Bon Secours</text:p>
          </table:table-cell>
          <table:table-cell/>
          <table:table-cell table:style-name="ce2" office:value-type="string" calcext:value-type="string">
            <text:p><text:a xlink:href="http://pfp.humana.com/Pfp/PfpMain.aspx?cust=1059&amp;pfpkey=807" xlink:type="simple">http://pfp.humana.com/Pfp/PfpMain.aspx?cust=1059&amp;pfpkey=80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64117" calcext:value-type="float">
            <text:p>64117</text:p>
          </table:table-cell>
          <table:table-cell table:number-columns-repeated="3"/>
          <table:table-cell office:value-type="float" office:value="64117" calcext:value-type="float">
            <text:p>64117</text:p>
          </table:table-cell>
          <table:table-cell/>
          <table:table-cell office:value-type="string" calcext:value-type="string">
            <text:p>POS_VA_Bon Secours_Tiered</text:p>
          </table:table-cell>
          <table:table-cell/>
          <table:table-cell table:style-name="ce2" office:value-type="string" calcext:value-type="string">
            <text:p><text:a xlink:href="http://pfp.humana.com/Pfp/PfpMain.aspx?cust=1059&amp;pfpkey=810" xlink:type="simple">http://pfp.humana.com/Pfp/PfpMain.aspx?cust=1059&amp;pfpkey=81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78502" calcext:value-type="float">
            <text:p>78502</text:p>
          </table:table-cell>
          <table:table-cell table:number-columns-repeated="3"/>
          <table:table-cell office:value-type="float" office:value="78502" calcext:value-type="float">
            <text:p>78502</text:p>
          </table:table-cell>
          <table:table-cell/>
          <table:table-cell office:value-type="string" calcext:value-type="string">
            <text:p>POS_VA_Southside</text:p>
          </table:table-cell>
          <table:table-cell/>
          <table:table-cell table:style-name="ce2" office:value-type="string" calcext:value-type="string">
            <text:p><text:a xlink:href="http://www.bcbsnc.com/content/providersearch/index.htm" xlink:type="simple">http://www.bcbsnc.com/content/providersearch/index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8667" calcext:value-type="float">
            <text:p>88667</text:p>
          </table:table-cell>
          <table:table-cell table:number-columns-repeated="3"/>
          <table:table-cell office:value-type="float" office:value="88667" calcext:value-type="float">
            <text:p>88667</text:p>
          </table:table-cell>
          <table:table-cell/>
          <table:table-cell office:value-type="string" calcext:value-type="string">
            <text:p>POS_VA_Southside Tiered</text:p>
          </table:table-cell>
          <table:table-cell/>
          <table:table-cell table:style-name="ce2" office:value-type="string" calcext:value-type="string">
            <text:p><text:a xlink:href="http://nc.coventryproviders.com" xlink:type="simple">http://nc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95796" calcext:value-type="float">
            <text:p>95796</text:p>
          </table:table-cell>
          <table:table-cell table:number-columns-repeated="3"/>
          <table:table-cell office:value-type="float" office:value="95796" calcext:value-type="float">
            <text:p>95796</text:p>
          </table:table-cell>
          <table:table-cell/>
          <table:table-cell office:value-type="string" calcext:value-type="string">
            <text:p>Charleston</text:p>
          </table:table-cell>
          <table:table-cell/>
          <table:table-cell table:style-name="ce2" office:value-type="string" calcext:value-type="string">
            <text:p><text:a xlink:href="https://public.hcsc.net/providerfinder/search.do?corpEntCd=IL1" xlink:type="simple">https://public.hcsc.net/providerfinder/search.do?corpEntCd=IL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98048" calcext:value-type="float">
            <text:p>98048</text:p>
          </table:table-cell>
          <table:table-cell table:number-columns-repeated="3"/>
          <table:table-cell office:value-type="float" office:value="98048" calcext:value-type="float">
            <text:p>98048</text:p>
          </table:table-cell>
          <table:table-cell/>
          <table:table-cell office:value-type="string" calcext:value-type="string">
            <text:p>Huntington-Ashland</text:p>
          </table:table-cell>
          <table:table-cell/>
          <table:table-cell table:style-name="ce2" office:value-type="string" calcext:value-type="string">
            <text:p><text:a xlink:href="http://pfp.humana.com/Pfp/PfpMain.aspx?cust=1059&amp;pfpkey=729" xlink:type="simple">http://pfp.humana.com/Pfp/PfpMain.aspx?cust=1059&amp;pfpkey=72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99568" calcext:value-type="float">
            <text:p>99568</text:p>
          </table:table-cell>
          <table:table-cell table:number-columns-repeated="3"/>
          <table:table-cell office:value-type="float" office:value="99568" calcext:value-type="float">
            <text:p>99568</text:p>
          </table:table-cell>
          <table:table-cell/>
          <table:table-cell office:value-type="string" calcext:value-type="string">
            <text:p>Parkersburg-Marietta-Vienna</text:p>
          </table:table-cell>
          <table:table-cell/>
          <table:table-cell table:style-name="ce2" office:value-type="string" calcext:value-type="string">
            <text:p><text:a xlink:href="http://pfp.humana.com/Pfp/PfpMain.aspx?cust=1059&amp;pfpkey=793" xlink:type="simple">http://pfp.humana.com/Pfp/PfpMain.aspx?cust=1059&amp;pfpkey=79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9304" calcext:value-type="float">
            <text:p>19304</text:p>
          </table:table-cell>
          <table:table-cell table:number-columns-repeated="3"/>
          <table:table-cell office:value-type="float" office:value="19304" calcext:value-type="float">
            <text:p>19304</text:p>
          </table:table-cell>
          <table:table-cell/>
          <table:table-cell office:value-type="string" calcext:value-type="string">
            <text:p>Point Pleasant</text:p>
          </table:table-cell>
          <table:table-cell/>
          <table:table-cell table:style-name="ce2" office:value-type="string" calcext:value-type="string">
            <text:p><text:a xlink:href="http://pfp.humana.com/Pfp/PfpMain.aspx?cust=1059&amp;pfpkey=797" xlink:type="simple">http://pfp.humana.com/Pfp/PfpMain.aspx?cust=1059&amp;pfpkey=79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21709" calcext:value-type="float">
            <text:p>21709</text:p>
          </table:table-cell>
          <table:table-cell table:number-columns-repeated="3"/>
          <table:table-cell office:value-type="float" office:value="21709" calcext:value-type="float">
            <text:p>21709</text:p>
          </table:table-cell>
          <table:table-cell/>
          <table:table-cell office:value-type="string" calcext:value-type="string">
            <text:p>Weirton-Steubenville</text:p>
          </table:table-cell>
          <table:table-cell/>
          <table:table-cell table:style-name="ce2" office:value-type="string" calcext:value-type="string">
            <text:p><text:a xlink:href="http://pfp.humana.com/Pfp/PfpMain.aspx?cust=1059&amp;pfpkey=757" xlink:type="simple">http://pfp.humana.com/Pfp/PfpMain.aspx?cust=1059&amp;pfpkey=75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4847" calcext:value-type="float">
            <text:p>24847</text:p>
          </table:table-cell>
          <table:table-cell table:number-columns-repeated="3"/>
          <table:table-cell office:value-type="float" office:value="24847" calcext:value-type="float">
            <text:p>24847</text:p>
          </table:table-cell>
          <table:table-cell/>
          <table:table-cell office:value-type="string" calcext:value-type="string">
            <text:p>Wheeling</text:p>
          </table:table-cell>
          <table:table-cell/>
          <table:table-cell office:value-type="string" calcext:value-type="string">
            <text:p>www.deltadentalilexchange.com/dentist-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36773" calcext:value-type="float">
            <text:p>36773</text:p>
          </table:table-cell>
          <table:table-cell table:number-columns-repeated="3"/>
          <table:table-cell office:value-type="float" office:value="36773" calcext:value-type="float">
            <text:p>36773</text:p>
          </table:table-cell>
          <table:table-cell/>
          <table:table-cell office:value-type="string" calcext:value-type="string">
            <text:p>ODS Premier</text:p>
          </table:table-cell>
          <table:table-cell/>
          <table:table-cell table:style-name="ce2" office:value-type="string" calcext:value-type="string">
            <text:p><text:a xlink:href="http://pfp.humana.com/Pfp/PfpMain.aspx?cust=1059&amp;pfpkey=385" xlink:type="simple">http://pfp.humana.com/Pfp/PfpMain.aspx?cust=1059&amp;pfpkey=38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44500" calcext:value-type="float">
            <text:p>44500</text:p>
          </table:table-cell>
          <table:table-cell table:number-columns-repeated="3"/>
          <table:table-cell office:value-type="float" office:value="44500" calcext:value-type="float">
            <text:p>44500</text:p>
          </table:table-cell>
          <table:table-cell/>
          <table:table-cell office:value-type="string" calcext:value-type="string">
            <text:p>Lincoln Dental Connect</text:p>
          </table:table-cell>
          <table:table-cell/>
          <table:table-cell table:style-name="ce2" office:value-type="string" calcext:value-type="string">
            <text:p><text:a xlink:href="http://pfp.humana.com/Pfp/PfpMain.aspx?cust=1085&amp;pfpkey=317&amp;provtype=6" xlink:type="simple">http://pfp.humana.com/Pfp/PfpMain.aspx?cust=1085&amp;pfpkey=317&amp;provtype=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57601" calcext:value-type="float">
            <text:p>57601</text:p>
          </table:table-cell>
          <table:table-cell table:number-columns-repeated="3"/>
          <table:table-cell office:value-type="float" office:value="57601" calcext:value-type="float">
            <text:p>57601</text:p>
          </table:table-cell>
          <table:table-cell/>
          <table:table-cell office:value-type="string" calcext:value-type="string">
            <text:p>Moda Plus AK Regional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il.html" xlink:type="simple">http://www.aetna.com/individuals-families-health-insurance/buy-insurance/exchange/il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59025" calcext:value-type="float">
            <text:p>59025</text:p>
          </table:table-cell>
          <table:table-cell table:number-columns-repeated="3"/>
          <table:table-cell office:value-type="float" office:value="59025" calcext:value-type="float">
            <text:p>59025</text:p>
          </table:table-cell>
          <table:table-cell/>
          <table:table-cell office:value-type="string" calcext:value-type="string">
            <text:p>Moda Plus Providence</text:p>
          </table:table-cell>
          <table:table-cell/>
          <table:table-cell office:value-type="string" calcext:value-type="string">
            <text:p>www.deltadentalmn.org/findA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1163" calcext:value-type="float">
            <text:p>61163</text:p>
          </table:table-cell>
          <table:table-cell table:number-columns-repeated="3"/>
          <table:table-cell office:value-type="float" office:value="61163" calcext:value-type="float">
            <text:p>61163</text:p>
          </table:table-cell>
          <table:table-cell/>
          <table:table-cell office:value-type="string" calcext:value-type="string">
            <text:p>CONNECTION Dental through PPO USA</text:p>
          </table:table-cell>
          <table:table-cell/>
          <table:table-cell office:value-type="string" calcext:value-type="string">
            <text:p>www.medica.com/EssentialProviders</text:p>
          </table:table-cell>
          <table:table-cell table:number-columns-repeated="1011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72953" calcext:value-type="float">
            <text:p>72953</text:p>
          </table:table-cell>
          <table:table-cell table:number-columns-repeated="3"/>
          <table:table-cell office:value-type="float" office:value="72953" calcext:value-type="float">
            <text:p>72953</text:p>
          </table:table-cell>
          <table:table-cell/>
          <table:table-cell office:value-type="string" calcext:value-type="string">
            <text:p>Humana Dental PPO Traditional Preferred</text:p>
          </table:table-cell>
          <table:table-cell/>
          <table:table-cell office:value-type="string" calcext:value-type="string">
            <text:p>www.medica.com/ApplauseProviders</text:p>
          </table:table-cell>
          <table:table-cell table:number-columns-repeated="1011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74839" calcext:value-type="float">
            <text:p>74839</text:p>
          </table:table-cell>
          <table:table-cell table:number-columns-repeated="3"/>
          <table:table-cell office:value-type="float" office:value="74839" calcext:value-type="float">
            <text:p>74839</text:p>
          </table:table-cell>
          <table:table-cell/>
          <table:table-cell office:value-type="string" calcext:value-type="string">
            <text:p>Choice Plus</text:p>
          </table:table-cell>
          <table:table-cell/>
          <table:table-cell table:style-name="ce2" office:value-type="string" calcext:value-type="string">
            <text:p><text:a xlink:href="https://www.viiad.com/shp/provider_search_main.asp" xlink:type="simple">https://www.viiad.com/shp/provider_search_main.as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75841" calcext:value-type="float">
            <text:p>75841</text:p>
          </table:table-cell>
          <table:table-cell table:number-columns-repeated="3"/>
          <table:table-cell office:value-type="float" office:value="75841" calcext:value-type="float">
            <text:p>75841</text:p>
          </table:table-cell>
          <table:table-cell/>
          <table:table-cell office:value-type="string" calcext:value-type="string">
            <text:p>EHB Basic Dental Plan (Low)</text:p>
          </table:table-cell>
          <table:table-cell/>
          <table:table-cell table:style-name="ce2" office:value-type="string" calcext:value-type="string">
            <text:p><text:a xlink:href="http://network-nj.healthrepublic.us/FindADoctor/FindADoctor_HRICoOpMain.aspx" xlink:type="simple">http://network-nj.healthrepublic.us/FindADoctor/FindADoctor_HRICoOpMain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81787" calcext:value-type="float">
            <text:p>81787</text:p>
          </table:table-cell>
          <table:table-cell table:number-columns-repeated="3"/>
          <table:table-cell office:value-type="float" office:value="81787" calcext:value-type="float">
            <text:p>81787</text:p>
          </table:table-cell>
          <table:table-cell/>
          <table:table-cell office:value-type="string" calcext:value-type="string">
            <text:p>EHB Enhanced Dental Plan (High)</text:p>
          </table:table-cell>
          <table:table-cell/>
          <table:table-cell office:value-type="string" calcext:value-type="string">
            <text:p>www.amerihealth.com/ffm/directories2</text:p>
          </table:table-cell>
          <table:table-cell table:number-columns-repeated="1011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82708" calcext:value-type="float">
            <text:p>82708</text:p>
          </table:table-cell>
          <table:table-cell table:number-columns-repeated="3"/>
          <table:table-cell office:value-type="float" office:value="82708" calcext:value-type="float">
            <text:p>82708</text:p>
          </table:table-cell>
          <table:table-cell/>
          <table:table-cell office:value-type="string" calcext:value-type="string">
            <text:p>Family Basic Dental Plan (Low)</text:p>
          </table:table-cell>
          <table:table-cell/>
          <table:table-cell office:value-type="string" calcext:value-type="string">
            <text:p>directory.horizonblue.com</text:p>
          </table:table-cell>
          <table:table-cell table:number-columns-repeated="101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87701" calcext:value-type="float">
            <text:p>87701</text:p>
          </table:table-cell>
          <table:table-cell table:number-columns-repeated="3"/>
          <table:table-cell office:value-type="float" office:value="87701" calcext:value-type="float">
            <text:p>87701</text:p>
          </table:table-cell>
          <table:table-cell/>
          <table:table-cell office:value-type="string" calcext:value-type="string">
            <text:p>Family Enhanced Dental Plan (High)</text:p>
          </table:table-cell>
          <table:table-cell/>
          <table:table-cell office:value-type="string" calcext:value-type="string">
            <text:p>www.amerihealth.com/ffm/directories3</text:p>
          </table:table-cell>
          <table:table-cell table:number-columns-repeated="1011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4417" calcext:value-type="float">
            <text:p>14417</text:p>
          </table:table-cell>
          <table:table-cell table:number-columns-repeated="3"/>
          <table:table-cell office:value-type="float" office:value="14417" calcext:value-type="float">
            <text:p>14417</text:p>
          </table:table-cell>
          <table:table-cell/>
          <table:table-cell office:value-type="string" calcext:value-type="string">
            <text:p>Meritus HMO Network</text:p>
          </table:table-cell>
          <table:table-cell/>
          <table:table-cell table:style-name="ce2" office:value-type="string" calcext:value-type="string">
            <text:p><text:a xlink:href="https://secure.ucci.com/tp2fad/?network=094" xlink:type="simple">https://secure.ucci.com/tp2fad/?network=09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7911" calcext:value-type="float">
            <text:p>17911</text:p>
          </table:table-cell>
          <table:table-cell table:number-columns-repeated="3"/>
          <table:table-cell office:value-type="float" office:value="17911" calcext:value-type="float">
            <text:p>17911</text:p>
          </table:table-cell>
          <table:table-cell/>
          <table:table-cell office:value-type="string" calcext:value-type="string">
            <text:p>Meritus Neighborhood Network Maricopa</text:p>
          </table:table-cell>
          <table:table-cell/>
          <table:table-cell table:style-name="ce2" office:value-type="string" calcext:value-type="string">
            <text:p><text:a xlink:href="http://ok.coventryproviders.com" xlink:type="simple">http://ok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9722" calcext:value-type="float">
            <text:p>19722</text:p>
          </table:table-cell>
          <table:table-cell table:number-columns-repeated="3"/>
          <table:table-cell office:value-type="float" office:value="19722" calcext:value-type="float">
            <text:p>19722</text:p>
          </table:table-cell>
          <table:table-cell/>
          <table:table-cell office:value-type="string" calcext:value-type="string">
            <text:p>Meritus Community Network Phoenix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ok.html" xlink:type="simple">http://www.aetna.com/individuals-families-health-insurance/buy-insurance/exchange/ok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26075" calcext:value-type="float">
            <text:p>26075</text:p>
          </table:table-cell>
          <table:table-cell table:number-columns-repeated="3"/>
          <table:table-cell office:value-type="float" office:value="26075" calcext:value-type="float">
            <text:p>26075</text:p>
          </table:table-cell>
          <table:table-cell/>
          <table:table-cell office:value-type="string" calcext:value-type="string">
            <text:p>Meritus Community Network Pima</text:p>
          </table:table-cell>
          <table:table-cell/>
          <table:table-cell office:value-type="string" calcext:value-type="string">
            <text:p>www.globalhealth.com</text:p>
          </table:table-cell>
          <table:table-cell table:number-columns-repeated="1011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57173" calcext:value-type="float">
            <text:p>57173</text:p>
          </table:table-cell>
          <table:table-cell table:number-columns-repeated="3"/>
          <table:table-cell office:value-type="float" office:value="57173" calcext:value-type="float">
            <text:p>57173</text:p>
          </table:table-cell>
          <table:table-cell/>
          <table:table-cell office:value-type="string" calcext:value-type="string">
            <text:p>Humana Dental PPO/Traditional Preferred</text:p>
          </table:table-cell>
          <table:table-cell/>
          <table:table-cell table:style-name="ce2" office:value-type="string" calcext:value-type="string">
            <text:p><text:a xlink:href="https://public.hcsc.net/providerfinder/home.do?corpEntCd=OK1" xlink:type="simple">https://public.hcsc.net/providerfinder/home.do?corpEntCd=OK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72034" calcext:value-type="float">
            <text:p>72034</text:p>
          </table:table-cell>
          <table:table-cell table:number-columns-repeated="3"/>
          <table:table-cell office:value-type="float" office:value="72034" calcext:value-type="float">
            <text:p>72034</text:p>
          </table:table-cell>
          <table:table-cell/>
          <table:table-cell office:value-type="string" calcext:value-type="string">
            <text:p>Total Dental Administrators (TDA)</text:p>
          </table:table-cell>
          <table:table-cell/>
          <table:table-cell table:style-name="ce2" office:value-type="string" calcext:value-type="string">
            <text:p><text:a xlink:href="http://marketplace.ccok.com?directory=3" xlink:type="simple">http://marketplace.ccok.com?directory=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75605" calcext:value-type="float">
            <text:p>75605</text:p>
          </table:table-cell>
          <table:table-cell table:number-columns-repeated="3"/>
          <table:table-cell office:value-type="float" office:value="75605" calcext:value-type="float">
            <text:p>75605</text:p>
          </table:table-cell>
          <table:table-cell/>
          <table:table-cell office:value-type="string" calcext:value-type="string">
            <text:p>QHP PPO_OAMC_Arizona</text:p>
          </table:table-cell>
          <table:table-cell/>
          <table:table-cell table:style-name="ce2" office:value-type="string" calcext:value-type="string">
            <text:p><text:a xlink:href="http://marketplace.ccok.com?directory=1" xlink:type="simple">http://marketplace.ccok.com?directory=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2553" calcext:value-type="float">
            <text:p>12553</text:p>
          </table:table-cell>
          <table:table-cell table:number-columns-repeated="3"/>
          <table:table-cell office:value-type="float" office:value="12553" calcext:value-type="float">
            <text:p>12553</text:p>
          </table:table-cell>
          <table:table-cell/>
          <table:table-cell office:value-type="string" calcext:value-type="string">
            <text:p>Arizona Local Plus</text:p>
          </table:table-cell>
          <table:table-cell/>
          <table:table-cell table:style-name="ce2" office:value-type="string" calcext:value-type="string">
            <text:p><text:a xlink:href="http://marketplace.ccok.com?directory=2" xlink:type="simple">http://marketplace.ccok.com?directory=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6698" calcext:value-type="float">
            <text:p>16698</text:p>
          </table:table-cell>
          <table:table-cell table:number-columns-repeated="3"/>
          <table:table-cell office:value-type="float" office:value="16698" calcext:value-type="float">
            <text:p>16698</text:p>
          </table:table-cell>
          <table:table-cell/>
          <table:table-cell office:value-type="string" calcext:value-type="string">
            <text:p>UHM Primary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6_IND_PPO_Serv5_Med29_DentDH" xlink:type="simple">http://www.upmchealthplan.com/marketplace/network.aspx?network=06_IND_PPO_Serv5_Med29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33670" calcext:value-type="float">
            <text:p>33670</text:p>
          </table:table-cell>
          <table:table-cell table:number-columns-repeated="3"/>
          <table:table-cell office:value-type="float" office:value="33670" calcext:value-type="float">
            <text:p>33670</text:p>
          </table:table-cell>
          <table:table-cell/>
          <table:table-cell office:value-type="string" calcext:value-type="string">
            <text:p>MIHS Limited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7_IND_PPO_Serv24_Med29_DentDP" xlink:type="simple">http://www.upmchealthplan.com/marketplace/network.aspx?network=07_IND_PPO_Serv24_Med29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34962" calcext:value-type="float">
            <text:p>34962</text:p>
          </table:table-cell>
          <table:table-cell table:number-columns-repeated="3"/>
          <table:table-cell office:value-type="float" office:value="34962" calcext:value-type="float">
            <text:p>34962</text:p>
          </table:table-cell>
          <table:table-cell/>
          <table:table-cell office:value-type="string" calcext:value-type="string">
            <text:p>Apache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8_SHOP_PPO_Serv10_Med29_DentA" xlink:type="simple">http://www.upmchealthplan.com/marketplace/network.aspx?network=08_SHOP_PPO_Serv10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43126" calcext:value-type="float">
            <text:p>43126</text:p>
          </table:table-cell>
          <table:table-cell table:number-columns-repeated="3"/>
          <table:table-cell office:value-type="float" office:value="43126" calcext:value-type="float">
            <text:p>43126</text:p>
          </table:table-cell>
          <table:table-cell/>
          <table:table-cell office:value-type="string" calcext:value-type="string">
            <text:p>Cochise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9_SHOP_PPO_Serv29_Med29_DentA" xlink:type="simple">http://www.upmchealthplan.com/marketplace/network.aspx?network=09_SHOP_PPO_Serv29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53694" calcext:value-type="float">
            <text:p>53694</text:p>
          </table:table-cell>
          <table:table-cell table:number-columns-repeated="3"/>
          <table:table-cell office:value-type="float" office:value="53694" calcext:value-type="float">
            <text:p>53694</text:p>
          </table:table-cell>
          <table:table-cell/>
          <table:table-cell office:value-type="string" calcext:value-type="string">
            <text:p>Coconin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10_SHOP_EPO_Serv29_Med29_DentA" xlink:type="simple">http://www.upmchealthplan.com/marketplace/network.aspx?network=10_SHOP_EPO_Serv29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75719" calcext:value-type="float">
            <text:p>75719</text:p>
          </table:table-cell>
          <table:table-cell table:number-columns-repeated="3"/>
          <table:table-cell office:value-type="float" office:value="75719" calcext:value-type="float">
            <text:p>75719</text:p>
          </table:table-cell>
          <table:table-cell/>
          <table:table-cell office:value-type="string" calcext:value-type="string">
            <text:p>Gila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11_SHOP_DAP_Serv29_DentA" xlink:type="simple">http://www.upmchealthplan.com/marketplace/network.aspx?network=11_SHOP_DAP_Serv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88671" calcext:value-type="float">
            <text:p>88671</text:p>
          </table:table-cell>
          <table:table-cell table:number-columns-repeated="3"/>
          <table:table-cell office:value-type="float" office:value="88671" calcext:value-type="float">
            <text:p>88671</text:p>
          </table:table-cell>
          <table:table-cell/>
          <table:table-cell office:value-type="string" calcext:value-type="string">
            <text:p>Greenlee</text:p>
          </table:table-cell>
          <table:table-cell/>
          <table:table-cell table:style-name="ce2" office:value-type="string" calcext:value-type="string">
            <text:p><text:a xlink:href="http://www.thehealthplan.com/providersearch/" xlink:type="simple">http://www.thehealthplan.com/providersearch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95865" calcext:value-type="float">
            <text:p>95865</text:p>
          </table:table-cell>
          <table:table-cell table:number-columns-repeated="3"/>
          <table:table-cell office:value-type="float" office:value="95865" calcext:value-type="float">
            <text:p>95865</text:p>
          </table:table-cell>
          <table:table-cell/>
          <table:table-cell office:value-type="string" calcext:value-type="string">
            <text:p>Graham</text:p>
          </table:table-cell>
          <table:table-cell/>
          <table:table-cell office:value-type="string" calcext:value-type="string">
            <text:p>www.ibx.com/ffm/directories</text:p>
          </table:table-cell>
          <table:table-cell table:number-columns-repeated="1011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6204" calcext:value-type="float">
            <text:p>16204</text:p>
          </table:table-cell>
          <table:table-cell table:number-columns-repeated="3"/>
          <table:table-cell office:value-type="float" office:value="16204" calcext:value-type="float">
            <text:p>16204</text:p>
          </table:table-cell>
          <table:table-cell/>
          <table:table-cell office:value-type="string" calcext:value-type="string">
            <text:p>La Paz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pa.html" xlink:type="simple">http://www.aetna.com/individuals-families-health-insurance/buy-insurance/exchange/pa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20126" calcext:value-type="float">
            <text:p>20126</text:p>
          </table:table-cell>
          <table:table-cell table:number-columns-repeated="3"/>
          <table:table-cell office:value-type="float" office:value="20126" calcext:value-type="float">
            <text:p>20126</text:p>
          </table:table-cell>
          <table:table-cell/>
          <table:table-cell office:value-type="string" calcext:value-type="string">
            <text:p>Maricopa</text:p>
          </table:table-cell>
          <table:table-cell/>
          <table:table-cell table:style-name="ce2" office:value-type="string" calcext:value-type="string">
            <text:p><text:a xlink:href="https://www.capbluecross.com/FindADoctor/FindADoctor/" xlink:type="simple">https://www.capbluecross.com/FindADoctor/FindADoc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3340" calcext:value-type="float">
            <text:p>23340</text:p>
          </table:table-cell>
          <table:table-cell table:number-columns-repeated="3"/>
          <table:table-cell office:value-type="float" office:value="23340" calcext:value-type="float">
            <text:p>23340</text:p>
          </table:table-cell>
          <table:table-cell/>
          <table:table-cell office:value-type="string" calcext:value-type="string">
            <text:p>Mohave</text:p>
          </table:table-cell>
          <table:table-cell/>
          <table:table-cell table:style-name="ce2" office:value-type="string" calcext:value-type="string">
            <text:p><text:a xlink:href="https://secure.ucci.com/tp2fad/?network=070" xlink:type="simple">https://secure.ucci.com/tp2fad/?network=07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6734" calcext:value-type="float">
            <text:p>26734</text:p>
          </table:table-cell>
          <table:table-cell table:number-columns-repeated="3"/>
          <table:table-cell office:value-type="float" office:value="26734" calcext:value-type="float">
            <text:p>26734</text:p>
          </table:table-cell>
          <table:table-cell/>
          <table:table-cell office:value-type="string" calcext:value-type="string">
            <text:p>Navaj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1_IND_HMO_Serv5_Med28_DentDH" xlink:type="simple">http://www.upmchealthplan.com/marketplace/network.aspx?network=01_IND_HMO_Serv5_Med28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8162" calcext:value-type="float">
            <text:p>28162</text:p>
          </table:table-cell>
          <table:table-cell table:number-columns-repeated="3"/>
          <table:table-cell office:value-type="float" office:value="28162" calcext:value-type="float">
            <text:p>28162</text:p>
          </table:table-cell>
          <table:table-cell/>
          <table:table-cell office:value-type="string" calcext:value-type="string">
            <text:p>Pima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2_IND_HMO_Serv23_Med28_DentDP" xlink:type="simple">http://www.upmchealthplan.com/marketplace/network.aspx?network=02_IND_HMO_Serv23_Med28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9276" calcext:value-type="float">
            <text:p>29276</text:p>
          </table:table-cell>
          <table:table-cell table:number-columns-repeated="3"/>
          <table:table-cell office:value-type="float" office:value="29276" calcext:value-type="float">
            <text:p>29276</text:p>
          </table:table-cell>
          <table:table-cell/>
          <table:table-cell office:value-type="string" calcext:value-type="string">
            <text:p>Pinal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3_IND_HMO_Serv1_Med1_DentDH" xlink:type="simple">http://www.upmchealthplan.com/marketplace/network.aspx?network=03_IND_HMO_Serv1_Med1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30042" calcext:value-type="float">
            <text:p>30042</text:p>
          </table:table-cell>
          <table:table-cell table:number-columns-repeated="3"/>
          <table:table-cell office:value-type="float" office:value="30042" calcext:value-type="float">
            <text:p>30042</text:p>
          </table:table-cell>
          <table:table-cell/>
          <table:table-cell office:value-type="string" calcext:value-type="string">
            <text:p>Santa Cruz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4_IND_HMO_Serv5_Med5_DentDH" xlink:type="simple">http://www.upmchealthplan.com/marketplace/network.aspx?network=04_IND_HMO_Serv5_Med5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31410" calcext:value-type="float">
            <text:p>31410</text:p>
          </table:table-cell>
          <table:table-cell table:number-columns-repeated="3"/>
          <table:table-cell office:value-type="float" office:value="31410" calcext:value-type="float">
            <text:p>31410</text:p>
          </table:table-cell>
          <table:table-cell/>
          <table:table-cell office:value-type="string" calcext:value-type="string">
            <text:p>Yavapai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05_SHOP_HMO_Serv28_Med28_DentA" xlink:type="simple">http://www.upmchealthplan.com/marketplace/network.aspx?network=05_SHOP_HMO_Serv28_Med28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32795" calcext:value-type="float">
            <text:p>32795</text:p>
          </table:table-cell>
          <table:table-cell table:number-columns-repeated="3"/>
          <table:table-cell office:value-type="float" office:value="32795" calcext:value-type="float">
            <text:p>32795</text:p>
          </table:table-cell>
          <table:table-cell/>
          <table:table-cell office:value-type="string" calcext:value-type="string">
            <text:p>Yuma</text:p>
          </table:table-cell>
          <table:table-cell table:number-columns-repeated="1013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33931" calcext:value-type="float">
            <text:p>33931</text:p>
          </table:table-cell>
          <table:table-cell table:number-columns-repeated="3"/>
          <table:table-cell office:value-type="float" office:value="33931" calcext:value-type="float">
            <text:p>33931</text:p>
          </table:table-cell>
          <table:table-cell/>
          <table:table-cell office:value-type="string" calcext:value-type="string">
            <text:p>GSA10</text:p>
          </table:table-cell>
          <table:table-cell/>
          <table:table-cell table:style-name="ce2" office:value-type="string" calcext:value-type="string">
            <text:p><text:a xlink:href="https://secure.ucci.com/tp2fad/?network=017" xlink:type="simple">https://secure.ucci.com/tp2fad/?network=01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34964" calcext:value-type="float">
            <text:p>34964</text:p>
          </table:table-cell>
          <table:table-cell table:number-columns-repeated="3"/>
          <table:table-cell office:value-type="float" office:value="34964" calcext:value-type="float">
            <text:p>34964</text:p>
          </table:table-cell>
          <table:table-cell/>
          <table:table-cell office:value-type="string" calcext:value-type="string">
            <text:p>GSA2</text:p>
          </table:table-cell>
          <table:table-cell/>
          <table:table-cell table:style-name="ce2" office:value-type="string" calcext:value-type="string">
            <text:p><text:a xlink:href="https://www.southcarolinablues.com/links/metallic/providerdirectory" xlink:type="simple">https://www.southcarolinablues.com/links/metallic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34968" calcext:value-type="float">
            <text:p>34968</text:p>
          </table:table-cell>
          <table:table-cell table:number-columns-repeated="3"/>
          <table:table-cell office:value-type="float" office:value="34968" calcext:value-type="float">
            <text:p>34968</text:p>
          </table:table-cell>
          <table:table-cell/>
          <table:table-cell office:value-type="string" calcext:value-type="string">
            <text:p>GSA8</text:p>
          </table:table-cell>
          <table:table-cell/>
          <table:table-cell table:style-name="ce2" office:value-type="string" calcext:value-type="string">
            <text:p><text:a xlink:href="http://sc.coventryproviders.com" xlink:type="simple">http://sc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41047" calcext:value-type="float">
            <text:p>41047</text:p>
          </table:table-cell>
          <table:table-cell table:number-columns-repeated="3"/>
          <table:table-cell office:value-type="float" office:value="41047" calcext:value-type="float">
            <text:p>41047</text:p>
          </table:table-cell>
          <table:table-cell/>
          <table:table-cell office:value-type="string" calcext:value-type="string">
            <text:p>GSA14</text:p>
          </table:table-cell>
          <table:table-cell/>
          <table:table-cell table:style-name="ce2" office:value-type="string" calcext:value-type="string">
            <text:p><text:a xlink:href="http://www.cchpsc.org/members/network" xlink:type="simple">http://www.cchpsc.org/members/networ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47509" calcext:value-type="float">
            <text:p>47509</text:p>
          </table:table-cell>
          <table:table-cell table:number-columns-repeated="3"/>
          <table:table-cell office:value-type="float" office:value="47509" calcext:value-type="float">
            <text:p>47509</text:p>
          </table:table-cell>
          <table:table-cell/>
          <table:table-cell office:value-type="string" calcext:value-type="string">
            <text:p>AZ HMO CommunityCare Network</text:p>
          </table:table-cell>
          <table:table-cell/>
          <table:table-cell table:style-name="ce2" office:value-type="string" calcext:value-type="string">
            <text:p><text:a xlink:href="https://www.deltadentalsc.com/Subscribers/Provider_search?PlanType=Premier" xlink:type="simple">https://www.deltadentalsc.com/Subscribers/Provider_search?PlanType=Premi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48333" calcext:value-type="float">
            <text:p>48333</text:p>
          </table:table-cell>
          <table:table-cell table:number-columns-repeated="3"/>
          <table:table-cell office:value-type="float" office:value="48333" calcext:value-type="float">
            <text:p>48333</text:p>
          </table:table-cell>
          <table:table-cell/>
          <table:table-cell office:value-type="string" calcext:value-type="string">
            <text:p>AZ HMO</text:p>
          </table:table-cell>
          <table:table-cell/>
          <table:table-cell table:style-name="ce2" office:value-type="string" calcext:value-type="string">
            <text:p><text:a xlink:href="https://www.deltadentalsc.com/Subscribers/Provider_search?PlanType=PPO" xlink:type="simple">https://www.deltadentalsc.com/Subscribers/Provider_search?PlanType=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52664" calcext:value-type="float">
            <text:p>52664</text:p>
          </table:table-cell>
          <table:table-cell table:number-columns-repeated="3"/>
          <table:table-cell office:value-type="float" office:value="52664" calcext:value-type="float">
            <text:p>52664</text:p>
          </table:table-cell>
          <table:table-cell/>
          <table:table-cell office:value-type="string" calcext:value-type="string">
            <text:p>AZ HMO ExcelCare Network</text:p>
          </table:table-cell>
          <table:table-cell/>
          <table:table-cell office:value-type="string" calcext:value-type="string">
            <text:p>www.bcbst.com</text:p>
          </table:table-cell>
          <table:table-cell table:number-columns-repeated="1011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55371" calcext:value-type="float">
            <text:p>55371</text:p>
          </table:table-cell>
          <table:table-cell table:number-columns-repeated="3"/>
          <table:table-cell office:value-type="float" office:value="55371" calcext:value-type="float">
            <text:p>55371</text:p>
          </table:table-cell>
          <table:table-cell/>
          <table:table-cell office:value-type="string" calcext:value-type="string">
            <text:p>Meritus PPO Network</text:p>
          </table:table-cell>
          <table:table-cell/>
          <table:table-cell table:style-name="ce2" office:value-type="string" calcext:value-type="string">
            <text:p><text:a xlink:href="http://www.chatn.org/members/network/" xlink:type="simple">http://www.chatn.org/members/network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58255" calcext:value-type="float">
            <text:p>58255</text:p>
          </table:table-cell>
          <table:table-cell table:number-columns-repeated="3"/>
          <table:table-cell office:value-type="float" office:value="58255" calcext:value-type="float">
            <text:p>58255</text:p>
          </table:table-cell>
          <table:table-cell/>
          <table:table-cell office:value-type="string" calcext:value-type="string">
            <text:p>QHP PPO_OAMC_Florida</text:p>
          </table:table-cell>
          <table:table-cell/>
          <table:table-cell table:style-name="ce2" office:value-type="string" calcext:value-type="string">
            <text:p><text:a xlink:href="http://pfp.humana.com/Pfp/PfpMain.aspx?cust=1059&amp;pfpkey=806" xlink:type="simple">http://pfp.humana.com/Pfp/PfpMain.aspx?cust=1059&amp;pfpkey=80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59401" calcext:value-type="float">
            <text:p>59401</text:p>
          </table:table-cell>
          <table:table-cell table:number-columns-repeated="3"/>
          <table:table-cell office:value-type="float" office:value="59401" calcext:value-type="float">
            <text:p>59401</text:p>
          </table:table-cell>
          <table:table-cell/>
          <table:table-cell office:value-type="string" calcext:value-type="string">
            <text:p>Health First Health Plans</text:p>
          </table:table-cell>
          <table:table-cell/>
          <table:table-cell table:style-name="ce2" office:value-type="string" calcext:value-type="string">
            <text:p><text:a xlink:href="http://pfp.humana.com/Pfp/PfpMain.aspx?cust=1059&amp;pfpkey=812" xlink:type="simple">http://pfp.humana.com/Pfp/PfpMain.aspx?cust=1059&amp;pfpkey=81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64156" calcext:value-type="float">
            <text:p>64156</text:p>
          </table:table-cell>
          <table:table-cell table:number-columns-repeated="3"/>
          <table:table-cell office:value-type="float" office:value="64156" calcext:value-type="float">
            <text:p>64156</text:p>
          </table:table-cell>
          <table:table-cell/>
          <table:table-cell office:value-type="string" calcext:value-type="string">
            <text:p>Blue Dental Choice</text:p>
          </table:table-cell>
          <table:table-cell/>
          <table:table-cell table:style-name="ce2" office:value-type="string" calcext:value-type="string">
            <text:p><text:a xlink:href="http://pfp.humana.com/Pfp/PfpMain.aspx?cust=1059&amp;pfpkey=811" xlink:type="simple">http://pfp.humana.com/Pfp/PfpMain.aspx?cust=1059&amp;pfpkey=81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64353" calcext:value-type="float">
            <text:p>64353</text:p>
          </table:table-cell>
          <table:table-cell table:number-columns-repeated="3"/>
          <table:table-cell office:value-type="float" office:value="64353" calcext:value-type="float">
            <text:p>64353</text:p>
          </table:table-cell>
          <table:table-cell/>
          <table:table-cell office:value-type="string" calcext:value-type="string">
            <text:p>South Florida HUMx HMOx</text:p>
          </table:table-cell>
          <table:table-cell/>
          <table:table-cell office:value-type="string" calcext:value-type="string">
            <text:p>www.firstcare.com/marketplace</text:p>
          </table:table-cell>
          <table:table-cell table:number-columns-repeated="1011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65869" calcext:value-type="float">
            <text:p>65869</text:p>
          </table:table-cell>
          <table:table-cell table:number-columns-repeated="3"/>
          <table:table-cell office:value-type="float" office:value="65869" calcext:value-type="float">
            <text:p>65869</text:p>
          </table:table-cell>
          <table:table-cell/>
          <table:table-cell office:value-type="string" calcext:value-type="string">
            <text:p>Tampa Bay HUMx HMOx</text:p>
          </table:table-cell>
          <table:table-cell/>
          <table:table-cell table:style-name="ce2" office:value-type="string" calcext:value-type="string">
            <text:p><text:a xlink:href="https://www.CHCHealth.org/AffordableHealth/Search/ProviderFind.aspx" xlink:type="simple">https://www.CHCHealth.org/AffordableHealth/Search/ProviderFind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66083" calcext:value-type="float">
            <text:p>66083</text:p>
          </table:table-cell>
          <table:table-cell table:number-columns-repeated="3"/>
          <table:table-cell office:value-type="float" office:value="66083" calcext:value-type="float">
            <text:p>66083</text:p>
          </table:table-cell>
          <table:table-cell/>
          <table:table-cell office:value-type="string" calcext:value-type="string">
            <text:p>Miami Dade A</text:p>
          </table:table-cell>
          <table:table-cell/>
          <table:table-cell table:style-name="ce2" office:value-type="string" calcext:value-type="string">
            <text:p><text:a xlink:href="http://pfp.humana.com/Pfp/PfpMain.aspx?cust=1059&amp;pfpkey=636" xlink:type="simple">http://pfp.humana.com/Pfp/PfpMain.aspx?cust=1059&amp;pfpkey=636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67129" calcext:value-type="float">
            <text:p>67129</text:p>
          </table:table-cell>
          <table:table-cell table:number-columns-repeated="3"/>
          <table:table-cell office:value-type="float" office:value="67129" calcext:value-type="float">
            <text:p>67129</text:p>
          </table:table-cell>
          <table:table-cell/>
          <table:table-cell office:value-type="string" calcext:value-type="string">
            <text:p>Miami Dade B</text:p>
          </table:table-cell>
          <table:table-cell/>
          <table:table-cell table:style-name="ce2" office:value-type="string" calcext:value-type="string">
            <text:p><text:a xlink:href="http://pfp.humana.com/Pfp/PfpMain.aspx?cust=1059&amp;pfpkey=732" xlink:type="simple">http://pfp.humana.com/Pfp/PfpMain.aspx?cust=1059&amp;pfpkey=73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68158" calcext:value-type="float">
            <text:p>68158</text:p>
          </table:table-cell>
          <table:table-cell table:number-columns-repeated="3"/>
          <table:table-cell office:value-type="float" office:value="68158" calcext:value-type="float">
            <text:p>68158</text:p>
          </table:table-cell>
          <table:table-cell/>
          <table:table-cell office:value-type="string" calcext:value-type="string">
            <text:p>Broward</text:p>
          </table:table-cell>
          <table:table-cell/>
          <table:table-cell table:style-name="ce2" office:value-type="string" calcext:value-type="string">
            <text:p><text:a xlink:href="http://pfp.humana.com/Pfp/PfpMain.aspx?cust=1059&amp;pfpkey=759" xlink:type="simple">http://pfp.humana.com/Pfp/PfpMain.aspx?cust=1059&amp;pfpkey=75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70318" calcext:value-type="float">
            <text:p>70318</text:p>
          </table:table-cell>
          <table:table-cell table:number-columns-repeated="3"/>
          <table:table-cell office:value-type="float" office:value="70318" calcext:value-type="float">
            <text:p>70318</text:p>
          </table:table-cell>
          <table:table-cell/>
          <table:table-cell office:value-type="string" calcext:value-type="string">
            <text:p>FHCP Partners In Care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821" xlink:type="simple">http://pfp.humana.com/Pfp/PfpMain.aspx?cust=1059&amp;pfpkey=82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73292" calcext:value-type="float">
            <text:p>73292</text:p>
          </table:table-cell>
          <table:table-cell table:number-columns-repeated="3"/>
          <table:table-cell office:value-type="float" office:value="73292" calcext:value-type="float">
            <text:p>73292</text:p>
          </table:table-cell>
          <table:table-cell/>
          <table:table-cell office:value-type="string" calcext:value-type="string">
            <text:p>Carelink from CoventryOne</text:p>
          </table:table-cell>
          <table:table-cell/>
          <table:table-cell table:style-name="ce2" office:value-type="string" calcext:value-type="string">
            <text:p><text:a xlink:href="https://public.hcsc.net/providerfinder/search.do?corpEntCd=TX1" xlink:type="simple">https://public.hcsc.net/providerfinder/search.do?corpEntCd=TX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74313" calcext:value-type="float">
            <text:p>74313</text:p>
          </table:table-cell>
          <table:table-cell table:number-columns-repeated="3"/>
          <table:table-cell office:value-type="float" office:value="74313" calcext:value-type="float">
            <text:p>74313</text:p>
          </table:table-cell>
          <table:table-cell/>
          <table:table-cell office:value-type="string" calcext:value-type="string">
            <text:p>CoventryOne Exchange HMO</text:p>
          </table:table-cell>
          <table:table-cell/>
          <table:table-cell table:style-name="ce2" office:value-type="string" calcext:value-type="string">
            <text:p><text:a xlink:href="http://scottwhite.prismisp.com" xlink:type="simple">http://scottwhite.prismisp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76018" calcext:value-type="float">
            <text:p>76018</text:p>
          </table:table-cell>
          <table:table-cell table:number-columns-repeated="3"/>
          <table:table-cell office:value-type="float" office:value="76018" calcext:value-type="float">
            <text:p>76018</text:p>
          </table:table-cell>
          <table:table-cell/>
          <table:table-cell office:value-type="string" calcext:value-type="string">
            <text:p>DentaQuest of Florida Inc</text:p>
          </table:table-cell>
          <table:table-cell/>
          <table:table-cell table:style-name="ce2" office:value-type="string" calcext:value-type="string">
            <text:p><text:a xlink:href="http://www.cfhp.com/FindaPhysician/HIE_Search.aspx" xlink:type="simple">http://www.cfhp.com/FindaPhysician/HIE_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77552" calcext:value-type="float">
            <text:p>77552</text:p>
          </table:table-cell>
          <table:table-cell table:number-columns-repeated="3"/>
          <table:table-cell office:value-type="float" office:value="77552" calcext:value-type="float">
            <text:p>77552</text:p>
          </table:table-cell>
          <table:table-cell/>
          <table:table-cell office:value-type="string" calcext:value-type="string">
            <text:p>Health First Insurance</text:p>
          </table:table-cell>
          <table:table-cell/>
          <table:table-cell table:style-name="ce2" office:value-type="string" calcext:value-type="string">
            <text:p><text:a xlink:href="http://pfp.humana.com/Pfp/PfpMain.aspx?cust=1059&amp;pfpkey=730" xlink:type="simple">http://pfp.humana.com/Pfp/PfpMain.aspx?cust=1059&amp;pfpkey=73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78726" calcext:value-type="float">
            <text:p>78726</text:p>
          </table:table-cell>
          <table:table-cell table:number-columns-repeated="3"/>
          <table:table-cell office:value-type="float" office:value="78726" calcext:value-type="float">
            <text:p>78726</text:p>
          </table:table-cell>
          <table:table-cell/>
          <table:table-cell office:value-type="string" calcext:value-type="string">
            <text:p>National POS Open Access</text:p>
          </table:table-cell>
          <table:table-cell/>
          <table:table-cell office:value-type="string" calcext:value-type="string">
            <text:p>www.senderohealth.com/idealcarenetwork/</text:p>
          </table:table-cell>
          <table:table-cell table:number-columns-repeated="1011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79539" calcext:value-type="float">
            <text:p>79539</text:p>
          </table:table-cell>
          <table:table-cell table:number-columns-repeated="3"/>
          <table:table-cell office:value-type="float" office:value="79539" calcext:value-type="float">
            <text:p>79539</text:p>
          </table:table-cell>
          <table:table-cell/>
          <table:table-cell office:value-type="string" calcext:value-type="string">
            <text:p>Ambetter from Peach State Health Plan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tx.html" xlink:type="simple">http://www.aetna.com/individuals-families-health-insurance/buy-insurance/exchange/tx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80627" calcext:value-type="float">
            <text:p>80627</text:p>
          </table:table-cell>
          <table:table-cell table:number-columns-repeated="3"/>
          <table:table-cell office:value-type="float" office:value="80627" calcext:value-type="float">
            <text:p>80627</text:p>
          </table:table-cell>
          <table:table-cell/>
          <table:table-cell office:value-type="string" calcext:value-type="string">
            <text:p>Pathway X (with dental)</text:p>
          </table:table-cell>
          <table:table-cell/>
          <table:table-cell table:style-name="ce2" office:value-type="string" calcext:value-type="string">
            <text:p><text:a xlink:href="http://www.mercycarehealthplans.com/n-providerdirectory/mchp_provider1.asp?_from=member" xlink:type="simple">http://www.mercycarehealthplans.com/n-providerdirectory/mchp_provider1.asp?_from=memb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86728" calcext:value-type="float">
            <text:p>86728</text:p>
          </table:table-cell>
          <table:table-cell table:number-columns-repeated="3"/>
          <table:table-cell office:value-type="float" office:value="86728" calcext:value-type="float">
            <text:p>86728</text:p>
          </table:table-cell>
          <table:table-cell/>
          <table:table-cell office:value-type="string" calcext:value-type="string">
            <text:p>GA PPO</text:p>
          </table:table-cell>
          <table:table-cell/>
          <table:table-cell table:style-name="ce2" office:value-type="string" calcext:value-type="string">
            <text:p><text:a xlink:href="http://unityhealth.com/HIX/Unity-UWHealth" xlink:type="simple">http://unityhealth.com/HIX/Unity-UWHealt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89819" calcext:value-type="float">
            <text:p>89819</text:p>
          </table:table-cell>
          <table:table-cell table:number-columns-repeated="3"/>
          <table:table-cell office:value-type="float" office:value="89819" calcext:value-type="float">
            <text:p>89819</text:p>
          </table:table-cell>
          <table:table-cell/>
          <table:table-cell office:value-type="string" calcext:value-type="string">
            <text:p>FFE and SHOP</text:p>
          </table:table-cell>
          <table:table-cell/>
          <table:table-cell table:style-name="ce2" office:value-type="string" calcext:value-type="string">
            <text:p><text:a xlink:href="http://www.securityhealth.org/directory" xlink:type="simple">http://www.securityhealth.org/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91261" calcext:value-type="float">
            <text:p>91261</text:p>
          </table:table-cell>
          <table:table-cell table:number-columns-repeated="3"/>
          <table:table-cell office:value-type="float" office:value="91261" calcext:value-type="float">
            <text:p>91261</text:p>
          </table:table-cell>
          <table:table-cell/>
          <table:table-cell office:value-type="string" calcext:value-type="string">
            <text:p>Columbus GA HMOx</text:p>
          </table:table-cell>
          <table:table-cell/>
          <table:table-cell table:style-name="ce2" office:value-type="string" calcext:value-type="string">
            <text:p><text:a xlink:href="http://www.healthtradition.com/find-a-provider" xlink:type="simple">http://www.healthtradition.com/find-a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92036" calcext:value-type="float">
            <text:p>92036</text:p>
          </table:table-cell>
          <table:table-cell table:number-columns-repeated="3"/>
          <table:table-cell office:value-type="float" office:value="92036" calcext:value-type="float">
            <text:p>92036</text:p>
          </table:table-cell>
          <table:table-cell/>
          <table:table-cell office:value-type="string" calcext:value-type="string">
            <text:p>[Indiana Individual On Exchange Network] Pathway X HMO POS</text:p>
          </table:table-cell>
          <table:table-cell/>
          <table:table-cell office:value-type="string" calcext:value-type="string">
            <text:p>www.medica.com/ChoicePlusProviders</text:p>
          </table:table-cell>
          <table:table-cell table:number-columns-repeated="1011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95466" calcext:value-type="float">
            <text:p>95466</text:p>
          </table:table-cell>
          <table:table-cell table:number-columns-repeated="3"/>
          <table:table-cell office:value-type="float" office:value="95466" calcext:value-type="float">
            <text:p>95466</text:p>
          </table:table-cell>
          <table:table-cell/>
          <table:table-cell office:value-type="string" calcext:value-type="string">
            <text:p>[Indiana Individual On Exchange Network] Pathway X HMO POS (with dental)</text:p>
          </table:table-cell>
          <table:table-cell/>
          <table:table-cell table:style-name="ce2" office:value-type="string" calcext:value-type="string">
            <text:p><text:a xlink:href="http://directory.pplusic.com" xlink:type="simple">http://directory.pplusic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97596" calcext:value-type="float">
            <text:p>97596</text:p>
          </table:table-cell>
          <table:table-cell table:number-columns-repeated="3"/>
          <table:table-cell office:value-type="float" office:value="97596" calcext:value-type="float">
            <text:p>97596</text:p>
          </table:table-cell>
          <table:table-cell/>
          <table:table-cell office:value-type="string" calcext:value-type="string">
            <text:p>[Indiana Small Group On Exchange Network] Blue Preferred HMO POS</text:p>
          </table:table-cell>
          <table:table-cell/>
          <table:table-cell office:value-type="string" calcext:value-type="string">
            <text:p>www.Avera.org/ProviderDirectory</text:p>
          </table:table-cell>
          <table:table-cell table:number-columns-repeated="1011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99734" calcext:value-type="float">
            <text:p>99734</text:p>
          </table:table-cell>
          <table:table-cell table:number-columns-repeated="3"/>
          <table:table-cell office:value-type="float" office:value="99734" calcext:value-type="float">
            <text:p>99734</text:p>
          </table:table-cell>
          <table:table-cell/>
          <table:table-cell office:value-type="string" calcext:value-type="string">
            <text:p>[Indiana Individual Off Exchange Network] Pathway HMO POS</text:p>
          </table:table-cell>
          <table:table-cell/>
          <table:table-cell table:style-name="ce2" office:value-type="string" calcext:value-type="string">
            <text:p><text:a xlink:href="http://www.dakotacare.com/locateourproviders/providerdirectory/" xlink:type="simple">http://www.dakotacare.com/locateourproviders/provider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99969" calcext:value-type="float">
            <text:p>99969</text:p>
          </table:table-cell>
          <table:table-cell table:number-columns-repeated="3"/>
          <table:table-cell office:value-type="float" office:value="99969" calcext:value-type="float">
            <text:p>99969</text:p>
          </table:table-cell>
          <table:table-cell/>
          <table:table-cell office:value-type="string" calcext:value-type="string">
            <text:p>[Indiana Small Group Off Exchange Network] Blue Preferred HMO POS</text:p>
          </table:table-cell>
          <table:table-cell/>
          <table:table-cell table:style-name="ce2" office:value-type="string" calcext:value-type="string">
            <text:p><text:a xlink:href="http://www.archeshealth.org/providernetwork" xlink:type="simple">http://www.archeshealth.org/providernetwor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0091" calcext:value-type="float">
            <text:p>10091</text:p>
          </table:table-cell>
          <table:table-cell table:number-columns-repeated="3"/>
          <table:table-cell office:value-type="float" office:value="10091" calcext:value-type="float">
            <text:p>10091</text:p>
          </table:table-cell>
          <table:table-cell/>
          <table:table-cell office:value-type="string" calcext:value-type="string">
            <text:p>PHP Premier</text:p>
          </table:table-cell>
          <table:table-cell/>
          <table:table-cell office:value-type="string" calcext:value-type="string">
            <text:p>www.bridgespanhealth.com</text:p>
          </table:table-cell>
          <table:table-cell table:number-columns-repeated="1011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25486" calcext:value-type="float">
            <text:p>25486</text:p>
          </table:table-cell>
          <table:table-cell table:number-columns-repeated="3"/>
          <table:table-cell office:value-type="float" office:value="25486" calcext:value-type="float">
            <text:p>25486</text:p>
          </table:table-cell>
          <table:table-cell/>
          <table:table-cell office:value-type="string" calcext:value-type="string">
            <text:p>PHP Dental</text:p>
          </table:table-cell>
          <table:table-cell/>
          <table:table-cell table:style-name="ce2" office:value-type="string" calcext:value-type="string">
            <text:p><text:a xlink:href="http://ut.coventryproviders.com" xlink:type="simple">http://ut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8415" calcext:value-type="float">
            <text:p>28415</text:p>
          </table:table-cell>
          <table:table-cell table:number-columns-repeated="3"/>
          <table:table-cell office:value-type="float" office:value="28415" calcext:value-type="float">
            <text:p>28415</text:p>
          </table:table-cell>
          <table:table-cell/>
          <table:table-cell office:value-type="string" calcext:value-type="string">
            <text:p>Maverest Dental Alliance</text:p>
          </table:table-cell>
          <table:table-cell/>
          <table:table-cell office:value-type="string" calcext:value-type="string">
            <text:p>emihealth.com</text:p>
          </table:table-cell>
          <table:table-cell table:number-columns-repeated="1011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30969" calcext:value-type="float">
            <text:p>30969</text:p>
          </table:table-cell>
          <table:table-cell table:number-columns-repeated="3"/>
          <table:table-cell office:value-type="float" office:value="30969" calcext:value-type="float">
            <text:p>30969</text:p>
          </table:table-cell>
          <table:table-cell/>
          <table:table-cell office:value-type="string" calcext:value-type="string">
            <text:p>MDwise</text:p>
          </table:table-cell>
          <table:table-cell/>
          <table:table-cell table:style-name="ce2" office:value-type="string" calcext:value-type="string">
            <text:p><text:a xlink:href="http://pfp.humana.com/Pfp/PfpMain.aspx?cust=1059&amp;pfpkey=820" xlink:type="simple">http://pfp.humana.com/Pfp/PfpMain.aspx?cust=1059&amp;pfpkey=82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32536" calcext:value-type="float">
            <text:p>32536</text:p>
          </table:table-cell>
          <table:table-cell table:number-columns-repeated="3"/>
          <table:table-cell office:value-type="float" office:value="32536" calcext:value-type="float">
            <text:p>32536</text:p>
          </table:table-cell>
          <table:table-cell/>
          <table:table-cell office:value-type="string" calcext:value-type="string">
            <text:p>ACB</text:p>
          </table:table-cell>
          <table:table-cell/>
          <table:table-cell office:value-type="string" calcext:value-type="string">
            <text:p>selecthealth.org/findaprovider</text:p>
          </table:table-cell>
          <table:table-cell table:number-columns-repeated="1011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39424" calcext:value-type="float">
            <text:p>39424</text:p>
          </table:table-cell>
          <table:table-cell table:number-columns-repeated="3"/>
          <table:table-cell office:value-type="float" office:value="39424" calcext:value-type="float">
            <text:p>39424</text:p>
          </table:table-cell>
          <table:table-cell/>
          <table:table-cell office:value-type="string" calcext:value-type="string">
            <text:p>New Olreans HMOx</text:p>
          </table:table-cell>
          <table:table-cell/>
          <table:table-cell table:style-name="ce2" office:value-type="string" calcext:value-type="string">
            <text:p><text:a xlink:href="http://intermountainhealthcare.org/providers/index.html?brand=sh" xlink:type="simple">http://intermountainhealthcare.org/providers/index.html?brand=s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56707" calcext:value-type="float">
            <text:p>56707</text:p>
          </table:table-cell>
          <table:table-cell table:number-columns-repeated="3"/>
          <table:table-cell office:value-type="float" office:value="56707" calcext:value-type="float">
            <text:p>56707</text:p>
          </table:table-cell>
          <table:table-cell/>
          <table:table-cell office:value-type="string" calcext:value-type="string">
            <text:p>Humana ChoiceCare Network PPO</text:p>
          </table:table-cell>
          <table:table-cell/>
          <table:table-cell table:style-name="ce2" office:value-type="string" calcext:value-type="string">
            <text:p><text:a xlink:href="https://member.carefirst.com/wps/portal/Member/public/findaprovider" xlink:type="simple">https://member.carefirst.com/wps/portal/Member/public/finda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60013" calcext:value-type="float">
            <text:p>60013</text:p>
          </table:table-cell>
          <table:table-cell table:number-columns-repeated="3"/>
          <table:table-cell office:value-type="float" office:value="60013" calcext:value-type="float">
            <text:p>60013</text:p>
          </table:table-cell>
          <table:table-cell/>
          <table:table-cell office:value-type="string" calcext:value-type="string">
            <text:p>POS Network</text:p>
          </table:table-cell>
          <table:table-cell/>
          <table:table-cell table:style-name="ce2" office:value-type="string" calcext:value-type="string">
            <text:p><text:a xlink:href="http://www.innovation-health.com/individual-families/exchange" xlink:type="simple">http://www.innovation-health.com/individual-families/exchang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63474" calcext:value-type="float">
            <text:p>63474</text:p>
          </table:table-cell>
          <table:table-cell table:number-columns-repeated="3"/>
          <table:table-cell office:value-type="float" office:value="63474" calcext:value-type="float">
            <text:p>63474</text:p>
          </table:table-cell>
          <table:table-cell/>
          <table:table-cell office:value-type="string" calcext:value-type="string">
            <text:p>HMO New Orleans Area</text:p>
          </table:table-cell>
          <table:table-cell/>
          <table:table-cell table:style-name="ce2" office:value-type="string" calcext:value-type="string">
            <text:p><text:a xlink:href="http://optimahealth.prismisp.com" xlink:type="simple">http://optimahealth.prismisp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68420" calcext:value-type="float">
            <text:p>68420</text:p>
          </table:table-cell>
          <table:table-cell table:number-columns-repeated="3"/>
          <table:table-cell office:value-type="float" office:value="68420" calcext:value-type="float">
            <text:p>68420</text:p>
          </table:table-cell>
          <table:table-cell/>
          <table:table-cell office:value-type="string" calcext:value-type="string">
            <text:p>HMO Baton Rouge Area</text:p>
          </table:table-cell>
          <table:table-cell/>
          <table:table-cell table:style-name="ce2" office:value-type="string" calcext:value-type="string">
            <text:p><text:a xlink:href="http://www.aetna.com/individuals-families-health-insurance/buy-insurance/exchange/va.html" xlink:type="simple">http://www.aetna.com/individuals-families-health-insurance/buy-insurance/exchange/va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71287" calcext:value-type="float">
            <text:p>71287</text:p>
          </table:table-cell>
          <table:table-cell table:number-columns-repeated="3"/>
          <table:table-cell office:value-type="float" office:value="71287" calcext:value-type="float">
            <text:p>71287</text:p>
          </table:table-cell>
          <table:table-cell/>
          <table:table-cell office:value-type="string" calcext:value-type="string">
            <text:p>HMO Lafayette Area</text:p>
          </table:table-cell>
          <table:table-cell/>
          <table:table-cell table:style-name="ce2" office:value-type="string" calcext:value-type="string">
            <text:p><text:a xlink:href="http://www.wecareforwisconsin.com/members/find_a_doctor/narrow" xlink:type="simple">http://www.wecareforwisconsin.com/members/find_a_doctor/narrow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85804" calcext:value-type="float">
            <text:p>85804</text:p>
          </table:table-cell>
          <table:table-cell table:number-columns-repeated="3"/>
          <table:table-cell office:value-type="float" office:value="85804" calcext:value-type="float">
            <text:p>85804</text:p>
          </table:table-cell>
          <table:table-cell/>
          <table:table-cell office:value-type="string" calcext:value-type="string">
            <text:p>HMO Shreveport Area</text:p>
          </table:table-cell>
          <table:table-cell/>
          <table:table-cell table:style-name="ce2" office:value-type="string" calcext:value-type="string">
            <text:p><text:a xlink:href="http://www.wecareforwisconsin.com/visitors/find_a_doctor/agree" xlink:type="simple">http://www.wecareforwisconsin.com/visitors/find_a_doctor/agre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95417" calcext:value-type="float">
            <text:p>95417</text:p>
          </table:table-cell>
          <table:table-cell table:number-columns-repeated="3"/>
          <table:table-cell office:value-type="float" office:value="95417" calcext:value-type="float">
            <text:p>95417</text:p>
          </table:table-cell>
          <table:table-cell/>
          <table:table-cell office:value-type="string" calcext:value-type="string">
            <text:p>Blue Preferred</text:p>
          </table:table-cell>
          <table:table-cell/>
          <table:table-cell table:style-name="ce2" office:value-type="string" calcext:value-type="string">
            <text:p><text:a xlink:href="https://portal.commongroundhealthcare.org/Router.jsp?component=Main&amp;source=Logon&amp;action=ProviderDirectory&amp;NetworkNo=EMPOWER" xlink:type="simple">https://portal.commongroundhealthcare.org/Router.jsp?component=Main&amp;source=Logon&amp;action=ProviderDirectory&amp;NetworkNo=EMPOW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99389" calcext:value-type="float">
            <text:p>99389</text:p>
          </table:table-cell>
          <table:table-cell table:number-columns-repeated="3"/>
          <table:table-cell office:value-type="float" office:value="99389" calcext:value-type="float">
            <text:p>99389</text:p>
          </table:table-cell>
          <table:table-cell/>
          <table:table-cell office:value-type="string" calcext:value-type="string">
            <text:p>Blue Preferred (with dental)</text:p>
          </table:table-cell>
          <table:table-cell/>
          <table:table-cell table:style-name="ce2" office:value-type="string" calcext:value-type="string">
            <text:p><text:a xlink:href="https://portal.commongroundhealthcare.org/Router.jsp?component=Main&amp;source=Logon&amp;action=ProviderDirectory&amp;NetworkNo=ENVISION" xlink:type="simple">https://portal.commongroundhealthcare.org/Router.jsp?component=Main&amp;source=Logon&amp;action=ProviderDirectory&amp;NetworkNo=ENVISIO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1782" calcext:value-type="float">
            <text:p>11782</text:p>
          </table:table-cell>
          <table:table-cell table:number-columns-repeated="3"/>
          <table:table-cell office:value-type="float" office:value="11782" calcext:value-type="float">
            <text:p>11782</text:p>
          </table:table-cell>
          <table:table-cell/>
          <table:table-cell office:value-type="string" calcext:value-type="string">
            <text:p>Preferred Care Blue</text:p>
          </table:table-cell>
          <table:table-cell/>
          <table:table-cell office:value-type="string" calcext:value-type="string">
            <text:p>www.gundersenhealthplan.org/provider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3380" calcext:value-type="float">
            <text:p>13380</text:p>
          </table:table-cell>
          <table:table-cell table:number-columns-repeated="3"/>
          <table:table-cell office:value-type="float" office:value="13380" calcext:value-type="float">
            <text:p>13380</text:p>
          </table:table-cell>
          <table:table-cell/>
          <table:table-cell office:value-type="string" calcext:value-type="string">
            <text:p>PPO Exchange</text:p>
          </table:table-cell>
          <table:table-cell/>
          <table:table-cell table:style-name="ce2" office:value-type="string" calcext:value-type="string">
            <text:p><text:a xlink:href="https://ghcscw.com/SiteCollectionDocuments/Provider_Directory.pdf" xlink:type="simple">https://ghcscw.com/SiteCollectionDocuments/Provider_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4186" calcext:value-type="float">
            <text:p>14186</text:p>
          </table:table-cell>
          <table:table-cell table:number-columns-repeated="3"/>
          <table:table-cell office:value-type="float" office:value="14186" calcext:value-type="float">
            <text:p>14186</text:p>
          </table:table-cell>
          <table:table-cell/>
          <table:table-cell office:value-type="string" calcext:value-type="string">
            <text:p>PPO Network</text:p>
          </table:table-cell>
          <table:table-cell/>
          <table:table-cell table:style-name="ce2" office:value-type="string" calcext:value-type="string">
            <text:p><text:a xlink:href="http://www.winhealthplans.com/members/find-a-provider" xlink:type="simple">http://www.winhealthplans.com/members/find-a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25868" calcext:value-type="float">
            <text:p>25868</text:p>
          </table:table-cell>
          <table:table-cell table:number-columns-repeated="3"/>
          <table:table-cell office:value-type="float" office:value="25868" calcext:value-type="float">
            <text:p>25868</text:p>
          </table:table-cell>
          <table:table-cell/>
          <table:table-cell office:value-type="string" calcext:value-type="string">
            <text:p>Carelink from Coventry Network</text:p>
          </table:table-cell>
          <table:table-cell/>
          <table:table-cell table:style-name="ce2" office:value-type="string" calcext:value-type="string">
            <text:p><text:a xlink:href="https://secure.arkansasbluecross.com/providerdirectory/PhysicianSearch.aspx?PlanId=7&amp;INbr1=915011000&amp;INbr2=&amp;Tier=0&amp;coID=&amp;PrvNet=True+Blue+PPO&amp;lFrom=" xlink:type="simple">https://secure.arkansasbluecross.com/providerdirectory/PhysicianSearch.aspx?PlanId=7&amp;INbr1=915011000&amp;INbr2=&amp;Tier=0&amp;coID=&amp;PrvNet=True+Blue+PPO&amp;lFrom=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26240" calcext:value-type="float">
            <text:p>26240</text:p>
          </table:table-cell>
          <table:table-cell table:number-columns-repeated="3"/>
          <table:table-cell office:value-type="float" office:value="26240" calcext:value-type="float">
            <text:p>26240</text:p>
          </table:table-cell>
          <table:table-cell/>
          <table:table-cell office:value-type="string" calcext:value-type="string">
            <text:p>Ambetter from Magnolia Health Plan</text:p>
          </table:table-cell>
          <table:table-cell/>
          <table:table-cell office:value-type="string" calcext:value-type="string">
            <text:p>Provdir.highmarkbcbsde.com</text:p>
          </table:table-cell>
          <table:table-cell table:number-columns-repeated="1011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28583" calcext:value-type="float">
            <text:p>28583</text:p>
          </table:table-cell>
          <table:table-cell table:number-columns-repeated="3"/>
          <table:table-cell office:value-type="float" office:value="28583" calcext:value-type="float">
            <text:p>28583</text:p>
          </table:table-cell>
          <table:table-cell/>
          <table:table-cell office:value-type="string" calcext:value-type="string">
            <text:p>POS</text:p>
          </table:table-cell>
          <table:table-cell/>
          <table:table-cell table:style-name="ce2" office:value-type="string" calcext:value-type="string">
            <text:p><text:a xlink:href="http://www.bcbsks.com/ProviderDirectory/index_xse.htm" xlink:type="simple">http://www.bcbsks.com/ProviderDirectory/index_xse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31195" calcext:value-type="float">
            <text:p>31195</text:p>
          </table:table-cell>
          <table:table-cell table:number-columns-repeated="3"/>
          <table:table-cell office:value-type="float" office:value="31195" calcext:value-type="float">
            <text:p>31195</text:p>
          </table:table-cell>
          <table:table-cell/>
          <table:table-cell office:value-type="string" calcext:value-type="string">
            <text:p>OAP</text:p>
          </table:table-cell>
          <table:table-cell/>
          <table:table-cell table:style-name="ce2" office:value-type="string" calcext:value-type="string">
            <text:p><text:a xlink:href="http://www.bcbsm.com/index/common/find-a-doctor.html" xlink:type="simple">http://www.bcbsm.com/index/common/find-a-doctor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34765" calcext:value-type="float">
            <text:p>34765</text:p>
          </table:table-cell>
          <table:table-cell table:number-columns-repeated="3"/>
          <table:table-cell office:value-type="float" office:value="34765" calcext:value-type="float">
            <text:p>34765</text:p>
          </table:table-cell>
          <table:table-cell/>
          <table:table-cell office:value-type="string" calcext:value-type="string">
            <text:p>Carelink Cornerstone Network</text:p>
          </table:table-cell>
          <table:table-cell/>
          <table:table-cell table:style-name="ce2" office:value-type="string" calcext:value-type="string">
            <text:p><text:a xlink:href="https://www.bcbsmt.com/Pages/NPFprovsearch.aspx" xlink:type="simple">https://www.bcbsmt.com/Pages/NPFprov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59141" calcext:value-type="float">
            <text:p>59141</text:p>
          </table:table-cell>
          <table:table-cell table:number-columns-repeated="3"/>
          <table:table-cell office:value-type="float" office:value="59141" calcext:value-type="float">
            <text:p>59141</text:p>
          </table:table-cell>
          <table:table-cell/>
          <table:table-cell office:value-type="string" calcext:value-type="string">
            <text:p>Carelink CaroMont Network</text:p>
          </table:table-cell>
          <table:table-cell/>
          <table:table-cell table:style-name="ce2" office:value-type="string" calcext:value-type="string">
            <text:p><text:a xlink:href="https://public.hcsc.net/providerfinder/home.do?corpEntCd=NM1" xlink:type="simple">https://public.hcsc.net/providerfinder/home.do?corpEntCd=NM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60536" calcext:value-type="float">
            <text:p>60536</text:p>
          </table:table-cell>
          <table:table-cell table:number-columns-repeated="3"/>
          <table:table-cell office:value-type="float" office:value="60536" calcext:value-type="float">
            <text:p>60536</text:p>
          </table:table-cell>
          <table:table-cell/>
          <table:table-cell office:value-type="string" calcext:value-type="string">
            <text:p>Carelink Carolinas HealthCare System Network</text:p>
          </table:table-cell>
          <table:table-cell/>
          <table:table-cell office:value-type="string" calcext:value-type="string">
            <text:p>Provdir.highmarkbcbs.com</text:p>
          </table:table-cell>
          <table:table-cell table:number-columns-repeated="1011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61214" calcext:value-type="float">
            <text:p>61214</text:p>
          </table:table-cell>
          <table:table-cell table:number-columns-repeated="3"/>
          <table:table-cell office:value-type="float" office:value="61214" calcext:value-type="float">
            <text:p>61214</text:p>
          </table:table-cell>
          <table:table-cell/>
          <table:table-cell office:value-type="string" calcext:value-type="string">
            <text:p>NorthShore Complete Care HMOx</text:p>
          </table:table-cell>
          <table:table-cell/>
          <table:table-cell office:value-type="string" calcext:value-type="string">
            <text:p>Provdir.highmarkblueshield.com</text:p>
          </table:table-cell>
          <table:table-cell table:number-columns-repeated="1011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4948" calcext:value-type="float">
            <text:p>14948</text:p>
          </table:table-cell>
          <table:table-cell table:number-columns-repeated="3"/>
          <table:table-cell office:value-type="float" office:value="14948" calcext:value-type="float">
            <text:p>14948</text:p>
          </table:table-cell>
          <table:table-cell/>
          <table:table-cell office:value-type="string" calcext:value-type="string">
            <text:p>Springfield HMOx</text:p>
          </table:table-cell>
          <table:table-cell/>
          <table:table-cell table:style-name="ce2" office:value-type="string" calcext:value-type="string">
            <text:p><text:a xlink:href="https://www.anthem.com" xlink:type="simple">https://www.anthem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8167" calcext:value-type="float">
            <text:p>18167</text:p>
          </table:table-cell>
          <table:table-cell table:number-columns-repeated="3"/>
          <table:table-cell office:value-type="float" office:value="18167" calcext:value-type="float">
            <text:p>18167</text:p>
          </table:table-cell>
          <table:table-cell/>
          <table:table-cell office:value-type="string" calcext:value-type="string">
            <text:p>Rockford Peoria HMOx</text:p>
          </table:table-cell>
          <table:table-cell/>
          <table:table-cell office:value-type="string" calcext:value-type="string">
            <text:p>Provdir.highmarkbcbswv.com</text:p>
          </table:table-cell>
          <table:table-cell table:number-columns-repeated="101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40335" calcext:value-type="float">
            <text:p>40335</text:p>
          </table:table-cell>
          <table:table-cell table:number-columns-repeated="3"/>
          <table:table-cell office:value-type="float" office:value="40335" calcext:value-type="float">
            <text:p>40335</text:p>
          </table:table-cell>
          <table:table-cell/>
          <table:table-cell office:value-type="string" calcext:value-type="string">
            <text:p>Humana Dental PPO/Traditional Peferred</text:p>
          </table:table-cell>
          <table:table-cell/>
          <table:table-cell table:style-name="ce2" office:value-type="string" calcext:value-type="string">
            <text:p><text:a xlink:href="http://www.deltadental.com/DentistSearch/DentistSearchController.ccl?DView=DentistDentistSearch" xlink:type="simple">http://www.deltadental.com/DentistSearch/DentistSearchController.ccl?DView=DentistDentist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42261" calcext:value-type="float">
            <text:p>42261</text:p>
          </table:table-cell>
          <table:table-cell table:number-columns-repeated="3"/>
          <table:table-cell office:value-type="float" office:value="42261" calcext:value-type="float">
            <text:p>42261</text:p>
          </table:table-cell>
          <table:table-cell/>
          <table:table-cell office:value-type="string" calcext:value-type="string">
            <text:p>QHP PPO_OAMC_Chicago Illinois</text:p>
          </table:table-cell>
          <table:table-cell/>
          <table:table-cell table:style-name="ce2" office:value-type="string" calcext:value-type="string">
            <text:p><text:a xlink:href="http://ambetter.ambetterofarkansas.com/findadoc" xlink:type="simple">http://ambetter.ambetterofarkansas.com/findadoc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42757" calcext:value-type="float">
            <text:p>42757</text:p>
          </table:table-cell>
          <table:table-cell table:number-columns-repeated="3"/>
          <table:table-cell office:value-type="float" office:value="42757" calcext:value-type="float">
            <text:p>42757</text:p>
          </table:table-cell>
          <table:table-cell/>
          <table:table-cell office:value-type="string" calcext:value-type="string">
            <text:p>Carelink Duke Network</text:p>
          </table:table-cell>
          <table:table-cell/>
          <table:table-cell table:style-name="ce2" office:value-type="string" calcext:value-type="string">
            <text:p><text:a xlink:href="https://www.qualchoice.com/provider-search/searchbyprovider.aspx" xlink:type="simple">https://www.qualchoice.com/provider-search/searchbyprovider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46958" calcext:value-type="float">
            <text:p>46958</text:p>
          </table:table-cell>
          <table:table-cell table:number-columns-repeated="3"/>
          <table:table-cell office:value-type="float" office:value="46958" calcext:value-type="float">
            <text:p>46958</text:p>
          </table:table-cell>
          <table:table-cell/>
          <table:table-cell office:value-type="string" calcext:value-type="string">
            <text:p>CoventryOne Network</text:p>
          </table:table-cell>
          <table:table-cell/>
          <table:table-cell table:style-name="ce2" office:value-type="string" calcext:value-type="string">
            <text:p><text:a xlink:href="http://de.coventryproviders.com" xlink:type="simple">http://de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56764" calcext:value-type="float">
            <text:p>56764</text:p>
          </table:table-cell>
          <table:table-cell table:number-columns-repeated="3"/>
          <table:table-cell office:value-type="float" office:value="56764" calcext:value-type="float">
            <text:p>56764</text:p>
          </table:table-cell>
          <table:table-cell/>
          <table:table-cell office:value-type="string" calcext:value-type="string">
            <text:p>MHP Medica Essential</text:p>
          </table:table-cell>
          <table:table-cell/>
          <table:table-cell table:style-name="ce2" office:value-type="string" calcext:value-type="string">
            <text:p><text:a xlink:href="https://provdir.highmarkbcbsde.com" xlink:type="simple">https://provdir.highmarkbcbsde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68781" calcext:value-type="float">
            <text:p>68781</text:p>
          </table:table-cell>
          <table:table-cell table:number-columns-repeated="3"/>
          <table:table-cell office:value-type="float" office:value="68781" calcext:value-type="float">
            <text:p>68781</text:p>
          </table:table-cell>
          <table:table-cell/>
          <table:table-cell office:value-type="string" calcext:value-type="string">
            <text:p>QualCare Regional HMO Network</text:p>
          </table:table-cell>
          <table:table-cell/>
          <table:table-cell table:style-name="ce2" office:value-type="string" calcext:value-type="string">
            <text:p><text:a xlink:href="http://ia.coventryproviders.com" xlink:type="simple">http://ia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68809" calcext:value-type="float">
            <text:p>68809</text:p>
          </table:table-cell>
          <table:table-cell table:number-columns-repeated="3"/>
          <table:table-cell office:value-type="float" office:value="68809" calcext:value-type="float">
            <text:p>68809</text:p>
          </table:table-cell>
          <table:table-cell/>
          <table:table-cell office:value-type="string" calcext:value-type="string">
            <text:p>AmeriHealth HMO Inc</text:p>
          </table:table-cell>
          <table:table-cell/>
          <table:table-cell office:value-type="string" calcext:value-type="string">
            <text:p>www.deltadentalia.com/provider-search/dental/</text:p>
          </table:table-cell>
          <table:table-cell table:number-columns-repeated="1011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71246" calcext:value-type="float">
            <text:p>71246</text:p>
          </table:table-cell>
          <table:table-cell table:number-columns-repeated="3"/>
          <table:table-cell office:value-type="float" office:value="71246" calcext:value-type="float">
            <text:p>71246</text:p>
          </table:table-cell>
          <table:table-cell/>
          <table:table-cell office:value-type="string" calcext:value-type="string">
            <text:p>AmeriHealth Value HMO</text:p>
          </table:table-cell>
          <table:table-cell/>
          <table:table-cell office:value-type="string" calcext:value-type="string">
            <text:p>www.cooportunityhealth.com/provider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72660" calcext:value-type="float">
            <text:p>72660</text:p>
          </table:table-cell>
          <table:table-cell table:number-columns-repeated="3"/>
          <table:table-cell office:value-type="float" office:value="72660" calcext:value-type="float">
            <text:p>72660</text:p>
          </table:table-cell>
          <table:table-cell/>
          <table:table-cell office:value-type="string" calcext:value-type="string">
            <text:p>Horizon BCBSNJ Dental PPO/Traditional Network</text:p>
          </table:table-cell>
          <table:table-cell/>
          <table:table-cell table:style-name="ce2" office:value-type="string" calcext:value-type="string">
            <text:p><text:a xlink:href="https://www.healthalliance.org/Guests/ProviderSearch?DirectoryName=NEX" xlink:type="simple">https://www.healthalliance.org/Guests/ProviderSearch?DirectoryName=NE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80251" calcext:value-type="float">
            <text:p>80251</text:p>
          </table:table-cell>
          <table:table-cell table:number-columns-repeated="3"/>
          <table:table-cell office:value-type="float" office:value="80251" calcext:value-type="float">
            <text:p>80251</text:p>
          </table:table-cell>
          <table:table-cell/>
          <table:table-cell office:value-type="string" calcext:value-type="string">
            <text:p>AmeriHealth PPO</text:p>
          </table:table-cell>
          <table:table-cell/>
          <table:table-cell table:style-name="ce2" office:value-type="string" calcext:value-type="string">
            <text:p><text:a xlink:href="http://intermountainhealthcare.org/providers/results.html?brand=shi&amp;brandButton=shi&amp;selectHealthPlan=&amp;lastName=&amp;specialty=&amp;state=ID&amp;city=&amp;zipCode=&amp;county=&amp;firstName=&amp;clinicAffiliation=&amp;_showOnlyStLukeProviders=on&amp;x=80&amp;y=13" xlink:type="simple">http://intermountainhealthcare.org/providers/results.html?brand=shi&amp;brandButton=shi&amp;selectHealthPlan=&amp;lastName=&amp;specialty=&amp;state=ID&amp;city=&amp;zipCode=&amp;county=&amp;firstName=&amp;clinicAffiliation=&amp;_showOnlyStLukeProviders=on&amp;x=80&amp;y=1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0207" calcext:value-type="float">
            <text:p>10207</text:p>
          </table:table-cell>
          <table:table-cell table:number-columns-repeated="3"/>
          <table:table-cell office:value-type="float" office:value="10207" calcext:value-type="float">
            <text:p>10207</text:p>
          </table:table-cell>
          <table:table-cell/>
          <table:table-cell office:value-type="string" calcext:value-type="string">
            <text:p>AmeriHealth Value PPO</text:p>
          </table:table-cell>
          <table:table-cell/>
          <table:table-cell office:value-type="string" calcext:value-type="string">
            <text:p>go.deltadentalid.com/providerdirectory</text:p>
          </table:table-cell>
          <table:table-cell table:number-columns-repeated="1011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2028" calcext:value-type="float">
            <text:p>12028</text:p>
          </table:table-cell>
          <table:table-cell table:number-columns-repeated="3"/>
          <table:table-cell office:value-type="float" office:value="12028" calcext:value-type="float">
            <text:p>12028</text:p>
          </table:table-cell>
          <table:table-cell/>
          <table:table-cell office:value-type="string" calcext:value-type="string">
            <text:p>AmeriHealth PPO National Access</text:p>
          </table:table-cell>
          <table:table-cell/>
          <table:table-cell office:value-type="string" calcext:value-type="string">
            <text:p>www.bcidaho.com/PPO</text:p>
          </table:table-cell>
          <table:table-cell table:number-columns-repeated="1011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3756" calcext:value-type="float">
            <text:p>13756</text:p>
          </table:table-cell>
          <table:table-cell table:number-columns-repeated="3"/>
          <table:table-cell office:value-type="float" office:value="13756" calcext:value-type="float">
            <text:p>13756</text:p>
          </table:table-cell>
          <table:table-cell/>
          <table:table-cell office:value-type="string" calcext:value-type="string">
            <text:p>Coventry Health and Life Insurance Company</text:p>
          </table:table-cell>
          <table:table-cell/>
          <table:table-cell office:value-type="string" calcext:value-type="string">
            <text:p>www.bcidaho.com/SaintAlphonsus</text:p>
          </table:table-cell>
          <table:table-cell table:number-columns-repeated="1011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5668" calcext:value-type="float">
            <text:p>15668</text:p>
          </table:table-cell>
          <table:table-cell table:number-columns-repeated="3"/>
          <table:table-cell office:value-type="float" office:value="15668" calcext:value-type="float">
            <text:p>15668</text:p>
          </table:table-cell>
          <table:table-cell/>
          <table:table-cell office:value-type="string" calcext:value-type="string">
            <text:p>QHP PPO_OAMC_Oklahoma</text:p>
          </table:table-cell>
          <table:table-cell/>
          <table:table-cell office:value-type="string" calcext:value-type="string">
            <text:p>www.bcidaho.com/Portneuf</text:p>
          </table:table-cell>
          <table:table-cell table:number-columns-repeated="1011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6064" calcext:value-type="float">
            <text:p>16064</text:p>
          </table:table-cell>
          <table:table-cell table:number-columns-repeated="3"/>
          <table:table-cell office:value-type="float" office:value="16064" calcext:value-type="float">
            <text:p>16064</text:p>
          </table:table-cell>
          <table:table-cell/>
          <table:table-cell office:value-type="string" calcext:value-type="string">
            <text:p>Carelink Tulsa Region</text:p>
          </table:table-cell>
          <table:table-cell/>
          <table:table-cell office:value-type="string" calcext:value-type="string">
            <text:p>www.bcidaho.com/DentalPPO</text:p>
          </table:table-cell>
          <table:table-cell table:number-columns-repeated="101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20507" calcext:value-type="float">
            <text:p>20507</text:p>
          </table:table-cell>
          <table:table-cell table:number-columns-repeated="3"/>
          <table:table-cell office:value-type="float" office:value="20507" calcext:value-type="float">
            <text:p>20507</text:p>
          </table:table-cell>
          <table:table-cell/>
          <table:table-cell office:value-type="string" calcext:value-type="string">
            <text:p>Integris Health Partners</text:p>
          </table:table-cell>
          <table:table-cell/>
          <table:table-cell office:value-type="string" calcext:value-type="string">
            <text:p>www.bcidaho.com/POS</text:p>
          </table:table-cell>
          <table:table-cell table:number-columns-repeated="1011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24832" calcext:value-type="float">
            <text:p>24832</text:p>
          </table:table-cell>
          <table:table-cell table:number-columns-repeated="3"/>
          <table:table-cell office:value-type="float" office:value="24832" calcext:value-type="float">
            <text:p>24832</text:p>
          </table:table-cell>
          <table:table-cell/>
          <table:table-cell office:value-type="string" calcext:value-type="string">
            <text:p>DDOK Network SHOP</text:p>
          </table:table-cell>
          <table:table-cell/>
          <table:table-cell table:style-name="ce2" office:value-type="string" calcext:value-type="string">
            <text:p><text:a xlink:href="http://ilmo.coventryproviders.com" xlink:type="simple">http://ilmo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31319" calcext:value-type="float">
            <text:p>31319</text:p>
          </table:table-cell>
          <table:table-cell table:number-columns-repeated="3"/>
          <table:table-cell office:value-type="float" office:value="31319" calcext:value-type="float">
            <text:p>31319</text:p>
          </table:table-cell>
          <table:table-cell/>
          <table:table-cell office:value-type="string" calcext:value-type="string">
            <text:p>DDOK Network Individual</text:p>
          </table:table-cell>
          <table:table-cell/>
          <table:table-cell table:style-name="ce2" office:value-type="string" calcext:value-type="string">
            <text:p><text:a xlink:href="https://www.landoflincolnhealth.org/find-a-doctor/" xlink:type="simple">https://www.landoflincolnhealth.org/find-a-doc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34587" calcext:value-type="float">
            <text:p>34587</text:p>
          </table:table-cell>
          <table:table-cell table:number-columns-repeated="3"/>
          <table:table-cell office:value-type="float" office:value="34587" calcext:value-type="float">
            <text:p>34587</text:p>
          </table:table-cell>
          <table:table-cell/>
          <table:table-cell office:value-type="string" calcext:value-type="string">
            <text:p>GlobalHealth</text:p>
          </table:table-cell>
          <table:table-cell/>
          <table:table-cell table:style-name="ce2" office:value-type="string" calcext:value-type="string">
            <text:p><text:a xlink:href="http://il.coventryproviders.com" xlink:type="simple">http://il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35801" calcext:value-type="float">
            <text:p>35801</text:p>
          </table:table-cell>
          <table:table-cell table:number-columns-repeated="3"/>
          <table:table-cell office:value-type="float" office:value="35801" calcext:value-type="float">
            <text:p>35801</text:p>
          </table:table-cell>
          <table:table-cell/>
          <table:table-cell office:value-type="string" calcext:value-type="string">
            <text:p>CommunityCare Marketplace Select</text:p>
          </table:table-cell>
          <table:table-cell/>
          <table:table-cell table:style-name="ce2" office:value-type="string" calcext:value-type="string">
            <text:p><text:a xlink:href="http://www.bcbsks.com/ProviderDirectory/index_xsl.htm" xlink:type="simple">http://www.bcbsks.com/ProviderDirectory/index_xsl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37204" calcext:value-type="float">
            <text:p>37204</text:p>
          </table:table-cell>
          <table:table-cell table:number-columns-repeated="3"/>
          <table:table-cell office:value-type="float" office:value="37204" calcext:value-type="float">
            <text:p>37204</text:p>
          </table:table-cell>
          <table:table-cell/>
          <table:table-cell office:value-type="string" calcext:value-type="string">
            <text:p>CommunityCare Marketplace Standard</text:p>
          </table:table-cell>
          <table:table-cell/>
          <table:table-cell table:style-name="ce2" office:value-type="string" calcext:value-type="string">
            <text:p><text:a xlink:href="http://www.bcbsks.com/ProviderDirectory/index_xsb.htm" xlink:type="simple">http://www.bcbsks.com/ProviderDirectory/index_xsb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8234" calcext:value-type="float">
            <text:p>38234</text:p>
          </table:table-cell>
          <table:table-cell table:number-columns-repeated="3"/>
          <table:table-cell office:value-type="float" office:value="38234" calcext:value-type="float">
            <text:p>38234</text:p>
          </table:table-cell>
          <table:table-cell/>
          <table:table-cell office:value-type="string" calcext:value-type="string">
            <text:p>Dominion Dental DHMO</text:p>
          </table:table-cell>
          <table:table-cell/>
          <table:table-cell table:style-name="ce2" office:value-type="string" calcext:value-type="string">
            <text:p><text:a xlink:href="http://www.bcbsks.com/ProviderDirectory/index_xsf.htm" xlink:type="simple">http://www.bcbsks.com/ProviderDirectory/index_xsf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38599" calcext:value-type="float">
            <text:p>38599</text:p>
          </table:table-cell>
          <table:table-cell table:number-columns-repeated="3"/>
          <table:table-cell office:value-type="float" office:value="38599" calcext:value-type="float">
            <text:p>38599</text:p>
          </table:table-cell>
          <table:table-cell/>
          <table:table-cell office:value-type="string" calcext:value-type="string">
            <text:p>Dominion Dental PPO</text:p>
          </table:table-cell>
          <table:table-cell/>
          <table:table-cell table:style-name="ce2" office:value-type="string" calcext:value-type="string">
            <text:p><text:a xlink:href="http://www.bestlife.com/KS/index.html" xlink:type="simple">http://www.bestlife.com/KS/index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72006" calcext:value-type="float">
            <text:p>72006</text:p>
          </table:table-cell>
          <table:table-cell table:number-columns-repeated="3"/>
          <table:table-cell office:value-type="float" office:value="72006" calcext:value-type="float">
            <text:p>72006</text:p>
          </table:table-cell>
          <table:table-cell/>
          <table:table-cell office:value-type="string" calcext:value-type="string">
            <text:p>UPMC Health Network PPOIndividualDentalHMO</text:p>
          </table:table-cell>
          <table:table-cell/>
          <table:table-cell table:style-name="ce2" office:value-type="string" calcext:value-type="string">
            <text:p><text:a xlink:href="http://www.maineoptions.org/Search-provider" xlink:type="simple">http://www.maineoptions.org/Search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72804" calcext:value-type="float">
            <text:p>72804</text:p>
          </table:table-cell>
          <table:table-cell table:number-columns-repeated="3"/>
          <table:table-cell office:value-type="float" office:value="72804" calcext:value-type="float">
            <text:p>72804</text:p>
          </table:table-cell>
          <table:table-cell/>
          <table:table-cell office:value-type="string" calcext:value-type="string">
            <text:p>UPMC Health Network PPOIndividualDentalPPO</text:p>
          </table:table-cell>
          <table:table-cell/>
          <table:table-cell office:value-type="string" calcext:value-type="string">
            <text:p>www.Anthem.com</text:p>
          </table:table-cell>
          <table:table-cell table:number-columns-repeated="1011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72869" calcext:value-type="float">
            <text:p>72869</text:p>
          </table:table-cell>
          <table:table-cell table:number-columns-repeated="3"/>
          <table:table-cell office:value-type="float" office:value="72869" calcext:value-type="float">
            <text:p>72869</text:p>
          </table:table-cell>
          <table:table-cell/>
          <table:table-cell office:value-type="string" calcext:value-type="string">
            <text:p>UPMC Inside Advantage PPODental Advantage</text:p>
          </table:table-cell>
          <table:table-cell/>
          <table:table-cell office:value-type="string" calcext:value-type="string">
            <text:p>www.mclarenhealthplan.org</text:p>
          </table:table-cell>
          <table:table-cell table:number-columns-repeated="1011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77146" calcext:value-type="float">
            <text:p>77146</text:p>
          </table:table-cell>
          <table:table-cell table:number-columns-repeated="3"/>
          <table:table-cell office:value-type="float" office:value="77146" calcext:value-type="float">
            <text:p>77146</text:p>
          </table:table-cell>
          <table:table-cell/>
          <table:table-cell office:value-type="string" calcext:value-type="string">
            <text:p>UPMC Health Network PPOShopDentalAdvantage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1HMcurrent" xlink:type="simple">http://www.providerlookuponline.com/HAP/PO7/Gateway.aspx?clientprodcode=1HMcurren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78800" calcext:value-type="float">
            <text:p>78800</text:p>
          </table:table-cell>
          <table:table-cell table:number-columns-repeated="3"/>
          <table:table-cell office:value-type="float" office:value="78800" calcext:value-type="float">
            <text:p>78800</text:p>
          </table:table-cell>
          <table:table-cell/>
          <table:table-cell office:value-type="string" calcext:value-type="string">
            <text:p>UPMC Health Network EPODental Advantage</text:p>
          </table:table-cell>
          <table:table-cell/>
          <table:table-cell table:style-name="ce2" office:value-type="string" calcext:value-type="string">
            <text:p><text:a xlink:href="http://www.consumersmutual.org/provider-directory" xlink:type="simple">http://www.consumersmutual.org/provider-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86443" calcext:value-type="float">
            <text:p>86443</text:p>
          </table:table-cell>
          <table:table-cell table:number-columns-repeated="3"/>
          <table:table-cell office:value-type="float" office:value="86443" calcext:value-type="float">
            <text:p>86443</text:p>
          </table:table-cell>
          <table:table-cell/>
          <table:table-cell office:value-type="string" calcext:value-type="string">
            <text:p>UPMC Health Network Standalone Dental Advantage PPO</text:p>
          </table:table-cell>
          <table:table-cell/>
          <table:table-cell table:style-name="ce2" office:value-type="string" calcext:value-type="string">
            <text:p><text:a xlink:href="http://www.providerlookuponline.com/uhc/po7/gateway.aspx?delsys=98" xlink:type="simple">http://www.providerlookuponline.com/uhc/po7/gateway.aspx?delsys=9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95185" calcext:value-type="float">
            <text:p>95185</text:p>
          </table:table-cell>
          <table:table-cell table:number-columns-repeated="3"/>
          <table:table-cell office:value-type="float" office:value="95185" calcext:value-type="float">
            <text:p>95185</text:p>
          </table:table-cell>
          <table:table-cell/>
          <table:table-cell office:value-type="string" calcext:value-type="string">
            <text:p>GHP HMO</text:p>
          </table:table-cell>
          <table:table-cell/>
          <table:table-cell table:style-name="ce2" office:value-type="string" calcext:value-type="string">
            <text:p><text:a xlink:href="http://www.providerlookuponline.com/uhc/po7/gateway.aspx?delsys=97" xlink:type="simple">http://www.providerlookuponline.com/uhc/po7/gateway.aspx?delsys=9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97762" calcext:value-type="float">
            <text:p>97762</text:p>
          </table:table-cell>
          <table:table-cell table:number-columns-repeated="3"/>
          <table:table-cell office:value-type="float" office:value="97762" calcext:value-type="float">
            <text:p>97762</text:p>
          </table:table-cell>
          <table:table-cell/>
          <table:table-cell office:value-type="string" calcext:value-type="string">
            <text:p>PBS Preferred Professional Provider <text:s/>and Highmark Blue Shield Facility Provider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813" xlink:type="simple">http://pfp.humana.com/Pfp/PfpMain.aspx?cust=1059&amp;pfpkey=81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97927" calcext:value-type="float">
            <text:p>97927</text:p>
          </table:table-cell>
          <table:table-cell table:number-columns-repeated="3"/>
          <table:table-cell office:value-type="float" office:value="97927" calcext:value-type="float">
            <text:p>97927</text:p>
          </table:table-cell>
          <table:table-cell/>
          <table:table-cell office:value-type="string" calcext:value-type="string">
            <text:p>QHP PPO_OAMC_Southeastern Pennsylvania</text:p>
          </table:table-cell>
          <table:table-cell/>
          <table:table-cell office:value-type="string" calcext:value-type="string">
            <text:p>www.mhplan.com/meridianchoice/providerdirectory</text:p>
          </table:table-cell>
          <table:table-cell table:number-columns-repeated="1011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99663" calcext:value-type="float">
            <text:p>99663</text:p>
          </table:table-cell>
          <table:table-cell table:number-columns-repeated="3"/>
          <table:table-cell office:value-type="float" office:value="99663" calcext:value-type="float">
            <text:p>99663</text:p>
          </table:table-cell>
          <table:table-cell/>
          <table:table-cell office:value-type="string" calcext:value-type="string">
            <text:p>BCD DHMO</text:p>
          </table:table-cell>
          <table:table-cell/>
          <table:table-cell table:style-name="ce2" office:value-type="string" calcext:value-type="string">
            <text:p><text:a xlink:href="http://providersearch.thcmi.com" xlink:type="simple">http://providersearch.thcmi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7919" calcext:value-type="float">
            <text:p>17919</text:p>
          </table:table-cell>
          <table:table-cell table:number-columns-repeated="3"/>
          <table:table-cell office:value-type="float" office:value="17919" calcext:value-type="float">
            <text:p>17919</text:p>
          </table:table-cell>
          <table:table-cell/>
          <table:table-cell office:value-type="string" calcext:value-type="string">
            <text:p>BCD PPO Group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4PPcurrent" xlink:type="simple">http://www.providerlookuponline.com/HAP/PO7/Gateway.aspx?clientprodcode=4PPcurren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47107" calcext:value-type="float">
            <text:p>47107</text:p>
          </table:table-cell>
          <table:table-cell table:number-columns-repeated="3"/>
          <table:table-cell office:value-type="float" office:value="47107" calcext:value-type="float">
            <text:p>47107</text:p>
          </table:table-cell>
          <table:table-cell/>
          <table:table-cell office:value-type="string" calcext:value-type="string">
            <text:p>BCD PPO Individual</text:p>
          </table:table-cell>
          <table:table-cell/>
          <table:table-cell office:value-type="string" calcext:value-type="string">
            <text:p>www.bcbsm.com/index/find-a-doctor.html</text:p>
          </table:table-cell>
          <table:table-cell table:number-columns-repeated="101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50328" calcext:value-type="float">
            <text:p>50328</text:p>
          </table:table-cell>
          <table:table-cell table:number-columns-repeated="3"/>
          <table:table-cell office:value-type="float" office:value="50328" calcext:value-type="float">
            <text:p>50328</text:p>
          </table:table-cell>
          <table:table-cell/>
          <table:table-cell office:value-type="string" calcext:value-type="string">
            <text:p>Concordia Advantage</text:p>
          </table:table-cell>
          <table:table-cell/>
          <table:table-cell office:value-type="string" calcext:value-type="string">
            <text:p>www.pacificsource.com</text:p>
          </table:table-cell>
          <table:table-cell table:number-columns-repeated="1011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53843" calcext:value-type="float">
            <text:p>53843</text:p>
          </table:table-cell>
          <table:table-cell table:number-columns-repeated="3"/>
          <table:table-cell office:value-type="float" office:value="53843" calcext:value-type="float">
            <text:p>53843</text:p>
          </table:table-cell>
          <table:table-cell/>
          <table:table-cell office:value-type="string" calcext:value-type="string">
            <text:p>UPMCHP HMO GatekeeperIndividualDentalHMO</text:p>
          </table:table-cell>
          <table:table-cell/>
          <table:table-cell table:style-name="ce2" office:value-type="string" calcext:value-type="string">
            <text:p><text:a xlink:href="http://ne.coventryproviders.com" xlink:type="simple">http://ne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5565" calcext:value-type="float">
            <text:p>55565</text:p>
          </table:table-cell>
          <table:table-cell table:number-columns-repeated="3"/>
          <table:table-cell office:value-type="float" office:value="55565" calcext:value-type="float">
            <text:p>55565</text:p>
          </table:table-cell>
          <table:table-cell/>
          <table:table-cell office:value-type="string" calcext:value-type="string">
            <text:p>UPMCHP HMO GatekeeperIndividualDentalPPO</text:p>
          </table:table-cell>
          <table:table-cell/>
          <table:table-cell office:value-type="string" calcext:value-type="string">
            <text:p>www.deltadentalne.org/findA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63300" calcext:value-type="float">
            <text:p>63300</text:p>
          </table:table-cell>
          <table:table-cell table:number-columns-repeated="3"/>
          <table:table-cell office:value-type="float" office:value="63300" calcext:value-type="float">
            <text:p>63300</text:p>
          </table:table-cell>
          <table:table-cell/>
          <table:table-cell office:value-type="string" calcext:value-type="string">
            <text:p>UPMCHP AllegAdvHMO GtkprIndivDentalHMO</text:p>
          </table:table-cell>
          <table:table-cell/>
          <table:table-cell table:style-name="ce2" office:value-type="string" calcext:value-type="string">
            <text:p><text:a xlink:href="https://presbyterianproviderfinder.ipf.vitals.com/search" xlink:type="simple">https://presbyterianproviderfinder.ipf.vitals.com/searc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67072" calcext:value-type="float">
            <text:p>67072</text:p>
          </table:table-cell>
          <table:table-cell table:number-columns-repeated="3"/>
          <table:table-cell office:value-type="float" office:value="67072" calcext:value-type="float">
            <text:p>67072</text:p>
          </table:table-cell>
          <table:table-cell/>
          <table:table-cell office:value-type="string" calcext:value-type="string">
            <text:p>UMPCHP RegAdvGtkprIndivDentalHMO</text:p>
          </table:table-cell>
          <table:table-cell/>
          <table:table-cell office:value-type="string" calcext:value-type="string">
            <text:p>www.kp.org/ohio</text:p>
          </table:table-cell>
          <table:table-cell table:number-columns-repeated="1011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72479" calcext:value-type="float">
            <text:p>72479</text:p>
          </table:table-cell>
          <table:table-cell table:number-columns-repeated="3"/>
          <table:table-cell office:value-type="float" office:value="72479" calcext:value-type="float">
            <text:p>72479</text:p>
          </table:table-cell>
          <table:table-cell/>
          <table:table-cell office:value-type="string" calcext:value-type="string">
            <text:p>UPMCHP HMO GatekeeperSHOP</text:p>
          </table:table-cell>
          <table:table-cell/>
          <table:table-cell office:value-type="string" calcext:value-type="string">
            <text:p>www.mysummacare.com/providernetwork/scselect</text:p>
          </table:table-cell>
          <table:table-cell table:number-columns-repeated="1011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75441" calcext:value-type="float">
            <text:p>75441</text:p>
          </table:table-cell>
          <table:table-cell table:number-columns-repeated="3"/>
          <table:table-cell office:value-type="float" office:value="75441" calcext:value-type="float">
            <text:p>75441</text:p>
          </table:table-cell>
          <table:table-cell/>
          <table:table-cell office:value-type="string" calcext:value-type="string">
            <text:p>First Priority Life PPO</text:p>
          </table:table-cell>
          <table:table-cell/>
          <table:table-cell office:value-type="string" calcext:value-type="string">
            <text:p>www.mysummacare.com/providernetwork/scpremier</text:p>
          </table:table-cell>
          <table:table-cell table:number-columns-repeated="1011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76526" calcext:value-type="float">
            <text:p>76526</text:p>
          </table:table-cell>
          <table:table-cell table:number-columns-repeated="3"/>
          <table:table-cell office:value-type="float" office:value="76526" calcext:value-type="float">
            <text:p>76526</text:p>
          </table:table-cell>
          <table:table-cell/>
          <table:table-cell office:value-type="string" calcext:value-type="string">
            <text:p>First Priority Life Custom PPO</text:p>
          </table:table-cell>
          <table:table-cell/>
          <table:table-cell office:value-type="string" calcext:value-type="string">
            <text:p>www.mysummacare.com/providernetwork/mercychoice</text:p>
          </table:table-cell>
          <table:table-cell table:number-columns-repeated="1011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94562" calcext:value-type="float">
            <text:p>94562</text:p>
          </table:table-cell>
          <table:table-cell table:number-columns-repeated="3"/>
          <table:table-cell office:value-type="float" office:value="94562" calcext:value-type="float">
            <text:p>94562</text:p>
          </table:table-cell>
          <table:table-cell/>
          <table:table-cell office:value-type="string" calcext:value-type="string">
            <text:p>Concordia Plus</text:p>
          </table:table-cell>
          <table:table-cell/>
          <table:table-cell table:style-name="ce2" office:value-type="string" calcext:value-type="string">
            <text:p><text:a xlink:href="https://secure.ucci.com/tp2fad/" xlink:type="simple">https://secure.ucci.com/tp2fad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96480" calcext:value-type="float">
            <text:p>96480</text:p>
          </table:table-cell>
          <table:table-cell table:number-columns-repeated="3"/>
          <table:table-cell office:value-type="float" office:value="96480" calcext:value-type="float">
            <text:p>96480</text:p>
          </table:table-cell>
          <table:table-cell/>
          <table:table-cell office:value-type="string" calcext:value-type="string">
            <text:p>QHP HMO_Southeastern Pennsylvania</text:p>
          </table:table-cell>
          <table:table-cell/>
          <table:table-cell table:style-name="ce2" office:value-type="string" calcext:value-type="string">
            <text:p><text:a xlink:href="http://pfp.humana.com/Pfp/PfpMain.aspx?cust=1059&amp;pfpkey=750" xlink:type="simple">http://pfp.humana.com/Pfp/PfpMain.aspx?cust=1059&amp;pfpkey=750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38536" calcext:value-type="float">
            <text:p>38536</text:p>
          </table:table-cell>
          <table:table-cell table:number-columns-repeated="3"/>
          <table:table-cell office:value-type="float" office:value="38536" calcext:value-type="float">
            <text:p>38536</text:p>
          </table:table-cell>
          <table:table-cell/>
          <table:table-cell office:value-type="string" calcext:value-type="string">
            <text:p>PBS Preferred Professional and Highmark Blue Shield Facility Provider Network</text:p>
          </table:table-cell>
          <table:table-cell/>
          <table:table-cell table:style-name="ce2" office:value-type="string" calcext:value-type="string">
            <text:p><text:a xlink:href="http://pfp.humana.com/Pfp/PfpMain.aspx?cust=1059&amp;pfpkey=814" xlink:type="simple">http://pfp.humana.com/Pfp/PfpMain.aspx?cust=1059&amp;pfpkey=814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42507" calcext:value-type="float">
            <text:p>42507</text:p>
          </table:table-cell>
          <table:table-cell table:number-columns-repeated="3"/>
          <table:table-cell office:value-type="float" office:value="42507" calcext:value-type="float">
            <text:p>42507</text:p>
          </table:table-cell>
          <table:table-cell/>
          <table:table-cell office:value-type="string" calcext:value-type="string">
            <text:p>GHP PPO Network</text:p>
          </table:table-cell>
          <table:table-cell/>
          <table:table-cell table:style-name="ce2" office:value-type="string" calcext:value-type="string">
            <text:p><text:a xlink:href="https://paramount.abovehealth.com/Router.jsp?component=Main&amp;source=Logon&amp;action=ProviderDirectory" xlink:type="simple">https://paramount.abovehealth.com/Router.jsp?component=Main&amp;source=Logon&amp;action=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46211" calcext:value-type="float">
            <text:p>46211</text:p>
          </table:table-cell>
          <table:table-cell table:number-columns-repeated="3"/>
          <table:table-cell office:value-type="float" office:value="46211" calcext:value-type="float">
            <text:p>46211</text:p>
          </table:table-cell>
          <table:table-cell/>
          <table:table-cell office:value-type="string" calcext:value-type="string">
            <text:p>CBC PPO Network</text:p>
          </table:table-cell>
          <table:table-cell/>
          <table:table-cell table:style-name="ce2" office:value-type="string" calcext:value-type="string">
            <text:p><text:a xlink:href="https://memberportal.caresource.com/App/OH/FindADoctor/Just4Me" xlink:type="simple">https://memberportal.caresource.com/App/OH/FindADoctor/Just4M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59809" calcext:value-type="float">
            <text:p>59809</text:p>
          </table:table-cell>
          <table:table-cell table:number-columns-repeated="3"/>
          <table:table-cell office:value-type="float" office:value="59809" calcext:value-type="float">
            <text:p>59809</text:p>
          </table:table-cell>
          <table:table-cell/>
          <table:table-cell office:value-type="string" calcext:value-type="string">
            <text:p>HealthAmerica</text:p>
          </table:table-cell>
          <table:table-cell/>
          <table:table-cell office:value-type="string" calcext:value-type="string">
            <text:p>www.HealthspanNetwork.com</text:p>
          </table:table-cell>
          <table:table-cell table:number-columns-repeated="1011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60761" calcext:value-type="float">
            <text:p>60761</text:p>
          </table:table-cell>
          <table:table-cell table:number-columns-repeated="3"/>
          <table:table-cell office:value-type="float" office:value="60761" calcext:value-type="float">
            <text:p>60761</text:p>
          </table:table-cell>
          <table:table-cell/>
          <table:table-cell office:value-type="string" calcext:value-type="string">
            <text:p>Carelink Regional HealthPlus Network</text:p>
          </table:table-cell>
          <table:table-cell/>
          <table:table-cell table:style-name="ce2" office:value-type="string" calcext:value-type="string">
            <text:p><text:a xlink:href="http://oh.coventryproviders.com" xlink:type="simple">http://oh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84251" calcext:value-type="float">
            <text:p>84251</text:p>
          </table:table-cell>
          <table:table-cell table:number-columns-repeated="3"/>
          <table:table-cell office:value-type="float" office:value="84251" calcext:value-type="float">
            <text:p>84251</text:p>
          </table:table-cell>
          <table:table-cell/>
          <table:table-cell office:value-type="string" calcext:value-type="string">
            <text:p>Carelink Roper St Francis Network</text:p>
          </table:table-cell>
          <table:table-cell/>
          <table:table-cell office:value-type="string" calcext:value-type="string">
            <text:p>Fad.dentalcareplus.com</text:p>
          </table:table-cell>
          <table:table-cell table:number-columns-repeated="1011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88925" calcext:value-type="float">
            <text:p>88925</text:p>
          </table:table-cell>
          <table:table-cell table:number-columns-repeated="3"/>
          <table:table-cell office:value-type="float" office:value="88925" calcext:value-type="float">
            <text:p>88925</text:p>
          </table:table-cell>
          <table:table-cell/>
          <table:table-cell office:value-type="string" calcext:value-type="string">
            <text:p>Carelink Upstate Network</text:p>
          </table:table-cell>
          <table:table-cell/>
          <table:table-cell office:value-type="string" calcext:value-type="string">
            <text:p>Hixfad.dentalcareplus.com</text:p>
          </table:table-cell>
          <table:table-cell table:number-columns-repeated="1011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92045" calcext:value-type="float">
            <text:p>92045</text:p>
          </table:table-cell>
          <table:table-cell table:number-columns-repeated="3"/>
          <table:table-cell office:value-type="float" office:value="92045" calcext:value-type="float">
            <text:p>92045</text:p>
          </table:table-cell>
          <table:table-cell/>
          <table:table-cell office:value-type="string" calcext:value-type="string">
            <text:p>Carelink Midlands Network</text:p>
          </table:table-cell>
          <table:table-cell/>
          <table:table-cell office:value-type="string" calcext:value-type="string">
            <text:p><text:s/>https://www.anthem.com/health-insurance/provider-directory/searchcriteria?brand=abcbs</text:p>
          </table:table-cell>
          <table:table-cell table:number-columns-repeated="1011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3841" calcext:value-type="float">
            <text:p>23841</text:p>
          </table:table-cell>
          <table:table-cell table:number-columns-repeated="3"/>
          <table:table-cell office:value-type="float" office:value="23841" calcext:value-type="float">
            <text:p>23841</text:p>
          </table:table-cell>
          <table:table-cell/>
          <table:table-cell office:value-type="string" calcext:value-type="string">
            <text:p>MyChoice Advantage Network</text:p>
          </table:table-cell>
          <table:table-cell/>
          <table:table-cell table:style-name="ce2" office:value-type="string" calcext:value-type="string">
            <text:p><text:a xlink:href="http://www.geoaccess.com/Kaiser/po/KaiserIntro.asp?Exchange=true" xlink:type="simple">http://www.geoaccess.com/Kaiser/po/KaiserIntro.asp?Exchange=tru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51398" calcext:value-type="float">
            <text:p>51398</text:p>
          </table:table-cell>
          <table:table-cell table:number-columns-repeated="3"/>
          <table:table-cell office:value-type="float" office:value="51398" calcext:value-type="float">
            <text:p>51398</text:p>
          </table:table-cell>
          <table:table-cell/>
          <table:table-cell office:value-type="string" calcext:value-type="string">
            <text:p>CCHP EPO</text:p>
          </table:table-cell>
          <table:table-cell/>
          <table:table-cell table:style-name="ce2" office:value-type="string" calcext:value-type="string">
            <text:p><text:a xlink:href="http://va.coventryproviders.com" xlink:type="simple">http://va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86382" calcext:value-type="float">
            <text:p>86382</text:p>
          </table:table-cell>
          <table:table-cell table:number-columns-repeated="3"/>
          <table:table-cell office:value-type="float" office:value="86382" calcext:value-type="float">
            <text:p>86382</text:p>
          </table:table-cell>
          <table:table-cell/>
          <table:table-cell office:value-type="string" calcext:value-type="string">
            <text:p>CHA EPO</text:p>
          </table:table-cell>
          <table:table-cell/>
          <table:table-cell office:value-type="string" calcext:value-type="string">
            <text:p>www.HighmarkBCBSWV.com</text:p>
          </table:table-cell>
          <table:table-cell table:number-columns-repeated="1011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45495" calcext:value-type="float">
            <text:p>45495</text:p>
          </table:table-cell>
          <table:table-cell table:number-columns-repeated="3"/>
          <table:table-cell office:value-type="float" office:value="45495" calcext:value-type="float">
            <text:p>45495</text:p>
          </table:table-cell>
          <table:table-cell/>
          <table:table-cell office:value-type="string" calcext:value-type="string">
            <text:p>Chattanooga PPOx</text:p>
          </table:table-cell>
          <table:table-cell/>
          <table:table-cell office:value-type="string" calcext:value-type="string">
            <text:p>kp.org/gaprovider</text:p>
          </table:table-cell>
          <table:table-cell table:number-columns-repeated="1011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35065" calcext:value-type="float">
            <text:p>35065</text:p>
          </table:table-cell>
          <table:table-cell table:number-columns-repeated="3"/>
          <table:table-cell office:value-type="float" office:value="35065" calcext:value-type="float">
            <text:p>35065</text:p>
          </table:table-cell>
          <table:table-cell/>
          <table:table-cell office:value-type="string" calcext:value-type="string">
            <text:p>HMO Provider Network</text:p>
          </table:table-cell>
          <table:table-cell/>
          <table:table-cell table:style-name="ce2" office:value-type="string" calcext:value-type="string">
            <text:p><text:a xlink:href="http://www.advantageplan.com/member/shop-2015/" xlink:type="simple">http://www.advantageplan.com/member/shop-2015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3499" calcext:value-type="float">
            <text:p>43499</text:p>
          </table:table-cell>
          <table:table-cell table:number-columns-repeated="3"/>
          <table:table-cell office:value-type="float" office:value="43499" calcext:value-type="float">
            <text:p>43499</text:p>
          </table:table-cell>
          <table:table-cell/>
          <table:table-cell office:value-type="string" calcext:value-type="string">
            <text:p>CHC Health Insurance Marketplace</text:p>
          </table:table-cell>
          <table:table-cell/>
          <table:table-cell table:style-name="ce2" office:value-type="string" calcext:value-type="string">
            <text:p><text:a xlink:href="http://iuhealth.cloudapp.net/iuhealth/" xlink:type="simple">http://iuhealth.cloudapp.net/iuhealth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85320" calcext:value-type="float">
            <text:p>85320</text:p>
          </table:table-cell>
          <table:table-cell table:number-columns-repeated="3"/>
          <table:table-cell office:value-type="float" office:value="85320" calcext:value-type="float">
            <text:p>85320</text:p>
          </table:table-cell>
          <table:table-cell/>
          <table:table-cell office:value-type="string" calcext:value-type="string">
            <text:p>SWHP Provider Network</text:p>
          </table:table-cell>
          <table:table-cell/>
          <table:table-cell table:style-name="ce2" office:value-type="string" calcext:value-type="string">
            <text:p><text:a xlink:href="http://xin.welcometouhc.com/find-a-doctor" xlink:type="simple">http://xin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67202" calcext:value-type="float">
            <text:p>67202</text:p>
          </table:table-cell>
          <table:table-cell table:number-columns-repeated="3"/>
          <table:table-cell office:value-type="float" office:value="67202" calcext:value-type="float">
            <text:p>67202</text:p>
          </table:table-cell>
          <table:table-cell/>
          <table:table-cell office:value-type="string" calcext:value-type="string">
            <text:p>Community First Health Plans Marketplace Network</text:p>
          </table:table-cell>
          <table:table-cell/>
          <table:table-cell table:style-name="ce2" office:value-type="string" calcext:value-type="string">
            <text:p><text:a xlink:href="http://www.phpni.com/marketplace/premier2015" xlink:type="simple">http://www.phpni.com/marketplace/premier20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39371" calcext:value-type="float">
            <text:p>39371</text:p>
          </table:table-cell>
          <table:table-cell table:number-columns-repeated="3"/>
          <table:table-cell office:value-type="float" office:value="39371" calcext:value-type="float">
            <text:p>39371</text:p>
          </table:table-cell>
          <table:table-cell/>
          <table:table-cell office:value-type="string" calcext:value-type="string">
            <text:p>DentaQuest USA Insurance Company</text:p>
          </table:table-cell>
          <table:table-cell/>
          <table:table-cell table:style-name="ce2" office:value-type="string" calcext:value-type="string">
            <text:p><text:a xlink:href="http://www.phpni.com/marketplace/select2015" xlink:type="simple">http://www.phpni.com/marketplace/select20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94237" calcext:value-type="float">
            <text:p>94237</text:p>
          </table:table-cell>
          <table:table-cell table:number-columns-repeated="3"/>
          <table:table-cell office:value-type="float" office:value="94237" calcext:value-type="float">
            <text:p>94237</text:p>
          </table:table-cell>
          <table:table-cell/>
          <table:table-cell office:value-type="string" calcext:value-type="string">
            <text:p>Rio Grande Hidalgo EPOx</text:p>
          </table:table-cell>
          <table:table-cell/>
          <table:table-cell office:value-type="string" calcext:value-type="string">
            <text:p>www.mdwise.org/marketplace/findadoctor</text:p>
          </table:table-cell>
          <table:table-cell table:number-columns-repeated="1011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56346" calcext:value-type="float">
            <text:p>56346</text:p>
          </table:table-cell>
          <table:table-cell table:number-columns-repeated="3"/>
          <table:table-cell office:value-type="float" office:value="56346" calcext:value-type="float">
            <text:p>56346</text:p>
          </table:table-cell>
          <table:table-cell/>
          <table:table-cell office:value-type="string" calcext:value-type="string">
            <text:p>Sendero IdealCare</text:p>
          </table:table-cell>
          <table:table-cell/>
          <table:table-cell table:style-name="ce2" office:value-type="string" calcext:value-type="string">
            <text:p><text:a xlink:href="http://mcnet.siho.org/mcnet/SIHOProviderSearch.asp?txtNet=SIHO&amp;NodeId=LEVEL0_1" xlink:type="simple">http://mcnet.siho.org/mcnet/SIHOProviderSearch.asp?txtNet=SIHO&amp;NodeId=LEVEL0_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72547" calcext:value-type="float">
            <text:p>72547</text:p>
          </table:table-cell>
          <table:table-cell table:number-columns-repeated="3"/>
          <table:table-cell office:value-type="float" office:value="72547" calcext:value-type="float">
            <text:p>72547</text:p>
          </table:table-cell>
          <table:table-cell/>
          <table:table-cell office:value-type="string" calcext:value-type="string">
            <text:p>Ambetter from Superior Health Plan</text:p>
          </table:table-cell>
          <table:table-cell/>
          <table:table-cell table:style-name="ce2" office:value-type="string" calcext:value-type="string">
            <text:p><text:a xlink:href="http://mcnet.siho.org/mcnet/SIHOProviderSearch.asp?txtNet=LANDMARK&amp;NodeId=LEVEL0_1" xlink:type="simple">http://mcnet.siho.org/mcnet/SIHOProviderSearch.asp?txtNet=LANDMARK&amp;NodeId=LEVEL0_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33889" calcext:value-type="float">
            <text:p>33889</text:p>
          </table:table-cell>
          <table:table-cell table:number-columns-repeated="3"/>
          <table:table-cell office:value-type="float" office:value="33889" calcext:value-type="float">
            <text:p>33889</text:p>
          </table:table-cell>
          <table:table-cell/>
          <table:table-cell office:value-type="string" calcext:value-type="string">
            <text:p>QHP PPO_OAMC_Texas</text:p>
          </table:table-cell>
          <table:table-cell/>
          <table:table-cell table:style-name="ce2" office:value-type="string" calcext:value-type="string">
            <text:p><text:a xlink:href="http://www.siho.org/Marketplace/ProviderLookup/" xlink:type="simple">http://www.siho.org/Marketplace/ProviderLookup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40479" calcext:value-type="float">
            <text:p>40479</text:p>
          </table:table-cell>
          <table:table-cell table:number-columns-repeated="3"/>
          <table:table-cell office:value-type="float" office:value="40479" calcext:value-type="float">
            <text:p>40479</text:p>
          </table:table-cell>
          <table:table-cell/>
          <table:table-cell office:value-type="string" calcext:value-type="string">
            <text:p>Unity UW Health</text:p>
          </table:table-cell>
          <table:table-cell/>
          <table:table-cell office:value-type="string" calcext:value-type="string">
            <text:p>hixfadin.dentalcareplus.com</text:p>
          </table:table-cell>
          <table:table-cell table:number-columns-repeated="1011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53524" calcext:value-type="float">
            <text:p>53524</text:p>
          </table:table-cell>
          <table:table-cell table:number-columns-repeated="3"/>
          <table:table-cell office:value-type="float" office:value="53524" calcext:value-type="float">
            <text:p>53524</text:p>
          </table:table-cell>
          <table:table-cell/>
          <table:table-cell office:value-type="string" calcext:value-type="string">
            <text:p>Health Tradition Provider Network</text:p>
          </table:table-cell>
          <table:table-cell/>
          <table:table-cell office:value-type="string" calcext:value-type="string">
            <text:p>www.truassure.com/dentist-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66946" calcext:value-type="float">
            <text:p>66946</text:p>
          </table:table-cell>
          <table:table-cell table:number-columns-repeated="3"/>
          <table:table-cell office:value-type="float" office:value="66946" calcext:value-type="float">
            <text:p>66946</text:p>
          </table:table-cell>
          <table:table-cell/>
          <table:table-cell office:value-type="string" calcext:value-type="string">
            <text:p>Molina Healthcare</text:p>
          </table:table-cell>
          <table:table-cell/>
          <table:table-cell office:value-type="string" calcext:value-type="string">
            <text:p>assuranthealth.com/networksavings1</text:p>
          </table:table-cell>
          <table:table-cell table:number-columns-repeated="1011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76668" calcext:value-type="float">
            <text:p>76668</text:p>
          </table:table-cell>
          <table:table-cell table:number-columns-repeated="3"/>
          <table:table-cell office:value-type="float" office:value="76668" calcext:value-type="float">
            <text:p>76668</text:p>
          </table:table-cell>
          <table:table-cell/>
          <table:table-cell office:value-type="string" calcext:value-type="string">
            <text:p>Medica Choice Passport</text:p>
          </table:table-cell>
          <table:table-cell/>
          <table:table-cell office:value-type="string" calcext:value-type="string">
            <text:p>assuranthealth.com/networksavings8</text:p>
          </table:table-cell>
          <table:table-cell table:number-columns-repeated="1011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85408" calcext:value-type="float">
            <text:p>85408</text:p>
          </table:table-cell>
          <table:table-cell table:number-columns-repeated="3"/>
          <table:table-cell office:value-type="float" office:value="85408" calcext:value-type="float">
            <text:p>85408</text:p>
          </table:table-cell>
          <table:table-cell/>
          <table:table-cell office:value-type="string" calcext:value-type="string">
            <text:p>MyMeriter</text:p>
          </table:table-cell>
          <table:table-cell/>
          <table:table-cell office:value-type="string" calcext:value-type="string">
            <text:p>www.PPOUSA.com</text:p>
          </table:table-cell>
          <table:table-cell table:number-columns-repeated="1011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6481" calcext:value-type="float">
            <text:p>16481</text:p>
          </table:table-cell>
          <table:table-cell table:number-columns-repeated="3"/>
          <table:table-cell office:value-type="float" office:value="16481" calcext:value-type="float">
            <text:p>16481</text:p>
          </table:table-cell>
          <table:table-cell/>
          <table:table-cell office:value-type="string" calcext:value-type="string">
            <text:p>Meriter Plus</text:p>
          </table:table-cell>
          <table:table-cell/>
          <table:table-cell table:style-name="ce2" office:value-type="string" calcext:value-type="string">
            <text:p><text:a xlink:href="https://www.premera.com/ak/visitor/" xlink:type="simple">https://www.premera.com/ak/visi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33906" calcext:value-type="float">
            <text:p>33906</text:p>
          </table:table-cell>
          <table:table-cell table:number-columns-repeated="3"/>
          <table:table-cell office:value-type="float" office:value="33906" calcext:value-type="float">
            <text:p>33906</text:p>
          </table:table-cell>
          <table:table-cell/>
          <table:table-cell office:value-type="string" calcext:value-type="string">
            <text:p>Blue Priority X <text:s/>WI</text:p>
          </table:table-cell>
          <table:table-cell/>
          <table:table-cell office:value-type="string" calcext:value-type="string">
            <text:p>indemnity</text:p>
          </table:table-cell>
          <table:table-cell table:number-columns-repeated="1011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52899" calcext:value-type="float">
            <text:p>52899</text:p>
          </table:table-cell>
          <table:table-cell table:number-columns-repeated="3"/>
          <table:table-cell office:value-type="float" office:value="52899" calcext:value-type="float">
            <text:p>52899</text:p>
          </table:table-cell>
          <table:table-cell/>
          <table:table-cell office:value-type="string" calcext:value-type="string">
            <text:p>Blue Priority X <text:s/>WI (with dental)</text:p>
          </table:table-cell>
          <table:table-cell/>
          <table:table-cell office:value-type="string" calcext:value-type="string">
            <text:p>www.PPOUSA.com; http://providernow.coalitionamerica.com/</text:p>
          </table:table-cell>
          <table:table-cell table:number-columns-repeated="1011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59656" calcext:value-type="float">
            <text:p>59656</text:p>
          </table:table-cell>
          <table:table-cell table:number-columns-repeated="3"/>
          <table:table-cell office:value-type="float" office:value="59656" calcext:value-type="float">
            <text:p>59656</text:p>
          </table:table-cell>
          <table:table-cell/>
          <table:table-cell office:value-type="string" calcext:value-type="string">
            <text:p>DAKOTACARE</text:p>
          </table:table-cell>
          <table:table-cell/>
          <table:table-cell table:style-name="ce2" office:value-type="string" calcext:value-type="string">
            <text:p><text:a xlink:href="https://www.bcbsal.org/webapps/providerfinderplus/Dispatch?application=org.bcbsal.providerfinderplus.ProviderFinderPlusApplication" xlink:type="simple">https://www.bcbsal.org/webapps/providerfinderplus/Dispatch?application=org.bcbsal.providerfinderplus.ProviderFinderPlusApplicatio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2795" calcext:value-type="float">
            <text:p>82795</text:p>
          </table:table-cell>
          <table:table-cell table:number-columns-repeated="3"/>
          <table:table-cell office:value-type="float" office:value="82795" calcext:value-type="float">
            <text:p>82795</text:p>
          </table:table-cell>
          <table:table-cell/>
          <table:table-cell office:value-type="string" calcext:value-type="string">
            <text:p>Arches Horizon Network</text:p>
          </table:table-cell>
          <table:table-cell/>
          <table:table-cell table:style-name="ce2" office:value-type="string" calcext:value-type="string">
            <text:p><text:a xlink:href="http://xal.welcometouhc.com/find-a-doctor" xlink:type="simple">http://xal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91303" calcext:value-type="float">
            <text:p>91303</text:p>
          </table:table-cell>
          <table:table-cell table:number-columns-repeated="3"/>
          <table:table-cell office:value-type="float" office:value="91303" calcext:value-type="float">
            <text:p>91303</text:p>
          </table:table-cell>
          <table:table-cell/>
          <table:table-cell office:value-type="string" calcext:value-type="string">
            <text:p>Exchange Network</text:p>
          </table:table-cell>
          <table:table-cell/>
          <table:table-cell office:value-type="string" calcext:value-type="string">
            <text:p>tdadental.com</text:p>
          </table:table-cell>
          <table:table-cell table:number-columns-repeated="1011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41614" calcext:value-type="float">
            <text:p>41614</text:p>
          </table:table-cell>
          <table:table-cell table:number-columns-repeated="3"/>
          <table:table-cell office:value-type="float" office:value="41614" calcext:value-type="float">
            <text:p>41614</text:p>
          </table:table-cell>
          <table:table-cell/>
          <table:table-cell office:value-type="string" calcext:value-type="string">
            <text:p>Altius Peak Preference Network</text:p>
          </table:table-cell>
          <table:table-cell/>
          <table:table-cell table:style-name="ce2" office:value-type="string" calcext:value-type="string">
            <text:p><text:a xlink:href="http://www.dentalselect.com/find-a-provider/find-a-provider-results/" xlink:type="simple">http://www.dentalselect.com/find-a-provider/find-a-provider-result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65122" calcext:value-type="float">
            <text:p>65122</text:p>
          </table:table-cell>
          <table:table-cell table:number-columns-repeated="3"/>
          <table:table-cell office:value-type="float" office:value="65122" calcext:value-type="float">
            <text:p>65122</text:p>
          </table:table-cell>
          <table:table-cell/>
          <table:table-cell office:value-type="string" calcext:value-type="string">
            <text:p>Altius Network</text:p>
          </table:table-cell>
          <table:table-cell/>
          <table:table-cell table:style-name="ce2" office:value-type="string" calcext:value-type="string">
            <text:p><text:a xlink:href="https://www.healthnet.com/portal/providerSearch.do" xlink:type="simple">https://www.healthnet.com/portal/providerSearch.d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66842" calcext:value-type="float">
            <text:p>66842</text:p>
          </table:table-cell>
          <table:table-cell table:number-columns-repeated="3"/>
          <table:table-cell office:value-type="float" office:value="66842" calcext:value-type="float">
            <text:p>66842</text:p>
          </table:table-cell>
          <table:table-cell/>
          <table:table-cell office:value-type="string" calcext:value-type="string">
            <text:p>Fundamental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HMO" xlink:type="simple">https://meritus.benefitalign.com/Meritus/Provider/ProviderSearchDetails?plan=M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77432" calcext:value-type="float">
            <text:p>77432</text:p>
          </table:table-cell>
          <table:table-cell table:number-columns-repeated="3"/>
          <table:table-cell office:value-type="float" office:value="77432" calcext:value-type="float">
            <text:p>77432</text:p>
          </table:table-cell>
          <table:table-cell/>
          <table:table-cell office:value-type="string" calcext:value-type="string">
            <text:p>Select Care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NMH" xlink:type="simple">https://meritus.benefitalign.com/Meritus/Provider/ProviderSearchDetails?plan=MNM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60141" calcext:value-type="float">
            <text:p>60141</text:p>
          </table:table-cell>
          <table:table-cell table:number-columns-repeated="3"/>
          <table:table-cell office:value-type="float" office:value="60141" calcext:value-type="float">
            <text:p>60141</text:p>
          </table:table-cell>
          <table:table-cell/>
          <table:table-cell office:value-type="string" calcext:value-type="string">
            <text:p>Select Med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NBA" xlink:type="simple">https://meritus.benefitalign.com/Meritus/Provider/ProviderSearchDetails?plan=MNB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87226" calcext:value-type="float">
            <text:p>87226</text:p>
          </table:table-cell>
          <table:table-cell table:number-columns-repeated="3"/>
          <table:table-cell office:value-type="float" office:value="87226" calcext:value-type="float">
            <text:p>87226</text:p>
          </table:table-cell>
          <table:table-cell/>
          <table:table-cell office:value-type="string" calcext:value-type="string">
            <text:p>Prime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NAB" xlink:type="simple">https://meritus.benefitalign.com/Meritus/Provider/ProviderSearchDetails?plan=MNAB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57637" calcext:value-type="float">
            <text:p>57637</text:p>
          </table:table-cell>
          <table:table-cell table:number-columns-repeated="3"/>
          <table:table-cell office:value-type="float" office:value="57637" calcext:value-type="float">
            <text:p>57637</text:p>
          </table:table-cell>
          <table:table-cell/>
          <table:table-cell office:value-type="string" calcext:value-type="string">
            <text:p>Select Value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NCA" xlink:type="simple">https://meritus.benefitalign.com/Meritus/Provider/ProviderSearchDetails?plan=MNC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62210" calcext:value-type="float">
            <text:p>62210</text:p>
          </table:table-cell>
          <table:table-cell table:number-columns-repeated="3"/>
          <table:table-cell office:value-type="float" office:value="62210" calcext:value-type="float">
            <text:p>62210</text:p>
          </table:table-cell>
          <table:table-cell/>
          <table:table-cell office:value-type="string" calcext:value-type="string">
            <text:p>Classic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NMO" xlink:type="simple">https://meritus.benefitalign.com/Meritus/Provider/ProviderSearchDetails?plan=MN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80261" calcext:value-type="float">
            <text:p>80261</text:p>
          </table:table-cell>
          <table:table-cell table:number-columns-repeated="3"/>
          <table:table-cell office:value-type="float" office:value="80261" calcext:value-type="float">
            <text:p>80261</text:p>
          </table:table-cell>
          <table:table-cell/>
          <table:table-cell office:value-type="string" calcext:value-type="string">
            <text:p>QHP PPO_OAMC_I H Virginia</text:p>
          </table:table-cell>
          <table:table-cell/>
          <table:table-cell office:value-type="string" calcext:value-type="string">
            <text:p>assuranthealth.com/networksavings3</text:p>
          </table:table-cell>
          <table:table-cell table:number-columns-repeated="1011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80608" calcext:value-type="float">
            <text:p>80608</text:p>
          </table:table-cell>
          <table:table-cell table:number-columns-repeated="3"/>
          <table:table-cell office:value-type="float" office:value="80608" calcext:value-type="float">
            <text:p>80608</text:p>
          </table:table-cell>
          <table:table-cell/>
          <table:table-cell office:value-type="string" calcext:value-type="string">
            <text:p>QHP PPO_OAMC_Virginia</text:p>
          </table:table-cell>
          <table:table-cell/>
          <table:table-cell table:style-name="ce2" office:value-type="string" calcext:value-type="string">
            <text:p><text:a xlink:href="http://www.uamarketplace.com/Admin/ContentDocuments/Canyon_Provider%20Directory_Nov2014_EffJan2015.pdf" xlink:type="simple">http://www.uamarketplace.com/Admin/ContentDocuments/Canyon_Provider%20Directory_Nov2014_EffJan2015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7619" calcext:value-type="float">
            <text:p>27619</text:p>
          </table:table-cell>
          <table:table-cell table:number-columns-repeated="3"/>
          <table:table-cell office:value-type="float" office:value="27619" calcext:value-type="float">
            <text:p>27619</text:p>
          </table:table-cell>
          <table:table-cell/>
          <table:table-cell office:value-type="string" calcext:value-type="string">
            <text:p>Arise Exclusive</text:p>
          </table:table-cell>
          <table:table-cell/>
          <table:table-cell table:style-name="ce2" office:value-type="string" calcext:value-type="string">
            <text:p><text:a xlink:href="https://meritus.benefitalign.com/Meritus/Provider/ProviderSearchDetails?plan=MPPO" xlink:type="simple">https://meritus.benefitalign.com/Meritus/Provider/ProviderSearchDetails?plan=M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34541" calcext:value-type="float">
            <text:p>34541</text:p>
          </table:table-cell>
          <table:table-cell table:number-columns-repeated="3"/>
          <table:table-cell office:value-type="float" office:value="34541" calcext:value-type="float">
            <text:p>34541</text:p>
          </table:table-cell>
          <table:table-cell/>
          <table:table-cell office:value-type="string" calcext:value-type="string">
            <text:p>Arise Broad</text:p>
          </table:table-cell>
          <table:table-cell/>
          <table:table-cell table:style-name="ce2" office:value-type="string" calcext:value-type="string">
            <text:p><text:a xlink:href="http://shopaz.welcometouhc.com/find-a-doctor" xlink:type="simple">http://shopaz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38927" calcext:value-type="float">
            <text:p>38927</text:p>
          </table:table-cell>
          <table:table-cell table:number-columns-repeated="3"/>
          <table:table-cell office:value-type="float" office:value="38927" calcext:value-type="float">
            <text:p>38927</text:p>
          </table:table-cell>
          <table:table-cell/>
          <table:table-cell office:value-type="string" calcext:value-type="string">
            <text:p>Empower</text:p>
          </table:table-cell>
          <table:table-cell/>
          <table:table-cell table:style-name="ce2" office:value-type="string" calcext:value-type="string">
            <text:p><text:a xlink:href="http://xaz.welcometouhc.com/find-a-doctor" xlink:type="simple">http://xaz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53189" calcext:value-type="float">
            <text:p>53189</text:p>
          </table:table-cell>
          <table:table-cell table:number-columns-repeated="3"/>
          <table:table-cell office:value-type="float" office:value="53189" calcext:value-type="float">
            <text:p>53189</text:p>
          </table:table-cell>
          <table:table-cell/>
          <table:table-cell office:value-type="string" calcext:value-type="string">
            <text:p>Envision</text:p>
          </table:table-cell>
          <table:table-cell/>
          <table:table-cell table:style-name="ce2" office:value-type="string" calcext:value-type="string">
            <text:p><text:a xlink:href="https://www.unitedconcordia.com/find-a-dentist/" xlink:type="simple">https://www.unitedconcordia.com/find-a-dentist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1227" calcext:value-type="float">
            <text:p>31227</text:p>
          </table:table-cell>
          <table:table-cell table:number-columns-repeated="3"/>
          <table:table-cell office:value-type="float" office:value="31227" calcext:value-type="float">
            <text:p>31227</text:p>
          </table:table-cell>
          <table:table-cell/>
          <table:table-cell office:value-type="string" calcext:value-type="string">
            <text:p>Blue Priority X WI</text:p>
          </table:table-cell>
          <table:table-cell/>
          <table:table-cell table:style-name="ce2" office:value-type="string" calcext:value-type="string">
            <text:p><text:a xlink:href="http://www.myHFHP.org/MP_directory_2015" xlink:type="simple">http://www.myHFHP.org/MP_directory_20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48168" calcext:value-type="float">
            <text:p>48168</text:p>
          </table:table-cell>
          <table:table-cell table:number-columns-repeated="3"/>
          <table:table-cell office:value-type="float" office:value="48168" calcext:value-type="float">
            <text:p>48168</text:p>
          </table:table-cell>
          <table:table-cell/>
          <table:table-cell office:value-type="string" calcext:value-type="string">
            <text:p>GundersenSelectSHOP</text:p>
          </table:table-cell>
          <table:table-cell/>
          <table:table-cell table:style-name="ce2" office:value-type="string" calcext:value-type="string">
            <text:p><text:a xlink:href="http://www.myFHCA.org/FHMP_directory_2015" xlink:type="simple">http://www.myFHCA.org/FHMP_directory_2015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53741" calcext:value-type="float">
            <text:p>53741</text:p>
          </table:table-cell>
          <table:table-cell table:number-columns-repeated="3"/>
          <table:table-cell office:value-type="float" office:value="53741" calcext:value-type="float">
            <text:p>53741</text:p>
          </table:table-cell>
          <table:table-cell/>
          <table:table-cell office:value-type="string" calcext:value-type="string">
            <text:p>GundersenPlusSHOP</text:p>
          </table:table-cell>
          <table:table-cell/>
          <table:table-cell table:style-name="ce2" office:value-type="string" calcext:value-type="string">
            <text:p><text:a xlink:href="https://www.pmpmarketplace.com/providers" xlink:type="simple">https://www.pmpmarketplace.com/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67635" calcext:value-type="float">
            <text:p>67635</text:p>
          </table:table-cell>
          <table:table-cell table:number-columns-repeated="3"/>
          <table:table-cell office:value-type="float" office:value="67635" calcext:value-type="float">
            <text:p>67635</text:p>
          </table:table-cell>
          <table:table-cell/>
          <table:table-cell office:value-type="string" calcext:value-type="string">
            <text:p>GundersenOneIndividual</text:p>
          </table:table-cell>
          <table:table-cell/>
          <table:table-cell table:style-name="ce2" office:value-type="string" calcext:value-type="string">
            <text:p><text:a xlink:href="http://xfl.welcometouhc.com/find-a-doctor" xlink:type="simple">http://xfl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3537" calcext:value-type="float">
            <text:p>13537</text:p>
          </table:table-cell>
          <table:table-cell table:number-columns-repeated="3"/>
          <table:table-cell office:value-type="float" office:value="13537" calcext:value-type="float">
            <text:p>13537</text:p>
          </table:table-cell>
          <table:table-cell/>
          <table:table-cell office:value-type="string" calcext:value-type="string">
            <text:p>WINhealth Partners Network</text:p>
          </table:table-cell>
          <table:table-cell/>
          <table:table-cell table:style-name="ce2" office:value-type="string" calcext:value-type="string">
            <text:p><text:a xlink:href="http://shopfl.welcometouhc.com/find-a-doctor" xlink:type="simple">http://shopfl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81914" calcext:value-type="float">
            <text:p>81914</text:p>
          </table:table-cell>
          <table:table-cell table:number-columns-repeated="3"/>
          <table:table-cell office:value-type="float" office:value="81914" calcext:value-type="float">
            <text:p>81914</text:p>
          </table:table-cell>
          <table:table-cell/>
          <table:table-cell office:value-type="string" calcext:value-type="string">
            <text:p>Delta Dental Premier Network</text:p>
          </table:table-cell>
          <table:table-cell/>
          <table:table-cell office:value-type="string" calcext:value-type="string">
            <text:p>www,dentemax.com</text:p>
          </table:table-cell>
          <table:table-cell table:number-columns-repeated="1011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52391" calcext:value-type="float">
            <text:p>52391</text:p>
          </table:table-cell>
          <table:table-cell table:number-columns-repeated="3"/>
          <table:table-cell office:value-type="float" office:value="52391" calcext:value-type="float">
            <text:p>52391</text:p>
          </table:table-cell>
          <table:table-cell/>
          <table:table-cell office:value-type="string" calcext:value-type="string">
            <text:p>Preferred Care PPO-Vision-Dental</text:p>
          </table:table-cell>
          <table:table-cell/>
          <table:table-cell office:value-type="string" calcext:value-type="string">
            <text:p>assuranthealth.com/networksavings4</text:p>
          </table:table-cell>
          <table:table-cell table:number-columns-repeated="1011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57646" calcext:value-type="float">
            <text:p>57646</text:p>
          </table:table-cell>
          <table:table-cell table:number-columns-repeated="3"/>
          <table:table-cell office:value-type="float" office:value="57646" calcext:value-type="float">
            <text:p>57646</text:p>
          </table:table-cell>
          <table:table-cell/>
          <table:table-cell office:value-type="string" calcext:value-type="string">
            <text:p>TRUST</text:p>
          </table:table-cell>
          <table:table-cell/>
          <table:table-cell table:style-name="ce2" office:value-type="string" calcext:value-type="string">
            <text:p><text:a xlink:href="http://xga.welcometouhc.com/find-a-doctor" xlink:type="simple">http://xga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71268" calcext:value-type="float">
            <text:p>71268</text:p>
          </table:table-cell>
          <table:table-cell table:number-columns-repeated="3"/>
          <table:table-cell office:value-type="float" office:value="71268" calcext:value-type="float">
            <text:p>71268</text:p>
          </table:table-cell>
          <table:table-cell/>
          <table:table-cell office:value-type="string" calcext:value-type="string">
            <text:p>Pathway X Enhanced (with dental)</text:p>
          </table:table-cell>
          <table:table-cell/>
          <table:table-cell table:style-name="ce2" office:value-type="string" calcext:value-type="string">
            <text:p><text:a xlink:href="http://ambetter.pshpgeorgia.com/" xlink:type="simple">http://ambetter.pshpgeorgia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77638" calcext:value-type="float">
            <text:p>77638</text:p>
          </table:table-cell>
          <table:table-cell table:number-columns-repeated="3"/>
          <table:table-cell office:value-type="float" office:value="77638" calcext:value-type="float">
            <text:p>77638</text:p>
          </table:table-cell>
          <table:table-cell/>
          <table:table-cell office:value-type="string" calcext:value-type="string">
            <text:p>OPM MSP Value HMO Network</text:p>
          </table:table-cell>
          <table:table-cell/>
          <table:table-cell office:value-type="string" calcext:value-type="string">
            <text:p>AHPAssist.com</text:p>
          </table:table-cell>
          <table:table-cell table:number-columns-repeated="1011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0204" calcext:value-type="float">
            <text:p>10204</text:p>
          </table:table-cell>
          <table:table-cell table:number-columns-repeated="3"/>
          <table:table-cell office:value-type="float" office:value="10204" calcext:value-type="float">
            <text:p>10204</text:p>
          </table:table-cell>
          <table:table-cell/>
          <table:table-cell office:value-type="string" calcext:value-type="string">
            <text:p>OPM MSP HMO Network</text:p>
          </table:table-cell>
          <table:table-cell/>
          <table:table-cell table:style-name="ce2" office:value-type="string" calcext:value-type="string">
            <text:p><text:a xlink:href="http://xla.welcometouhc.com/find-a-doctor" xlink:type="simple">http://xla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7859" calcext:value-type="float">
            <text:p>17859</text:p>
          </table:table-cell>
          <table:table-cell table:number-columns-repeated="3"/>
          <table:table-cell office:value-type="float" office:value="17859" calcext:value-type="float">
            <text:p>17859</text:p>
          </table:table-cell>
          <table:table-cell/>
          <table:table-cell office:value-type="string" calcext:value-type="string">
            <text:p>Highmark Blue Cross Blue Shield Network</text:p>
          </table:table-cell>
          <table:table-cell/>
          <table:table-cell office:value-type="string" calcext:value-type="string">
            <text:p><text:s/>http://www.dentegra.com/find-a-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6002" calcext:value-type="float">
            <text:p>26002</text:p>
          </table:table-cell>
          <table:table-cell table:number-columns-repeated="3"/>
          <table:table-cell office:value-type="float" office:value="26002" calcext:value-type="float">
            <text:p>26002</text:p>
          </table:table-cell>
          <table:table-cell/>
          <table:table-cell office:value-type="string" calcext:value-type="string">
            <text:p>Highmark Blue Shield Network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802" xlink:type="simple">https://www.humana.com/finder/search?customerId=1059&amp;pfpkey=80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46641" calcext:value-type="float">
            <text:p>46641</text:p>
          </table:table-cell>
          <table:table-cell table:number-columns-repeated="3"/>
          <table:table-cell office:value-type="float" office:value="46641" calcext:value-type="float">
            <text:p>46641</text:p>
          </table:table-cell>
          <table:table-cell/>
          <table:table-cell office:value-type="string" calcext:value-type="string">
            <text:p>Pathway X Tiered Hospital  (On)</text:p>
          </table:table-cell>
          <table:table-cell/>
          <table:table-cell table:style-name="ce2" office:value-type="string" calcext:value-type="string">
            <text:p><text:a xlink:href="http://www.bluekc.com/qhp/2015/ean.html" xlink:type="simple">http://www.bluekc.com/qhp/2015/ean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59765" calcext:value-type="float">
            <text:p>59765</text:p>
          </table:table-cell>
          <table:table-cell table:number-columns-repeated="3"/>
          <table:table-cell office:value-type="float" office:value="59765" calcext:value-type="float">
            <text:p>59765</text:p>
          </table:table-cell>
          <table:table-cell/>
          <table:table-cell office:value-type="string" calcext:value-type="string">
            <text:p>Pathway X Tiered Hospital  (with Dental)</text:p>
          </table:table-cell>
          <table:table-cell/>
          <table:table-cell table:style-name="ce2" office:value-type="string" calcext:value-type="string">
            <text:p><text:a xlink:href="http://www.bluekc.com/qhp/2015/wonly.html" xlink:type="simple">http://www.bluekc.com/qhp/2015/wonly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60597" calcext:value-type="float">
            <text:p>60597</text:p>
          </table:table-cell>
          <table:table-cell table:number-columns-repeated="3"/>
          <table:table-cell office:value-type="float" office:value="60597" calcext:value-type="float">
            <text:p>60597</text:p>
          </table:table-cell>
          <table:table-cell/>
          <table:table-cell office:value-type="string" calcext:value-type="string">
            <text:p>Highmark PPO</text:p>
          </table:table-cell>
          <table:table-cell/>
          <table:table-cell table:style-name="ce2" office:value-type="string" calcext:value-type="string">
            <text:p><text:a xlink:href="https://www.maineoptions.org/Search-provider" xlink:type="simple">https://www.maineoptions.org/Search-provide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61589" calcext:value-type="float">
            <text:p>61589</text:p>
          </table:table-cell>
          <table:table-cell table:number-columns-repeated="3"/>
          <table:table-cell office:value-type="float" office:value="61589" calcext:value-type="float">
            <text:p>61589</text:p>
          </table:table-cell>
          <table:table-cell/>
          <table:table-cell office:value-type="string" calcext:value-type="string">
            <text:p>Central Arkansas High Value Network</text:p>
          </table:table-cell>
          <table:table-cell/>
          <table:table-cell table:style-name="ce2" office:value-type="string" calcext:value-type="string">
            <text:p><text:a xlink:href="http://xmo.welcometouhc.com/find-a-doctor" xlink:type="simple">http://xmo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8257" calcext:value-type="float">
            <text:p>88257</text:p>
          </table:table-cell>
          <table:table-cell table:number-columns-repeated="3"/>
          <table:table-cell office:value-type="float" office:value="88257" calcext:value-type="float">
            <text:p>88257</text:p>
          </table:table-cell>
          <table:table-cell/>
          <table:table-cell office:value-type="string" calcext:value-type="string">
            <text:p>Northwest Arkansas High Value Network</text:p>
          </table:table-cell>
          <table:table-cell/>
          <table:table-cell table:style-name="ce2" office:value-type="string" calcext:value-type="string">
            <text:p><text:a xlink:href="http://www.bluekc.com/qhp/2015/nationalplus.html" xlink:type="simple">http://www.bluekc.com/qhp/2015/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61430" calcext:value-type="float">
            <text:p>61430</text:p>
          </table:table-cell>
          <table:table-cell table:number-columns-repeated="3"/>
          <table:table-cell office:value-type="float" office:value="61430" calcext:value-type="float">
            <text:p>61430</text:p>
          </table:table-cell>
          <table:table-cell/>
          <table:table-cell office:value-type="string" calcext:value-type="string">
            <text:p>CoventryOne PPO</text:p>
          </table:table-cell>
          <table:table-cell/>
          <table:table-cell table:style-name="ce2" office:value-type="string" calcext:value-type="string">
            <text:p><text:a xlink:href="http://www.bluekc.com/qhp/2015/eannationalplus.html" xlink:type="simple">http://www.bluekc.com/qhp/2015/ean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65598" calcext:value-type="float">
            <text:p>65598</text:p>
          </table:table-cell>
          <table:table-cell table:number-columns-repeated="3"/>
          <table:table-cell office:value-type="float" office:value="65598" calcext:value-type="float">
            <text:p>65598</text:p>
          </table:table-cell>
          <table:table-cell/>
          <table:table-cell office:value-type="string" calcext:value-type="string">
            <text:p>CoventryOne HMO</text:p>
          </table:table-cell>
          <table:table-cell/>
          <table:table-cell table:style-name="ce2" office:value-type="string" calcext:value-type="string">
            <text:p><text:a xlink:href="http://www.bluekc.com/qhp/2015/wnationalplus.html" xlink:type="simple">http://www.bluekc.com/qhp/2015/wnationalplus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3808" calcext:value-type="float">
            <text:p>13808</text:p>
          </table:table-cell>
          <table:table-cell table:number-columns-repeated="3"/>
          <table:table-cell office:value-type="float" office:value="13808" calcext:value-type="float">
            <text:p>13808</text:p>
          </table:table-cell>
          <table:table-cell/>
          <table:table-cell office:value-type="string" calcext:value-type="string">
            <text:p>Carelink Powered By Methodist Health Partners</text:p>
          </table:table-cell>
          <table:table-cell/>
          <table:table-cell table:style-name="ce2" office:value-type="string" calcext:value-type="string">
            <text:p><text:a xlink:href="https://qa-www.humana.com/finder/search?customerId=1059&amp;pfpkey=932" xlink:type="simple">https://qa-www.humana.com/finder/search?customerId=1059&amp;pfpkey=932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20393" calcext:value-type="float">
            <text:p>20393</text:p>
          </table:table-cell>
          <table:table-cell table:number-columns-repeated="3"/>
          <table:table-cell office:value-type="float" office:value="20393" calcext:value-type="float">
            <text:p>20393</text:p>
          </table:table-cell>
          <table:table-cell/>
          <table:table-cell office:value-type="string" calcext:value-type="string">
            <text:p>Carelink Powered By Alegent Creighton Health</text:p>
          </table:table-cell>
          <table:table-cell/>
          <table:table-cell table:style-name="ce2" office:value-type="string" calcext:value-type="string">
            <text:p><text:a xlink:href="http://xms.welcometouhc.com/find-a-doctor" xlink:type="simple">http://xms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41895" calcext:value-type="float">
            <text:p>41895</text:p>
          </table:table-cell>
          <table:table-cell table:number-columns-repeated="3"/>
          <table:table-cell office:value-type="float" office:value="41895" calcext:value-type="float">
            <text:p>41895</text:p>
          </table:table-cell>
          <table:table-cell/>
          <table:table-cell office:value-type="string" calcext:value-type="string">
            <text:p>Carelink Powered By Patient Preferred</text:p>
          </table:table-cell>
          <table:table-cell/>
          <table:table-cell table:style-name="ce2" office:value-type="string" calcext:value-type="string">
            <text:p><text:a xlink:href="http://www.bcbsnc.com/content/providersearch/marketplace.htm" xlink:type="simple">http://www.bcbsnc.com/content/providersearch/marketplace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45002" calcext:value-type="float">
            <text:p>45002</text:p>
          </table:table-cell>
          <table:table-cell table:number-columns-repeated="3"/>
          <table:table-cell office:value-type="float" office:value="45002" calcext:value-type="float">
            <text:p>45002</text:p>
          </table:table-cell>
          <table:table-cell/>
          <table:table-cell office:value-type="string" calcext:value-type="string">
            <text:p>Carelink Powered By UnityPoint Health Des Moines</text:p>
          </table:table-cell>
          <table:table-cell/>
          <table:table-cell table:style-name="ce2" office:value-type="string" calcext:value-type="string">
            <text:p><text:a xlink:href="http://assurant.go2dental.com/member/dental_search/srchinp.cgi?plan_number=44&amp;plan_state=44_" xlink:type="simple">http://assurant.go2dental.com/member/dental_search/srchinp.cgi?plan_number=44&amp;plan_state=44_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98" calcext:value-type="float">
            <text:p>43198</text:p>
          </table:table-cell>
          <table:table-cell table:number-columns-repeated="3"/>
          <table:table-cell office:value-type="float" office:value="43198" calcext:value-type="float">
            <text:p>43198</text:p>
          </table:table-cell>
          <table:table-cell/>
          <table:table-cell office:value-type="string" calcext:value-type="string">
            <text:p>Carelink Powered By UnityPoint Health</text:p>
          </table:table-cell>
          <table:table-cell/>
          <table:table-cell office:value-type="string" calcext:value-type="string">
            <text:p>indemnity.com</text:p>
          </table:table-cell>
          <table:table-cell table:number-columns-repeated="1011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77931" calcext:value-type="float">
            <text:p>77931</text:p>
          </table:table-cell>
          <table:table-cell table:number-columns-repeated="3"/>
          <table:table-cell office:value-type="float" office:value="77931" calcext:value-type="float">
            <text:p>77931</text:p>
          </table:table-cell>
          <table:table-cell/>
          <table:table-cell office:value-type="string" calcext:value-type="string">
            <text:p>Coventry Health Care of Iowa</text:p>
          </table:table-cell>
          <table:table-cell/>
          <table:table-cell table:style-name="ce2" office:value-type="string" calcext:value-type="string">
            <text:p><text:a xlink:href="http://xnc.welcometouhc.com/find-a-doctor" xlink:type="simple">http://xnc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90142" calcext:value-type="float">
            <text:p>90142</text:p>
          </table:table-cell>
          <table:table-cell table:number-columns-repeated="3"/>
          <table:table-cell office:value-type="float" office:value="90142" calcext:value-type="float">
            <text:p>90142</text:p>
          </table:table-cell>
          <table:table-cell/>
          <table:table-cell office:value-type="string" calcext:value-type="string">
            <text:p>Carelink Powered By MIPPA</text:p>
          </table:table-cell>
          <table:table-cell/>
          <table:table-cell office:value-type="string" calcext:value-type="string">
            <text:p>www.medica.com/PassportProviders</text:p>
          </table:table-cell>
          <table:table-cell table:number-columns-repeated="1011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98894" calcext:value-type="float">
            <text:p>98894</text:p>
          </table:table-cell>
          <table:table-cell table:number-columns-repeated="3"/>
          <table:table-cell office:value-type="float" office:value="98894" calcext:value-type="float">
            <text:p>98894</text:p>
          </table:table-cell>
          <table:table-cell/>
          <table:table-cell office:value-type="string" calcext:value-type="string">
            <text:p>CoOportunity Premier</text:p>
          </table:table-cell>
          <table:table-cell/>
          <table:table-cell table:style-name="ce2" office:value-type="string" calcext:value-type="string">
            <text:p><text:a xlink:href="http://www.newjersey.healthrepublic.us" xlink:type="simple">http://www.newjersey.healthrepublic.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44721" calcext:value-type="float">
            <text:p>44721</text:p>
          </table:table-cell>
          <table:table-cell table:number-columns-repeated="3"/>
          <table:table-cell office:value-type="float" office:value="44721" calcext:value-type="float">
            <text:p>44721</text:p>
          </table:table-cell>
          <table:table-cell/>
          <table:table-cell office:value-type="string" calcext:value-type="string">
            <text:p>CoOportunity Choice UI Health Alliance</text:p>
          </table:table-cell>
          <table:table-cell/>
          <table:table-cell table:style-name="ce2" office:value-type="string" calcext:value-type="string">
            <text:p><text:a xlink:href="http://xnj.welcometouhc.com/find-a-doctor" xlink:type="simple">http://xnj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34848" calcext:value-type="float">
            <text:p>34848</text:p>
          </table:table-cell>
          <table:table-cell table:number-columns-repeated="3"/>
          <table:table-cell office:value-type="float" office:value="34848" calcext:value-type="float">
            <text:p>34848</text:p>
          </table:table-cell>
          <table:table-cell/>
          <table:table-cell office:value-type="string" calcext:value-type="string">
            <text:p>CoOportunity Preferred UI Health Alliance</text:p>
          </table:table-cell>
          <table:table-cell/>
          <table:table-cell table:style-name="ce2" office:value-type="string" calcext:value-type="string">
            <text:p><text:a xlink:href="https://www.hioscar.com/njhx/2015/providers/" xlink:type="simple">https://www.hioscar.com/njhx/2015/provider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2120" calcext:value-type="float">
            <text:p>52120</text:p>
          </table:table-cell>
          <table:table-cell table:number-columns-repeated="3"/>
          <table:table-cell office:value-type="float" office:value="52120" calcext:value-type="float">
            <text:p>52120</text:p>
          </table:table-cell>
          <table:table-cell/>
          <table:table-cell office:value-type="string" calcext:value-type="string">
            <text:p>Health Alliance HMO/POS Network</text:p>
          </table:table-cell>
          <table:table-cell/>
          <table:table-cell table:style-name="ce2" office:value-type="string" calcext:value-type="string">
            <text:p><text:a xlink:href="https://provider-search.qualchoice.com/" xlink:type="simple">https://provider-search.qualchoice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20855" calcext:value-type="float">
            <text:p>20855</text:p>
          </table:table-cell>
          <table:table-cell table:number-columns-repeated="3"/>
          <table:table-cell office:value-type="float" office:value="20855" calcext:value-type="float">
            <text:p>20855</text:p>
          </table:table-cell>
          <table:table-cell/>
          <table:table-cell office:value-type="string" calcext:value-type="string">
            <text:p>SelectHealth</text:p>
          </table:table-cell>
          <table:table-cell/>
          <table:table-cell table:style-name="ce2" office:value-type="string" calcext:value-type="string">
            <text:p><text:a xlink:href="http://www.arkansasbluecross.com/" xlink:type="simple">http://www.arkansasbluecross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91842" calcext:value-type="float">
            <text:p>91842</text:p>
          </table:table-cell>
          <table:table-cell table:number-columns-repeated="3"/>
          <table:table-cell office:value-type="float" office:value="91842" calcext:value-type="float">
            <text:p>91842</text:p>
          </table:table-cell>
          <table:table-cell/>
          <table:table-cell office:value-type="string" calcext:value-type="string">
            <text:p>Exchange Local PPO Network</text:p>
          </table:table-cell>
          <table:table-cell/>
          <table:table-cell table:style-name="ce2" office:value-type="string" calcext:value-type="string">
            <text:p><text:a xlink:href="https://www.ppousa.com/" xlink:type="simple">https://www.ppousa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96211" calcext:value-type="float">
            <text:p>96211</text:p>
          </table:table-cell>
          <table:table-cell table:number-columns-repeated="3"/>
          <table:table-cell office:value-type="float" office:value="96211" calcext:value-type="float">
            <text:p>96211</text:p>
          </table:table-cell>
          <table:table-cell/>
          <table:table-cell office:value-type="string" calcext:value-type="string">
            <text:p>BrightPath</text:p>
          </table:table-cell>
          <table:table-cell/>
          <table:table-cell table:style-name="ce2" office:value-type="string" calcext:value-type="string">
            <text:p><text:a xlink:href="https://www.dominiondental.com/files/Dentist_Directories/de_select_plan_provider_list.pdf" xlink:type="simple">https://www.dominiondental.com/files/Dentist_Directories/de_select_plan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24682" calcext:value-type="float">
            <text:p>24682</text:p>
          </table:table-cell>
          <table:table-cell table:number-columns-repeated="3"/>
          <table:table-cell office:value-type="float" office:value="24682" calcext:value-type="float">
            <text:p>24682</text:p>
          </table:table-cell>
          <table:table-cell/>
          <table:table-cell office:value-type="string" calcext:value-type="string">
            <text:p>SmartAlliance</text:p>
          </table:table-cell>
          <table:table-cell/>
          <table:table-cell table:style-name="ce2" office:value-type="string" calcext:value-type="string">
            <text:p><text:a xlink:href="https://www.dominiondental.com/files/Dentist_Directories/de_ppo_provider_list.pdf" xlink:type="simple">https://www.dominiondental.com/files/Dentist_Directories/de_ppo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30884" calcext:value-type="float">
            <text:p>30884</text:p>
          </table:table-cell>
          <table:table-cell table:number-columns-repeated="3"/>
          <table:table-cell office:value-type="float" office:value="30884" calcext:value-type="float">
            <text:p>30884</text:p>
          </table:table-cell>
          <table:table-cell/>
          <table:table-cell office:value-type="string" calcext:value-type="string">
            <text:p>Connected Care Southwest</text:p>
          </table:table-cell>
          <table:table-cell/>
          <table:table-cell table:style-name="ce2" office:value-type="string" calcext:value-type="string">
            <text:p><text:a xlink:href="https://www.anthem.com/health-insurance/provider-directory/searchcriteria?=brand=abcbs" xlink:type="simple">https://www.anthem.com/health-insurance/provider-directory/searchcriteria?=brand=abcb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0863" calcext:value-type="float">
            <text:p>80863</text:p>
          </table:table-cell>
          <table:table-cell table:number-columns-repeated="3"/>
          <table:table-cell office:value-type="float" office:value="80863" calcext:value-type="float">
            <text:p>80863</text:p>
          </table:table-cell>
          <table:table-cell/>
          <table:table-cell office:value-type="string" calcext:value-type="string">
            <text:p>Connected Care East</text:p>
          </table:table-cell>
          <table:table-cell/>
          <table:table-cell office:value-type="string" calcext:value-type="string">
            <text:p>www.phs.org/directory</text:p>
          </table:table-cell>
          <table:table-cell table:number-columns-repeated="1011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62662" calcext:value-type="float">
            <text:p>62662</text:p>
          </table:table-cell>
          <table:table-cell table:number-columns-repeated="3"/>
          <table:table-cell office:value-type="float" office:value="62662" calcext:value-type="float">
            <text:p>62662</text:p>
          </table:table-cell>
          <table:table-cell/>
          <table:table-cell office:value-type="string" calcext:value-type="string">
            <text:p>Dental PPO</text:p>
          </table:table-cell>
          <table:table-cell/>
          <table:table-cell table:style-name="ce2" office:value-type="string" calcext:value-type="string">
            <text:p><text:a xlink:href="https://public.hcsc.net/providerfinder/search.do?corpEntCd=NM1&amp;residencestate=NM&amp;product=BAV&amp;entryPt=MKT" xlink:type="simple">https://public.hcsc.net/providerfinder/search.do?corpEntCd=NM1&amp;residencestate=NM&amp;product=BAV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20544" calcext:value-type="float">
            <text:p>20544</text:p>
          </table:table-cell>
          <table:table-cell table:number-columns-repeated="3"/>
          <table:table-cell office:value-type="float" office:value="20544" calcext:value-type="float">
            <text:p>20544</text:p>
          </table:table-cell>
          <table:table-cell/>
          <table:table-cell office:value-type="string" calcext:value-type="string">
            <text:p>Health Alliance HMO POS Network</text:p>
          </table:table-cell>
          <table:table-cell/>
          <table:table-cell table:style-name="ce2" office:value-type="string" calcext:value-type="string">
            <text:p><text:a xlink:href="http://prominencehealthplan.com/members/member-service-and-support/provider-directories/" xlink:type="simple">http://prominencehealthplan.com/members/member-service-and-support/provider-directories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7783" calcext:value-type="float">
            <text:p>47783</text:p>
          </table:table-cell>
          <table:table-cell table:number-columns-repeated="3"/>
          <table:table-cell office:value-type="float" office:value="47783" calcext:value-type="float">
            <text:p>47783</text:p>
          </table:table-cell>
          <table:table-cell/>
          <table:table-cell office:value-type="string" calcext:value-type="string">
            <text:p>Land of Lincoln Mutual Health Insurance Company</text:p>
          </table:table-cell>
          <table:table-cell/>
          <table:table-cell table:style-name="ce2" office:value-type="string" calcext:value-type="string">
            <text:p><text:a xlink:href="http://nevadahealthcoop.org/wp-content/uploads/2014/11/PD15-Southern-Simple.pdf" xlink:type="simple">http://nevadahealthcoop.org/wp-content/uploads/2014/11/PD15-Southern-Simple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60657" calcext:value-type="float">
            <text:p>60657</text:p>
          </table:table-cell>
          <table:table-cell table:number-columns-repeated="3"/>
          <table:table-cell office:value-type="float" office:value="60657" calcext:value-type="float">
            <text:p>60657</text:p>
          </table:table-cell>
          <table:table-cell/>
          <table:table-cell office:value-type="string" calcext:value-type="string">
            <text:p>Carelink from Coventry SwedishAmerican Network</text:p>
          </table:table-cell>
          <table:table-cell/>
          <table:table-cell table:style-name="ce2" office:value-type="string" calcext:value-type="string">
            <text:p><text:a xlink:href="http://nevadahealthcoop.org/wp-content/uploads/2014/11/PD15-Northern-Simple.pdf" xlink:type="simple">http://nevadahealthcoop.org/wp-content/uploads/2014/11/PD15-Northern-Simple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71499" calcext:value-type="float">
            <text:p>71499</text:p>
          </table:table-cell>
          <table:table-cell table:number-columns-repeated="3"/>
          <table:table-cell office:value-type="float" office:value="71499" calcext:value-type="float">
            <text:p>71499</text:p>
          </table:table-cell>
          <table:table-cell/>
          <table:table-cell office:value-type="string" calcext:value-type="string">
            <text:p>Carelink from Coventry Methodist Network</text:p>
          </table:table-cell>
          <table:table-cell/>
          <table:table-cell table:style-name="ce2" office:value-type="string" calcext:value-type="string">
            <text:p><text:a xlink:href="http://nevadahealthcoop.org/wp-content/uploads/2014/11/PD15-VIP-Plan-Tier-1.pdf" xlink:type="simple">http://nevadahealthcoop.org/wp-content/uploads/2014/11/PD15-VIP-Plan-Tier-1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32120" calcext:value-type="float">
            <text:p>32120</text:p>
          </table:table-cell>
          <table:table-cell table:number-columns-repeated="3"/>
          <table:table-cell office:value-type="float" office:value="32120" calcext:value-type="float">
            <text:p>32120</text:p>
          </table:table-cell>
          <table:table-cell/>
          <table:table-cell office:value-type="string" calcext:value-type="string">
            <text:p>Carelink from Coventry St. John's Network</text:p>
          </table:table-cell>
          <table:table-cell/>
          <table:table-cell table:style-name="ce2" office:value-type="string" calcext:value-type="string">
            <text:p><text:a xlink:href="http://nevadahealthcoop.org/wp-content/uploads/2014/11/PD15-Southern-and-Union-Star-Tier-1.pdf" xlink:type="simple">http://nevadahealthcoop.org/wp-content/uploads/2014/11/PD15-Southern-and-Union-Star-Tier-1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39364" calcext:value-type="float">
            <text:p>39364</text:p>
          </table:table-cell>
          <table:table-cell table:number-columns-repeated="3"/>
          <table:table-cell office:value-type="float" office:value="39364" calcext:value-type="float">
            <text:p>39364</text:p>
          </table:table-cell>
          <table:table-cell/>
          <table:table-cell office:value-type="string" calcext:value-type="string">
            <text:p>BlueCAP Select</text:p>
          </table:table-cell>
          <table:table-cell/>
          <table:table-cell table:style-name="ce2" office:value-type="string" calcext:value-type="string">
            <text:p><text:a xlink:href="http://nevadahealthcoop.org/wp-content/uploads/2014/11/PD15-Frontier-Simple.pdf" xlink:type="simple">http://nevadahealthcoop.org/wp-content/uploads/2014/11/PD15-Frontier-Simple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8448" calcext:value-type="float">
            <text:p>28448</text:p>
          </table:table-cell>
          <table:table-cell table:number-columns-repeated="3"/>
          <table:table-cell office:value-type="float" office:value="28448" calcext:value-type="float">
            <text:p>28448</text:p>
          </table:table-cell>
          <table:table-cell/>
          <table:table-cell office:value-type="string" calcext:value-type="string">
            <text:p>BlueChoice Select</text:p>
          </table:table-cell>
          <table:table-cell/>
          <table:table-cell table:style-name="ce2" office:value-type="string" calcext:value-type="string">
            <text:p><text:a xlink:href="http://nevadahealthcoop.org/wp-content/uploads/2014/11/PD15-Connected-Connectado.pdf" xlink:type="simple">http://nevadahealthcoop.org/wp-content/uploads/2014/11/PD15-Connected-Connectado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41726" calcext:value-type="float">
            <text:p>41726</text:p>
          </table:table-cell>
          <table:table-cell table:number-columns-repeated="3"/>
          <table:table-cell office:value-type="float" office:value="41726" calcext:value-type="float">
            <text:p>41726</text:p>
          </table:table-cell>
          <table:table-cell/>
          <table:table-cell office:value-type="string" calcext:value-type="string">
            <text:p>BEST Life Dental Networks</text:p>
          </table:table-cell>
          <table:table-cell/>
          <table:table-cell table:style-name="ce2" office:value-type="string" calcext:value-type="string">
            <text:p><text:a xlink:href="http://directory.horizonblue.com/dentists/find-a-dentist-in-new-jersey" xlink:type="simple">http://directory.horizonblue.com/dentists/find-a-dentist-in-new-jerse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1245" calcext:value-type="float">
            <text:p>11245</text:p>
          </table:table-cell>
          <table:table-cell table:number-columns-repeated="3"/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POS Kansas Exchange</text:p>
          </table:table-cell>
          <table:table-cell/>
          <table:table-cell table:style-name="ce2" office:value-type="string" calcext:value-type="string">
            <text:p><text:a xlink:href="http://www.globalhealth.com/search.aspx?spt=8" xlink:type="simple">http://www.globalhealth.com/search.aspx?spt=8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29211" calcext:value-type="float">
            <text:p>29211</text:p>
          </table:table-cell>
          <table:table-cell table:number-columns-repeated="3"/>
          <table:table-cell office:value-type="float" office:value="29211" calcext:value-type="float">
            <text:p>29211</text:p>
          </table:table-cell>
          <table:table-cell/>
          <table:table-cell office:value-type="string" calcext:value-type="string">
            <text:p>POS Wesley Exchange</text:p>
          </table:table-cell>
          <table:table-cell/>
          <table:table-cell table:style-name="ce2" office:value-type="string" calcext:value-type="string">
            <text:p><text:a xlink:href="https://public.hcsc.net/providerfinder/search.do?corpEntCd=OK1&amp;residencestate=OK&amp;product=BCS&amp;entryPt=MKT" xlink:type="simple">https://public.hcsc.net/providerfinder/search.do?corpEntCd=OK1&amp;residencestate=OK&amp;product=BCS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34996" calcext:value-type="float">
            <text:p>34996</text:p>
          </table:table-cell>
          <table:table-cell table:number-columns-repeated="3"/>
          <table:table-cell office:value-type="float" office:value="34996" calcext:value-type="float">
            <text:p>34996</text:p>
          </table:table-cell>
          <table:table-cell/>
          <table:table-cell office:value-type="string" calcext:value-type="string">
            <text:p>Delta Dental PPO (SHOP)</text:p>
          </table:table-cell>
          <table:table-cell/>
          <table:table-cell table:style-name="ce2" office:value-type="string" calcext:value-type="string">
            <text:p><text:a xlink:href="https://www.dominiondental.com/files/Dentist_Directories/pa_select_plan_provider_list.pdf" xlink:type="simple">https://www.dominiondental.com/files/Dentist_Directories/pa_select_plan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29176" calcext:value-type="float">
            <text:p>29176</text:p>
          </table:table-cell>
          <table:table-cell table:number-columns-repeated="3"/>
          <table:table-cell office:value-type="float" office:value="29176" calcext:value-type="float">
            <text:p>29176</text:p>
          </table:table-cell>
          <table:table-cell/>
          <table:table-cell office:value-type="string" calcext:value-type="string">
            <text:p>MCHO Statewide Network</text:p>
          </table:table-cell>
          <table:table-cell/>
          <table:table-cell table:style-name="ce2" office:value-type="string" calcext:value-type="string">
            <text:p><text:a xlink:href="https://www.dominiondental.com/files/Dentist_Directories/pa_ppo_provider_list.pdf" xlink:type="simple">https://www.dominiondental.com/files/Dentist_Directories/pa_ppo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9068" calcext:value-type="float">
            <text:p>19068</text:p>
          </table:table-cell>
          <table:table-cell table:number-columns-repeated="3"/>
          <table:table-cell office:value-type="float" office:value="19068" calcext:value-type="float">
            <text:p>19068</text:p>
          </table:table-cell>
          <table:table-cell/>
          <table:table-cell office:value-type="string" calcext:value-type="string">
            <text:p>DNoA Preferred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4_IND_EPO_Serv1_Med2_DentDH" xlink:type="simple">http://www.upmchealthplan.com/marketplace/network.aspx?network=2015_24_IND_EPO_Serv1_Med2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79570" calcext:value-type="float">
            <text:p>79570</text:p>
          </table:table-cell>
          <table:table-cell table:number-columns-repeated="3"/>
          <table:table-cell office:value-type="float" office:value="79570" calcext:value-type="float">
            <text:p>79570</text:p>
          </table:table-cell>
          <table:table-cell/>
          <table:table-cell office:value-type="string" calcext:value-type="string">
            <text:p>PHIC PPO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5_IND_EPO_Serv5_Med5_DentDP" xlink:type="simple">http://www.upmchealthplan.com/marketplace/network.aspx?network=2015_25_IND_EPO_Serv5_Med5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39996" calcext:value-type="float">
            <text:p>39996</text:p>
          </table:table-cell>
          <table:table-cell table:number-columns-repeated="3"/>
          <table:table-cell office:value-type="float" office:value="39996" calcext:value-type="float">
            <text:p>39996</text:p>
          </table:table-cell>
          <table:table-cell/>
          <table:table-cell office:value-type="string" calcext:value-type="string">
            <text:p>Priority Health HM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6_IND_EPO_Serv28_Med28_DentDP" xlink:type="simple">http://www.upmchealthplan.com/marketplace/network.aspx?network=2015_26_IND_EPO_Serv28_Med28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94996" calcext:value-type="float">
            <text:p>94996</text:p>
          </table:table-cell>
          <table:table-cell table:number-columns-repeated="3"/>
          <table:table-cell office:value-type="float" office:value="94996" calcext:value-type="float">
            <text:p>94996</text:p>
          </table:table-cell>
          <table:table-cell/>
          <table:table-cell office:value-type="string" calcext:value-type="string">
            <text:p>HAP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7_IND_EPO_Serv4_Med4_DentDP" xlink:type="simple">http://www.upmchealthplan.com/marketplace/network.aspx?network=2015_27_IND_EPO_Serv4_Med4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55044" calcext:value-type="float">
            <text:p>55044</text:p>
          </table:table-cell>
          <table:table-cell table:number-columns-repeated="3"/>
          <table:table-cell office:value-type="float" office:value="55044" calcext:value-type="float">
            <text:p>55044</text:p>
          </table:table-cell>
          <table:table-cell/>
          <table:table-cell office:value-type="string" calcext:value-type="string">
            <text:p>Consumers Mutual PPO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8_IND_EPO_Serv1N_Med2_DentDH" xlink:type="simple">http://www.upmchealthplan.com/marketplace/network.aspx?network=2015_28_IND_EPO_Serv1N_Med2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60299" calcext:value-type="float">
            <text:p>60299</text:p>
          </table:table-cell>
          <table:table-cell table:number-columns-repeated="3"/>
          <table:table-cell office:value-type="float" office:value="60299" calcext:value-type="float">
            <text:p>60299</text:p>
          </table:table-cell>
          <table:table-cell/>
          <table:table-cell office:value-type="string" calcext:value-type="string">
            <text:p>Navigate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9_IND_PPO_Serv29_Med29_DentDP" xlink:type="simple">http://www.upmchealthplan.com/marketplace/network.aspx?network=2015_29_IND_PPO_Serv29_Med29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72254" calcext:value-type="float">
            <text:p>72254</text:p>
          </table:table-cell>
          <table:table-cell table:number-columns-repeated="3"/>
          <table:table-cell office:value-type="float" office:value="72254" calcext:value-type="float">
            <text:p>72254</text:p>
          </table:table-cell>
          <table:table-cell/>
          <table:table-cell office:value-type="string" calcext:value-type="string">
            <text:p>AHL Statewide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30_IND_PPO_Serv4_Med29_DentDP" xlink:type="simple">http://www.upmchealthplan.com/marketplace/network.aspx?network=2015_30_IND_PPO_Serv4_Med29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73043" calcext:value-type="float">
            <text:p>73043</text:p>
          </table:table-cell>
          <table:table-cell table:number-columns-repeated="3"/>
          <table:table-cell office:value-type="float" office:value="73043" calcext:value-type="float">
            <text:p>73043</text:p>
          </table:table-cell>
          <table:table-cell/>
          <table:table-cell office:value-type="string" calcext:value-type="string">
            <text:p>PCP Focus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31_SHOP_EPO_Serv29_Med29_DentA" xlink:type="simple">http://www.upmchealthplan.com/marketplace/network.aspx?network=2015_31_SHOP_EPO_Serv29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97957" calcext:value-type="float">
            <text:p>97957</text:p>
          </table:table-cell>
          <table:table-cell table:number-columns-repeated="3"/>
          <table:table-cell office:value-type="float" office:value="97957" calcext:value-type="float">
            <text:p>97957</text:p>
          </table:table-cell>
          <table:table-cell/>
          <table:table-cell office:value-type="string" calcext:value-type="string">
            <text:p>Blue Care Network Commercial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32_SHOP_PPO_Serv19_Med29_DentA" xlink:type="simple">http://www.upmchealthplan.com/marketplace/network.aspx?network=2015_32_SHOP_PPO_Serv19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8020" calcext:value-type="float">
            <text:p>28020</text:p>
          </table:table-cell>
          <table:table-cell table:number-columns-repeated="3"/>
          <table:table-cell office:value-type="float" office:value="28020" calcext:value-type="float">
            <text:p>28020</text:p>
          </table:table-cell>
          <table:table-cell/>
          <table:table-cell office:value-type="string" calcext:value-type="string">
            <text:p>Partnered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33_SHOP_PPO_Serv10_Med29_DentA" xlink:type="simple">http://www.upmchealthplan.com/marketplace/network.aspx?network=2015_33_SHOP_PPO_Serv10_Med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53108" calcext:value-type="float">
            <text:p>53108</text:p>
          </table:table-cell>
          <table:table-cell table:number-columns-repeated="3"/>
          <table:table-cell office:value-type="float" office:value="53108" calcext:value-type="float">
            <text:p>53108</text:p>
          </table:table-cell>
          <table:table-cell/>
          <table:table-cell office:value-type="string" calcext:value-type="string">
            <text:p>Blue Cross and Blue Shield of Montana Dental Network</text:p>
          </table:table-cell>
          <table:table-cell/>
          <table:table-cell office:value-type="string" calcext:value-type="string">
            <text:p>assuranthealth.com/networksavings2</text:p>
          </table:table-cell>
          <table:table-cell table:number-columns-repeated="1011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1503" calcext:value-type="float">
            <text:p>11503</text:p>
          </table:table-cell>
          <table:table-cell table:number-columns-repeated="3"/>
          <table:table-cell office:value-type="float" office:value="11503" calcext:value-type="float">
            <text:p>11503</text:p>
          </table:table-cell>
          <table:table-cell/>
          <table:table-cell office:value-type="string" calcext:value-type="string">
            <text:p>Carelink Powered by Methodist Health Partners</text:p>
          </table:table-cell>
          <table:table-cell/>
          <table:table-cell table:style-name="ce2" office:value-type="string" calcext:value-type="string">
            <text:p><text:a xlink:href="http://www.thehealthplan.com/providersearch/pgxpxi/geisinger-marketplace-plans" xlink:type="simple">http://www.thehealthplan.com/providersearch/pgxpxi/geisinger-marketplace-plan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96723" calcext:value-type="float">
            <text:p>96723</text:p>
          </table:table-cell>
          <table:table-cell table:number-columns-repeated="3"/>
          <table:table-cell office:value-type="float" office:value="96723" calcext:value-type="float">
            <text:p>96723</text:p>
          </table:table-cell>
          <table:table-cell/>
          <table:table-cell office:value-type="string" calcext:value-type="string">
            <text:p>Carelink Powered by Alegent Creighton Health</text:p>
          </table:table-cell>
          <table:table-cell/>
          <table:table-cell table:style-name="ce2" office:value-type="string" calcext:value-type="string">
            <text:p><text:a xlink:href="http://xpa.welcometouhc.com/find-a-doctor" xlink:type="simple">http://xpa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46998" calcext:value-type="float">
            <text:p>46998</text:p>
          </table:table-cell>
          <table:table-cell table:number-columns-repeated="3"/>
          <table:table-cell office:value-type="float" office:value="46998" calcext:value-type="float">
            <text:p>46998</text:p>
          </table:table-cell>
          <table:table-cell/>
          <table:table-cell office:value-type="string" calcext:value-type="string">
            <text:p>Coventry Health Care of Nebraska</text:p>
          </table:table-cell>
          <table:table-cell/>
          <table:table-cell table:style-name="ce2" office:value-type="string" calcext:value-type="string">
            <text:p><text:a xlink:href="https://www.capbluecross.com/wps/portal/cbc/FindADoctor/FindADoctorExt/" xlink:type="simple">https://www.capbluecross.com/wps/portal/cbc/FindADoctor/FindADoctorExt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8887" calcext:value-type="float">
            <text:p>48887</text:p>
          </table:table-cell>
          <table:table-cell table:number-columns-repeated="3"/>
          <table:table-cell office:value-type="float" office:value="48887" calcext:value-type="float">
            <text:p>48887</text:p>
          </table:table-cell>
          <table:table-cell/>
          <table:table-cell office:value-type="string" calcext:value-type="string">
            <text:p>Coventry Health Care of Nebraska - HM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4_IND_HMO_Serv1_Med2_DentDH" xlink:type="simple">http://www.upmchealthplan.com/marketplace/network.aspx?network=2015_14_IND_HMO_Serv1_Med2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3090" calcext:value-type="float">
            <text:p>23090</text:p>
          </table:table-cell>
          <table:table-cell table:number-columns-repeated="3"/>
          <table:table-cell office:value-type="float" office:value="23090" calcext:value-type="float">
            <text:p>23090</text:p>
          </table:table-cell>
          <table:table-cell/>
          <table:table-cell office:value-type="string" calcext:value-type="string">
            <text:p>Carelink Powered by MIPPA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5_IND_HMO_Serv5_Med5_DentDP" xlink:type="simple">http://www.upmchealthplan.com/marketplace/network.aspx?network=2015_15_IND_HMO_Serv5_Med5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42260" calcext:value-type="float">
            <text:p>42260</text:p>
          </table:table-cell>
          <table:table-cell table:number-columns-repeated="3"/>
          <table:table-cell office:value-type="float" office:value="42260" calcext:value-type="float">
            <text:p>42260</text:p>
          </table:table-cell>
          <table:table-cell/>
          <table:table-cell office:value-type="string" calcext:value-type="string">
            <text:p>NEtwork BLUE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6_IND_HMO_Serv28_Med28_DentDP" xlink:type="simple">http://www.upmchealthplan.com/marketplace/network.aspx?network=2015_16_IND_HMO_Serv28_Med28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3285" calcext:value-type="float">
            <text:p>13285</text:p>
          </table:table-cell>
          <table:table-cell table:number-columns-repeated="3"/>
          <table:table-cell office:value-type="float" office:value="13285" calcext:value-type="float">
            <text:p>13285</text:p>
          </table:table-cell>
          <table:table-cell/>
          <table:table-cell office:value-type="string" calcext:value-type="string">
            <text:p>Delta Dental PPO and Delta Dental Premier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7_IND_HMO_Serv4_Med4_DentDP" xlink:type="simple">http://www.upmchealthplan.com/marketplace/network.aspx?network=2015_17_IND_HMO_Serv4_Med4_DentD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25093" calcext:value-type="float">
            <text:p>25093</text:p>
          </table:table-cell>
          <table:table-cell table:number-columns-repeated="3"/>
          <table:table-cell office:value-type="float" office:value="25093" calcext:value-type="float">
            <text:p>25093</text:p>
          </table:table-cell>
          <table:table-cell/>
          <table:table-cell office:value-type="string" calcext:value-type="string">
            <text:p>Health Alliance Midwest Network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8_IND_HMO_Serv1N_Med2_DentDH" xlink:type="simple">http://www.upmchealthplan.com/marketplace/network.aspx?network=2015_18_IND_HMO_Serv1N_Med2_DentD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25440" calcext:value-type="float">
            <text:p>25440</text:p>
          </table:table-cell>
          <table:table-cell table:number-columns-repeated="3"/>
          <table:table-cell office:value-type="float" office:value="25440" calcext:value-type="float">
            <text:p>25440</text:p>
          </table:table-cell>
          <table:table-cell/>
          <table:table-cell office:value-type="string" calcext:value-type="string">
            <text:p>Delta Dental EP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19_SHOP_HMO_Serv1_Med2_DentA" xlink:type="simple">http://www.upmchealthplan.com/marketplace/network.aspx?network=2015_19_SHOP_HMO_Serv1_Med2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41482" calcext:value-type="float">
            <text:p>41482</text:p>
          </table:table-cell>
          <table:table-cell table:number-columns-repeated="3"/>
          <table:table-cell office:value-type="float" office:value="41482" calcext:value-type="float">
            <text:p>41482</text:p>
          </table:table-cell>
          <table:table-cell/>
          <table:table-cell office:value-type="string" calcext:value-type="string">
            <text:p>Molina New Mexico Exchange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0_SHOP_HMO_Serv5_Med5_DentA" xlink:type="simple">http://www.upmchealthplan.com/marketplace/network.aspx?network=2015_20_SHOP_HMO_Serv5_Med5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86010" calcext:value-type="float">
            <text:p>86010</text:p>
          </table:table-cell>
          <table:table-cell table:number-columns-repeated="3"/>
          <table:table-cell office:value-type="float" office:value="86010" calcext:value-type="float">
            <text:p>86010</text:p>
          </table:table-cell>
          <table:table-cell/>
          <table:table-cell office:value-type="string" calcext:value-type="string">
            <text:p>Presbyterian Network Inc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1_SHOP_HMO_Serv28_Med28_DentA" xlink:type="simple">http://www.upmchealthplan.com/marketplace/network.aspx?network=2015_21_SHOP_HMO_Serv28_Med28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67807" calcext:value-type="float">
            <text:p>67807</text:p>
          </table:table-cell>
          <table:table-cell table:number-columns-repeated="3"/>
          <table:table-cell office:value-type="float" office:value="67807" calcext:value-type="float">
            <text:p>67807</text:p>
          </table:table-cell>
          <table:table-cell/>
          <table:table-cell office:value-type="string" calcext:value-type="string">
            <text:p>UNM Connect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2_SHOP_HMO_Serv4_Med4_DentA" xlink:type="simple">http://www.upmchealthplan.com/marketplace/network.aspx?network=2015_22_SHOP_HMO_Serv4_Med4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68432" calcext:value-type="float">
            <text:p>68432</text:p>
          </table:table-cell>
          <table:table-cell table:number-columns-repeated="3"/>
          <table:table-cell office:value-type="float" office:value="68432" calcext:value-type="float">
            <text:p>68432</text:p>
          </table:table-cell>
          <table:table-cell/>
          <table:table-cell office:value-type="string" calcext:value-type="string">
            <text:p>AultCare Value PPO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23_SHOP_HMO_Serv1N_Med2_DentA" xlink:type="simple">http://www.upmchealthplan.com/marketplace/network.aspx?network=2015_23_SHOP_HMO_Serv1N_Med2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1004" calcext:value-type="float">
            <text:p>21004</text:p>
          </table:table-cell>
          <table:table-cell table:number-columns-repeated="3"/>
          <table:table-cell office:value-type="float" office:value="21004" calcext:value-type="float">
            <text:p>21004</text:p>
          </table:table-cell>
          <table:table-cell/>
          <table:table-cell office:value-type="string" calcext:value-type="string">
            <text:p>Pathway X Tiered Hospital</text:p>
          </table:table-cell>
          <table:table-cell/>
          <table:table-cell table:style-name="ce2" office:value-type="string" calcext:value-type="string">
            <text:p><text:a xlink:href="http://www.upmchealthplan.com/marketplace/network.aspx?network=2015_36_SHOP_DAP_Serv29_DentA" xlink:type="simple">http://www.upmchealthplan.com/marketplace/network.aspx?network=2015_36_SHOP_DAP_Serv29_DentA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89029" calcext:value-type="float">
            <text:p>89029</text:p>
          </table:table-cell>
          <table:table-cell table:number-columns-repeated="3"/>
          <table:table-cell office:value-type="float" office:value="89029" calcext:value-type="float">
            <text:p>89029</text:p>
          </table:table-cell>
          <table:table-cell/>
          <table:table-cell office:value-type="string" calcext:value-type="string">
            <text:p>Pathway X Tiered Hospital (with dental)</text:p>
          </table:table-cell>
          <table:table-cell/>
          <table:table-cell office:value-type="string" calcext:value-type="string">
            <text:p>www.dentaquest.com/marketplace</text:p>
          </table:table-cell>
          <table:table-cell table:number-columns-repeated="1011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24867" calcext:value-type="float">
            <text:p>24867</text:p>
          </table:table-cell>
          <table:table-cell table:number-columns-repeated="3"/>
          <table:table-cell office:value-type="float" office:value="24867" calcext:value-type="float">
            <text:p>24867</text:p>
          </table:table-cell>
          <table:table-cell/>
          <table:table-cell office:value-type="string" calcext:value-type="string">
            <text:p>Preferred Network</text:p>
          </table:table-cell>
          <table:table-cell/>
          <table:table-cell table:style-name="ce2" office:value-type="string" calcext:value-type="string">
            <text:p><text:a xlink:href="https://www.southcarolinablues.com" xlink:type="simple">https://www.southcarolinablue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0739" calcext:value-type="float">
            <text:p>10739</text:p>
          </table:table-cell>
          <table:table-cell table:number-columns-repeated="3"/>
          <table:table-cell office:value-type="float" office:value="10739" calcext:value-type="float">
            <text:p>10739</text:p>
          </table:table-cell>
          <table:table-cell/>
          <table:table-cell office:value-type="string" calcext:value-type="string">
            <text:p>SCPremier</text:p>
          </table:table-cell>
          <table:table-cell/>
          <table:table-cell table:style-name="ce2" office:value-type="string" calcext:value-type="string">
            <text:p><text:a xlink:href="http://www.BlueOptionSC.com/FindaDoctor" xlink:type="simple">http://www.BlueOptionSC.com/Finda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9524" calcext:value-type="float">
            <text:p>19524</text:p>
          </table:table-cell>
          <table:table-cell table:number-columns-repeated="3"/>
          <table:table-cell office:value-type="float" office:value="19524" calcext:value-type="float">
            <text:p>19524</text:p>
          </table:table-cell>
          <table:table-cell/>
          <table:table-cell office:value-type="string" calcext:value-type="string">
            <text:p>Mercy Choice</text:p>
          </table:table-cell>
          <table:table-cell/>
          <table:table-cell table:style-name="ce2" office:value-type="string" calcext:value-type="string">
            <text:p><text:a xlink:href="http://providersearch.cchpsc.org/cchp/Results?types=24&amp;orgunits=33" xlink:type="simple">http://providersearch.cchpsc.org/cchp/Results?types=24&amp;orgunits=33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32600" calcext:value-type="float">
            <text:p>32600</text:p>
          </table:table-cell>
          <table:table-cell table:number-columns-repeated="3"/>
          <table:table-cell office:value-type="float" office:value="32600" calcext:value-type="float">
            <text:p>32600</text:p>
          </table:table-cell>
          <table:table-cell/>
          <table:table-cell office:value-type="string" calcext:value-type="string">
            <text:p>Cincinnati Northern KY HMOx</text:p>
          </table:table-cell>
          <table:table-cell/>
          <table:table-cell office:value-type="string" calcext:value-type="string">
            <text:p>assuranthealth.com/networksavings7</text:p>
          </table:table-cell>
          <table:table-cell table:number-columns-repeated="1011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41106" calcext:value-type="float">
            <text:p>41106</text:p>
          </table:table-cell>
          <table:table-cell table:number-columns-repeated="3"/>
          <table:table-cell office:value-type="float" office:value="41106" calcext:value-type="float">
            <text:p>41106</text:p>
          </table:table-cell>
          <table:table-cell/>
          <table:table-cell office:value-type="string" calcext:value-type="string">
            <text:p>Paramount</text:p>
          </table:table-cell>
          <table:table-cell/>
          <table:table-cell table:style-name="ce2" office:value-type="string" calcext:value-type="string">
            <text:p><text:a xlink:href="https://public.hcsc.net/providerfinder/search.do?corpEntCd=TX1&amp;residencestate=TX&amp;product=PPO&amp;entryPt=MKT" xlink:type="simple">https://public.hcsc.net/providerfinder/search.do?corpEntCd=TX1&amp;residencestate=TX&amp;product=PPO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59822" calcext:value-type="float">
            <text:p>59822</text:p>
          </table:table-cell>
          <table:table-cell table:number-columns-repeated="3"/>
          <table:table-cell office:value-type="float" office:value="59822" calcext:value-type="float">
            <text:p>59822</text:p>
          </table:table-cell>
          <table:table-cell/>
          <table:table-cell office:value-type="string" calcext:value-type="string">
            <text:p>Network 170</text:p>
          </table:table-cell>
          <table:table-cell/>
          <table:table-cell table:style-name="ce2" office:value-type="string" calcext:value-type="string">
            <text:p><text:a xlink:href="https://providersearch.molinahealthcare.com/Provider/ProviderSearch?RedirectFrom=MolinaStaticWeb&amp;State=tx&amp;Coverage=MMP" xlink:type="simple">https://providersearch.molinahealthcare.com/Provider/ProviderSearch?RedirectFrom=MolinaStaticWeb&amp;State=tx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54199" calcext:value-type="float">
            <text:p>54199</text:p>
          </table:table-cell>
          <table:table-cell table:number-columns-repeated="3"/>
          <table:table-cell office:value-type="float" office:value="54199" calcext:value-type="float">
            <text:p>54199</text:p>
          </table:table-cell>
          <table:table-cell/>
          <table:table-cell office:value-type="string" calcext:value-type="string">
            <text:p>Network 180</text:p>
          </table:table-cell>
          <table:table-cell/>
          <table:table-cell table:style-name="ce2" office:value-type="string" calcext:value-type="string">
            <text:p><text:a xlink:href="http://www.senderohealth.com/en/idealcarenetwork" xlink:type="simple">http://www.senderohealth.com/en/idealcarenetwork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86438" calcext:value-type="float">
            <text:p>86438</text:p>
          </table:table-cell>
          <table:table-cell table:number-columns-repeated="3"/>
          <table:table-cell office:value-type="float" office:value="86438" calcext:value-type="float">
            <text:p>86438</text:p>
          </table:table-cell>
          <table:table-cell/>
          <table:table-cell office:value-type="string" calcext:value-type="string">
            <text:p>Network 190</text:p>
          </table:table-cell>
          <table:table-cell/>
          <table:table-cell table:style-name="ce2" office:value-type="string" calcext:value-type="string">
            <text:p><text:a xlink:href="http://shoptx.welcometouhc.com/find-a-doctor" xlink:type="simple">http://shoptx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4650" calcext:value-type="float">
            <text:p>14650</text:p>
          </table:table-cell>
          <table:table-cell table:number-columns-repeated="3"/>
          <table:table-cell office:value-type="float" office:value="14650" calcext:value-type="float">
            <text:p>14650</text:p>
          </table:table-cell>
          <table:table-cell/>
          <table:table-cell office:value-type="string" calcext:value-type="string">
            <text:p>Network 200</text:p>
          </table:table-cell>
          <table:table-cell/>
          <table:table-cell table:style-name="ce2" office:value-type="string" calcext:value-type="string">
            <text:p><text:a xlink:href="http://xtx.welcometouhc.com/find-a-doctor" xlink:type="simple">http://xtx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60257" calcext:value-type="float">
            <text:p>60257</text:p>
          </table:table-cell>
          <table:table-cell table:number-columns-repeated="3"/>
          <table:table-cell office:value-type="float" office:value="60257" calcext:value-type="float">
            <text:p>60257</text:p>
          </table:table-cell>
          <table:table-cell/>
          <table:table-cell office:value-type="string" calcext:value-type="string">
            <text:p>HealthAmerica One PPO</text:p>
          </table:table-cell>
          <table:table-cell/>
          <table:table-cell table:style-name="ce2" office:value-type="string" calcext:value-type="string">
            <text:p><text:a xlink:href="http://www.securityhealth.org/find-a-doctor" xlink:type="simple">http://www.securityhealth.org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85520" calcext:value-type="float">
            <text:p>85520</text:p>
          </table:table-cell>
          <table:table-cell table:number-columns-repeated="3"/>
          <table:table-cell office:value-type="float" office:value="85520" calcext:value-type="float">
            <text:p>85520</text:p>
          </table:table-cell>
          <table:table-cell/>
          <table:table-cell office:value-type="string" calcext:value-type="string">
            <text:p>Pathway X Tiered Hospital <text:s/>(On)</text:p>
          </table:table-cell>
          <table:table-cell/>
          <table:table-cell table:style-name="ce2" office:value-type="string" calcext:value-type="string">
            <text:p><text:a xlink:href="http://xwi.welcometouhc.com/find-a-doctor" xlink:type="simple">http://xwi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96383" calcext:value-type="float">
            <text:p>96383</text:p>
          </table:table-cell>
          <table:table-cell table:number-columns-repeated="3"/>
          <table:table-cell office:value-type="float" office:value="96383" calcext:value-type="float">
            <text:p>96383</text:p>
          </table:table-cell>
          <table:table-cell/>
          <table:table-cell office:value-type="string" calcext:value-type="string">
            <text:p>Pathway X Tiered Hospital <text:s/>(with Dental)</text:p>
          </table:table-cell>
          <table:table-cell/>
          <table:table-cell table:style-name="ce2" office:value-type="string" calcext:value-type="string">
            <text:p><text:a xlink:href="http://shopwi.welcometouhc.com/find-a-doctor" xlink:type="simple">http://shopwi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97876" calcext:value-type="float">
            <text:p>97876</text:p>
          </table:table-cell>
          <table:table-cell table:number-columns-repeated="3"/>
          <table:table-cell office:value-type="float" office:value="97876" calcext:value-type="float">
            <text:p>97876</text:p>
          </table:table-cell>
          <table:table-cell/>
          <table:table-cell office:value-type="string" calcext:value-type="string">
            <text:p>Carelink Bon Secours Richmond</text:p>
          </table:table-cell>
          <table:table-cell/>
          <table:table-cell office:value-type="string" calcext:value-type="string">
            <text:p>www.momentumplans.com/providersearch</text:p>
          </table:table-cell>
          <table:table-cell table:number-columns-repeated="1011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19543" calcext:value-type="float">
            <text:p>19543</text:p>
          </table:table-cell>
          <table:table-cell table:number-columns-repeated="3"/>
          <table:table-cell office:value-type="float" office:value="19543" calcext:value-type="float">
            <text:p>19543</text:p>
          </table:table-cell>
          <table:table-cell/>
          <table:table-cell office:value-type="string" calcext:value-type="string">
            <text:p>Carelink Southside</text:p>
          </table:table-cell>
          <table:table-cell/>
          <table:table-cell table:style-name="ce2" office:value-type="string" calcext:value-type="string">
            <text:p><text:a xlink:href="https://www.ghcscw.com/SiteCollectionDocuments/GHC-SCW_HMO_Provider_Directory.pdf" xlink:type="simple">https://www.ghcscw.com/SiteCollectionDocuments/GHC-SCW_HMO_Provider_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87169" calcext:value-type="float">
            <text:p>87169</text:p>
          </table:table-cell>
          <table:table-cell table:number-columns-repeated="3"/>
          <table:table-cell office:value-type="float" office:value="87169" calcext:value-type="float">
            <text:p>87169</text:p>
          </table:table-cell>
          <table:table-cell/>
          <table:table-cell office:value-type="string" calcext:value-type="string">
            <text:p>CoventryOne Virginia POS</text:p>
          </table:table-cell>
          <table:table-cell/>
          <table:table-cell table:style-name="ce2" office:value-type="string" calcext:value-type="string">
            <text:p><text:a xlink:href="https://www.ghcscw.com/SiteCollectionDocuments/GHC-SCW_Select_Provider_Directory.pdf" xlink:type="simple">https://www.ghcscw.com/SiteCollectionDocuments/GHC-SCW_Select_Provider_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47152" calcext:value-type="float">
            <text:p>47152</text:p>
          </table:table-cell>
          <table:table-cell table:number-columns-repeated="3"/>
          <table:table-cell office:value-type="float" office:value="47152" calcext:value-type="float">
            <text:p>47152</text:p>
          </table:table-cell>
          <table:table-cell/>
          <table:table-cell office:value-type="string" calcext:value-type="string">
            <text:p>SuperBlue Plus PPO</text:p>
          </table:table-cell>
          <table:table-cell/>
          <table:table-cell table:style-name="ce2" office:value-type="string" calcext:value-type="string">
            <text:p><text:a xlink:href="https://www.winhealthplans.com/media/provider-directory.pdf" xlink:type="simple">https://www.winhealthplans.com/media/provider-directory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float" office:value="908" calcext:value-type="float">
            <text:p>908</text:p>
          </table:table-cell>
          <table:table-cell table:number-columns-repeated="8"/>
          <table:table-cell office:value-type="string" calcext:value-type="string">
            <text:p>National POS - Open Access</text:p>
          </table:table-cell>
          <table:table-cell/>
          <table:table-cell table:style-name="ce2" office:value-type="string" calcext:value-type="string">
            <text:p><text:a xlink:href="https://healthsearch.eproviderdirectory.com/?PlanId=premera&amp;ProductId=premeraak&amp;BrandingId=premeraak&amp;DirectoryType=provider&amp;NetworkID=ALL&amp;QSCorrected=Y234JU" xlink:type="simple">https://healthsearch.eproviderdirectory.com/?PlanId=premera&amp;ProductId=premeraak&amp;BrandingId=premeraak&amp;DirectoryType=provider&amp;NetworkID=ALL&amp;QSCorrected=Y234JU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float" office:value="909" calcext:value-type="float">
            <text:p>909</text:p>
          </table:table-cell>
          <table:table-cell table:number-columns-repeated="8"/>
          <table:table-cell office:value-type="string" calcext:value-type="string">
            <text:p>Pathway X HMO/POS</text:p>
          </table:table-cell>
          <table:table-cell/>
          <table:table-cell table:style-name="ce2" office:value-type="string" calcext:value-type="string">
            <text:p><text:a xlink:href="http://www.bcbsm.com/tools/find-a-doctor.html?network=blue-cross-premier-multi-state-ppo" xlink:type="simple">http://www.bcbsm.com/tools/find-a-doctor.html?network=blue-cross-premier-multi-state-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Pathway X HMO/POS with Dental</text:p>
          </table:table-cell>
          <table:table-cell/>
          <table:table-cell table:style-name="ce2" office:value-type="string" calcext:value-type="string">
            <text:p><text:a xlink:href="http://ameritas-dental.prismisp.com/" xlink:type="simple">http://ameritas-dental.prismisp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float" office:value="911" calcext:value-type="float">
            <text:p>911</text:p>
          </table:table-cell>
          <table:table-cell table:number-columns-repeated="8"/>
          <table:table-cell office:value-type="string" calcext:value-type="string">
            <text:p>Pathway HMO/POS</text:p>
          </table:table-cell>
          <table:table-cell/>
          <table:table-cell table:style-name="ce2" office:value-type="string" calcext:value-type="string">
            <text:p><text:a xlink:href="https://www.harvardpilgrim.org/portal/page?_pageid=213,243703&amp;_dad=portal&amp;_schema=PORTAL" xlink:type="simple">https://www.harvardpilgrim.org/portal/page?_pageid=213,243703&amp;_dad=portal&amp;_schema=PORT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float" office:value="912" calcext:value-type="float">
            <text:p>912</text:p>
          </table:table-cell>
          <table:table-cell table:number-columns-repeated="8"/>
          <table:table-cell office:value-type="string" calcext:value-type="string">
            <text:p>Pathway HMO/POS with Dental</text:p>
          </table:table-cell>
          <table:table-cell/>
          <table:table-cell table:style-name="ce2" office:value-type="string" calcext:value-type="string">
            <text:p><text:a xlink:href="http://qa.nevadahealthcoop.org/wp-content/uploads/2014/02/Southern-Simple-Provider-Directory-052214.pdf?_ga=1.223746012.639626245.1404420939" xlink:type="simple">http://qa.nevadahealthcoop.org/wp-content/uploads/2014/02/Southern-Simple-Provider-Directory-052214.pdf?_ga=1.223746012.639626245.140442093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float" office:value="913" calcext:value-type="float">
            <text:p>913</text:p>
          </table:table-cell>
          <table:table-cell table:number-columns-repeated="8"/>
          <table:table-cell office:value-type="string" calcext:value-type="string">
            <text:p>Blue Preferred HMO/POS</text:p>
          </table:table-cell>
          <table:table-cell/>
          <table:table-cell table:style-name="ce2" office:value-type="string" calcext:value-type="string">
            <text:p><text:a xlink:href="http://qa.nevadahealthcoop.org/wp-content/uploads/2014/02/Co-Options-Simple-Provider-Directories.pdf" xlink:type="simple">http://qa.nevadahealthcoop.org/wp-content/uploads/2014/02/Co-Options-Simple-Provider-Directories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float" office:value="914" calcext:value-type="float">
            <text:p>914</text:p>
          </table:table-cell>
          <table:table-cell table:number-columns-repeated="8"/>
          <table:table-cell office:value-type="string" calcext:value-type="string">
            <text:p>Blue Preferred HMO/POS with Dental</text:p>
          </table:table-cell>
          <table:table-cell/>
          <table:table-cell table:style-name="ce2" office:value-type="string" calcext:value-type="string">
            <text:p><text:a xlink:href="https://provdir.highmarkbcbs.com/" xlink:type="simple">https://provdir.highmarkbcbs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float" office:value="915" calcext:value-type="float">
            <text:p>915</text:p>
          </table:table-cell>
          <table:table-cell table:number-columns-repeated="8"/>
          <table:table-cell office:value-type="string" calcext:value-type="string">
            <text:p>Blue Access</text:p>
          </table:table-cell>
          <table:table-cell/>
          <table:table-cell table:style-name="ce2" office:value-type="string" calcext:value-type="string">
            <text:p><text:a xlink:href="https://provdir.highmarkblueshield.com/" xlink:type="simple">https://provdir.highmarkblueshield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float" office:value="916" calcext:value-type="float">
            <text:p>916</text:p>
          </table:table-cell>
          <table:table-cell table:number-columns-repeated="8"/>
          <table:table-cell office:value-type="string" calcext:value-type="string">
            <text:p>Blue Access with Dental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BP_DC_SP1&amp;sType=M" xlink:type="simple">https://member.carefirst.com/wpsm/portal/Member/public/findaprovider?plan=BCBP_DC_SP1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float" office:value="917" calcext:value-type="float">
            <text:p>917</text:p>
          </table:table-cell>
          <table:table-cell table:number-columns-repeated="8"/>
          <table:table-cell office:value-type="string" calcext:value-type="string">
            <text:p>ADVANTAGE Health Solutions, Inc Network</text:p>
          </table:table-cell>
          <table:table-cell/>
          <table:table-cell table:style-name="ce2" office:value-type="string" calcext:value-type="string">
            <text:p><text:a xlink:href="https://rel.deltadentalar.com/dd/Exchange.aspx?DView=DentistDirectory" xlink:type="simple">https://rel.deltadentalar.com/dd/Exchange.aspx?DView=Dentist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 table:number-columns-repeated="8"/>
          <table:table-cell office:value-type="string" calcext:value-type="string">
            <text:p>Delta Dental PPO &amp; Premier</text:p>
          </table:table-cell>
          <table:table-cell/>
          <table:table-cell table:style-name="ce2" office:value-type="string" calcext:value-type="string">
            <text:p><text:a xlink:href="http://xil.welcometouhc.com/find-a-doctor" xlink:type="simple">http://xil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office:value-type="float" office:value="919" calcext:value-type="float">
            <text:p>919</text:p>
          </table:table-cell>
          <table:table-cell table:number-columns-repeated="8"/>
          <table:table-cell office:value-type="string" calcext:value-type="string">
            <text:p>Delta Dental PPO Only</text:p>
          </table:table-cell>
          <table:table-cell/>
          <table:table-cell table:style-name="ce2" office:value-type="string" calcext:value-type="string">
            <text:p><text:a xlink:href="https://public.hcsc.net/providerfinder/search.do?corpEntCd=IL1&amp;residencestate=IL&amp;product=BCS&amp;entryPt=MKT" xlink:type="simple">https://public.hcsc.net/providerfinder/search.do?corpEntCd=IL1&amp;residencestate=IL&amp;product=BCS&amp;entryPt=MK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float" office:value="920" calcext:value-type="float">
            <text:p>920</text:p>
          </table:table-cell>
          <table:table-cell table:number-columns-repeated="8"/>
          <table:table-cell office:value-type="string" calcext:value-type="string">
            <text:p>IU Health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729" xlink:type="simple">https://www.humana.com/finder/search?customerId=1059&amp;pfpkey=729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float" office:value="921" calcext:value-type="float">
            <text:p>921</text:p>
          </table:table-cell>
          <table:table-cell table:number-columns-repeated="8"/>
          <table:table-cell office:value-type="string" calcext:value-type="string">
            <text:p>Choice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797" xlink:type="simple">https://www.humana.com/finder/search?customerId=1059&amp;pfpkey=79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float" office:value="922" calcext:value-type="float">
            <text:p>922</text:p>
          </table:table-cell>
          <table:table-cell table:number-columns-repeated="8"/>
          <table:table-cell office:value-type="string" calcext:value-type="string">
            <text:p>MDwise Marketplace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757" xlink:type="simple">https://www.humana.com/finder/search?customerId=1059&amp;pfpkey=757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float" office:value="923" calcext:value-type="float">
            <text:p>923</text:p>
          </table:table-cell>
          <table:table-cell table:number-columns-repeated="8"/>
          <table:table-cell office:value-type="string" calcext:value-type="string">
            <text:p>PPO On-Exchange Network (IN)</text:p>
          </table:table-cell>
          <table:table-cell/>
          <table:table-cell office:value-type="string" calcext:value-type="string">
            <text:p>assuranthealth.com/networksavings20</text:p>
          </table:table-cell>
          <table:table-cell table:number-columns-repeated="1011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float" office:value="924" calcext:value-type="float">
            <text:p>924</text:p>
          </table:table-cell>
          <table:table-cell table:number-columns-repeated="8"/>
          <table:table-cell office:value-type="string" calcext:value-type="string">
            <text:p>CONNECTIONDental</text:p>
          </table:table-cell>
          <table:table-cell/>
          <table:table-cell table:style-name="ce2" office:value-type="string" calcext:value-type="string">
            <text:p><text:a xlink:href="http://marketplace.illinicare.com/findadoc/SinaiHealth" xlink:type="simple">http://marketplace.illinicare.com/findadoc/SinaiHealth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Network Savings 1</text:p>
          </table:table-cell>
          <table:table-cell/>
          <table:table-cell table:style-name="ce2" office:value-type="string" calcext:value-type="string">
            <text:p><text:a xlink:href="http://marketplace.illinicare.com/findadoc/SwedishCovenant" xlink:type="simple">http://marketplace.illinicare.com/findadoc/SwedishCovenan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float" office:value="926" calcext:value-type="float">
            <text:p>926</text:p>
          </table:table-cell>
          <table:table-cell table:number-columns-repeated="8"/>
          <table:table-cell office:value-type="string" calcext:value-type="string">
            <text:p>Network Savings 8</text:p>
          </table:table-cell>
          <table:table-cell/>
          <table:table-cell table:style-name="ce2" office:value-type="string" calcext:value-type="string">
            <text:p><text:a xlink:href="http://ilcovoneselect.coventryproviders.com" xlink:type="simple">http://ilcovoneselect.coventryproviders.co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float" office:value="927" calcext:value-type="float">
            <text:p>927</text:p>
          </table:table-cell>
          <table:table-cell table:number-columns-repeated="8"/>
          <table:table-cell office:value-type="string" calcext:value-type="string">
            <text:p>Connection Dental</text:p>
          </table:table-cell>
          <table:table-cell/>
          <table:table-cell table:style-name="ce2" office:value-type="string" calcext:value-type="string">
            <text:p><text:a xlink:href="http://www.bcbsks.com/ProviderDirectory/index.htm?prefix=xsn" xlink:type="simple">http://www.bcbsks.com/ProviderDirectory/index.htm?prefix=xs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float" office:value="928" calcext:value-type="float">
            <text:p>928</text:p>
          </table:table-cell>
          <table:table-cell table:number-columns-repeated="8"/>
          <table:table-cell office:value-type="string" calcext:value-type="string">
            <text:p>indemnity</text:p>
          </table:table-cell>
          <table:table-cell/>
          <table:table-cell table:style-name="ce2" office:value-type="string" calcext:value-type="string">
            <text:p><text:a xlink:href="http://www.bcbsks.com/ProviderDirectory/index.htm?prefix=xsp" xlink:type="simple">http://www.bcbsks.com/ProviderDirectory/index.htm?prefix=xs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float" office:value="929" calcext:value-type="float">
            <text:p>929</text:p>
          </table:table-cell>
          <table:table-cell table:number-columns-repeated="8"/>
          <table:table-cell office:value-type="string" calcext:value-type="string">
            <text:p>Compass</text:p>
          </table:table-cell>
          <table:table-cell/>
          <table:table-cell table:style-name="ce2" office:value-type="string" calcext:value-type="string">
            <text:p><text:a xlink:href="http://www.bcbsm.com/tools/find-a-doctor.html?network=ppo-trust" xlink:type="simple">http://www.bcbsm.com/tools/find-a-doctor.html?network=ppo-trust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float" office:value="930" calcext:value-type="float">
            <text:p>930</text:p>
          </table:table-cell>
          <table:table-cell table:number-columns-repeated="8"/>
          <table:table-cell office:value-type="string" calcext:value-type="string">
            <text:p>Dentegra: Dentegra Dental PPO</text:p>
          </table:table-cell>
          <table:table-cell/>
          <table:table-cell table:style-name="ce2" office:value-type="string" calcext:value-type="string">
            <text:p><text:a xlink:href="http://www.bcbsm.com/tools/find-a-doctor.html?network=metro-detroit-epo" xlink:type="simple">http://www.bcbsm.com/tools/find-a-doctor.html?network=metro-detroit-e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float" office:value="931" calcext:value-type="float">
            <text:p>931</text:p>
          </table:table-cell>
          <table:table-cell table:number-columns-repeated="8"/>
          <table:table-cell office:value-type="string" calcext:value-type="string">
            <text:p>Total Dental Administrators</text:p>
          </table:table-cell>
          <table:table-cell/>
          <table:table-cell table:style-name="ce2" office:value-type="string" calcext:value-type="string">
            <text:p><text:a xlink:href="http://www.mclarenhealthplan.org/mclarenhealthplan/IndividualOnExchangemhp.aspx" xlink:type="simple">http://www.mclarenhealthplan.org/mclarenhealthplan/IndividualOnExchangemhp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float" office:value="932" calcext:value-type="float">
            <text:p>932</text:p>
          </table:table-cell>
          <table:table-cell table:number-columns-repeated="8"/>
          <table:table-cell office:value-type="string" calcext:value-type="string">
            <text:p>Platinum (Maximum Care/Connection Dental)</text:p>
          </table:table-cell>
          <table:table-cell/>
          <table:table-cell table:style-name="ce2" office:value-type="string" calcext:value-type="string">
            <text:p><text:a xlink:href="http://www.mclarenhealthplan.org/mclarenhealthplan/smallgrouponexchangemhp.aspx" xlink:type="simple">http://www.mclarenhealthplan.org/mclarenhealthplan/smallgrouponexchangemhp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float" office:value="933" calcext:value-type="float">
            <text:p>933</text:p>
          </table:table-cell>
          <table:table-cell table:number-columns-repeated="8"/>
          <table:table-cell office:value-type="string" calcext:value-type="string">
            <text:p>Meritus Complete HMO</text:p>
          </table:table-cell>
          <table:table-cell/>
          <table:table-cell table:style-name="ce2" office:value-type="string" calcext:value-type="string">
            <text:p><text:a xlink:href="http://www.priorityhealth.com/plans/ppo-provider-directory" xlink:type="simple">http://www.priorityhealth.com/plans/ppo-provider-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float" office:value="934" calcext:value-type="float">
            <text:p>934</text:p>
          </table:table-cell>
          <table:table-cell table:number-columns-repeated="8"/>
          <table:table-cell office:value-type="string" calcext:value-type="string">
            <text:p>Meritus Neighborhood Network MIHS</text:p>
          </table:table-cell>
          <table:table-cell/>
          <table:table-cell table:style-name="ce2" office:value-type="string" calcext:value-type="string">
            <text:p><text:a xlink:href="http://www.priorityhealth.com/plans/hmo-pos-provider-directory" xlink:type="simple">http://www.priorityhealth.com/plans/hmo-pos-provider-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float" office:value="935" calcext:value-type="float">
            <text:p>935</text:p>
          </table:table-cell>
          <table:table-cell table:number-columns-repeated="8"/>
          <table:table-cell office:value-type="string" calcext:value-type="string">
            <text:p>Meritus Community Network Banner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sgHMO" xlink:type="simple">http://www.providerlookuponline.com/HAP/PO7/Gateway.aspx?clientprodcode=sg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float" office:value="936" calcext:value-type="float">
            <text:p>936</text:p>
          </table:table-cell>
          <table:table-cell table:number-columns-repeated="8"/>
          <table:table-cell office:value-type="string" calcext:value-type="string">
            <text:p>Meritus Community Network Abrazo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sghpn3cty" xlink:type="simple">http://www.providerlookuponline.com/HAP/PO7/Gateway.aspx?clientprodcode=sghpn3ct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float" office:value="937" calcext:value-type="float">
            <text:p>937</text:p>
          </table:table-cell>
          <table:table-cell table:number-columns-repeated="8"/>
          <table:table-cell office:value-type="string" calcext:value-type="string">
            <text:p>Meritus Community Network Mohave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sghpnGen" xlink:type="simple">http://www.providerlookuponline.com/HAP/PO7/Gateway.aspx?clientprodcode=sghpnGen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float" office:value="938" calcext:value-type="float">
            <text:p>938</text:p>
          </table:table-cell>
          <table:table-cell table:number-columns-repeated="8"/>
          <table:table-cell office:value-type="string" calcext:value-type="string">
            <text:p>Phoenix Choice Individual HMO Network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sghpnHF" xlink:type="simple">http://www.providerlookuponline.com/HAP/PO7/Gateway.aspx?clientprodcode=sghpnH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float" office:value="939" calcext:value-type="float">
            <text:p>939</text:p>
          </table:table-cell>
          <table:table-cell table:number-columns-repeated="8"/>
          <table:table-cell office:value-type="string" calcext:value-type="string">
            <text:p>Network Savings 3</text:p>
          </table:table-cell>
          <table:table-cell/>
          <table:table-cell table:style-name="ce2" office:value-type="string" calcext:value-type="string">
            <text:p><text:a xlink:href="https://providersearch.molinahealthcare.com/Provider/ProviderSearch?RedirectFrom=MolinaStaticWeb&amp;State=mi&amp;Coverage=MMP" xlink:type="simple">https://providersearch.molinahealthcare.com/Provider/ProviderSearch?RedirectFrom=MolinaStaticWeb&amp;State=mi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float" office:value="940" calcext:value-type="float">
            <text:p>940</text:p>
          </table:table-cell>
          <table:table-cell table:number-columns-repeated="8"/>
          <table:table-cell office:value-type="string" calcext:value-type="string">
            <text:p>OAMC_AZ_Banner Health</text:p>
          </table:table-cell>
          <table:table-cell/>
          <table:table-cell table:style-name="ce2" office:value-type="string" calcext:value-type="string">
            <text:p><text:a xlink:href="http://www.consumersmutual.org/provider-directory-epo" xlink:type="simple">http://www.consumersmutual.org/provider-directory-e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float" office:value="941" calcext:value-type="float">
            <text:p>941</text:p>
          </table:table-cell>
          <table:table-cell table:number-columns-repeated="8"/>
          <table:table-cell office:value-type="string" calcext:value-type="string">
            <text:p>Arizona LocalPlus Network</text:p>
          </table:table-cell>
          <table:table-cell/>
          <table:table-cell table:style-name="ce2" office:value-type="string" calcext:value-type="string">
            <text:p><text:a xlink:href="http://shopmi.welcometouhc.com/find-a-doctor" xlink:type="simple">http://shopmi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float" office:value="942" calcext:value-type="float">
            <text:p>942</text:p>
          </table:table-cell>
          <table:table-cell table:number-columns-repeated="8"/>
          <table:table-cell office:value-type="string" calcext:value-type="string">
            <text:p>AZ HMO CommunityCare IFP Network</text:p>
          </table:table-cell>
          <table:table-cell/>
          <table:table-cell table:style-name="ce2" office:value-type="string" calcext:value-type="string">
            <text:p><text:a xlink:href="https://www.humana.com/finder/search?customerId=1059&amp;pfpkey=931" xlink:type="simple">https://www.humana.com/finder/search?customerId=1059&amp;pfpkey=931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float" office:value="943" calcext:value-type="float">
            <text:p>943</text:p>
          </table:table-cell>
          <table:table-cell table:number-columns-repeated="8"/>
          <table:table-cell office:value-type="string" calcext:value-type="string">
            <text:p>Arizona Foundation for Medical Care</text:p>
          </table:table-cell>
          <table:table-cell/>
          <table:table-cell table:style-name="ce2" office:value-type="string" calcext:value-type="string">
            <text:p><text:a xlink:href="http://www.mhplan.com/meridianchoice/providers/index.php?location=member&amp;page=providerdirectory_live" xlink:type="simple">http://www.mhplan.com/meridianchoice/providers/index.php?location=member&amp;page=providerdirectory_live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float" office:value="944" calcext:value-type="float">
            <text:p>944</text:p>
          </table:table-cell>
          <table:table-cell table:number-columns-repeated="8"/>
          <table:table-cell office:value-type="string" calcext:value-type="string">
            <text:p>Enhanced Network</text:p>
          </table:table-cell>
          <table:table-cell/>
          <table:table-cell table:style-name="ce2" office:value-type="string" calcext:value-type="string">
            <text:p><text:a xlink:href="http://www.providerlookuponline.com/HAP/PO7/Gateway.aspx?clientprodcode=Pappo" xlink:type="simple">http://www.providerlookuponline.com/HAP/PO7/Gateway.aspx?clientprodcode=Papp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float" office:value="945" calcext:value-type="float">
            <text:p>945</text:p>
          </table:table-cell>
          <table:table-cell table:number-columns-repeated="8"/>
          <table:table-cell office:value-type="string" calcext:value-type="string">
            <text:p>AX</text:p>
          </table:table-cell>
          <table:table-cell/>
          <table:table-cell table:style-name="ce2" office:value-type="string" calcext:value-type="string">
            <text:p><text:a xlink:href="http://xmi.welcometouhc.com/find-a-doctor" xlink:type="simple">http://xmi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float" office:value="946" calcext:value-type="float">
            <text:p>946</text:p>
          </table:table-cell>
          <table:table-cell table:number-columns-repeated="8"/>
          <table:table-cell office:value-type="string" calcext:value-type="string">
            <text:p>BX and CX</text:p>
          </table:table-cell>
          <table:table-cell/>
          <table:table-cell table:style-name="ce2" office:value-type="string" calcext:value-type="string">
            <text:p><text:a xlink:href="http://www.bcbsm.com/tools/find-a-doctor.html?network=bcn-commercial" xlink:type="simple">http://www.bcbsm.com/tools/find-a-doctor.html?network=bcn-commercia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float" office:value="947" calcext:value-type="float">
            <text:p>947</text:p>
          </table:table-cell>
          <table:table-cell table:number-columns-repeated="8"/>
          <table:table-cell office:value-type="string" calcext:value-type="string">
            <text:p>Network Savings 4</text:p>
          </table:table-cell>
          <table:table-cell/>
          <table:table-cell table:style-name="ce2" office:value-type="string" calcext:value-type="string">
            <text:p><text:a xlink:href="http://www.bcbsm.com/tools/find-a-doctor.html?network=pcp-focus" xlink:type="simple">http://www.bcbsm.com/tools/find-a-doctor.html?network=pcp-focu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float" office:value="948" calcext:value-type="float">
            <text:p>948</text:p>
          </table:table-cell>
          <table:table-cell table:number-columns-repeated="8"/>
          <table:table-cell office:value-type="string" calcext:value-type="string">
            <text:p>GA EIX</text:p>
          </table:table-cell>
          <table:table-cell/>
          <table:table-cell table:style-name="ce2" office:value-type="string" calcext:value-type="string">
            <text:p><text:a xlink:href="http://www.bcbsm.com/tools/find-a-doctor.html?network=blue-cross-partnered-hmo" xlink:type="simple">http://www.bcbsm.com/tools/find-a-doctor.html?network=blue-cross-partnered-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float" office:value="949" calcext:value-type="float">
            <text:p>949</text:p>
          </table:table-cell>
          <table:table-cell table:number-columns-repeated="8"/>
          <table:table-cell office:value-type="string" calcext:value-type="string">
            <text:p>OA HMO_South Georgia</text:p>
          </table:table-cell>
          <table:table-cell/>
          <table:table-cell table:style-name="ce2" office:value-type="string" calcext:value-type="string">
            <text:p><text:a xlink:href="http://www.bcbsm.com/tools/find-a-doctor.html?network=metro-detroit-hmo" xlink:type="simple">http://www.bcbsm.com/tools/find-a-doctor.html?network=metro-detroit-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Pathway X with Dental</text:p>
          </table:table-cell>
          <table:table-cell/>
          <table:table-cell table:style-name="ce2" office:value-type="string" calcext:value-type="string">
            <text:p><text:a xlink:href="http://www.bcbsm.com/tools/find-a-doctor.html?network=blue-cross-preferred-hmo" xlink:type="simple">http://www.bcbsm.com/tools/find-a-doctor.html?network=blue-cross-preferred-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float" office:value="951" calcext:value-type="float">
            <text:p>951</text:p>
          </table:table-cell>
          <table:table-cell table:number-columns-repeated="8"/>
          <table:table-cell office:value-type="string" calcext:value-type="string">
            <text:p>Pathway X Enhanced with Dental</text:p>
          </table:table-cell>
          <table:table-cell/>
          <table:table-cell table:style-name="ce2" office:value-type="string" calcext:value-type="string">
            <text:p><text:a xlink:href="http://www.bcbsm.com/tools/find-a-doctor.html?network=blue-cross-select-hmo" xlink:type="simple">http://www.bcbsm.com/tools/find-a-doctor.html?network=blue-cross-select-hmo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office:value-type="string" calcext:value-type="string">
            <text:p>Pathway</text:p>
          </table:table-cell>
          <table:table-cell/>
          <table:table-cell table:style-name="ce2" office:value-type="string" calcext:value-type="string">
            <text:p><text:a xlink:href="http://providerdirectory.pacificsource.com/" xlink:type="simple">http://providerdirectory.pacificsource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8"/>
          <table:table-cell office:value-type="string" calcext:value-type="string">
            <text:p>Pathway with Dental</text:p>
          </table:table-cell>
          <table:table-cell/>
          <table:table-cell office:value-type="string" calcext:value-type="string">
            <text:p>assuranthealth.com/networksavings15</text:p>
          </table:table-cell>
          <table:table-cell table:number-columns-repeated="1011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float" office:value="954" calcext:value-type="float">
            <text:p>954</text:p>
          </table:table-cell>
          <table:table-cell table:number-columns-repeated="8"/>
          <table:table-cell office:value-type="string" calcext:value-type="string">
            <text:p>Pathway Enhanced</text:p>
          </table:table-cell>
          <table:table-cell/>
          <table:table-cell office:value-type="string" calcext:value-type="string">
            <text:p>www.deltadentalne.org/selectingADentist</text:p>
          </table:table-cell>
          <table:table-cell table:number-columns-repeated="1011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Blue Choice HMO</text:p>
          </table:table-cell>
          <table:table-cell/>
          <table:table-cell table:style-name="ce2" office:value-type="string" calcext:value-type="string">
            <text:p><text:a xlink:href="https://www.minutemanhealthdirect.org/Provider_Search/Default.aspx" xlink:type="simple">https://www.minutemanhealthdirect.org/Provider_Search/Default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float" office:value="956" calcext:value-type="float">
            <text:p>956</text:p>
          </table:table-cell>
          <table:table-cell table:number-columns-repeated="8"/>
          <table:table-cell office:value-type="string" calcext:value-type="string">
            <text:p>Blue Open Access POS</text:p>
          </table:table-cell>
          <table:table-cell/>
          <table:table-cell table:style-name="ce2" office:value-type="string" calcext:value-type="string">
            <text:p><text:a xlink:href="http://www.nevadadentalbenefits.com/" xlink:type="simple">http://www.nevadadentalbenefits.com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float" office:value="957" calcext:value-type="float">
            <text:p>957</text:p>
          </table:table-cell>
          <table:table-cell table:number-columns-repeated="8"/>
          <table:table-cell office:value-type="string" calcext:value-type="string">
            <text:p>New Orleans HMOx</text:p>
          </table:table-cell>
          <table:table-cell/>
          <table:table-cell table:style-name="ce2" office:value-type="string" calcext:value-type="string">
            <text:p><text:a xlink:href="http://www.libertydentalplan.com/Nevada/sshix/search.aspx" xlink:type="simple">http://www.libertydentalplan.com/Nevada/sshix/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float" office:value="958" calcext:value-type="float">
            <text:p>958</text:p>
          </table:table-cell>
          <table:table-cell table:number-columns-repeated="8"/>
          <table:table-cell office:value-type="string" calcext:value-type="string">
            <text:p>MCHO Network</text:p>
          </table:table-cell>
          <table:table-cell/>
          <table:table-cell office:value-type="string" calcext:value-type="string">
            <text:p>www.myhpnonline.com</text:p>
          </table:table-cell>
          <table:table-cell table:number-columns-repeated="1011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float" office:value="959" calcext:value-type="float">
            <text:p>959</text:p>
          </table:table-cell>
          <table:table-cell table:number-columns-repeated="8"/>
          <table:table-cell office:value-type="string" calcext:value-type="string">
            <text:p>HMO Maine with Dental</text:p>
          </table:table-cell>
          <table:table-cell/>
          <table:table-cell table:style-name="ce2" office:value-type="string" calcext:value-type="string">
            <text:p><text:a xlink:href="http://ohioppoconnect.com/providersearch.aspx" xlink:type="simple">http://ohioppoconnect.com/providersearch.aspx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table:number-columns-repeated="8"/>
          <table:table-cell office:value-type="string" calcext:value-type="string">
            <text:p>Kansis City PPOx</text:p>
          </table:table-cell>
          <table:table-cell/>
          <table:table-cell office:value-type="string" calcext:value-type="string">
            <text:p>www.premierhealthplan.org/Find-a-Doctor</text:p>
          </table:table-cell>
          <table:table-cell table:number-columns-repeated="1011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float" office:value="961" calcext:value-type="float">
            <text:p>961</text:p>
          </table:table-cell>
          <table:table-cell table:number-columns-repeated="8"/>
          <table:table-cell office:value-type="string" calcext:value-type="string">
            <text:p>S.W. Missouri PPOx</text:p>
          </table:table-cell>
          <table:table-cell/>
          <table:table-cell table:style-name="ce2" office:value-type="string" calcext:value-type="string">
            <text:p><text:a xlink:href="http://xoh.welcometouhc.com/find-a-doctor" xlink:type="simple">http://xoh.welcometouhc.com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float" office:value="962" calcext:value-type="float">
            <text:p>962</text:p>
          </table:table-cell>
          <table:table-cell table:number-columns-repeated="8"/>
          <table:table-cell office:value-type="string" calcext:value-type="string">
            <text:p>Blue Preferred with Dental</text:p>
          </table:table-cell>
          <table:table-cell/>
          <table:table-cell table:style-name="ce2" office:value-type="string" calcext:value-type="string">
            <text:p><text:a xlink:href="https://providersearch.molinahealthcare.com/Provider/ProviderSearch?RedirectFrom=MolinaStaticWeb&amp;State=oh&amp;Coverage=MMP" xlink:type="simple">https://providersearch.molinahealthcare.com/Provider/ProviderSearch?RedirectFrom=MolinaStaticWeb&amp;State=oh&amp;Coverage=MMP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float" office:value="963" calcext:value-type="float">
            <text:p>963</text:p>
          </table:table-cell>
          <table:table-cell table:number-columns-repeated="8"/>
          <table:table-cell office:value-type="string" calcext:value-type="string">
            <text:p>Blue Access Choice</text:p>
          </table:table-cell>
          <table:table-cell/>
          <table:table-cell office:value-type="string" calcext:value-type="string">
            <text:p>www.paramounthealthcare.com/shop</text:p>
          </table:table-cell>
          <table:table-cell table:number-columns-repeated="1011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float" office:value="964" calcext:value-type="float">
            <text:p>964</text:p>
          </table:table-cell>
          <table:table-cell table:number-columns-repeated="8"/>
          <table:table-cell office:value-type="string" calcext:value-type="string">
            <text:p>BlueSelect National Plus with WalMart</text:p>
          </table:table-cell>
          <table:table-cell/>
          <table:table-cell office:value-type="string" calcext:value-type="string">
            <text:p>www.paramounthealthcare.com/marketplace</text:p>
          </table:table-cell>
          <table:table-cell table:number-columns-repeated="1011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float" office:value="965" calcext:value-type="float">
            <text:p>965</text:p>
          </table:table-cell>
          <table:table-cell table:number-columns-repeated="8"/>
          <table:table-cell office:value-type="string" calcext:value-type="string">
            <text:p>PPO_Missouri</text:p>
          </table:table-cell>
          <table:table-cell/>
          <table:table-cell office:value-type="string" calcext:value-type="string">
            <text:p>www.caresource.com/just4me/OH</text:p>
          </table:table-cell>
          <table:table-cell table:number-columns-repeated="1011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office:value-type="string" calcext:value-type="string">
            <text:p>PPO_Missouri_Kansas City_Tiered</text:p>
          </table:table-cell>
          <table:table-cell/>
          <table:table-cell office:value-type="string" calcext:value-type="string">
            <text:p>www.healthspan.org/findaprovider</text:p>
          </table:table-cell>
          <table:table-cell table:number-columns-repeated="1011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float" office:value="967" calcext:value-type="float">
            <text:p>967</text:p>
          </table:table-cell>
          <table:table-cell table:number-columns-repeated="8"/>
          <table:table-cell office:value-type="string" calcext:value-type="string">
            <text:p>Missouri LocalPlus Network</text:p>
          </table:table-cell>
          <table:table-cell/>
          <table:table-cell office:value-type="string" calcext:value-type="string">
            <text:p>www.dentalhealthservices.com</text:p>
          </table:table-cell>
          <table:table-cell table:number-columns-repeated="1011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float" office:value="968" calcext:value-type="float">
            <text:p>968</text:p>
          </table:table-cell>
          <table:table-cell table:number-columns-repeated="8"/>
          <table:table-cell office:value-type="string" calcext:value-type="string">
            <text:p>POS Charlotte</text:p>
          </table:table-cell>
          <table:table-cell/>
          <table:table-cell table:style-name="ce2" office:value-type="string" calcext:value-type="string">
            <text:p><text:a xlink:href="http://www.providencehealthplan.com/providerdirectory" xlink:type="simple">http://www.providencehealthplan.com/provider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float" office:value="969" calcext:value-type="float">
            <text:p>969</text:p>
          </table:table-cell>
          <table:table-cell table:number-columns-repeated="8"/>
          <table:table-cell office:value-type="string" calcext:value-type="string">
            <text:p>Assurant Focus Dental Network</text:p>
          </table:table-cell>
          <table:table-cell/>
          <table:table-cell office:value-type="string" calcext:value-type="string">
            <text:p>www.ProvidenceHealthPlan.com/providerdirectory</text:p>
          </table:table-cell>
          <table:table-cell table:number-columns-repeated="1011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float" office:value="970" calcext:value-type="float">
            <text:p>970</text:p>
          </table:table-cell>
          <table:table-cell table:number-columns-repeated="8"/>
          <table:table-cell office:value-type="string" calcext:value-type="string">
            <text:p>North Carolina OAP and Dental Network</text:p>
          </table:table-cell>
          <table:table-cell/>
          <table:table-cell table:style-name="ce2" office:value-type="string" calcext:value-type="string">
            <text:p><text:a xlink:href="http://www.WillametteDental.com/locations.htm" xlink:type="simple">http://www.WillametteDental.com/locations.ht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float" office:value="971" calcext:value-type="float">
            <text:p>971</text:p>
          </table:table-cell>
          <table:table-cell table:number-columns-repeated="8"/>
          <table:table-cell office:value-type="string" calcext:value-type="string">
            <text:p>NC EIX</text:p>
          </table:table-cell>
          <table:table-cell/>
          <table:table-cell table:style-name="ce2" office:value-type="string" calcext:value-type="string">
            <text:p><text:a xlink:href="https://www.bridgespanhealth.com/web/bridgespan_individual_or/find-a-doctor" xlink:type="simple">https://www.bridgespanhealth.com/web/bridgespan_individual_or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float" office:value="972" calcext:value-type="float">
            <text:p>972</text:p>
          </table:table-cell>
          <table:table-cell table:number-columns-repeated="8"/>
          <table:table-cell office:value-type="string" calcext:value-type="string">
            <text:p>HMO_Carelink Cornerstone</text:p>
          </table:table-cell>
          <table:table-cell/>
          <table:table-cell table:style-name="ce2" office:value-type="string" calcext:value-type="string">
            <text:p><text:a xlink:href="http://www.kaiserpermanentedentalnw.org/directory" xlink:type="simple">http://www.kaiserpermanentedentalnw.org/directory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float" office:value="973" calcext:value-type="float">
            <text:p>973</text:p>
          </table:table-cell>
          <table:table-cell table:number-columns-repeated="8"/>
          <table:table-cell office:value-type="string" calcext:value-type="string">
            <text:p>HMO_Carelink CaroMont</text:p>
          </table:table-cell>
          <table:table-cell/>
          <table:table-cell table:style-name="ce2" office:value-type="string" calcext:value-type="string">
            <text:p><text:a xlink:href="https://www.lifewiseor.com/visitor/find-a-doctor/" xlink:type="simple">https://www.lifewiseor.com/visitor/find-a-doctor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float" office:value="974" calcext:value-type="float">
            <text:p>974</text:p>
          </table:table-cell>
          <table:table-cell table:number-columns-repeated="8"/>
          <table:table-cell office:value-type="string" calcext:value-type="string">
            <text:p>HMO_Carelink Carolinas HealthCare System</text:p>
          </table:table-cell>
          <table:table-cell/>
          <table:table-cell table:style-name="ce2" office:value-type="string" calcext:value-type="string">
            <text:p><text:a xlink:href="http://www.healthrepublicinsurance.org/our-providers" xlink:type="simple">http://www.healthrepublicinsurance.org/our-providers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float" office:value="975" calcext:value-type="float">
            <text:p>975</text:p>
          </table:table-cell>
          <table:table-cell table:number-columns-repeated="8"/>
          <table:table-cell office:value-type="string" calcext:value-type="string">
            <text:p>HMO_Carelink Duke</text:p>
          </table:table-cell>
          <table:table-cell/>
          <table:table-cell table:style-name="ce2" office:value-type="string" calcext:value-type="string">
            <text:p><text:a xlink:href="https://www.avera.org/marketplace/averadirectory/" xlink:type="simple">https://www.avera.org/marketplace/averadirectory/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POS_Carelink Cornerstone Tier 1</text:p>
          </table:table-cell>
          <table:table-cell/>
          <table:table-cell table:style-name="ce2" office:value-type="string" calcext:value-type="string">
            <text:p><text:a xlink:href="https://www.bridgespanhealth.com/web/bridgespan_individual_ut/find-a-doctor" xlink:type="simple">https://www.bridgespanhealth.com/web/bridgespan_individual_ut/find-a-doctor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float" office:value="977" calcext:value-type="float">
            <text:p>977</text:p>
          </table:table-cell>
          <table:table-cell table:number-columns-repeated="8"/>
          <table:table-cell office:value-type="string" calcext:value-type="string">
            <text:p>POS_Carelink CaroMont Tier 1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HMOREF_DC_CC3&amp;sType=M" xlink:type="simple">https://member.carefirst.com/wpsm/portal/Member/public/findaprovider?plan=BCHMOREF_DC_CC3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 table:number-columns-repeated="8"/>
          <table:table-cell office:value-type="string" calcext:value-type="string">
            <text:p>POS_Carelink Carolinas HealthCare System Tier 1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HMO_DC_CC3&amp;sType=M" xlink:type="simple">https://member.carefirst.com/wpsm/portal/Member/public/findaprovider?plan=BCHMO_DC_CC3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float" office:value="979" calcext:value-type="float">
            <text:p>979</text:p>
          </table:table-cell>
          <table:table-cell table:number-columns-repeated="8"/>
          <table:table-cell office:value-type="string" calcext:value-type="string">
            <text:p>POS_Carelink Duke Tier 1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YA_DC_CC3&amp;sType=M" xlink:type="simple">https://member.carefirst.com/wpsm/portal/Member/public/findaprovider?plan=BCYA_DC_CC3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float" office:value="980" calcext:value-type="float">
            <text:p>980</text:p>
          </table:table-cell>
          <table:table-cell table:number-columns-repeated="8"/>
          <table:table-cell office:value-type="string" calcext:value-type="string">
            <text:p>MIC Medica Choice Passport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A_DC_CC5&amp;sType=M" xlink:type="simple">https://member.carefirst.com/wpsm/portal/Member/public/findaprovider?plan=BCA_DC_CC5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float" office:value="981" calcext:value-type="float">
            <text:p>981</text:p>
          </table:table-cell>
          <table:table-cell table:number-columns-repeated="8"/>
          <table:table-cell office:value-type="string" calcext:value-type="string">
            <text:p>Idemnity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HB_DC_CC5&amp;sType=M" xlink:type="simple">https://member.carefirst.com/wpsm/portal/Member/public/findaprovider?plan=HB_DC_CC5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float" office:value="982" calcext:value-type="float">
            <text:p>982</text:p>
          </table:table-cell>
          <table:table-cell table:number-columns-repeated="8"/>
          <table:table-cell office:value-type="string" calcext:value-type="string">
            <text:p>Health Republic Medical Network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CP_DC_CC5&amp;sType=M" xlink:type="simple">https://member.carefirst.com/wpsm/portal/Member/public/findaprovider?plan=BCP_DC_CC5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float" office:value="983" calcext:value-type="float">
            <text:p>983</text:p>
          </table:table-cell>
          <table:table-cell table:number-columns-repeated="8"/>
          <table:table-cell office:value-type="string" calcext:value-type="string">
            <text:p>Health Republic Dental Network</text:p>
          </table:table-cell>
          <table:table-cell/>
          <table:table-cell table:style-name="ce2" office:value-type="string" calcext:value-type="string">
            <text:p><text:a xlink:href="http://www.pchp.net/index.php/marketplace/marketplace-provider-network-directory.html" xlink:type="simple">http://www.pchp.net/index.php/marketplace/marketplace-provider-network-directory.html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float" office:value="984" calcext:value-type="float">
            <text:p>984</text:p>
          </table:table-cell>
          <table:table-cell table:number-columns-repeated="8"/>
          <table:table-cell office:value-type="string" calcext:value-type="string">
            <text:p>Regional Preferred Network HMO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BP_DC_SP1&amp;sType=M" xlink:type="simple">https://member.carefirst.com/wpsm/portal/Member/public/findaprovider?plan=BP_DC_SP1&amp;sType=M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float" office:value="985" calcext:value-type="float">
            <text:p>985</text:p>
          </table:table-cell>
          <table:table-cell table:number-columns-repeated="8"/>
          <table:table-cell office:value-type="string" calcext:value-type="string">
            <text:p>Local Value Network HMO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DENT_PR1&amp;sType=D" xlink:type="simple">https://member.carefirst.com/wpsm/portal/Member/public/findaprovider?plan=DENT_PR1&amp;sType=D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float" office:value="986" calcext:value-type="float">
            <text:p>986</text:p>
          </table:table-cell>
          <table:table-cell table:number-columns-repeated="8"/>
          <table:table-cell office:value-type="string" calcext:value-type="string">
            <text:p>True Blue PPO Dental</text:p>
          </table:table-cell>
          <table:table-cell/>
          <table:table-cell table:style-name="ce2" office:value-type="string" calcext:value-type="string">
            <text:p><text:a xlink:href="https://member.carefirst.com/wpsm/portal/Member/public/findaprovider?plan=DENT_TR1&amp;sType=D" xlink:type="simple">https://member.carefirst.com/wpsm/portal/Member/public/findaprovider?plan=DENT_TR1&amp;sType=D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float" office:value="987" calcext:value-type="float">
            <text:p>987</text:p>
          </table:table-cell>
          <table:table-cell table:number-columns-repeated="8"/>
          <table:table-cell office:value-type="string" calcext:value-type="string">
            <text:p>Delta Dental of Delaware</text:p>
          </table:table-cell>
          <table:table-cell/>
          <table:table-cell table:style-name="ce2" office:value-type="string" calcext:value-type="string">
            <text:p><text:a xlink:href="https://www.dominiondental.com/files/Dentist_Directories/va_select_plan_provider_list.pdf" xlink:type="simple">https://www.dominiondental.com/files/Dentist_Directories/va_select_plan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float" office:value="988" calcext:value-type="float">
            <text:p>988</text:p>
          </table:table-cell>
          <table:table-cell table:number-columns-repeated="8"/>
          <table:table-cell office:value-type="string" calcext:value-type="string">
            <text:p>Dentegra Insurance Company</text:p>
          </table:table-cell>
          <table:table-cell/>
          <table:table-cell table:style-name="ce2" office:value-type="string" calcext:value-type="string">
            <text:p><text:a xlink:href="https://www.dominiondental.com/files/Dentist_Directories/va_ppo_provider_list.pdf" xlink:type="simple">https://www.dominiondental.com/files/Dentist_Directories/va_ppo_provider_list.pdf</text:a></text:p>
          </table:table-cell>
          <table:table-cell table:number-columns-repeated="1011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float" office:value="989" calcext:value-type="float">
            <text:p>989</text:p>
          </table:table-cell>
          <table:table-cell table:number-columns-repeated="8"/>
          <table:table-cell office:value-type="string" calcext:value-type="string">
            <text:p>HMO_Delaware</text:p>
          </table:table-cell>
          <table:table-cell table:number-columns-repeated="1013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float" office:value="990" calcext:value-type="float">
            <text:p>990</text:p>
          </table:table-cell>
          <table:table-cell table:number-columns-repeated="8"/>
          <table:table-cell office:value-type="string" calcext:value-type="string">
            <text:p>Dominion PPO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float" office:value="991" calcext:value-type="float">
            <text:p>991</text:p>
          </table:table-cell>
          <table:table-cell table:number-columns-repeated="8"/>
          <table:table-cell office:value-type="string" calcext:value-type="string">
            <text:p>Matthew Thornton Blue HMO</text:p>
          </table:table-cell>
          <table:table-cell table:number-columns-repeated="1013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float" office:value="992" calcext:value-type="float">
            <text:p>992</text:p>
          </table:table-cell>
          <table:table-cell table:number-columns-repeated="8"/>
          <table:table-cell office:value-type="string" calcext:value-type="string">
            <text:p>Prominence HealthFirst HMO/POS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float" office:value="993" calcext:value-type="float">
            <text:p>993</text:p>
          </table:table-cell>
          <table:table-cell table:number-columns-repeated="8"/>
          <table:table-cell office:value-type="string" calcext:value-type="string">
            <text:p>Southern Simple/F?cil</text:p>
          </table:table-cell>
          <table:table-cell table:number-columns-repeated="1013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float" office:value="994" calcext:value-type="float">
            <text:p>994</text:p>
          </table:table-cell>
          <table:table-cell table:number-columns-repeated="8"/>
          <table:table-cell office:value-type="string" calcext:value-type="string">
            <text:p>Northern Simple/F?cil</text:p>
          </table:table-cell>
          <table:table-cell table:number-columns-repeated="1013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float" office:value="995" calcext:value-type="float">
            <text:p>995</text:p>
          </table:table-cell>
          <table:table-cell table:number-columns-repeated="8"/>
          <table:table-cell office:value-type="string" calcext:value-type="string">
            <text:p>VIP</text:p>
          </table:table-cell>
          <table:table-cell table:number-columns-repeated="1013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float" office:value="996" calcext:value-type="float">
            <text:p>996</text:p>
          </table:table-cell>
          <table:table-cell table:number-columns-repeated="8"/>
          <table:table-cell office:value-type="string" calcext:value-type="string">
            <text:p>Star/Estrella</text:p>
          </table:table-cell>
          <table:table-cell table:number-columns-repeated="1013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float" office:value="997" calcext:value-type="float">
            <text:p>997</text:p>
          </table:table-cell>
          <table:table-cell table:number-columns-repeated="8"/>
          <table:table-cell office:value-type="string" calcext:value-type="string">
            <text:p>Frontier Simple/F?cil</text:p>
          </table:table-cell>
          <table:table-cell table:number-columns-repeated="1013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float" office:value="998" calcext:value-type="float">
            <text:p>998</text:p>
          </table:table-cell>
          <table:table-cell table:number-columns-repeated="8"/>
          <table:table-cell office:value-type="string" calcext:value-type="string">
            <text:p>Connected/Conectado</text:p>
          </table:table-cell>
          <table:table-cell table:number-columns-repeated="1013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float" office:value="999" calcext:value-type="float">
            <text:p>999</text:p>
          </table:table-cell>
          <table:table-cell table:number-columns-repeated="8"/>
          <table:table-cell office:value-type="string" calcext:value-type="string">
            <text:p>HSA</text:p>
          </table:table-cell>
          <table:table-cell table:number-columns-repeated="1013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Horizon BCBSNJ Managed Care Network (subset)</text:p>
          </table:table-cell>
          <table:table-cell table:number-columns-repeated="101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float" office:value="1001" calcext:value-type="float">
            <text:p>1001</text:p>
          </table:table-cell>
          <table:table-cell table:number-columns-repeated="8"/>
          <table:table-cell office:value-type="string" calcext:value-type="string">
            <text:p>Horizon BCBSNJ Managed Care Network (patient-centered)</text:p>
          </table:table-cell>
          <table:table-cell table:number-columns-repeated="101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float" office:value="1002" calcext:value-type="float">
            <text:p>1002</text:p>
          </table:table-cell>
          <table:table-cell table:number-columns-repeated="8"/>
          <table:table-cell office:value-type="string" calcext:value-type="string">
            <text:p>Regional Preferred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float" office:value="1003" calcext:value-type="float">
            <text:p>1003</text:p>
          </table:table-cell>
          <table:table-cell table:number-columns-repeated="8"/>
          <table:table-cell office:value-type="string" calcext:value-type="string">
            <text:p>Local Value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float" office:value="1004" calcext:value-type="float">
            <text:p>1004</text:p>
          </table:table-cell>
          <table:table-cell table:number-columns-repeated="8"/>
          <table:table-cell office:value-type="string" calcext:value-type="string">
            <text:p>HIX 1 County - ALLEG Serv UPMC-only EPO w/Dental HMO</text:p>
          </table:table-cell>
          <table:table-cell table:number-columns-repeated="101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float" office:value="1005" calcext:value-type="float">
            <text:p>1005</text:p>
          </table:table-cell>
          <table:table-cell table:number-columns-repeated="8"/>
          <table:table-cell office:value-type="string" calcext:value-type="string">
            <text:p>HIX 5 County Serv-5C Med EPO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office:value-type="string" calcext:value-type="string">
            <text:p>HIX 28 County Serv-28C Med EPO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float" office:value="1007" calcext:value-type="float">
            <text:p>1007</text:p>
          </table:table-cell>
          <table:table-cell table:number-columns-repeated="8"/>
          <table:table-cell office:value-type="string" calcext:value-type="string">
            <text:p>HIX 4 County -4C Med EPO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office:value-type="string" calcext:value-type="string">
            <text:p>HIX 1 County - ERIE Serv-UPMC-Only EPO w/Dental HMO</text:p>
          </table:table-cell>
          <table:table-cell table:number-columns-repeated="101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float" office:value="1009" calcext:value-type="float">
            <text:p>1009</text:p>
          </table:table-cell>
          <table:table-cell table:number-columns-repeated="8"/>
          <table:table-cell office:value-type="string" calcext:value-type="string">
            <text:p>HIX 29 County-Commercial PPO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office:value-type="string" calcext:value-type="string">
            <text:p>HIX 4 County InsideAdvantage-Commercial PPO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float" office:value="1011" calcext:value-type="float">
            <text:p>1011</text:p>
          </table:table-cell>
          <table:table-cell table:number-columns-repeated="8"/>
          <table:table-cell office:value-type="string" calcext:value-type="string">
            <text:p>SHOP 29 County EPO-29C Med Comm EPO/PPO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float" office:value="1012" calcext:value-type="float">
            <text:p>1012</text:p>
          </table:table-cell>
          <table:table-cell table:number-columns-repeated="8"/>
          <table:table-cell office:value-type="string" calcext:value-type="string">
            <text:p>SHOP 19 County PPO-29C Med Comm EPO/PPO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office:value-type="string" calcext:value-type="string">
            <text:p>SHOP 10 County Serv Inside Adv-29C Med Comm EPO/PPO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float" office:value="1014" calcext:value-type="float">
            <text:p>1014</text:p>
          </table:table-cell>
          <table:table-cell table:number-columns-repeated="8"/>
          <table:table-cell office:value-type="string" calcext:value-type="string">
            <text:p>Network Savings 2</text:p>
          </table:table-cell>
          <table:table-cell table:number-columns-repeated="1013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office:value-type="string" calcext:value-type="string">
            <text:p>OAMC_Pennsylvania_On/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float" office:value="1016" calcext:value-type="float">
            <text:p>1016</text:p>
          </table:table-cell>
          <table:table-cell table:number-columns-repeated="8"/>
          <table:table-cell office:value-type="string" calcext:value-type="string">
            <text:p>OAMC_Pennsylvania_Costco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office:value-type="string" calcext:value-type="string">
            <text:p>BlueCross Dental DHMO</text:p>
          </table:table-cell>
          <table:table-cell table:number-columns-repeated="1013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float" office:value="1018" calcext:value-type="float">
            <text:p>1018</text:p>
          </table:table-cell>
          <table:table-cell table:number-columns-repeated="8"/>
          <table:table-cell office:value-type="string" calcext:value-type="string">
            <text:p>BlueCross Dental PPO Group</text:p>
          </table:table-cell>
          <table:table-cell table:number-columns-repeated="1013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float" office:value="1019" calcext:value-type="float">
            <text:p>1019</text:p>
          </table:table-cell>
          <table:table-cell table:number-columns-repeated="8"/>
          <table:table-cell office:value-type="string" calcext:value-type="string">
            <text:p>CBC Medic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office:value-type="string" calcext:value-type="string">
            <text:p>HIX 1 County-ALLEG Serv-1C Med HMO Gatekeeper w/Dental HMO</text:p>
          </table:table-cell>
          <table:table-cell table:number-columns-repeated="1013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float" office:value="1021" calcext:value-type="float">
            <text:p>1021</text:p>
          </table:table-cell>
          <table:table-cell table:number-columns-repeated="8"/>
          <table:table-cell office:value-type="string" calcext:value-type="string">
            <text:p>HIX 5 County Serv-5C Med HMO Gatekeeper w/ 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office:value-type="string" calcext:value-type="string">
            <text:p>HIX 28 County Serv-28C Med HMO Gatekeeper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float" office:value="1023" calcext:value-type="float">
            <text:p>1023</text:p>
          </table:table-cell>
          <table:table-cell table:number-columns-repeated="8"/>
          <table:table-cell office:value-type="string" calcext:value-type="string">
            <text:p>HIX 4 County w/Dental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office:value-type="string" calcext:value-type="string">
            <text:p>HIX 1 County-ERIE Serv-1C Med HMO Gatekeeper w/Dental HMO</text:p>
          </table:table-cell>
          <table:table-cell table:number-columns-repeated="1013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float" office:value="1025" calcext:value-type="float">
            <text:p>1025</text:p>
          </table:table-cell>
          <table:table-cell table:number-columns-repeated="8"/>
          <table:table-cell office:value-type="string" calcext:value-type="string">
            <text:p>SHOP 1 County-ALLEG Serv-1C Med HMO Gatekeeper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float" office:value="1026" calcext:value-type="float">
            <text:p>1026</text:p>
          </table:table-cell>
          <table:table-cell table:number-columns-repeated="8"/>
          <table:table-cell office:value-type="string" calcext:value-type="string">
            <text:p>SHOP 5 County Serv-5C Med HMO Gatekeeper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office:value-type="string" calcext:value-type="string">
            <text:p>SHOP 28 County Serv-28C Med HMO Gatekeeper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float" office:value="1028" calcext:value-type="float">
            <text:p>1028</text:p>
          </table:table-cell>
          <table:table-cell table:number-columns-repeated="8"/>
          <table:table-cell office:value-type="string" calcext:value-type="string">
            <text:p>SHOP 4 County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office:value-type="string" calcext:value-type="string">
            <text:p>SHOP 1 County-ERIE Serv-1C Med HMO Gatekeeper w/Dental Advantage</text:p>
          </table:table-cell>
          <table:table-cell table:number-columns-repeated="1013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float" office:value="1030" calcext:value-type="float">
            <text:p>1030</text:p>
          </table:table-cell>
          <table:table-cell table:number-columns-repeated="8"/>
          <table:table-cell office:value-type="string" calcext:value-type="string">
            <text:p>HMO_Pennsylvania</text:p>
          </table:table-cell>
          <table:table-cell table:number-columns-repeated="1013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office:value-type="string" calcext:value-type="string">
            <text:p>HMO_PA_Savings_Plus_Tiered</text:p>
          </table:table-cell>
          <table:table-cell table:number-columns-repeated="1013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float" office:value="1032" calcext:value-type="float">
            <text:p>1032</text:p>
          </table:table-cell>
          <table:table-cell table:number-columns-repeated="8"/>
          <table:table-cell office:value-type="string" calcext:value-type="string">
            <text:p>HMO_Carelink Regional HealthPlus</text:p>
          </table:table-cell>
          <table:table-cell table:number-columns-repeated="1013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float" office:value="1033" calcext:value-type="float">
            <text:p>1033</text:p>
          </table:table-cell>
          <table:table-cell table:number-columns-repeated="8"/>
          <table:table-cell office:value-type="string" calcext:value-type="string">
            <text:p>HMO_Carelink Roper St Francis</text:p>
          </table:table-cell>
          <table:table-cell table:number-columns-repeated="1013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office:value-type="string" calcext:value-type="string">
            <text:p>HMO_Carelink Upstate</text:p>
          </table:table-cell>
          <table:table-cell table:number-columns-repeated="1013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float" office:value="1035" calcext:value-type="float">
            <text:p>1035</text:p>
          </table:table-cell>
          <table:table-cell table:number-columns-repeated="8"/>
          <table:table-cell office:value-type="string" calcext:value-type="string">
            <text:p>HMO_Carelink Midlands</text:p>
          </table:table-cell>
          <table:table-cell table:number-columns-repeated="1013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office:value-type="string" calcext:value-type="string">
            <text:p>POS_Carelink Regional HealthPlus Tier 1</text:p>
          </table:table-cell>
          <table:table-cell table:number-columns-repeated="1013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float" office:value="1037" calcext:value-type="float">
            <text:p>1037</text:p>
          </table:table-cell>
          <table:table-cell table:number-columns-repeated="8"/>
          <table:table-cell office:value-type="string" calcext:value-type="string">
            <text:p>POS_Carelink Roper St Francis Tier 1</text:p>
          </table:table-cell>
          <table:table-cell table:number-columns-repeated="1013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office:value-type="string" calcext:value-type="string">
            <text:p>POS_Carelink Upstate Tier 1</text:p>
          </table:table-cell>
          <table:table-cell table:number-columns-repeated="1013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float" office:value="1039" calcext:value-type="float">
            <text:p>1039</text:p>
          </table:table-cell>
          <table:table-cell table:number-columns-repeated="8"/>
          <table:table-cell office:value-type="string" calcext:value-type="string">
            <text:p>POS_Carelink Midlands Tier 1</text:p>
          </table:table-cell>
          <table:table-cell table:number-columns-repeated="1013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float" office:value="1040" calcext:value-type="float">
            <text:p>1040</text:p>
          </table:table-cell>
          <table:table-cell table:number-columns-repeated="8"/>
          <table:table-cell office:value-type="string" calcext:value-type="string">
            <text:p>Blue Cross Blue Shield of South Carolina</text:p>
          </table:table-cell>
          <table:table-cell table:number-columns-repeated="1013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office:value-type="string" calcext:value-type="string">
            <text:p>South Carolina OAP and Dental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float" office:value="1042" calcext:value-type="float">
            <text:p>1042</text:p>
          </table:table-cell>
          <table:table-cell table:number-columns-repeated="8"/>
          <table:table-cell office:value-type="string" calcext:value-type="string">
            <text:p>SC 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office:value-type="string" calcext:value-type="string">
            <text:p>SC 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float" office:value="1044" calcext:value-type="float">
            <text:p>1044</text:p>
          </table:table-cell>
          <table:table-cell table:number-columns-repeated="8"/>
          <table:table-cell office:value-type="string" calcext:value-type="string">
            <text:p>Network Savings 7</text:p>
          </table:table-cell>
          <table:table-cell table:number-columns-repeated="1013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office:value-type="string" calcext:value-type="string">
            <text:p>DentaQuest USA Insurance Company, Inc.</text:p>
          </table:table-cell>
          <table:table-cell table:number-columns-repeated="1013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float" office:value="1046" calcext:value-type="float">
            <text:p>1046</text:p>
          </table:table-cell>
          <table:table-cell table:number-columns-repeated="8"/>
          <table:table-cell office:value-type="string" calcext:value-type="string">
            <text:p>Rio Grande - Hidalgo EPOx</text:p>
          </table:table-cell>
          <table:table-cell table:number-columns-repeated="1013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float" office:value="1047" calcext:value-type="float">
            <text:p>1047</text:p>
          </table:table-cell>
          <table:table-cell table:number-columns-repeated="8"/>
          <table:table-cell office:value-type="string" calcext:value-type="string">
            <text:p>Allegian Health Plans</text:p>
          </table:table-cell>
          <table:table-cell table:number-columns-repeated="1013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office:value-type="string" calcext:value-type="string">
            <text:p>Sendero Health Plans IdealCare</text:p>
          </table:table-cell>
          <table:table-cell table:number-columns-repeated="1013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float" office:value="1049" calcext:value-type="float">
            <text:p>1049</text:p>
          </table:table-cell>
          <table:table-cell table:number-columns-repeated="8"/>
          <table:table-cell office:value-type="string" calcext:value-type="string">
            <text:p>Superior Health Plan</text:p>
          </table:table-cell>
          <table:table-cell table:number-columns-repeated="1013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office:value-type="string" calcext:value-type="string">
            <text:p>OAMC_Texas</text:p>
          </table:table-cell>
          <table:table-cell table:number-columns-repeated="1013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float" office:value="1051" calcext:value-type="float">
            <text:p>1051</text:p>
          </table:table-cell>
          <table:table-cell table:number-columns-repeated="8"/>
          <table:table-cell office:value-type="string" calcext:value-type="string">
            <text:p>OAMC_ TX_Austin Community Plan</text:p>
          </table:table-cell>
          <table:table-cell table:number-columns-repeated="1013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office:value-type="string" calcext:value-type="string">
            <text:p>OAMC_ TX_San Antonio Community Plan</text:p>
          </table:table-cell>
          <table:table-cell table:number-columns-repeated="1013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float" office:value="1053" calcext:value-type="float">
            <text:p>1053</text:p>
          </table:table-cell>
          <table:table-cell table:number-columns-repeated="8"/>
          <table:table-cell office:value-type="string" calcext:value-type="string">
            <text:p>OAMC_TX_Memorial Herman</text:p>
          </table:table-cell>
          <table:table-cell table:number-columns-repeated="1013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float" office:value="1054" calcext:value-type="float">
            <text:p>1054</text:p>
          </table:table-cell>
          <table:table-cell table:number-columns-repeated="8"/>
          <table:table-cell office:value-type="string" calcext:value-type="string">
            <text:p>OAMC_TX_Costco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office:value-type="string" calcext:value-type="string">
            <text:p>Mertier Plus</text:p>
          </table:table-cell>
          <table:table-cell table:number-columns-repeated="1013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float" office:value="1056" calcext:value-type="float">
            <text:p>1056</text:p>
          </table:table-cell>
          <table:table-cell table:number-columns-repeated="8"/>
          <table:table-cell office:value-type="string" calcext:value-type="string">
            <text:p>Network Choice</text:p>
          </table:table-cell>
          <table:table-cell table:number-columns-repeated="1013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office:value-type="string" calcext:value-type="string">
            <text:p>Dane Choice</text:p>
          </table:table-cell>
          <table:table-cell table:number-columns-repeated="1013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float" office:value="1058" calcext:value-type="float">
            <text:p>1058</text:p>
          </table:table-cell>
          <table:table-cell table:number-columns-repeated="8"/>
          <table:table-cell office:value-type="string" calcext:value-type="string">
            <text:p>Dane Network Choice</text:p>
          </table:table-cell>
          <table:table-cell table:number-columns-repeated="1013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float" office:value="1059" calcext:value-type="float">
            <text:p>1059</text:p>
          </table:table-cell>
          <table:table-cell table:number-columns-repeated="8"/>
          <table:table-cell office:value-type="string" calcext:value-type="string">
            <text:p>DenteMaxPlus</text:p>
          </table:table-cell>
          <table:table-cell table:number-columns-repeated="1013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office:value-type="string" calcext:value-type="string">
            <text:p>Blue Priority X - WI</text:p>
          </table:table-cell>
          <table:table-cell table:number-columns-repeated="1013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float" office:value="1061" calcext:value-type="float">
            <text:p>1061</text:p>
          </table:table-cell>
          <table:table-cell table:number-columns-repeated="8"/>
          <table:table-cell office:value-type="string" calcext:value-type="string">
            <text:p>Blue Priority X - WI with Dental</text:p>
          </table:table-cell>
          <table:table-cell table:number-columns-repeated="1013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office:value-type="string" calcext:value-type="string">
            <text:p>Arise Health Plan</text:p>
          </table:table-cell>
          <table:table-cell table:number-columns-repeated="1013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float" office:value="1063" calcext:value-type="float">
            <text:p>1063</text:p>
          </table:table-cell>
          <table:table-cell table:number-columns-repeated="8"/>
          <table:table-cell office:value-type="string" calcext:value-type="string">
            <text:p>Empower -Trilogy Health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office:value-type="string" calcext:value-type="string">
            <text:p>Envision - Aurora Health Care</text:p>
          </table:table-cell>
          <table:table-cell table:number-columns-repeated="1013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float" office:value="1065" calcext:value-type="float">
            <text:p>1065</text:p>
          </table:table-cell>
          <table:table-cell table:number-columns-repeated="8"/>
          <table:table-cell office:value-type="string" calcext:value-type="string">
            <text:p>Gundersen Plus SHOP</text:p>
          </table:table-cell>
          <table:table-cell table:number-columns-repeated="1013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float" office:value="1066" calcext:value-type="float">
            <text:p>1066</text:p>
          </table:table-cell>
          <table:table-cell table:number-columns-repeated="8"/>
          <table:table-cell office:value-type="string" calcext:value-type="string">
            <text:p>Group Health Cooperative of South Central Wisconsin Clinics HMO</text:p>
          </table:table-cell>
          <table:table-cell table:number-columns-repeated="1013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office:value-type="string" calcext:value-type="string">
            <text:p>PPO (Participating Provider Options)</text:p>
          </table:table-cell>
          <table:table-cell table:number-columns-repeated="1013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float" office:value="1068" calcext:value-type="float">
            <text:p>1068</text:p>
          </table:table-cell>
          <table:table-cell table:number-columns-repeated="8"/>
          <table:table-cell office:value-type="string" calcext:value-type="string">
            <text:p>PPO Trust IBU</text:p>
          </table:table-cell>
          <table:table-cell table:number-columns-repeated="1013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office:value-type="string" calcext:value-type="string">
            <text:p>CMI Preferred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float" office:value="1070" calcext:value-type="float">
            <text:p>1070</text:p>
          </table:table-cell>
          <table:table-cell table:number-columns-repeated="8"/>
          <table:table-cell office:value-type="string" calcext:value-type="string">
            <text:p>NH CHO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office:value-type="string" calcext:value-type="string">
            <text:p>Co-Options Simple</text:p>
          </table:table-cell>
          <table:table-cell table:number-columns-repeated="1013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float" office:value="1072" calcext:value-type="float">
            <text:p>1072</text:p>
          </table:table-cell>
          <table:table-cell table:number-columns-repeated="8"/>
          <table:table-cell office:value-type="string" calcext:value-type="string">
            <text:p>Pathway X - HMO with Dental</text:p>
          </table:table-cell>
          <table:table-cell table:number-columns-repeated="1013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 table:number-columns-repeated="8"/>
          <table:table-cell office:value-type="string" calcext:value-type="string">
            <text:p>Arches Preferred Care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office:value-type="string" calcext:value-type="string">
            <text:p>Pathway X Tiered Hospital with Dental</text:p>
          </table:table-cell>
          <table:table-cell table:number-columns-repeated="1013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float" office:value="1075" calcext:value-type="float">
            <text:p>1075</text:p>
          </table:table-cell>
          <table:table-cell table:number-columns-repeated="8"/>
          <table:table-cell office:value-type="string" calcext:value-type="string">
            <text:p>OA POS_Iowa_Mercy Des Moines</text:p>
          </table:table-cell>
          <table:table-cell table:number-columns-repeated="1013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office:value-type="string" calcext:value-type="string">
            <text:p>OA POS_Iowa_Marketplace Choice</text:p>
          </table:table-cell>
          <table:table-cell table:number-columns-repeated="1013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float" office:value="1077" calcext:value-type="float">
            <text:p>1077</text:p>
          </table:table-cell>
          <table:table-cell table:number-columns-repeated="8"/>
          <table:table-cell office:value-type="string" calcext:value-type="string">
            <text:p>OA HMO_Iowa_Alegent Creighton Health</text:p>
          </table:table-cell>
          <table:table-cell table:number-columns-repeated="1013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office:value-type="string" calcext:value-type="string">
            <text:p>OA HMO_Iowa_Accountable Care Alliance</text:p>
          </table:table-cell>
          <table:table-cell table:number-columns-repeated="1013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float" office:value="1079" calcext:value-type="float">
            <text:p>1079</text:p>
          </table:table-cell>
          <table:table-cell table:number-columns-repeated="8"/>
          <table:table-cell office:value-type="string" calcext:value-type="string">
            <text:p>Avera Health Plans Iowa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float" office:value="1080" calcext:value-type="float">
            <text:p>1080</text:p>
          </table:table-cell>
          <table:table-cell table:number-columns-repeated="8"/>
          <table:table-cell office:value-type="string" calcext:value-type="string">
            <text:p>Sanford Health Plan Iowa</text:p>
          </table:table-cell>
          <table:table-cell table:number-columns-repeated="1013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office:value-type="string" calcext:value-type="string">
            <text:p>Health Alliance Provider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float" office:value="1082" calcext:value-type="float">
            <text:p>1082</text:p>
          </table:table-cell>
          <table:table-cell table:number-columns-repeated="8"/>
          <table:table-cell office:value-type="string" calcext:value-type="string">
            <text:p>CoventryOne Silver/Bronze Exchange PPO_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office:value-type="string" calcext:value-type="string">
            <text:p>FocusedCare HPN_On/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float" office:value="1084" calcext:value-type="float">
            <text:p>1084</text:p>
          </table:table-cell>
          <table:table-cell table:number-columns-repeated="8"/>
          <table:table-cell office:value-type="string" calcext:value-type="string">
            <text:p>CoventryOne Gold Exchange PPO_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office:value-type="string" calcext:value-type="string">
            <text:p>Rockford-Peoria HMOx</text:p>
          </table:table-cell>
          <table:table-cell table:number-columns-repeated="1013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float" office:value="1086" calcext:value-type="float">
            <text:p>1086</text:p>
          </table:table-cell>
          <table:table-cell table:number-columns-repeated="8"/>
          <table:table-cell office:value-type="string" calcext:value-type="string">
            <text:p>Network Savings 20</text:p>
          </table:table-cell>
          <table:table-cell table:number-columns-repeated="1013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float" office:value="1087" calcext:value-type="float">
            <text:p>1087</text:p>
          </table:table-cell>
          <table:table-cell table:number-columns-repeated="8"/>
          <table:table-cell office:value-type="string" calcext:value-type="string">
            <text:p>IlliniCare Health - Sinai Health</text:p>
          </table:table-cell>
          <table:table-cell table:number-columns-repeated="1013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office:value-type="string" calcext:value-type="string">
            <text:p>IlliniCare Health - Swedish Covenant</text:p>
          </table:table-cell>
          <table:table-cell table:number-columns-repeated="1013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float" office:value="1089" calcext:value-type="float">
            <text:p>1089</text:p>
          </table:table-cell>
          <table:table-cell table:number-columns-repeated="8"/>
          <table:table-cell office:value-type="string" calcext:value-type="string">
            <text:p>LLH PPO 12</text:p>
          </table:table-cell>
          <table:table-cell table:number-columns-repeated="1013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office:value-type="string" calcext:value-type="string">
            <text:p>CoventryOne Select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float" office:value="1091" calcext:value-type="float">
            <text:p>1091</text:p>
          </table:table-cell>
          <table:table-cell table:number-columns-repeated="8"/>
          <table:table-cell office:value-type="string" calcext:value-type="string">
            <text:p>PPO_Kansas_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office:value-type="string" calcext:value-type="string">
            <text:p>PPO_Kansas City_Tiered_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float" office:value="1093" calcext:value-type="float">
            <text:p>1093</text:p>
          </table:table-cell>
          <table:table-cell table:number-columns-repeated="8"/>
          <table:table-cell office:value-type="string" calcext:value-type="string">
            <text:p>PPO_Kansas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float" office:value="1094" calcext:value-type="float">
            <text:p>1094</text:p>
          </table:table-cell>
          <table:table-cell table:number-columns-repeated="8"/>
          <table:table-cell office:value-type="string" calcext:value-type="string">
            <text:p>OA POS_On Exchange_ Kansas</text:p>
          </table:table-cell>
          <table:table-cell table:number-columns-repeated="1013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office:value-type="string" calcext:value-type="string">
            <text:p>POS_Kansas_Preferred_On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float" office:value="1096" calcext:value-type="float">
            <text:p>1096</text:p>
          </table:table-cell>
          <table:table-cell table:number-columns-repeated="8"/>
          <table:table-cell office:value-type="string" calcext:value-type="string">
            <text:p>Select_ OA POS_Kansas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office:value-type="string" calcext:value-type="string">
            <text:p>POS_Kansas_Preferred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float" office:value="1098" calcext:value-type="float">
            <text:p>1098</text:p>
          </table:table-cell>
          <table:table-cell table:number-columns-repeated="8"/>
          <table:table-cell office:value-type="string" calcext:value-type="string">
            <text:p>Priority Health PPO</text:p>
          </table:table-cell>
          <table:table-cell table:number-columns-repeated="1013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office:value-type="string" calcext:value-type="string">
            <text:p>Harbor Health Choice</text:p>
          </table:table-cell>
          <table:table-cell table:number-columns-repeated="1013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HMO HF Beaumont</text:p>
          </table:table-cell>
          <table:table-cell table:number-columns-repeated="1013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float" office:value="1101" calcext:value-type="float">
            <text:p>1101</text:p>
          </table:table-cell>
          <table:table-cell table:number-columns-repeated="8"/>
          <table:table-cell office:value-type="string" calcext:value-type="string">
            <text:p>HMO Genesys</text:p>
          </table:table-cell>
          <table:table-cell table:number-columns-repeated="1013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office:value-type="string" calcext:value-type="string">
            <text:p>HMO Henry Ford</text:p>
          </table:table-cell>
          <table:table-cell table:number-columns-repeated="1013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float" office:value="1103" calcext:value-type="float">
            <text:p>1103</text:p>
          </table:table-cell>
          <table:table-cell table:number-columns-repeated="8"/>
          <table:table-cell office:value-type="string" calcext:value-type="string">
            <text:p>CMI Value EPO</text:p>
          </table:table-cell>
          <table:table-cell table:number-columns-repeated="1013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office:value-type="string" calcext:value-type="string">
            <text:p>Navigate &amp; ER Wrap</text:p>
          </table:table-cell>
          <table:table-cell table:number-columns-repeated="1013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float" office:value="1105" calcext:value-type="float">
            <text:p>1105</text:p>
          </table:table-cell>
          <table:table-cell table:number-columns-repeated="8"/>
          <table:table-cell office:value-type="string" calcext:value-type="string">
            <text:p>Grand Rapids HMOx</text:p>
          </table:table-cell>
          <table:table-cell table:number-columns-repeated="1013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office:value-type="string" calcext:value-type="string">
            <text:p>PHP Full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float" office:value="1107" calcext:value-type="float">
            <text:p>1107</text:p>
          </table:table-cell>
          <table:table-cell table:number-columns-repeated="8"/>
          <table:table-cell office:value-type="string" calcext:value-type="string">
            <text:p>PHP Exclusive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float" office:value="1108" calcext:value-type="float">
            <text:p>1108</text:p>
          </table:table-cell>
          <table:table-cell table:number-columns-repeated="8"/>
          <table:table-cell office:value-type="string" calcext:value-type="string">
            <text:p>Compass &amp; ER Wrap</text:p>
          </table:table-cell>
          <table:table-cell table:number-columns-repeated="1013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office:value-type="string" calcext:value-type="string">
            <text:p>SmartHealth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Network Savings 15</text:p>
          </table:table-cell>
          <table:table-cell table:number-columns-repeated="1013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office:value-type="string" calcext:value-type="string">
            <text:p>OA HMO_Alegent_Creighton_Health</text:p>
          </table:table-cell>
          <table:table-cell table:number-columns-repeated="1013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float" office:value="1112" calcext:value-type="float">
            <text:p>1112</text:p>
          </table:table-cell>
          <table:table-cell table:number-columns-repeated="8"/>
          <table:table-cell office:value-type="string" calcext:value-type="string">
            <text:p>OA POS_MIPPA</text:p>
          </table:table-cell>
          <table:table-cell table:number-columns-repeated="1013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office:value-type="string" calcext:value-type="string">
            <text:p>OA HMO_Methodist_Health_Partners</text:p>
          </table:table-cell>
          <table:table-cell table:number-columns-repeated="1013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float" office:value="1114" calcext:value-type="float">
            <text:p>1114</text:p>
          </table:table-cell>
          <table:table-cell table:number-columns-repeated="8"/>
          <table:table-cell office:value-type="string" calcext:value-type="string">
            <text:p>OA HMO_Accountable Care Alliance</text:p>
          </table:table-cell>
          <table:table-cell table:number-columns-repeated="1013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float" office:value="1115" calcext:value-type="float">
            <text:p>1115</text:p>
          </table:table-cell>
          <table:table-cell table:number-columns-repeated="8"/>
          <table:table-cell office:value-type="string" calcext:value-type="string">
            <text:p>OA HMO_St Elizabeth Regional Medical Center</text:p>
          </table:table-cell>
          <table:table-cell table:number-columns-repeated="1013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office:value-type="string" calcext:value-type="string">
            <text:p>OA POS_Nebraska</text:p>
          </table:table-cell>
          <table:table-cell table:number-columns-repeated="1013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float" office:value="1117" calcext:value-type="float">
            <text:p>1117</text:p>
          </table:table-cell>
          <table:table-cell table:number-columns-repeated="8"/>
          <table:table-cell office:value-type="string" calcext:value-type="string">
            <text:p>MHI Network 2</text:p>
          </table:table-cell>
          <table:table-cell table:number-columns-repeated="1013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office:value-type="string" calcext:value-type="string">
            <text:p>MHI Network 1</text:p>
          </table:table-cell>
          <table:table-cell table:number-columns-repeated="1013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float" office:value="1119" calcext:value-type="float">
            <text:p>1119</text:p>
          </table:table-cell>
          <table:table-cell table:number-columns-repeated="8"/>
          <table:table-cell office:value-type="string" calcext:value-type="string">
            <text:p>Access Dental</text:p>
          </table:table-cell>
          <table:table-cell table:number-columns-repeated="1013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BEST Life PPO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float" office:value="1121" calcext:value-type="float">
            <text:p>1121</text:p>
          </table:table-cell>
          <table:table-cell table:number-columns-repeated="8"/>
          <table:table-cell office:value-type="string" calcext:value-type="string">
            <text:p>Health Link EPO</text:p>
          </table:table-cell>
          <table:table-cell table:number-columns-repeated="1013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float" office:value="1122" calcext:value-type="float">
            <text:p>1122</text:p>
          </table:table-cell>
          <table:table-cell table:number-columns-repeated="8"/>
          <table:table-cell office:value-type="string" calcext:value-type="string">
            <text:p>My HPN HMO (Individual)</text:p>
          </table:table-cell>
          <table:table-cell table:number-columns-repeated="1013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float" office:value="1123" calcext:value-type="float">
            <text:p>1123</text:p>
          </table:table-cell>
          <table:table-cell table:number-columns-repeated="8"/>
          <table:table-cell office:value-type="string" calcext:value-type="string">
            <text:p>InHealth QHP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float" office:value="1124" calcext:value-type="float">
            <text:p>1124</text:p>
          </table:table-cell>
          <table:table-cell table:number-columns-repeated="8"/>
          <table:table-cell office:value-type="string" calcext:value-type="string">
            <text:p>HealthSpan Integrated Care</text:p>
          </table:table-cell>
          <table:table-cell table:number-columns-repeated="1013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float" office:value="1125" calcext:value-type="float">
            <text:p>1125</text:p>
          </table:table-cell>
          <table:table-cell table:number-columns-repeated="8"/>
          <table:table-cell office:value-type="string" calcext:value-type="string">
            <text:p>Pathway X Tiered Hospital w/ Dental</text:p>
          </table:table-cell>
          <table:table-cell table:number-columns-repeated="1013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float" office:value="1126" calcext:value-type="float">
            <text:p>1126</text:p>
          </table:table-cell>
          <table:table-cell table:number-columns-repeated="8"/>
          <table:table-cell office:value-type="string" calcext:value-type="string">
            <text:p>Dental-Dentemax</text:p>
          </table:table-cell>
          <table:table-cell table:number-columns-repeated="1013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float" office:value="1127" calcext:value-type="float">
            <text:p>1127</text:p>
          </table:table-cell>
          <table:table-cell table:number-columns-repeated="8"/>
          <table:table-cell office:value-type="string" calcext:value-type="string">
            <text:p>SmartChoice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float" office:value="1128" calcext:value-type="float">
            <text:p>1128</text:p>
          </table:table-cell>
          <table:table-cell table:number-columns-repeated="8"/>
          <table:table-cell office:value-type="string" calcext:value-type="string">
            <text:p>Dental Advantage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float" office:value="1129" calcext:value-type="float">
            <text:p>1129</text:p>
          </table:table-cell>
          <table:table-cell table:number-columns-repeated="8"/>
          <table:table-cell office:value-type="string" calcext:value-type="string">
            <text:p>Dental Advantage Essentials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float" office:value="1130" calcext:value-type="float">
            <text:p>1130</text:p>
          </table:table-cell>
          <table:table-cell table:number-columns-repeated="8"/>
          <table:table-cell office:value-type="string" calcext:value-type="string">
            <text:p>Connexus</text:p>
          </table:table-cell>
          <table:table-cell table:number-columns-repeated="1013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float" office:value="1131" calcext:value-type="float">
            <text:p>1131</text:p>
          </table:table-cell>
          <table:table-cell table:number-columns-repeated="8"/>
          <table:table-cell office:value-type="string" calcext:value-type="string">
            <text:p>Providence EPO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float" office:value="1132" calcext:value-type="float">
            <text:p>1132</text:p>
          </table:table-cell>
          <table:table-cell table:number-columns-repeated="8"/>
          <table:table-cell office:value-type="string" calcext:value-type="string">
            <text:p>Willamette Dental Group, P.C.</text:p>
          </table:table-cell>
          <table:table-cell table:number-columns-repeated="1013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float" office:value="1133" calcext:value-type="float">
            <text:p>1133</text:p>
          </table:table-cell>
          <table:table-cell table:number-columns-repeated="8"/>
          <table:table-cell office:value-type="string" calcext:value-type="string">
            <text:p>Mid-Valley</text:p>
          </table:table-cell>
          <table:table-cell table:number-columns-repeated="1013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float" office:value="1134" calcext:value-type="float">
            <text:p>1134</text:p>
          </table:table-cell>
          <table:table-cell table:number-columns-repeated="8"/>
          <table:table-cell office:value-type="string" calcext:value-type="string">
            <text:p>LifeWise Health Plan of Oregon</text:p>
          </table:table-cell>
          <table:table-cell table:number-columns-repeated="1013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float" office:value="1135" calcext:value-type="float">
            <text:p>1135</text:p>
          </table:table-cell>
          <table:table-cell table:number-columns-repeated="8"/>
          <table:table-cell office:value-type="string" calcext:value-type="string">
            <text:p>Avera Health Plans South Dakota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float" office:value="1136" calcext:value-type="float">
            <text:p>1136</text:p>
          </table:table-cell>
          <table:table-cell table:number-columns-repeated="8"/>
          <table:table-cell office:value-type="string" calcext:value-type="string">
            <text:p>Avera Health Plans South Dakota Preferred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float" office:value="1137" calcext:value-type="float">
            <text:p>1137</text:p>
          </table:table-cell>
          <table:table-cell table:number-columns-repeated="8"/>
          <table:table-cell office:value-type="string" calcext:value-type="string">
            <text:p>OA POS_UT_Altius</text:p>
          </table:table-cell>
          <table:table-cell table:number-columns-repeated="1013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float" office:value="1138" calcext:value-type="float">
            <text:p>1138</text:p>
          </table:table-cell>
          <table:table-cell table:number-columns-repeated="8"/>
          <table:table-cell office:value-type="string" calcext:value-type="string">
            <text:p>OA HMO_UT_Altius Peak Preference Tiered</text:p>
          </table:table-cell>
          <table:table-cell table:number-columns-repeated="1013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float" office:value="1139" calcext:value-type="float">
            <text:p>1139</text:p>
          </table:table-cell>
          <table:table-cell table:number-columns-repeated="8"/>
          <table:table-cell office:value-type="string" calcext:value-type="string">
            <text:p>Piedmont Medical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OAMC_Virginia_Off Ex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float" office:value="1141" calcext:value-type="float">
            <text:p>1141</text:p>
          </table:table-cell>
          <table:table-cell table:number-columns-repeated="8"/>
          <table:table-cell office:value-type="string" calcext:value-type="string">
            <text:p>POS_Virginia</text:p>
          </table:table-cell>
          <table:table-cell table:number-columns-repeated="1013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float" office:value="1160" calcext:value-type="float">
            <text:p>1160</text:p>
          </table:table-cell>
          <table:table-cell table:number-columns-repeated="1022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float" office:value="1163" calcext:value-type="float">
            <text:p>1163</text:p>
          </table:table-cell>
          <table:table-cell table:number-columns-repeated="1022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float" office:value="1164" calcext:value-type="float">
            <text:p>1164</text:p>
          </table:table-cell>
          <table:table-cell table:number-columns-repeated="1022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float" office:value="1165" calcext:value-type="float">
            <text:p>1165</text:p>
          </table:table-cell>
          <table:table-cell table:number-columns-repeated="1022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float" office:value="1166" calcext:value-type="float">
            <text:p>1166</text:p>
          </table:table-cell>
          <table:table-cell table:number-columns-repeated="1022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float" office:value="1167" calcext:value-type="float">
            <text:p>1167</text:p>
          </table:table-cell>
          <table:table-cell table:number-columns-repeated="1022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float" office:value="1168" calcext:value-type="float">
            <text:p>1168</text:p>
          </table:table-cell>
          <table:table-cell table:number-columns-repeated="1022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float" office:value="1169" calcext:value-type="float">
            <text:p>1169</text:p>
          </table:table-cell>
          <table:table-cell table:number-columns-repeated="1022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float" office:value="1170" calcext:value-type="float">
            <text:p>1170</text:p>
          </table:table-cell>
          <table:table-cell table:number-columns-repeated="1022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float" office:value="1171" calcext:value-type="float">
            <text:p>1171</text:p>
          </table:table-cell>
          <table:table-cell table:number-columns-repeated="1022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float" office:value="1172" calcext:value-type="float">
            <text:p>1172</text:p>
          </table:table-cell>
          <table:table-cell table:number-columns-repeated="1022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float" office:value="1173" calcext:value-type="float">
            <text:p>1173</text:p>
          </table:table-cell>
          <table:table-cell table:number-columns-repeated="1022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float" office:value="1174" calcext:value-type="float">
            <text:p>1174</text:p>
          </table:table-cell>
          <table:table-cell table:number-columns-repeated="1022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float" office:value="1175" calcext:value-type="float">
            <text:p>1175</text:p>
          </table:table-cell>
          <table:table-cell table:number-columns-repeated="1022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float" office:value="1176" calcext:value-type="float">
            <text:p>1176</text:p>
          </table:table-cell>
          <table:table-cell table:number-columns-repeated="1022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float" office:value="1177" calcext:value-type="float">
            <text:p>1177</text:p>
          </table:table-cell>
          <table:table-cell table:number-columns-repeated="1022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float" office:value="1178" calcext:value-type="float">
            <text:p>1178</text:p>
          </table:table-cell>
          <table:table-cell table:number-columns-repeated="1022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float" office:value="1179" calcext:value-type="float">
            <text:p>1179</text:p>
          </table:table-cell>
          <table:table-cell table:number-columns-repeated="1022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float" office:value="1180" calcext:value-type="float">
            <text:p>1180</text:p>
          </table:table-cell>
          <table:table-cell table:number-columns-repeated="102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float" office:value="1181" calcext:value-type="float">
            <text:p>1181</text:p>
          </table:table-cell>
          <table:table-cell table:number-columns-repeated="1022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float" office:value="1182" calcext:value-type="float">
            <text:p>1182</text:p>
          </table:table-cell>
          <table:table-cell table:number-columns-repeated="1022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float" office:value="1183" calcext:value-type="float">
            <text:p>1183</text:p>
          </table:table-cell>
          <table:table-cell table:number-columns-repeated="1022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float" office:value="1184" calcext:value-type="float">
            <text:p>1184</text:p>
          </table:table-cell>
          <table:table-cell table:number-columns-repeated="1022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float" office:value="1185" calcext:value-type="float">
            <text:p>1185</text:p>
          </table:table-cell>
          <table:table-cell table:number-columns-repeated="1022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float" office:value="1186" calcext:value-type="float">
            <text:p>1186</text:p>
          </table:table-cell>
          <table:table-cell table:number-columns-repeated="1022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float" office:value="1187" calcext:value-type="float">
            <text:p>1187</text:p>
          </table:table-cell>
          <table:table-cell table:number-columns-repeated="1022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float" office:value="1188" calcext:value-type="float">
            <text:p>1188</text:p>
          </table:table-cell>
          <table:table-cell table:number-columns-repeated="1022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float" office:value="1189" calcext:value-type="float">
            <text:p>1189</text:p>
          </table:table-cell>
          <table:table-cell table:number-columns-repeated="1022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float" office:value="1191" calcext:value-type="float">
            <text:p>1191</text:p>
          </table:table-cell>
          <table:table-cell table:number-columns-repeated="1022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float" office:value="1192" calcext:value-type="float">
            <text:p>1192</text:p>
          </table:table-cell>
          <table:table-cell table:number-columns-repeated="1022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float" office:value="1193" calcext:value-type="float">
            <text:p>1193</text:p>
          </table:table-cell>
          <table:table-cell table:number-columns-repeated="1022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float" office:value="1194" calcext:value-type="float">
            <text:p>1194</text:p>
          </table:table-cell>
          <table:table-cell table:number-columns-repeated="1022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float" office:value="1195" calcext:value-type="float">
            <text:p>1195</text:p>
          </table:table-cell>
          <table:table-cell table:number-columns-repeated="1022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float" office:value="1196" calcext:value-type="float">
            <text:p>1196</text:p>
          </table:table-cell>
          <table:table-cell table:number-columns-repeated="1022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float" office:value="1197" calcext:value-type="float">
            <text:p>1197</text:p>
          </table:table-cell>
          <table:table-cell table:number-columns-repeated="1022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float" office:value="1198" calcext:value-type="float">
            <text:p>1198</text:p>
          </table:table-cell>
          <table:table-cell table:number-columns-repeated="1022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float" office:value="1199" calcext:value-type="float">
            <text:p>1199</text:p>
          </table:table-cell>
          <table:table-cell table:number-columns-repeated="102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float" office:value="1202" calcext:value-type="float">
            <text:p>1202</text:p>
          </table:table-cell>
          <table:table-cell table:number-columns-repeated="1022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float" office:value="1203" calcext:value-type="float">
            <text:p>1203</text:p>
          </table:table-cell>
          <table:table-cell table:number-columns-repeated="1022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float" office:value="1204" calcext:value-type="float">
            <text:p>1204</text:p>
          </table:table-cell>
          <table:table-cell table:number-columns-repeated="1022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float" office:value="1205" calcext:value-type="float">
            <text:p>1205</text:p>
          </table:table-cell>
          <table:table-cell table:number-columns-repeated="1022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float" office:value="1206" calcext:value-type="float">
            <text:p>1206</text:p>
          </table:table-cell>
          <table:table-cell table:number-columns-repeated="1022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float" office:value="1208" calcext:value-type="float">
            <text:p>1208</text:p>
          </table:table-cell>
          <table:table-cell table:number-columns-repeated="1022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float" office:value="1209" calcext:value-type="float">
            <text:p>1209</text:p>
          </table:table-cell>
          <table:table-cell table:number-columns-repeated="1022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float" office:value="1210" calcext:value-type="float">
            <text:p>1210</text:p>
          </table:table-cell>
          <table:table-cell table:number-columns-repeated="1022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float" office:value="1211" calcext:value-type="float">
            <text:p>1211</text:p>
          </table:table-cell>
          <table:table-cell table:number-columns-repeated="1022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float" office:value="1212" calcext:value-type="float">
            <text:p>1212</text:p>
          </table:table-cell>
          <table:table-cell table:number-columns-repeated="1022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float" office:value="1213" calcext:value-type="float">
            <text:p>1213</text:p>
          </table:table-cell>
          <table:table-cell table:number-columns-repeated="1022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float" office:value="1214" calcext:value-type="float">
            <text:p>1214</text:p>
          </table:table-cell>
          <table:table-cell table:number-columns-repeated="1022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float" office:value="1215" calcext:value-type="float">
            <text:p>1215</text:p>
          </table:table-cell>
          <table:table-cell table:number-columns-repeated="1022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float" office:value="1216" calcext:value-type="float">
            <text:p>1216</text:p>
          </table:table-cell>
          <table:table-cell table:number-columns-repeated="1022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float" office:value="1217" calcext:value-type="float">
            <text:p>1217</text:p>
          </table:table-cell>
          <table:table-cell table:number-columns-repeated="1022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float" office:value="1218" calcext:value-type="float">
            <text:p>1218</text:p>
          </table:table-cell>
          <table:table-cell table:number-columns-repeated="1022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float" office:value="1219" calcext:value-type="float">
            <text:p>1219</text:p>
          </table:table-cell>
          <table:table-cell table:number-columns-repeated="102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float" office:value="1220" calcext:value-type="float">
            <text:p>1220</text:p>
          </table:table-cell>
          <table:table-cell table:number-columns-repeated="1022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float" office:value="1221" calcext:value-type="float">
            <text:p>1221</text:p>
          </table:table-cell>
          <table:table-cell table:number-columns-repeated="1022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float" office:value="1222" calcext:value-type="float">
            <text:p>1222</text:p>
          </table:table-cell>
          <table:table-cell table:number-columns-repeated="1022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float" office:value="1223" calcext:value-type="float">
            <text:p>1223</text:p>
          </table:table-cell>
          <table:table-cell table:number-columns-repeated="1022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float" office:value="1224" calcext:value-type="float">
            <text:p>1224</text:p>
          </table:table-cell>
          <table:table-cell table:number-columns-repeated="1022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float" office:value="1225" calcext:value-type="float">
            <text:p>1225</text:p>
          </table:table-cell>
          <table:table-cell table:number-columns-repeated="1022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float" office:value="1226" calcext:value-type="float">
            <text:p>1226</text:p>
          </table:table-cell>
          <table:table-cell table:number-columns-repeated="1022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float" office:value="1227" calcext:value-type="float">
            <text:p>1227</text:p>
          </table:table-cell>
          <table:table-cell table:number-columns-repeated="1022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float" office:value="1228" calcext:value-type="float">
            <text:p>1228</text:p>
          </table:table-cell>
          <table:table-cell table:number-columns-repeated="1022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float" office:value="1229" calcext:value-type="float">
            <text:p>1229</text:p>
          </table:table-cell>
          <table:table-cell table:number-columns-repeated="1022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number-columns-repeated="1022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float" office:value="1231" calcext:value-type="float">
            <text:p>1231</text:p>
          </table:table-cell>
          <table:table-cell table:number-columns-repeated="1022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float" office:value="1232" calcext:value-type="float">
            <text:p>1232</text:p>
          </table:table-cell>
          <table:table-cell table:number-columns-repeated="1022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float" office:value="1233" calcext:value-type="float">
            <text:p>1233</text:p>
          </table:table-cell>
          <table:table-cell table:number-columns-repeated="1022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float" office:value="1234" calcext:value-type="float">
            <text:p>1234</text:p>
          </table:table-cell>
          <table:table-cell table:number-columns-repeated="1022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float" office:value="1235" calcext:value-type="float">
            <text:p>1235</text:p>
          </table:table-cell>
          <table:table-cell table:number-columns-repeated="1022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float" office:value="1236" calcext:value-type="float">
            <text:p>1236</text:p>
          </table:table-cell>
          <table:table-cell table:number-columns-repeated="1022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float" office:value="1237" calcext:value-type="float">
            <text:p>1237</text:p>
          </table:table-cell>
          <table:table-cell table:number-columns-repeated="1022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float" office:value="1238" calcext:value-type="float">
            <text:p>1238</text:p>
          </table:table-cell>
          <table:table-cell table:number-columns-repeated="1022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float" office:value="1239" calcext:value-type="float">
            <text:p>1239</text:p>
          </table:table-cell>
          <table:table-cell table:number-columns-repeated="1022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float" office:value="1241" calcext:value-type="float">
            <text:p>1241</text:p>
          </table:table-cell>
          <table:table-cell table:number-columns-repeated="1022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float" office:value="1242" calcext:value-type="float">
            <text:p>1242</text:p>
          </table:table-cell>
          <table:table-cell table:number-columns-repeated="1022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float" office:value="1243" calcext:value-type="float">
            <text:p>1243</text:p>
          </table:table-cell>
          <table:table-cell table:number-columns-repeated="1022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float" office:value="1244" calcext:value-type="float">
            <text:p>1244</text:p>
          </table:table-cell>
          <table:table-cell table:number-columns-repeated="1022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float" office:value="1245" calcext:value-type="float">
            <text:p>1245</text:p>
          </table:table-cell>
          <table:table-cell table:number-columns-repeated="1022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float" office:value="1247" calcext:value-type="float">
            <text:p>1247</text:p>
          </table:table-cell>
          <table:table-cell table:number-columns-repeated="1022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float" office:value="1248" calcext:value-type="float">
            <text:p>1248</text:p>
          </table:table-cell>
          <table:table-cell table:number-columns-repeated="1022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float" office:value="1249" calcext:value-type="float">
            <text:p>1249</text:p>
          </table:table-cell>
          <table:table-cell table:number-columns-repeated="102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  <table:table-cell table:number-columns-repeated="1022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float" office:value="1251" calcext:value-type="float">
            <text:p>1251</text:p>
          </table:table-cell>
          <table:table-cell table:number-columns-repeated="1022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float" office:value="1252" calcext:value-type="float">
            <text:p>1252</text:p>
          </table:table-cell>
          <table:table-cell table:number-columns-repeated="1022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float" office:value="1253" calcext:value-type="float">
            <text:p>1253</text:p>
          </table:table-cell>
          <table:table-cell table:number-columns-repeated="1022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float" office:value="1254" calcext:value-type="float">
            <text:p>1254</text:p>
          </table:table-cell>
          <table:table-cell table:number-columns-repeated="1022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float" office:value="1255" calcext:value-type="float">
            <text:p>1255</text:p>
          </table:table-cell>
          <table:table-cell table:number-columns-repeated="1022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float" office:value="1256" calcext:value-type="float">
            <text:p>1256</text:p>
          </table:table-cell>
          <table:table-cell table:number-columns-repeated="1022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float" office:value="1257" calcext:value-type="float">
            <text:p>1257</text:p>
          </table:table-cell>
          <table:table-cell table:number-columns-repeated="1022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float" office:value="1258" calcext:value-type="float">
            <text:p>1258</text:p>
          </table:table-cell>
          <table:table-cell table:number-columns-repeated="1022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float" office:value="1259" calcext:value-type="float">
            <text:p>1259</text:p>
          </table:table-cell>
          <table:table-cell table:number-columns-repeated="1022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float" office:value="1260" calcext:value-type="float">
            <text:p>1260</text:p>
          </table:table-cell>
          <table:table-cell table:number-columns-repeated="1022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float" office:value="1261" calcext:value-type="float">
            <text:p>1261</text:p>
          </table:table-cell>
          <table:table-cell table:number-columns-repeated="1022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float" office:value="1262" calcext:value-type="float">
            <text:p>1262</text:p>
          </table:table-cell>
          <table:table-cell table:number-columns-repeated="1022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float" office:value="1263" calcext:value-type="float">
            <text:p>1263</text:p>
          </table:table-cell>
          <table:table-cell table:number-columns-repeated="1022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float" office:value="1264" calcext:value-type="float">
            <text:p>1264</text:p>
          </table:table-cell>
          <table:table-cell table:number-columns-repeated="1022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float" office:value="1265" calcext:value-type="float">
            <text:p>1265</text:p>
          </table:table-cell>
          <table:table-cell table:number-columns-repeated="1022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float" office:value="1266" calcext:value-type="float">
            <text:p>1266</text:p>
          </table:table-cell>
          <table:table-cell table:number-columns-repeated="1022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float" office:value="1267" calcext:value-type="float">
            <text:p>1267</text:p>
          </table:table-cell>
          <table:table-cell table:number-columns-repeated="1022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float" office:value="1268" calcext:value-type="float">
            <text:p>1268</text:p>
          </table:table-cell>
          <table:table-cell table:number-columns-repeated="1022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float" office:value="1269" calcext:value-type="float">
            <text:p>1269</text:p>
          </table:table-cell>
          <table:table-cell table:number-columns-repeated="1022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float" office:value="1270" calcext:value-type="float">
            <text:p>1270</text:p>
          </table:table-cell>
          <table:table-cell table:number-columns-repeated="1022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float" office:value="1271" calcext:value-type="float">
            <text:p>1271</text:p>
          </table:table-cell>
          <table:table-cell table:number-columns-repeated="1022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float" office:value="1272" calcext:value-type="float">
            <text:p>1272</text:p>
          </table:table-cell>
          <table:table-cell table:number-columns-repeated="1022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float" office:value="1273" calcext:value-type="float">
            <text:p>1273</text:p>
          </table:table-cell>
          <table:table-cell table:number-columns-repeated="1022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float" office:value="1274" calcext:value-type="float">
            <text:p>1274</text:p>
          </table:table-cell>
          <table:table-cell table:number-columns-repeated="1022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float" office:value="1275" calcext:value-type="float">
            <text:p>1275</text:p>
          </table:table-cell>
          <table:table-cell table:number-columns-repeated="1022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float" office:value="1276" calcext:value-type="float">
            <text:p>1276</text:p>
          </table:table-cell>
          <table:table-cell table:number-columns-repeated="1022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float" office:value="1278" calcext:value-type="float">
            <text:p>1278</text:p>
          </table:table-cell>
          <table:table-cell table:number-columns-repeated="1022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float" office:value="1279" calcext:value-type="float">
            <text:p>1279</text:p>
          </table:table-cell>
          <table:table-cell table:number-columns-repeated="1022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float" office:value="1280" calcext:value-type="float">
            <text:p>1280</text:p>
          </table:table-cell>
          <table:table-cell table:number-columns-repeated="1022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float" office:value="1281" calcext:value-type="float">
            <text:p>1281</text:p>
          </table:table-cell>
          <table:table-cell table:number-columns-repeated="1022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float" office:value="1283" calcext:value-type="float">
            <text:p>1283</text:p>
          </table:table-cell>
          <table:table-cell table:number-columns-repeated="1022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float" office:value="1284" calcext:value-type="float">
            <text:p>1284</text:p>
          </table:table-cell>
          <table:table-cell table:number-columns-repeated="1022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float" office:value="1285" calcext:value-type="float">
            <text:p>1285</text:p>
          </table:table-cell>
          <table:table-cell table:number-columns-repeated="1022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float" office:value="1286" calcext:value-type="float">
            <text:p>1286</text:p>
          </table:table-cell>
          <table:table-cell table:number-columns-repeated="1022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float" office:value="1287" calcext:value-type="float">
            <text:p>1287</text:p>
          </table:table-cell>
          <table:table-cell table:number-columns-repeated="1022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float" office:value="1288" calcext:value-type="float">
            <text:p>1288</text:p>
          </table:table-cell>
          <table:table-cell table:number-columns-repeated="1022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float" office:value="1289" calcext:value-type="float">
            <text:p>1289</text:p>
          </table:table-cell>
          <table:table-cell table:number-columns-repeated="1022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float" office:value="1290" calcext:value-type="float">
            <text:p>1290</text:p>
          </table:table-cell>
          <table:table-cell table:number-columns-repeated="1022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office:value-type="float" office:value="1291" calcext:value-type="float">
            <text:p>1291</text:p>
          </table:table-cell>
          <table:table-cell table:number-columns-repeated="1022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float" office:value="1292" calcext:value-type="float">
            <text:p>1292</text:p>
          </table:table-cell>
          <table:table-cell table:number-columns-repeated="1022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float" office:value="1293" calcext:value-type="float">
            <text:p>1293</text:p>
          </table:table-cell>
          <table:table-cell table:number-columns-repeated="1022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float" office:value="1294" calcext:value-type="float">
            <text:p>1294</text:p>
          </table:table-cell>
          <table:table-cell table:number-columns-repeated="1022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float" office:value="1295" calcext:value-type="float">
            <text:p>1295</text:p>
          </table:table-cell>
          <table:table-cell table:number-columns-repeated="1022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float" office:value="1296" calcext:value-type="float">
            <text:p>1296</text:p>
          </table:table-cell>
          <table:table-cell table:number-columns-repeated="1022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float" office:value="1297" calcext:value-type="float">
            <text:p>1297</text:p>
          </table:table-cell>
          <table:table-cell table:number-columns-repeated="1022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table:number-columns-repeated="1022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float" office:value="1299" calcext:value-type="float">
            <text:p>1299</text:p>
          </table:table-cell>
          <table:table-cell table:number-columns-repeated="1022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float" office:value="1301" calcext:value-type="float">
            <text:p>1301</text:p>
          </table:table-cell>
          <table:table-cell table:number-columns-repeated="1022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float" office:value="1302" calcext:value-type="float">
            <text:p>1302</text:p>
          </table:table-cell>
          <table:table-cell table:number-columns-repeated="102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float" office:value="1303" calcext:value-type="float">
            <text:p>1303</text:p>
          </table:table-cell>
          <table:table-cell table:number-columns-repeated="1022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float" office:value="1304" calcext:value-type="float">
            <text:p>1304</text:p>
          </table:table-cell>
          <table:table-cell table:number-columns-repeated="1022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float" office:value="1305" calcext:value-type="float">
            <text:p>1305</text:p>
          </table:table-cell>
          <table:table-cell table:number-columns-repeated="1022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float" office:value="1306" calcext:value-type="float">
            <text:p>1306</text:p>
          </table:table-cell>
          <table:table-cell table:number-columns-repeated="1022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float" office:value="1307" calcext:value-type="float">
            <text:p>1307</text:p>
          </table:table-cell>
          <table:table-cell table:number-columns-repeated="1022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float" office:value="1308" calcext:value-type="float">
            <text:p>1308</text:p>
          </table:table-cell>
          <table:table-cell table:number-columns-repeated="1022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float" office:value="1309" calcext:value-type="float">
            <text:p>1309</text:p>
          </table:table-cell>
          <table:table-cell table:number-columns-repeated="1022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table:number-columns-repeated="1022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float" office:value="1311" calcext:value-type="float">
            <text:p>1311</text:p>
          </table:table-cell>
          <table:table-cell table:number-columns-repeated="1022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float" office:value="1312" calcext:value-type="float">
            <text:p>1312</text:p>
          </table:table-cell>
          <table:table-cell table:number-columns-repeated="1022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float" office:value="1313" calcext:value-type="float">
            <text:p>1313</text:p>
          </table:table-cell>
          <table:table-cell table:number-columns-repeated="1022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float" office:value="1314" calcext:value-type="float">
            <text:p>1314</text:p>
          </table:table-cell>
          <table:table-cell table:number-columns-repeated="1022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float" office:value="1315" calcext:value-type="float">
            <text:p>1315</text:p>
          </table:table-cell>
          <table:table-cell table:number-columns-repeated="1022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float" office:value="1316" calcext:value-type="float">
            <text:p>1316</text:p>
          </table:table-cell>
          <table:table-cell table:number-columns-repeated="1022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float" office:value="1317" calcext:value-type="float">
            <text:p>1317</text:p>
          </table:table-cell>
          <table:table-cell table:number-columns-repeated="1022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float" office:value="1318" calcext:value-type="float">
            <text:p>1318</text:p>
          </table:table-cell>
          <table:table-cell table:number-columns-repeated="1022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float" office:value="1319" calcext:value-type="float">
            <text:p>1319</text:p>
          </table:table-cell>
          <table:table-cell table:number-columns-repeated="1022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float" office:value="1320" calcext:value-type="float">
            <text:p>1320</text:p>
          </table:table-cell>
          <table:table-cell table:number-columns-repeated="1022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float" office:value="1321" calcext:value-type="float">
            <text:p>1321</text:p>
          </table:table-cell>
          <table:table-cell table:number-columns-repeated="1022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float" office:value="1322" calcext:value-type="float">
            <text:p>1322</text:p>
          </table:table-cell>
          <table:table-cell table:number-columns-repeated="1022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float" office:value="1323" calcext:value-type="float">
            <text:p>1323</text:p>
          </table:table-cell>
          <table:table-cell table:number-columns-repeated="1022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float" office:value="1324" calcext:value-type="float">
            <text:p>1324</text:p>
          </table:table-cell>
          <table:table-cell table:number-columns-repeated="1022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float" office:value="1325" calcext:value-type="float">
            <text:p>1325</text:p>
          </table:table-cell>
          <table:table-cell table:number-columns-repeated="1022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float" office:value="1326" calcext:value-type="float">
            <text:p>1326</text:p>
          </table:table-cell>
          <table:table-cell table:number-columns-repeated="1022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float" office:value="1327" calcext:value-type="float">
            <text:p>1327</text:p>
          </table:table-cell>
          <table:table-cell table:number-columns-repeated="1022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float" office:value="1328" calcext:value-type="float">
            <text:p>1328</text:p>
          </table:table-cell>
          <table:table-cell table:number-columns-repeated="1022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float" office:value="1329" calcext:value-type="float">
            <text:p>1329</text:p>
          </table:table-cell>
          <table:table-cell table:number-columns-repeated="1022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float" office:value="1330" calcext:value-type="float">
            <text:p>1330</text:p>
          </table:table-cell>
          <table:table-cell table:number-columns-repeated="1022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float" office:value="1331" calcext:value-type="float">
            <text:p>1331</text:p>
          </table:table-cell>
          <table:table-cell table:number-columns-repeated="1022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float" office:value="1332" calcext:value-type="float">
            <text:p>1332</text:p>
          </table:table-cell>
          <table:table-cell table:number-columns-repeated="1022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float" office:value="1333" calcext:value-type="float">
            <text:p>1333</text:p>
          </table:table-cell>
          <table:table-cell table:number-columns-repeated="1022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float" office:value="1334" calcext:value-type="float">
            <text:p>1334</text:p>
          </table:table-cell>
          <table:table-cell table:number-columns-repeated="1022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float" office:value="1335" calcext:value-type="float">
            <text:p>1335</text:p>
          </table:table-cell>
          <table:table-cell table:number-columns-repeated="1022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float" office:value="1336" calcext:value-type="float">
            <text:p>1336</text:p>
          </table:table-cell>
          <table:table-cell table:number-columns-repeated="1022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float" office:value="1337" calcext:value-type="float">
            <text:p>1337</text:p>
          </table:table-cell>
          <table:table-cell table:number-columns-repeated="1022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float" office:value="1338" calcext:value-type="float">
            <text:p>1338</text:p>
          </table:table-cell>
          <table:table-cell table:number-columns-repeated="1022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float" office:value="1339" calcext:value-type="float">
            <text:p>1339</text:p>
          </table:table-cell>
          <table:table-cell table:number-columns-repeated="1022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float" office:value="1340" calcext:value-type="float">
            <text:p>1340</text:p>
          </table:table-cell>
          <table:table-cell table:number-columns-repeated="1022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float" office:value="1341" calcext:value-type="float">
            <text:p>1341</text:p>
          </table:table-cell>
          <table:table-cell table:number-columns-repeated="1022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float" office:value="1342" calcext:value-type="float">
            <text:p>1342</text:p>
          </table:table-cell>
          <table:table-cell table:number-columns-repeated="1022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float" office:value="1343" calcext:value-type="float">
            <text:p>1343</text:p>
          </table:table-cell>
          <table:table-cell table:number-columns-repeated="1022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float" office:value="1344" calcext:value-type="float">
            <text:p>1344</text:p>
          </table:table-cell>
          <table:table-cell table:number-columns-repeated="1022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float" office:value="1345" calcext:value-type="float">
            <text:p>1345</text:p>
          </table:table-cell>
          <table:table-cell table:number-columns-repeated="1022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table:number-columns-repeated="1022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float" office:value="1347" calcext:value-type="float">
            <text:p>1347</text:p>
          </table:table-cell>
          <table:table-cell table:number-columns-repeated="1022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float" office:value="1348" calcext:value-type="float">
            <text:p>1348</text:p>
          </table:table-cell>
          <table:table-cell table:number-columns-repeated="1022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float" office:value="1349" calcext:value-type="float">
            <text:p>1349</text:p>
          </table:table-cell>
          <table:table-cell table:number-columns-repeated="1022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float" office:value="1350" calcext:value-type="float">
            <text:p>1350</text:p>
          </table:table-cell>
          <table:table-cell table:number-columns-repeated="1022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float" office:value="1351" calcext:value-type="float">
            <text:p>1351</text:p>
          </table:table-cell>
          <table:table-cell table:number-columns-repeated="1022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office:value-type="float" office:value="1352" calcext:value-type="float">
            <text:p>1352</text:p>
          </table:table-cell>
          <table:table-cell table:number-columns-repeated="1022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float" office:value="1353" calcext:value-type="float">
            <text:p>1353</text:p>
          </table:table-cell>
          <table:table-cell table:number-columns-repeated="1022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float" office:value="1354" calcext:value-type="float">
            <text:p>1354</text:p>
          </table:table-cell>
          <table:table-cell table:number-columns-repeated="1022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float" office:value="1355" calcext:value-type="float">
            <text:p>1355</text:p>
          </table:table-cell>
          <table:table-cell table:number-columns-repeated="1022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float" office:value="1356" calcext:value-type="float">
            <text:p>1356</text:p>
          </table:table-cell>
          <table:table-cell table:number-columns-repeated="1022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float" office:value="1357" calcext:value-type="float">
            <text:p>1357</text:p>
          </table:table-cell>
          <table:table-cell table:number-columns-repeated="1022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float" office:value="1358" calcext:value-type="float">
            <text:p>1358</text:p>
          </table:table-cell>
          <table:table-cell table:number-columns-repeated="1022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float" office:value="1359" calcext:value-type="float">
            <text:p>1359</text:p>
          </table:table-cell>
          <table:table-cell table:number-columns-repeated="1022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float" office:value="1361" calcext:value-type="float">
            <text:p>1361</text:p>
          </table:table-cell>
          <table:table-cell table:number-columns-repeated="1022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float" office:value="1362" calcext:value-type="float">
            <text:p>1362</text:p>
          </table:table-cell>
          <table:table-cell table:number-columns-repeated="1022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float" office:value="1363" calcext:value-type="float">
            <text:p>1363</text:p>
          </table:table-cell>
          <table:table-cell table:number-columns-repeated="1022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float" office:value="1364" calcext:value-type="float">
            <text:p>1364</text:p>
          </table:table-cell>
          <table:table-cell table:number-columns-repeated="1022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office:value-type="float" office:value="1365" calcext:value-type="float">
            <text:p>1365</text:p>
          </table:table-cell>
          <table:table-cell table:number-columns-repeated="1022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float" office:value="1366" calcext:value-type="float">
            <text:p>1366</text:p>
          </table:table-cell>
          <table:table-cell table:number-columns-repeated="1022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float" office:value="1367" calcext:value-type="float">
            <text:p>1367</text:p>
          </table:table-cell>
          <table:table-cell table:number-columns-repeated="1022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float" office:value="1368" calcext:value-type="float">
            <text:p>1368</text:p>
          </table:table-cell>
          <table:table-cell table:number-columns-repeated="1022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float" office:value="1369" calcext:value-type="float">
            <text:p>1369</text:p>
          </table:table-cell>
          <table:table-cell table:number-columns-repeated="1022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table:number-columns-repeated="1022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float" office:value="1371" calcext:value-type="float">
            <text:p>1371</text:p>
          </table:table-cell>
          <table:table-cell table:number-columns-repeated="1022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float" office:value="1372" calcext:value-type="float">
            <text:p>1372</text:p>
          </table:table-cell>
          <table:table-cell table:number-columns-repeated="1022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float" office:value="1373" calcext:value-type="float">
            <text:p>1373</text:p>
          </table:table-cell>
          <table:table-cell table:number-columns-repeated="1022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float" office:value="1374" calcext:value-type="float">
            <text:p>1374</text:p>
          </table:table-cell>
          <table:table-cell table:number-columns-repeated="1022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float" office:value="1375" calcext:value-type="float">
            <text:p>1375</text:p>
          </table:table-cell>
          <table:table-cell table:number-columns-repeated="1022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float" office:value="1376" calcext:value-type="float">
            <text:p>1376</text:p>
          </table:table-cell>
          <table:table-cell table:number-columns-repeated="1022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float" office:value="1377" calcext:value-type="float">
            <text:p>1377</text:p>
          </table:table-cell>
          <table:table-cell table:number-columns-repeated="1022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float" office:value="1378" calcext:value-type="float">
            <text:p>1378</text:p>
          </table:table-cell>
          <table:table-cell table:number-columns-repeated="1022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float" office:value="1379" calcext:value-type="float">
            <text:p>1379</text:p>
          </table:table-cell>
          <table:table-cell table:number-columns-repeated="1022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float" office:value="1381" calcext:value-type="float">
            <text:p>1381</text:p>
          </table:table-cell>
          <table:table-cell table:number-columns-repeated="1022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float" office:value="1382" calcext:value-type="float">
            <text:p>1382</text:p>
          </table:table-cell>
          <table:table-cell table:number-columns-repeated="1022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float" office:value="1383" calcext:value-type="float">
            <text:p>1383</text:p>
          </table:table-cell>
          <table:table-cell table:number-columns-repeated="1022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float" office:value="1384" calcext:value-type="float">
            <text:p>1384</text:p>
          </table:table-cell>
          <table:table-cell table:number-columns-repeated="1022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float" office:value="1385" calcext:value-type="float">
            <text:p>1385</text:p>
          </table:table-cell>
          <table:table-cell table:number-columns-repeated="1022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float" office:value="1386" calcext:value-type="float">
            <text:p>1386</text:p>
          </table:table-cell>
          <table:table-cell table:number-columns-repeated="1022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float" office:value="1387" calcext:value-type="float">
            <text:p>1387</text:p>
          </table:table-cell>
          <table:table-cell table:number-columns-repeated="1022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float" office:value="1388" calcext:value-type="float">
            <text:p>1388</text:p>
          </table:table-cell>
          <table:table-cell table:number-columns-repeated="1022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float" office:value="1389" calcext:value-type="float">
            <text:p>1389</text:p>
          </table:table-cell>
          <table:table-cell table:number-columns-repeated="1022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float" office:value="1390" calcext:value-type="float">
            <text:p>1390</text:p>
          </table:table-cell>
          <table:table-cell table:number-columns-repeated="1022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float" office:value="1391" calcext:value-type="float">
            <text:p>1391</text:p>
          </table:table-cell>
          <table:table-cell table:number-columns-repeated="1022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float" office:value="1392" calcext:value-type="float">
            <text:p>1392</text:p>
          </table:table-cell>
          <table:table-cell table:number-columns-repeated="1022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float" office:value="1393" calcext:value-type="float">
            <text:p>1393</text:p>
          </table:table-cell>
          <table:table-cell table:number-columns-repeated="1022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float" office:value="1394" calcext:value-type="float">
            <text:p>1394</text:p>
          </table:table-cell>
          <table:table-cell table:number-columns-repeated="1022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float" office:value="1395" calcext:value-type="float">
            <text:p>1395</text:p>
          </table:table-cell>
          <table:table-cell table:number-columns-repeated="1022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float" office:value="1396" calcext:value-type="float">
            <text:p>1396</text:p>
          </table:table-cell>
          <table:table-cell table:number-columns-repeated="1022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float" office:value="1397" calcext:value-type="float">
            <text:p>1397</text:p>
          </table:table-cell>
          <table:table-cell table:number-columns-repeated="1022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float" office:value="1398" calcext:value-type="float">
            <text:p>1398</text:p>
          </table:table-cell>
          <table:table-cell table:number-columns-repeated="1022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float" office:value="1399" calcext:value-type="float">
            <text:p>1399</text:p>
          </table:table-cell>
          <table:table-cell table:number-columns-repeated="1022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float" office:value="1402" calcext:value-type="float">
            <text:p>1402</text:p>
          </table:table-cell>
          <table:table-cell table:number-columns-repeated="1022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float" office:value="1403" calcext:value-type="float">
            <text:p>1403</text:p>
          </table:table-cell>
          <table:table-cell table:number-columns-repeated="1022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float" office:value="1404" calcext:value-type="float">
            <text:p>1404</text:p>
          </table:table-cell>
          <table:table-cell table:number-columns-repeated="1022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float" office:value="1405" calcext:value-type="float">
            <text:p>1405</text:p>
          </table:table-cell>
          <table:table-cell table:number-columns-repeated="1022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float" office:value="1406" calcext:value-type="float">
            <text:p>1406</text:p>
          </table:table-cell>
          <table:table-cell table:number-columns-repeated="1022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float" office:value="1407" calcext:value-type="float">
            <text:p>1407</text:p>
          </table:table-cell>
          <table:table-cell table:number-columns-repeated="1022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table:number-columns-repeated="1022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float" office:value="1409" calcext:value-type="float">
            <text:p>1409</text:p>
          </table:table-cell>
          <table:table-cell table:number-columns-repeated="1022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float" office:value="1410" calcext:value-type="float">
            <text:p>1410</text:p>
          </table:table-cell>
          <table:table-cell table:number-columns-repeated="1022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float" office:value="1412" calcext:value-type="float">
            <text:p>1412</text:p>
          </table:table-cell>
          <table:table-cell table:number-columns-repeated="1022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float" office:value="1413" calcext:value-type="float">
            <text:p>1413</text:p>
          </table:table-cell>
          <table:table-cell table:number-columns-repeated="1022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float" office:value="1414" calcext:value-type="float">
            <text:p>1414</text:p>
          </table:table-cell>
          <table:table-cell table:number-columns-repeated="1022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float" office:value="1416" calcext:value-type="float">
            <text:p>1416</text:p>
          </table:table-cell>
          <table:table-cell table:number-columns-repeated="1022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float" office:value="1417" calcext:value-type="float">
            <text:p>1417</text:p>
          </table:table-cell>
          <table:table-cell table:number-columns-repeated="1022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float" office:value="1418" calcext:value-type="float">
            <text:p>1418</text:p>
          </table:table-cell>
          <table:table-cell table:number-columns-repeated="1022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float" office:value="1419" calcext:value-type="float">
            <text:p>1419</text:p>
          </table:table-cell>
          <table:table-cell table:number-columns-repeated="1022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float" office:value="1420" calcext:value-type="float">
            <text:p>1420</text:p>
          </table:table-cell>
          <table:table-cell table:number-columns-repeated="1022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float" office:value="1421" calcext:value-type="float">
            <text:p>1421</text:p>
          </table:table-cell>
          <table:table-cell table:number-columns-repeated="1022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float" office:value="1422" calcext:value-type="float">
            <text:p>1422</text:p>
          </table:table-cell>
          <table:table-cell table:number-columns-repeated="1022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float" office:value="1423" calcext:value-type="float">
            <text:p>1423</text:p>
          </table:table-cell>
          <table:table-cell table:number-columns-repeated="1022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float" office:value="1424" calcext:value-type="float">
            <text:p>1424</text:p>
          </table:table-cell>
          <table:table-cell table:number-columns-repeated="1022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float" office:value="1425" calcext:value-type="float">
            <text:p>1425</text:p>
          </table:table-cell>
          <table:table-cell table:number-columns-repeated="1022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float" office:value="1426" calcext:value-type="float">
            <text:p>1426</text:p>
          </table:table-cell>
          <table:table-cell table:number-columns-repeated="1022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float" office:value="1427" calcext:value-type="float">
            <text:p>1427</text:p>
          </table:table-cell>
          <table:table-cell table:number-columns-repeated="1022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float" office:value="1428" calcext:value-type="float">
            <text:p>1428</text:p>
          </table:table-cell>
          <table:table-cell table:number-columns-repeated="1022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float" office:value="1429" calcext:value-type="float">
            <text:p>1429</text:p>
          </table:table-cell>
          <table:table-cell table:number-columns-repeated="1022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float" office:value="1430" calcext:value-type="float">
            <text:p>1430</text:p>
          </table:table-cell>
          <table:table-cell table:number-columns-repeated="1022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float" office:value="1431" calcext:value-type="float">
            <text:p>1431</text:p>
          </table:table-cell>
          <table:table-cell table:number-columns-repeated="1022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float" office:value="1432" calcext:value-type="float">
            <text:p>1432</text:p>
          </table:table-cell>
          <table:table-cell table:number-columns-repeated="1022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float" office:value="1433" calcext:value-type="float">
            <text:p>1433</text:p>
          </table:table-cell>
          <table:table-cell table:number-columns-repeated="1022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float" office:value="1434" calcext:value-type="float">
            <text:p>1434</text:p>
          </table:table-cell>
          <table:table-cell table:number-columns-repeated="1022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 table:number-columns-repeated="1022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float" office:value="1436" calcext:value-type="float">
            <text:p>1436</text:p>
          </table:table-cell>
          <table:table-cell table:number-columns-repeated="1022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float" office:value="1437" calcext:value-type="float">
            <text:p>1437</text:p>
          </table:table-cell>
          <table:table-cell table:number-columns-repeated="1022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float" office:value="1438" calcext:value-type="float">
            <text:p>1438</text:p>
          </table:table-cell>
          <table:table-cell table:number-columns-repeated="1022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float" office:value="1439" calcext:value-type="float">
            <text:p>1439</text:p>
          </table:table-cell>
          <table:table-cell table:number-columns-repeated="1022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float" office:value="1440" calcext:value-type="float">
            <text:p>1440</text:p>
          </table:table-cell>
          <table:table-cell table:number-columns-repeated="1022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float" office:value="1441" calcext:value-type="float">
            <text:p>1441</text:p>
          </table:table-cell>
          <table:table-cell table:number-columns-repeated="1022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float" office:value="1442" calcext:value-type="float">
            <text:p>1442</text:p>
          </table:table-cell>
          <table:table-cell table:number-columns-repeated="1022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float" office:value="1443" calcext:value-type="float">
            <text:p>1443</text:p>
          </table:table-cell>
          <table:table-cell table:number-columns-repeated="1022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float" office:value="1444" calcext:value-type="float">
            <text:p>1444</text:p>
          </table:table-cell>
          <table:table-cell table:number-columns-repeated="1022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 table:number-columns-repeated="1022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float" office:value="1446" calcext:value-type="float">
            <text:p>1446</text:p>
          </table:table-cell>
          <table:table-cell table:number-columns-repeated="1022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float" office:value="1447" calcext:value-type="float">
            <text:p>1447</text:p>
          </table:table-cell>
          <table:table-cell table:number-columns-repeated="1022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float" office:value="1448" calcext:value-type="float">
            <text:p>1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float" office:value="1449" calcext:value-type="float">
            <text:p>1449</text:p>
          </table:table-cell>
          <table:table-cell table:number-columns-repeated="1022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float" office:value="1451" calcext:value-type="float">
            <text:p>1451</text:p>
          </table:table-cell>
          <table:table-cell table:number-columns-repeated="1022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float" office:value="1452" calcext:value-type="float">
            <text:p>1452</text:p>
          </table:table-cell>
          <table:table-cell table:number-columns-repeated="1022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float" office:value="1453" calcext:value-type="float">
            <text:p>1453</text:p>
          </table:table-cell>
          <table:table-cell table:number-columns-repeated="1022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float" office:value="1454" calcext:value-type="float">
            <text:p>1454</text:p>
          </table:table-cell>
          <table:table-cell table:number-columns-repeated="1022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float" office:value="1455" calcext:value-type="float">
            <text:p>1455</text:p>
          </table:table-cell>
          <table:table-cell table:number-columns-repeated="1022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float" office:value="1456" calcext:value-type="float">
            <text:p>1456</text:p>
          </table:table-cell>
          <table:table-cell table:number-columns-repeated="1022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float" office:value="1457" calcext:value-type="float">
            <text:p>1457</text:p>
          </table:table-cell>
          <table:table-cell table:number-columns-repeated="1022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float" office:value="1458" calcext:value-type="float">
            <text:p>1458</text:p>
          </table:table-cell>
          <table:table-cell table:number-columns-repeated="1022"/>
        </table:table-row>
        <table:table-row table:style-name="ro1" table:number-rows-repeated="10471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09:27</meta:creation-date>
    <dc:date>2019-09-12T12:07:48.155363665</dc:date>
    <meta:generator>LibreOffice/6.0.7.3$Linux_X86_64 LibreOffice_project/00m0$Build-3</meta:generator>
    <meta:editing-duration>PT2H17M12S</meta:editing-duration>
    <meta:editing-cycles>1</meta:editing-cycles>
    <meta:document-statistic meta:table-count="1" meta:cell-count="760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